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8146in"/>
    </style:style>
    <style:style style:name="co17" style:family="table-column">
      <style:table-column-properties fo:break-before="auto" style:column-width="0.786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0.4102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0.389in"/>
    </style:style>
    <style:style style:name="co22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/>
    <style:style style:name="ce3" style:family="table-cell" style:parent-style-name="Default" style:data-style-name="N41"/>
    <style:style style:name="ce4" style:family="table-cell" style:parent-style-name="Default" style:data-style-name="N41"/>
    <style:style style:name="ce5" style:family="table-cell" style:parent-style-name="Default" style:data-style-name="N41"/>
    <style:style style:name="ce6" style:family="table-cell" style:parent-style-name="Default" style:data-style-name="N41"/>
    <style:style style:name="ce7" style:family="table-cell" style:parent-style-name="Default" style:data-style-name="N41"/>
    <style:style style:name="ce8" style:family="table-cell" style:parent-style-name="Default" style:data-style-name="N41"/>
    <style:style style:name="ce9" style:family="table-cell" style:parent-style-name="Default" style:data-style-name="N41"/>
    <style:style style:name="ce10" style:family="table-cell" style:parent-style-name="Default" style:data-style-name="N41"/>
    <style:style style:name="ce11" style:family="table-cell" style:parent-style-name="Default" style:data-style-name="N123"/>
    <style:style style:name="ce12" style:family="table-cell" style:parent-style-name="Default" style:data-style-name="N123"/>
    <style:style style:name="ce13" style:family="table-cell" style:parent-style-name="Default" style:data-style-name="N123"/>
    <style:style style:name="ce14" style:family="table-cell" style:parent-style-name="Default" style:data-style-name="N123"/>
    <style:style style:name="ce15" style:family="table-cell" style:parent-style-name="Default" style:data-style-name="N123"/>
    <style:style style:name="ce16" style:family="table-cell" style:parent-style-name="Default" style:data-style-name="N123"/>
    <style:style style:name="ce17" style:family="table-cell" style:parent-style-name="Default" style:data-style-name="N123"/>
    <style:style style:name="ce18" style:family="table-cell" style:parent-style-name="Default" style:data-style-name="N123"/>
    <style:style style:name="ce19" style:family="table-cell" style:parent-style-name="Default" style:data-style-name="N123"/>
    <style:style style:name="ce20" style:family="table-cell" style:parent-style-name="Default" style:data-style-name="N123"/>
    <style:style style:name="ce21" style:family="table-cell" style:parent-style-name="Default" style:data-style-name="N124"/>
    <style:style style:name="ce22" style:family="table-cell" style:parent-style-name="Default" style:data-style-name="N124"/>
    <style:style style:name="ce23" style:family="table-cell" style:parent-style-name="Default" style:data-style-name="N124"/>
    <style:style style:name="ce24" style:family="table-cell" style:parent-style-name="Default" style:data-style-name="N124"/>
    <style:style style:name="ce25" style:family="table-cell" style:parent-style-name="Default" style:data-style-name="N124"/>
    <style:style style:name="ce26" style:family="table-cell" style:parent-style-name="Default" style:data-style-name="N124"/>
    <style:style style:name="ce27" style:family="table-cell" style:parent-style-name="Default" style:data-style-name="N124"/>
    <style:style style:name="ce28" style:family="table-cell" style:parent-style-name="Default" style:data-style-name="N124"/>
    <style:style style:name="ce29" style:family="table-cell" style:parent-style-name="Default" style:data-style-name="N124"/>
    <style:style style:name="ce60" style:family="table-cell" style:parent-style-name="Default"/>
    <style:style style:name="ce61" style:family="table-cell" style:parent-style-name="Default" style:data-style-name="N1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"/>
    <style:style style:name="ce72" style:family="table-cell" style:parent-style-name="Default" style:data-style-name="N1"/>
    <style:style style:name="ce73" style:family="table-cell" style:parent-style-name="Default" style:data-style-name="N1"/>
    <style:style style:name="ce74" style:family="table-cell" style:parent-style-name="Default" style:data-style-name="N1"/>
    <style:style style:name="ce75" style:family="table-cell" style:parent-style-name="Default" style:data-style-name="N1"/>
    <style:style style:name="ce76" style:family="table-cell" style:parent-style-name="Default" style:data-style-name="N1"/>
    <style:style style:name="ce77" style:family="table-cell" style:parent-style-name="Default" style:data-style-name="N1"/>
    <style:style style:name="ce78" style:family="table-cell" style:parent-style-name="Default" style:data-style-name="N1"/>
    <style:style style:name="ce79" style:family="table-cell" style:parent-style-name="Default" style:data-style-name="N1"/>
    <style:style style:name="ce80" style:family="table-cell" style:parent-style-name="Default" style:data-style-name="N1"/>
    <style:style style:name="ce81" style:family="table-cell" style:parent-style-name="Default" style:data-style-name="N1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 style:data-style-name="N1"/>
    <style:style style:name="ce92" style:family="table-cell" style:parent-style-name="Default" style:data-style-name="N1"/>
    <style:style style:name="ce93" style:family="table-cell" style:parent-style-name="Default" style:data-style-name="N1"/>
    <style:style style:name="ce94" style:family="table-cell" style:parent-style-name="Default" style:data-style-name="N1"/>
    <style:style style:name="ce95" style:family="table-cell" style:parent-style-name="Default" style:data-style-name="N1"/>
    <style:style style:name="ce96" style:family="table-cell" style:parent-style-name="Default" style:data-style-name="N1"/>
    <style:style style:name="ce97" style:family="table-cell" style:parent-style-name="Default" style:data-style-name="N1"/>
    <style:style style:name="ce98" style:family="table-cell" style:parent-style-name="Default" style:data-style-name="N1"/>
    <style:style style:name="ce9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3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4" table:default-cell-style-name="ce7"/>
        <table:table-column table:style-name="co4" table:default-cell-style-name="ce8"/>
        <table:table-column table:style-name="co4" table:default-cell-style-name="ce9"/>
        <table:table-column table:style-name="co4" table:default-cell-style-name="ce10"/>
        <table:table-column table:style-name="co5" table:default-cell-style-name="ce1"/>
        <table:table-column table:style-name="co5" table:default-cell-style-name="ce11"/>
        <table:table-column table:style-name="co5" table:default-cell-style-name="ce13"/>
        <table:table-column table:style-name="co5" table:default-cell-style-name="ce14"/>
        <table:table-column table:style-name="co5" table:default-cell-style-name="ce15"/>
        <table:table-column table:style-name="co5" table:default-cell-style-name="ce16"/>
        <table:table-column table:style-name="co5" table:default-cell-style-name="ce17"/>
        <table:table-column table:style-name="co5" table:default-cell-style-name="ce18"/>
        <table:table-column table:style-name="co5" table:default-cell-style-name="ce19"/>
        <table:table-column table:style-name="co5" table:default-cell-style-name="ce20"/>
        <table:table-column table:style-name="co6" table:default-cell-style-name="Default"/>
        <table:table-column table:style-name="co7" table:default-cell-style-name="ce21"/>
        <table:table-column table:style-name="co7" table:default-cell-style-name="ce22"/>
        <table:table-column table:style-name="co7" table:default-cell-style-name="ce23"/>
        <table:table-column table:style-name="co7" table:default-cell-style-name="ce24"/>
        <table:table-column table:style-name="co7" table:default-cell-style-name="ce25"/>
        <table:table-column table:style-name="co7" table:default-cell-style-name="ce26"/>
        <table:table-column table:style-name="co7" table:default-cell-style-name="ce27"/>
        <table:table-column table:style-name="co7" table:default-cell-style-name="ce28"/>
        <table:table-column table:style-name="co7" table:default-cell-style-name="ce29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3" table:number-columns-repeated="967" table:default-cell-style-name="Default"/>
        <table:table-row table:style-name="ro1">
          <table:table-cell office:value-type="string" calcext:value-type="string">
            <text:p>Pilote</text:p>
          </table:table-cell>
          <table:table-cell office:value-type="string" calcext:value-type="string">
            <text:p>Classement</text:p>
          </table:table-cell>
          <table:table-cell office:value-type="string" calcext:value-type="string">
            <text:p>Voile</text:p>
          </table:table-cell>
          <table:table-cell table:style-name="Default" office:value-type="string" calcext:value-type="string">
            <text:p>Dépar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style-name="Default" office:value-type="string" calcext:value-type="string">
            <text:p>Duré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office:value-type="string" calcext:value-type="string">
            <text:p>Diff moy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cracer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51S" calcext:value-type="time">
            <text:p>15:00:51</text:p>
          </table:table-cell>
          <table:table-cell office:value-type="time" office:time-value="PT15H05M23S" calcext:value-type="time">
            <text:p>15:05:23</text:p>
          </table:table-cell>
          <table:table-cell office:value-type="time" office:time-value="PT15H17M17S" calcext:value-type="time">
            <text:p>15:17:17</text:p>
          </table:table-cell>
          <table:table-cell office:value-type="time" office:time-value="PT15H27M26S" calcext:value-type="time">
            <text:p>15:27:26</text:p>
          </table:table-cell>
          <table:table-cell office:value-type="time" office:time-value="PT15H37M42S" calcext:value-type="time">
            <text:p>15:37:42</text:p>
          </table:table-cell>
          <table:table-cell office:value-type="time" office:time-value="PT15H49M09S" calcext:value-type="time">
            <text:p>15:49:09</text:p>
          </table:table-cell>
          <table:table-cell office:value-type="time" office:time-value="PT15H59M53S" calcext:value-type="time">
            <text:p>15:59:53</text:p>
          </table:table-cell>
          <table:table-cell office:value-type="time" office:time-value="PT16H12M13S" calcext:value-type="time">
            <text:p>16:12:13</text:p>
          </table:table-cell>
          <table:table-cell office:value-type="time" office:time-value="PT16H15M10S" calcext:value-type="time">
            <text:p>16:15:10</text:p>
          </table:table-cell>
          <table:table-cell/>
          <table:table-cell table:formula="of:=IF([.E2]=0;0;[.E2]-[.D2])" office:value-type="time" office:time-value="PT00H00M51S" calcext:value-type="time">
            <text:p>00:51</text:p>
          </table:table-cell>
          <table:table-cell table:formula="of:=IF([.F2]=0;0;[.F2]-[.E2])" office:value-type="time" office:time-value="PT00H04M32S" calcext:value-type="time">
            <text:p>04:32</text:p>
          </table:table-cell>
          <table:table-cell table:formula="of:=IF([.G2]=0;0;[.G2]-[.F2])" office:value-type="time" office:time-value="PT00H11M54S" calcext:value-type="time">
            <text:p>11:54</text:p>
          </table:table-cell>
          <table:table-cell table:formula="of:=IF([.H2]=0;0;[.H2]-[.G2])" office:value-type="time" office:time-value="PT00H10M09S" calcext:value-type="time">
            <text:p>10:09</text:p>
          </table:table-cell>
          <table:table-cell table:formula="of:=IF([.I2]=0;0;[.I2]-[.H2])" office:value-type="time" office:time-value="PT00H10M16S" calcext:value-type="time">
            <text:p>10:16</text:p>
          </table:table-cell>
          <table:table-cell table:formula="of:=IF([.J2]=0;0;[.J2]-[.I2])" office:value-type="time" office:time-value="PT00H11M27S" calcext:value-type="time">
            <text:p>11:27</text:p>
          </table:table-cell>
          <table:table-cell table:formula="of:=IF([.K2]=0;0;[.K2]-[.J2])" office:value-type="time" office:time-value="PT00H10M44S" calcext:value-type="time">
            <text:p>10:44</text:p>
          </table:table-cell>
          <table:table-cell table:formula="of:=IF([.L2]=0;0;[.L2]-[.K2])" office:value-type="time" office:time-value="PT00H12M20S" calcext:value-type="time">
            <text:p>12:20</text:p>
          </table:table-cell>
          <table:table-cell table:formula="of:=IF([.M2]=0;0;[.M2]-[.L2])" office:value-type="time" office:time-value="PT00H02M57S" calcext:value-type="time">
            <text:p>02:57</text:p>
          </table:table-cell>
          <table:table-cell/>
          <table:table-cell table:formula="of:=IF([.O2] = 0; 0; [.O2]-AVERAGE([.O$2:.O$31]))" office:value-type="time" office:time-value="-PT00H00M35.633333S" calcext:value-type="time">
            <text:p>-00:35</text:p>
          </table:table-cell>
          <table:table-cell table:formula="of:=IF([.P2] = 0; 0; [.P2]-AVERAGE([.P$2:.P$32]))" office:value-type="time" office:time-value="-PT00H05M23.333333S" calcext:value-type="time">
            <text:p>-05:23</text:p>
          </table:table-cell>
          <table:table-cell table:formula="of:=IF([.Q2] = 0; 0; [.Q2]-AVERAGE([.Q$2:.Q$32]))" office:value-type="time" office:time-value="-PT00H02M35S" calcext:value-type="time">
            <text:p>-02:35</text:p>
          </table:table-cell>
          <table:table-cell table:formula="of:=IF([.R2] = 0; 0; [.R2]-AVERAGEIF([.R$2:.R$34]; &quot;&lt;&gt; 0&quot;))" office:value-type="time" office:time-value="-PT00H02M01.566666667S" calcext:value-type="time">
            <text:p>-02:01</text:p>
          </table:table-cell>
          <table:table-cell table:formula="of:=IF([.S2] = 0; 0; [.S2]-AVERAGEIF([.S$2:.S$34]; &quot;&lt;&gt; 0&quot;))" office:value-type="time" office:time-value="-PT00H04M53.888888889S" calcext:value-type="time">
            <text:p>-04:53</text:p>
          </table:table-cell>
          <table:table-cell table:formula="of:=IF([.T2] = 0; 0; [.T2]-AVERAGEIF([.T$2:.T$34]; &quot;&lt;&gt; 0&quot;))" office:value-type="time" office:time-value="PT00H00M33.692307692S" calcext:value-type="time">
            <text:p>00:33</text:p>
          </table:table-cell>
          <table:table-cell table:formula="of:=IF([.U2] = 0; 0; [.U2]-AVERAGEIF([.U$2:.U$34]; &quot;&lt;&gt; 0&quot;))" office:value-type="time" office:time-value="-PT00H02M50.692307692S" calcext:value-type="time">
            <text:p>-02:50</text:p>
          </table:table-cell>
          <table:table-cell table:formula="of:=IF([.V2] = 0; 0; [.V2]-AVERAGEIF([.V$2:.V$34]; &quot;&lt;&gt; 0&quot;))" office:value-type="time" office:time-value="-PT00H04M46.125S" calcext:value-type="time">
            <text:p>-04:46</text:p>
          </table:table-cell>
          <table:table-cell table:formula="of:=IF([.W2] = 0; 0; [.W2]-AVERAGEIF([.W$2:.W$34]; &quot;&lt;&gt; 0&quot;))" office:value-type="time" office:time-value="-PT00H01M06.086956522S" calcext:value-type="time">
            <text:p>-01:06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ta 4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39S" calcext:value-type="time">
            <text:p>15:00:39</text:p>
          </table:table-cell>
          <table:table-cell office:value-type="time" office:time-value="PT15H05M55S" calcext:value-type="time">
            <text:p>15:05:55</text:p>
          </table:table-cell>
          <table:table-cell office:value-type="time" office:time-value="PT15H18M27S" calcext:value-type="time">
            <text:p>15:18:27</text:p>
          </table:table-cell>
          <table:table-cell office:value-type="time" office:time-value="PT15H28M34S" calcext:value-type="time">
            <text:p>15:28:34</text:p>
          </table:table-cell>
          <table:table-cell office:value-type="time" office:time-value="PT15H38M53S" calcext:value-type="time">
            <text:p>15:38:53</text:p>
          </table:table-cell>
          <table:table-cell office:value-type="time" office:time-value="PT15H48M11S" calcext:value-type="time">
            <text:p>15:48:11</text:p>
          </table:table-cell>
          <table:table-cell office:value-type="time" office:time-value="PT15H59M08S" calcext:value-type="time">
            <text:p>15:59:08</text:p>
          </table:table-cell>
          <table:table-cell office:value-type="time" office:time-value="PT16H12M28S" calcext:value-type="time">
            <text:p>16:12:28</text:p>
          </table:table-cell>
          <table:table-cell office:value-type="time" office:time-value="PT16H15M59S" calcext:value-type="time">
            <text:p>16:15:59</text:p>
          </table:table-cell>
          <table:table-cell/>
          <table:table-cell table:formula="of:=IF([.E3]=0;0;[.E3]-[.D3])" office:value-type="time" office:time-value="PT00H00M39S" calcext:value-type="time">
            <text:p>00:39</text:p>
          </table:table-cell>
          <table:table-cell table:formula="of:=IF([.F3]=0;0;[.F3]-[.E3])" office:value-type="time" office:time-value="PT00H05M16S" calcext:value-type="time">
            <text:p>05:16</text:p>
          </table:table-cell>
          <table:table-cell table:formula="of:=IF([.G3]=0;0;[.G3]-[.F3])" office:value-type="time" office:time-value="PT00H12M32S" calcext:value-type="time">
            <text:p>12:32</text:p>
          </table:table-cell>
          <table:table-cell table:formula="of:=IF([.H3]=0;0;[.H3]-[.G3])" office:value-type="time" office:time-value="PT00H10M07S" calcext:value-type="time">
            <text:p>10:07</text:p>
          </table:table-cell>
          <table:table-cell table:formula="of:=IF([.I3]=0;0;[.I3]-[.H3])" office:value-type="time" office:time-value="PT00H10M19S" calcext:value-type="time">
            <text:p>10:19</text:p>
          </table:table-cell>
          <table:table-cell table:formula="of:=IF([.J3]=0;0;[.J3]-[.I3])" office:value-type="time" office:time-value="PT00H09M18S" calcext:value-type="time">
            <text:p>09:18</text:p>
          </table:table-cell>
          <table:table-cell table:formula="of:=IF([.K3]=0;0;[.K3]-[.J3])" office:value-type="time" office:time-value="PT00H10M57S" calcext:value-type="time">
            <text:p>10:57</text:p>
          </table:table-cell>
          <table:table-cell table:formula="of:=IF([.L3]=0;0;[.L3]-[.K3])" office:value-type="time" office:time-value="PT00H13M20S" calcext:value-type="time">
            <text:p>13:20</text:p>
          </table:table-cell>
          <table:table-cell table:formula="of:=IF([.M3]=0;0;[.M3]-[.L3])" office:value-type="time" office:time-value="PT00H03M31S" calcext:value-type="time">
            <text:p>03:31</text:p>
          </table:table-cell>
          <table:table-cell/>
          <table:table-cell table:formula="of:=IF([.O3] = 0; 0; [.O3]-AVERAGE([.O$2:.O$31]))" office:value-type="time" office:time-value="-PT00H00M47.633333S" calcext:value-type="time">
            <text:p>-00:47</text:p>
          </table:table-cell>
          <table:table-cell table:formula="of:=IF([.P3] = 0; 0; [.P3]-AVERAGE([.P$2:.P$32]))" office:value-type="time" office:time-value="-PT00H04M39.333333S" calcext:value-type="time">
            <text:p>-04:39</text:p>
          </table:table-cell>
          <table:table-cell table:formula="of:=IF([.Q3] = 0; 0; [.Q3]-AVERAGE([.Q$2:.Q$32]))" office:value-type="time" office:time-value="-PT00H01M57S" calcext:value-type="time">
            <text:p>-01:57</text:p>
          </table:table-cell>
          <table:table-cell table:formula="of:=IF([.R3] = 0; 0; [.R3]-AVERAGEIF([.R$2:.R$34]; &quot;&lt;&gt; 0&quot;))" office:value-type="time" office:time-value="-PT00H02M03.566666667S" calcext:value-type="time">
            <text:p>-02:03</text:p>
          </table:table-cell>
          <table:table-cell table:formula="of:=IF([.S3] = 0; 0; [.S3]-AVERAGEIF([.S$2:.S$34]; &quot;&lt;&gt; 0&quot;))" office:value-type="time" office:time-value="-PT00H04M50.888888889S" calcext:value-type="time">
            <text:p>-04:50</text:p>
          </table:table-cell>
          <table:table-cell table:formula="of:=IF([.T3] = 0; 0; [.T3]-AVERAGEIF([.T$2:.T$34]; &quot;&lt;&gt; 0&quot;))" office:value-type="time" office:time-value="-PT00H01M35.307692308S" calcext:value-type="time">
            <text:p>-01:35</text:p>
          </table:table-cell>
          <table:table-cell table:formula="of:=IF([.U3] = 0; 0; [.U3]-AVERAGEIF([.U$2:.U$34]; &quot;&lt;&gt; 0&quot;))" office:value-type="time" office:time-value="-PT00H02M37.692307692S" calcext:value-type="time">
            <text:p>-02:37</text:p>
          </table:table-cell>
          <table:table-cell table:formula="of:=IF([.V3] = 0; 0; [.V3]-AVERAGEIF([.V$2:.V$34]; &quot;&lt;&gt; 0&quot;))" office:value-type="time" office:time-value="-PT00H03M46.125S" calcext:value-type="time">
            <text:p>-03:46</text:p>
          </table:table-cell>
          <table:table-cell table:formula="of:=IF([.W3] = 0; 0; [.W3]-AVERAGEIF([.W$2:.W$34]; &quot;&lt;&gt; 0&quot;))" office:value-type="time" office:time-value="-PT00H00M32.086956522S" calcext:value-type="time">
            <text:p>-00:3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eolite GT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3S" calcext:value-type="time">
            <text:p>15:00:43</text:p>
          </table:table-cell>
          <table:table-cell office:value-type="time" office:time-value="PT15H06M39S" calcext:value-type="time">
            <text:p>15:06:39</text:p>
          </table:table-cell>
          <table:table-cell office:value-type="time" office:time-value="PT15H18M20S" calcext:value-type="time">
            <text:p>15:18:20</text:p>
          </table:table-cell>
          <table:table-cell office:value-type="time" office:time-value="PT15H28M15S" calcext:value-type="time">
            <text:p>15:28:15</text:p>
          </table:table-cell>
          <table:table-cell office:value-type="time" office:time-value="PT15H38M37S" calcext:value-type="time">
            <text:p>15:38:37</text:p>
          </table:table-cell>
          <table:table-cell office:value-type="time" office:time-value="PT15H47M47S" calcext:value-type="time">
            <text:p>15:47:47</text:p>
          </table:table-cell>
          <table:table-cell office:value-type="time" office:time-value="PT16H00M20S" calcext:value-type="time">
            <text:p>16:00:20</text:p>
          </table:table-cell>
          <table:table-cell office:value-type="time" office:time-value="PT16H12M47S" calcext:value-type="time">
            <text:p>16:12:47</text:p>
          </table:table-cell>
          <table:table-cell office:value-type="time" office:time-value="PT16H16M07S" calcext:value-type="time">
            <text:p>16:16:07</text:p>
          </table:table-cell>
          <table:table-cell/>
          <table:table-cell table:formula="of:=IF([.E4]=0;0;[.E4]-[.D4])" office:value-type="time" office:time-value="PT00H00M43S" calcext:value-type="time">
            <text:p>00:43</text:p>
          </table:table-cell>
          <table:table-cell table:formula="of:=IF([.F4]=0;0;[.F4]-[.E4])" office:value-type="time" office:time-value="PT00H05M56S" calcext:value-type="time">
            <text:p>05:56</text:p>
          </table:table-cell>
          <table:table-cell table:formula="of:=IF([.G4]=0;0;[.G4]-[.F4])" office:value-type="time" office:time-value="PT00H11M41S" calcext:value-type="time">
            <text:p>11:41</text:p>
          </table:table-cell>
          <table:table-cell table:formula="of:=IF([.H4]=0;0;[.H4]-[.G4])" office:value-type="time" office:time-value="PT00H09M55S" calcext:value-type="time">
            <text:p>09:55</text:p>
          </table:table-cell>
          <table:table-cell table:formula="of:=IF([.I4]=0;0;[.I4]-[.H4])" office:value-type="time" office:time-value="PT00H10M22S" calcext:value-type="time">
            <text:p>10:22</text:p>
          </table:table-cell>
          <table:table-cell table:formula="of:=IF([.J4]=0;0;[.J4]-[.I4])" office:value-type="time" office:time-value="PT00H09M10S" calcext:value-type="time">
            <text:p>09:10</text:p>
          </table:table-cell>
          <table:table-cell table:formula="of:=IF([.K4]=0;0;[.K4]-[.J4])" office:value-type="time" office:time-value="PT00H12M33S" calcext:value-type="time">
            <text:p>12:33</text:p>
          </table:table-cell>
          <table:table-cell table:formula="of:=IF([.L4]=0;0;[.L4]-[.K4])" office:value-type="time" office:time-value="PT00H12M27S" calcext:value-type="time">
            <text:p>12:27</text:p>
          </table:table-cell>
          <table:table-cell table:formula="of:=IF([.M4]=0;0;[.M4]-[.L4])" office:value-type="time" office:time-value="PT00H03M20S" calcext:value-type="time">
            <text:p>03:20</text:p>
          </table:table-cell>
          <table:table-cell/>
          <table:table-cell table:formula="of:=IF([.O4] = 0; 0; [.O4]-AVERAGE([.O$2:.O$31]))" office:value-type="time" office:time-value="-PT00H00M43.633333S" calcext:value-type="time">
            <text:p>-00:43</text:p>
          </table:table-cell>
          <table:table-cell table:formula="of:=IF([.P4] = 0; 0; [.P4]-AVERAGE([.P$2:.P$32]))" office:value-type="time" office:time-value="-PT00H03M59.333333S" calcext:value-type="time">
            <text:p>-03:59</text:p>
          </table:table-cell>
          <table:table-cell table:formula="of:=IF([.Q4] = 0; 0; [.Q4]-AVERAGE([.Q$2:.Q$32]))" office:value-type="time" office:time-value="-PT00H02M48S" calcext:value-type="time">
            <text:p>-02:48</text:p>
          </table:table-cell>
          <table:table-cell table:formula="of:=IF([.R4] = 0; 0; [.R4]-AVERAGEIF([.R$2:.R$34]; &quot;&lt;&gt; 0&quot;))" office:value-type="time" office:time-value="-PT00H02M15.566666667S" calcext:value-type="time">
            <text:p>-02:15</text:p>
          </table:table-cell>
          <table:table-cell table:formula="of:=IF([.S4] = 0; 0; [.S4]-AVERAGEIF([.S$2:.S$34]; &quot;&lt;&gt; 0&quot;))" office:value-type="time" office:time-value="-PT00H04M47.888888889S" calcext:value-type="time">
            <text:p>-04:47</text:p>
          </table:table-cell>
          <table:table-cell table:formula="of:=IF([.T4] = 0; 0; [.T4]-AVERAGEIF([.T$2:.T$34]; &quot;&lt;&gt; 0&quot;))" office:value-type="time" office:time-value="-PT00H01M43.307692308S" calcext:value-type="time">
            <text:p>-01:43</text:p>
          </table:table-cell>
          <table:table-cell table:formula="of:=IF([.U4] = 0; 0; [.U4]-AVERAGEIF([.U$2:.U$34]; &quot;&lt;&gt; 0&quot;))" office:value-type="time" office:time-value="-PT00H01M01.692307692S" calcext:value-type="time">
            <text:p>-01:01</text:p>
          </table:table-cell>
          <table:table-cell table:formula="of:=IF([.V4] = 0; 0; [.V4]-AVERAGEIF([.V$2:.V$34]; &quot;&lt;&gt; 0&quot;))" office:value-type="time" office:time-value="-PT00H04M39.125S" calcext:value-type="time">
            <text:p>-04:39</text:p>
          </table:table-cell>
          <table:table-cell table:formula="of:=IF([.W4] = 0; 0; [.W4]-AVERAGEIF([.W$2:.W$34]; &quot;&lt;&gt; 0&quot;))" office:value-type="time" office:time-value="-PT00H00M43.086956522S" calcext:value-type="time">
            <text:p>-00:4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lta 3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16S" calcext:value-type="time">
            <text:p>15:00:16</text:p>
          </table:table-cell>
          <table:table-cell office:value-type="time" office:time-value="PT15H06M31S" calcext:value-type="time">
            <text:p>15:06:31</text:p>
          </table:table-cell>
          <table:table-cell office:value-type="time" office:time-value="PT15H18M24S" calcext:value-type="time">
            <text:p>15:18:24</text:p>
          </table:table-cell>
          <table:table-cell office:value-type="time" office:time-value="PT15H28M14S" calcext:value-type="time">
            <text:p>15:28:14</text:p>
          </table:table-cell>
          <table:table-cell office:value-type="time" office:time-value="PT15H39M12S" calcext:value-type="time">
            <text:p>15:39:12</text:p>
          </table:table-cell>
          <table:table-cell office:value-type="time" office:time-value="PT15H49M43S" calcext:value-type="time">
            <text:p>15:49:43</text:p>
          </table:table-cell>
          <table:table-cell office:value-type="time" office:time-value="PT15H59M25S" calcext:value-type="time">
            <text:p>15:59:25</text:p>
          </table:table-cell>
          <table:table-cell office:value-type="time" office:time-value="PT16H13M14S" calcext:value-type="time">
            <text:p>16:13:14</text:p>
          </table:table-cell>
          <table:table-cell office:value-type="time" office:time-value="PT16H17M00S" calcext:value-type="time">
            <text:p>16:17:00</text:p>
          </table:table-cell>
          <table:table-cell/>
          <table:table-cell table:formula="of:=IF([.E5]=0;0;[.E5]-[.D5])" office:value-type="time" office:time-value="PT00H00M16S" calcext:value-type="time">
            <text:p>00:16</text:p>
          </table:table-cell>
          <table:table-cell table:formula="of:=IF([.F5]=0;0;[.F5]-[.E5])" office:value-type="time" office:time-value="PT00H06M15S" calcext:value-type="time">
            <text:p>06:15</text:p>
          </table:table-cell>
          <table:table-cell table:formula="of:=IF([.G5]=0;0;[.G5]-[.F5])" office:value-type="time" office:time-value="PT00H11M53S" calcext:value-type="time">
            <text:p>11:53</text:p>
          </table:table-cell>
          <table:table-cell table:formula="of:=IF([.H5]=0;0;[.H5]-[.G5])" office:value-type="time" office:time-value="PT00H09M50S" calcext:value-type="time">
            <text:p>09:50</text:p>
          </table:table-cell>
          <table:table-cell table:formula="of:=IF([.I5]=0;0;[.I5]-[.H5])" office:value-type="time" office:time-value="PT00H10M58S" calcext:value-type="time">
            <text:p>10:58</text:p>
          </table:table-cell>
          <table:table-cell table:formula="of:=IF([.J5]=0;0;[.J5]-[.I5])" office:value-type="time" office:time-value="PT00H10M31S" calcext:value-type="time">
            <text:p>10:31</text:p>
          </table:table-cell>
          <table:table-cell table:formula="of:=IF([.K5]=0;0;[.K5]-[.J5])" office:value-type="time" office:time-value="PT00H09M42S" calcext:value-type="time">
            <text:p>09:42</text:p>
          </table:table-cell>
          <table:table-cell table:formula="of:=IF([.L5]=0;0;[.L5]-[.K5])" office:value-type="time" office:time-value="PT00H13M49S" calcext:value-type="time">
            <text:p>13:49</text:p>
          </table:table-cell>
          <table:table-cell table:formula="of:=IF([.M5]=0;0;[.M5]-[.L5])" office:value-type="time" office:time-value="PT00H03M46S" calcext:value-type="time">
            <text:p>03:46</text:p>
          </table:table-cell>
          <table:table-cell/>
          <table:table-cell table:formula="of:=IF([.O5] = 0; 0; [.O5]-AVERAGE([.O$2:.O$31]))" office:value-type="time" office:time-value="-PT00H01M10.633333S" calcext:value-type="time">
            <text:p>-01:10</text:p>
          </table:table-cell>
          <table:table-cell table:formula="of:=IF([.P5] = 0; 0; [.P5]-AVERAGE([.P$2:.P$32]))" office:value-type="time" office:time-value="-PT00H03M40.333333S" calcext:value-type="time">
            <text:p>-03:40</text:p>
          </table:table-cell>
          <table:table-cell table:formula="of:=IF([.Q5] = 0; 0; [.Q5]-AVERAGE([.Q$2:.Q$32]))" office:value-type="time" office:time-value="-PT00H02M36S" calcext:value-type="time">
            <text:p>-02:36</text:p>
          </table:table-cell>
          <table:table-cell table:formula="of:=IF([.R5] = 0; 0; [.R5]-AVERAGEIF([.R$2:.R$34]; &quot;&lt;&gt; 0&quot;))" office:value-type="time" office:time-value="-PT00H02M20.566666667S" calcext:value-type="time">
            <text:p>-02:20</text:p>
          </table:table-cell>
          <table:table-cell table:formula="of:=IF([.S5] = 0; 0; [.S5]-AVERAGEIF([.S$2:.S$34]; &quot;&lt;&gt; 0&quot;))" office:value-type="time" office:time-value="-PT00H04M11.888888889S" calcext:value-type="time">
            <text:p>-04:11</text:p>
          </table:table-cell>
          <table:table-cell table:formula="of:=IF([.T5] = 0; 0; [.T5]-AVERAGEIF([.T$2:.T$34]; &quot;&lt;&gt; 0&quot;))" office:value-type="time" office:time-value="-PT00H00M22.307692308S" calcext:value-type="time">
            <text:p>-00:22</text:p>
          </table:table-cell>
          <table:table-cell table:formula="of:=IF([.U5] = 0; 0; [.U5]-AVERAGEIF([.U$2:.U$34]; &quot;&lt;&gt; 0&quot;))" office:value-type="time" office:time-value="-PT00H03M52.692307692S" calcext:value-type="time">
            <text:p>-03:52</text:p>
          </table:table-cell>
          <table:table-cell table:formula="of:=IF([.V5] = 0; 0; [.V5]-AVERAGEIF([.V$2:.V$34]; &quot;&lt;&gt; 0&quot;))" office:value-type="time" office:time-value="-PT00H03M17.125S" calcext:value-type="time">
            <text:p>-03:17</text:p>
          </table:table-cell>
          <table:table-cell table:formula="of:=IF([.W5] = 0; 0; [.W5]-AVERAGEIF([.W$2:.W$34]; &quot;&lt;&gt; 0&quot;))" office:value-type="time" office:time-value="-PT00H00M17.086956522S" calcext:value-type="time">
            <text:p>-00:1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k 5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5S" calcext:value-type="time">
            <text:p>15:00:45</text:p>
          </table:table-cell>
          <table:table-cell office:value-type="time" office:time-value="PT15H06M35S" calcext:value-type="time">
            <text:p>15:06:35</text:p>
          </table:table-cell>
          <table:table-cell office:value-type="time" office:time-value="PT15H18M25S" calcext:value-type="time">
            <text:p>15:18:25</text:p>
          </table:table-cell>
          <table:table-cell office:value-type="time" office:time-value="PT15H28M19S" calcext:value-type="time">
            <text:p>15:28:19</text:p>
          </table:table-cell>
          <table:table-cell office:value-type="time" office:time-value="PT15H39M11S" calcext:value-type="time">
            <text:p>15:39:11</text:p>
          </table:table-cell>
          <table:table-cell office:value-type="time" office:time-value="PT15H48M51S" calcext:value-type="time">
            <text:p>15:48:51</text:p>
          </table:table-cell>
          <table:table-cell office:value-type="time" office:time-value="PT15H59M17S" calcext:value-type="time">
            <text:p>15:59:17</text:p>
          </table:table-cell>
          <table:table-cell office:value-type="time" office:time-value="PT16H13M23S" calcext:value-type="time">
            <text:p>16:13:23</text:p>
          </table:table-cell>
          <table:table-cell office:value-type="time" office:time-value="PT16H17M08S" calcext:value-type="time">
            <text:p>16:17:08</text:p>
          </table:table-cell>
          <table:table-cell/>
          <table:table-cell table:formula="of:=IF([.E6]=0;0;[.E6]-[.D6])" office:value-type="time" office:time-value="PT00H00M45S" calcext:value-type="time">
            <text:p>00:45</text:p>
          </table:table-cell>
          <table:table-cell table:formula="of:=IF([.F6]=0;0;[.F6]-[.E6])" office:value-type="time" office:time-value="PT00H05M50S" calcext:value-type="time">
            <text:p>05:50</text:p>
          </table:table-cell>
          <table:table-cell table:formula="of:=IF([.G6]=0;0;[.G6]-[.F6])" office:value-type="time" office:time-value="PT00H11M50S" calcext:value-type="time">
            <text:p>11:50</text:p>
          </table:table-cell>
          <table:table-cell table:formula="of:=IF([.H6]=0;0;[.H6]-[.G6])" office:value-type="time" office:time-value="PT00H09M54S" calcext:value-type="time">
            <text:p>09:54</text:p>
          </table:table-cell>
          <table:table-cell table:formula="of:=IF([.I6]=0;0;[.I6]-[.H6])" office:value-type="time" office:time-value="PT00H10M52S" calcext:value-type="time">
            <text:p>10:52</text:p>
          </table:table-cell>
          <table:table-cell table:formula="of:=IF([.J6]=0;0;[.J6]-[.I6])" office:value-type="time" office:time-value="PT00H09M40S" calcext:value-type="time">
            <text:p>09:40</text:p>
          </table:table-cell>
          <table:table-cell table:formula="of:=IF([.K6]=0;0;[.K6]-[.J6])" office:value-type="time" office:time-value="PT00H10M26S" calcext:value-type="time">
            <text:p>10:26</text:p>
          </table:table-cell>
          <table:table-cell table:formula="of:=IF([.L6]=0;0;[.L6]-[.K6])" office:value-type="time" office:time-value="PT00H14M06S" calcext:value-type="time">
            <text:p>14:06</text:p>
          </table:table-cell>
          <table:table-cell table:formula="of:=IF([.M6]=0;0;[.M6]-[.L6])" office:value-type="time" office:time-value="PT00H03M45S" calcext:value-type="time">
            <text:p>03:45</text:p>
          </table:table-cell>
          <table:table-cell/>
          <table:table-cell table:formula="of:=IF([.O6] = 0; 0; [.O6]-AVERAGE([.O$2:.O$31]))" office:value-type="time" office:time-value="-PT00H00M41.633333S" calcext:value-type="time">
            <text:p>-00:41</text:p>
          </table:table-cell>
          <table:table-cell table:formula="of:=IF([.P6] = 0; 0; [.P6]-AVERAGE([.P$2:.P$32]))" office:value-type="time" office:time-value="-PT00H04M05.333333S" calcext:value-type="time">
            <text:p>-04:05</text:p>
          </table:table-cell>
          <table:table-cell table:formula="of:=IF([.Q6] = 0; 0; [.Q6]-AVERAGE([.Q$2:.Q$32]))" office:value-type="time" office:time-value="-PT00H02M39S" calcext:value-type="time">
            <text:p>-02:39</text:p>
          </table:table-cell>
          <table:table-cell table:formula="of:=IF([.R6] = 0; 0; [.R6]-AVERAGEIF([.R$2:.R$34]; &quot;&lt;&gt; 0&quot;))" office:value-type="time" office:time-value="-PT00H02M16.566666667S" calcext:value-type="time">
            <text:p>-02:16</text:p>
          </table:table-cell>
          <table:table-cell table:formula="of:=IF([.S6] = 0; 0; [.S6]-AVERAGEIF([.S$2:.S$34]; &quot;&lt;&gt; 0&quot;))" office:value-type="time" office:time-value="-PT00H04M17.888888889S" calcext:value-type="time">
            <text:p>-04:17</text:p>
          </table:table-cell>
          <table:table-cell table:formula="of:=IF([.T6] = 0; 0; [.T6]-AVERAGEIF([.T$2:.T$34]; &quot;&lt;&gt; 0&quot;))" office:value-type="time" office:time-value="-PT00H01M13.307692308S" calcext:value-type="time">
            <text:p>-01:13</text:p>
          </table:table-cell>
          <table:table-cell table:formula="of:=IF([.U6] = 0; 0; [.U6]-AVERAGEIF([.U$2:.U$34]; &quot;&lt;&gt; 0&quot;))" office:value-type="time" office:time-value="-PT00H03M08.692307692S" calcext:value-type="time">
            <text:p>-03:08</text:p>
          </table:table-cell>
          <table:table-cell table:formula="of:=IF([.V6] = 0; 0; [.V6]-AVERAGEIF([.V$2:.V$34]; &quot;&lt;&gt; 0&quot;))" office:value-type="time" office:time-value="-PT00H03M00.125S" calcext:value-type="time">
            <text:p>-03:00</text:p>
          </table:table-cell>
          <table:table-cell table:formula="of:=IF([.W6] = 0; 0; [.W6]-AVERAGEIF([.W$2:.W$34]; &quot;&lt;&gt; 0&quot;))" office:value-type="time" office:time-value="-PT00H00M18.086956522S" calcext:value-type="time">
            <text:p>-00:18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nanz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55S" calcext:value-type="time">
            <text:p>15:00:55</text:p>
          </table:table-cell>
          <table:table-cell office:value-type="time" office:time-value="PT15H06M41S" calcext:value-type="time">
            <text:p>15:06:41</text:p>
          </table:table-cell>
          <table:table-cell office:value-type="time" office:time-value="PT15H18M32S" calcext:value-type="time">
            <text:p>15:18:32</text:p>
          </table:table-cell>
          <table:table-cell office:value-type="time" office:time-value="PT15H28M34S" calcext:value-type="time">
            <text:p>15:28:34</text:p>
          </table:table-cell>
          <table:table-cell office:value-type="time" office:time-value="PT15H39M11S" calcext:value-type="time">
            <text:p>15:39:11</text:p>
          </table:table-cell>
          <table:table-cell office:value-type="time" office:time-value="PT15H48M47S" calcext:value-type="time">
            <text:p>15:48:47</text:p>
          </table:table-cell>
          <table:table-cell office:value-type="time" office:time-value="PT15H59M52S" calcext:value-type="time">
            <text:p>15:59:52</text:p>
          </table:table-cell>
          <table:table-cell office:value-type="time" office:time-value="PT16H13M50S" calcext:value-type="time">
            <text:p>16:13:50</text:p>
          </table:table-cell>
          <table:table-cell office:value-type="time" office:time-value="PT16H17M14S" calcext:value-type="time">
            <text:p>16:17:14</text:p>
          </table:table-cell>
          <table:table-cell/>
          <table:table-cell table:formula="of:=IF([.E7]=0;0;[.E7]-[.D7])" office:value-type="time" office:time-value="PT00H00M55S" calcext:value-type="time">
            <text:p>00:55</text:p>
          </table:table-cell>
          <table:table-cell table:formula="of:=IF([.F7]=0;0;[.F7]-[.E7])" office:value-type="time" office:time-value="PT00H05M46S" calcext:value-type="time">
            <text:p>05:46</text:p>
          </table:table-cell>
          <table:table-cell table:formula="of:=IF([.G7]=0;0;[.G7]-[.F7])" office:value-type="time" office:time-value="PT00H11M51S" calcext:value-type="time">
            <text:p>11:51</text:p>
          </table:table-cell>
          <table:table-cell table:formula="of:=IF([.H7]=0;0;[.H7]-[.G7])" office:value-type="time" office:time-value="PT00H10M02S" calcext:value-type="time">
            <text:p>10:02</text:p>
          </table:table-cell>
          <table:table-cell table:formula="of:=IF([.I7]=0;0;[.I7]-[.H7])" office:value-type="time" office:time-value="PT00H10M37S" calcext:value-type="time">
            <text:p>10:37</text:p>
          </table:table-cell>
          <table:table-cell table:formula="of:=IF([.J7]=0;0;[.J7]-[.I7])" office:value-type="time" office:time-value="PT00H09M36S" calcext:value-type="time">
            <text:p>09:36</text:p>
          </table:table-cell>
          <table:table-cell table:formula="of:=IF([.K7]=0;0;[.K7]-[.J7])" office:value-type="time" office:time-value="PT00H11M05S" calcext:value-type="time">
            <text:p>11:05</text:p>
          </table:table-cell>
          <table:table-cell table:formula="of:=IF([.L7]=0;0;[.L7]-[.K7])" office:value-type="time" office:time-value="PT00H13M58S" calcext:value-type="time">
            <text:p>13:58</text:p>
          </table:table-cell>
          <table:table-cell table:formula="of:=IF([.M7]=0;0;[.M7]-[.L7])" office:value-type="time" office:time-value="PT00H03M24S" calcext:value-type="time">
            <text:p>03:24</text:p>
          </table:table-cell>
          <table:table-cell table:style-name="ce1"/>
          <table:table-cell table:formula="of:=IF([.O7] = 0; 0; [.O7]-AVERAGE([.O$2:.O$31]))" office:value-type="time" office:time-value="-PT00H00M31.633333S" calcext:value-type="time">
            <text:p>-00:31</text:p>
          </table:table-cell>
          <table:table-cell table:formula="of:=IF([.P7] = 0; 0; [.P7]-AVERAGE([.P$2:.P$32]))" office:value-type="time" office:time-value="-PT00H04M09.333333S" calcext:value-type="time">
            <text:p>-04:09</text:p>
          </table:table-cell>
          <table:table-cell table:formula="of:=IF([.Q7] = 0; 0; [.Q7]-AVERAGE([.Q$2:.Q$32]))" office:value-type="time" office:time-value="-PT00H02M38S" calcext:value-type="time">
            <text:p>-02:38</text:p>
          </table:table-cell>
          <table:table-cell table:formula="of:=IF([.R7] = 0; 0; [.R7]-AVERAGEIF([.R$2:.R$34]; &quot;&lt;&gt; 0&quot;))" office:value-type="time" office:time-value="-PT00H02M08.566666667S" calcext:value-type="time">
            <text:p>-02:08</text:p>
          </table:table-cell>
          <table:table-cell table:formula="of:=IF([.S7] = 0; 0; [.S7]-AVERAGEIF([.S$2:.S$34]; &quot;&lt;&gt; 0&quot;))" office:value-type="time" office:time-value="-PT00H04M32.888888889S" calcext:value-type="time">
            <text:p>-04:32</text:p>
          </table:table-cell>
          <table:table-cell table:formula="of:=IF([.T7] = 0; 0; [.T7]-AVERAGEIF([.T$2:.T$34]; &quot;&lt;&gt; 0&quot;))" office:value-type="time" office:time-value="-PT00H01M17.307692308S" calcext:value-type="time">
            <text:p>-01:17</text:p>
          </table:table-cell>
          <table:table-cell table:formula="of:=IF([.U7] = 0; 0; [.U7]-AVERAGEIF([.U$2:.U$34]; &quot;&lt;&gt; 0&quot;))" office:value-type="time" office:time-value="-PT00H02M29.692307692S" calcext:value-type="time">
            <text:p>-02:29</text:p>
          </table:table-cell>
          <table:table-cell table:formula="of:=IF([.V7] = 0; 0; [.V7]-AVERAGEIF([.V$2:.V$34]; &quot;&lt;&gt; 0&quot;))" office:value-type="time" office:time-value="-PT00H03M08.125S" calcext:value-type="time">
            <text:p>-03:08</text:p>
          </table:table-cell>
          <table:table-cell table:formula="of:=IF([.W7] = 0; 0; [.W7]-AVERAGEIF([.W$2:.W$34]; &quot;&lt;&gt; 0&quot;))" office:value-type="time" office:time-value="-PT00H00M39.086956522S" calcext:value-type="time">
            <text:p>-00:39</text:p>
          </table:table-cell>
          <table:table-cell table:number-columns-repeated="3"/>
          <table:table-cell table:style-name="ce1"/>
          <table:table-cell table:number-columns-repeated="9"/>
          <table:table-cell table:style-name="ce1"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tik 6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18S" calcext:value-type="time">
            <text:p>15:00:18</text:p>
          </table:table-cell>
          <table:table-cell office:value-type="time" office:time-value="PT15H07M05S" calcext:value-type="time">
            <text:p>15:07:05</text:p>
          </table:table-cell>
          <table:table-cell office:value-type="time" office:time-value="PT15H18M37S" calcext:value-type="time">
            <text:p>15:18:37</text:p>
          </table:table-cell>
          <table:table-cell office:value-type="time" office:time-value="PT15H27M50S" calcext:value-type="time">
            <text:p>15:27:50</text:p>
          </table:table-cell>
          <table:table-cell office:value-type="time" office:time-value="PT15H38M19S" calcext:value-type="time">
            <text:p>15:38:19</text:p>
          </table:table-cell>
          <table:table-cell office:value-type="time" office:time-value="PT15H48M16S" calcext:value-type="time">
            <text:p>15:48:16</text:p>
          </table:table-cell>
          <table:table-cell office:value-type="time" office:time-value="PT16H01M45S" calcext:value-type="time">
            <text:p>16:01:45</text:p>
          </table:table-cell>
          <table:table-cell office:value-type="time" office:time-value="PT16H14M32S" calcext:value-type="time">
            <text:p>16:14:32</text:p>
          </table:table-cell>
          <table:table-cell office:value-type="time" office:time-value="PT16H18M18S" calcext:value-type="time">
            <text:p>16:18:18</text:p>
          </table:table-cell>
          <table:table-cell/>
          <table:table-cell table:formula="of:=IF([.E8]=0;0;[.E8]-[.D8])" office:value-type="time" office:time-value="PT00H00M18S" calcext:value-type="time">
            <text:p>00:18</text:p>
          </table:table-cell>
          <table:table-cell table:formula="of:=IF([.F8]=0;0;[.F8]-[.E8])" office:value-type="time" office:time-value="PT00H06M47S" calcext:value-type="time">
            <text:p>06:47</text:p>
          </table:table-cell>
          <table:table-cell table:formula="of:=IF([.G8]=0;0;[.G8]-[.F8])" office:value-type="time" office:time-value="PT00H11M32S" calcext:value-type="time">
            <text:p>11:32</text:p>
          </table:table-cell>
          <table:table-cell table:formula="of:=IF([.H8]=0;0;[.H8]-[.G8])" office:value-type="time" office:time-value="PT00H09M13S" calcext:value-type="time">
            <text:p>09:13</text:p>
          </table:table-cell>
          <table:table-cell table:formula="of:=IF([.I8]=0;0;[.I8]-[.H8])" office:value-type="time" office:time-value="PT00H10M29S" calcext:value-type="time">
            <text:p>10:29</text:p>
          </table:table-cell>
          <table:table-cell table:formula="of:=IF([.J8]=0;0;[.J8]-[.I8])" office:value-type="time" office:time-value="PT00H09M57S" calcext:value-type="time">
            <text:p>09:57</text:p>
          </table:table-cell>
          <table:table-cell table:formula="of:=IF([.K8]=0;0;[.K8]-[.J8])" office:value-type="time" office:time-value="PT00H13M29S" calcext:value-type="time">
            <text:p>13:29</text:p>
          </table:table-cell>
          <table:table-cell table:formula="of:=IF([.L8]=0;0;[.L8]-[.K8])" office:value-type="time" office:time-value="PT00H12M47S" calcext:value-type="time">
            <text:p>12:47</text:p>
          </table:table-cell>
          <table:table-cell table:formula="of:=IF([.M8]=0;0;[.M8]-[.L8])" office:value-type="time" office:time-value="PT00H03M46S" calcext:value-type="time">
            <text:p>03:46</text:p>
          </table:table-cell>
          <table:table-cell/>
          <table:table-cell table:formula="of:=IF([.O8] = 0; 0; [.O8]-AVERAGE([.O$2:.O$31]))" office:value-type="time" office:time-value="-PT00H01M08.633333S" calcext:value-type="time">
            <text:p>-01:08</text:p>
          </table:table-cell>
          <table:table-cell table:formula="of:=IF([.P8] = 0; 0; [.P8]-AVERAGE([.P$2:.P$32]))" office:value-type="time" office:time-value="-PT00H03M08.333333S" calcext:value-type="time">
            <text:p>-03:08</text:p>
          </table:table-cell>
          <table:table-cell table:formula="of:=IF([.Q8] = 0; 0; [.Q8]-AVERAGE([.Q$2:.Q$32]))" office:value-type="time" office:time-value="-PT00H02M57S" calcext:value-type="time">
            <text:p>-02:57</text:p>
          </table:table-cell>
          <table:table-cell table:formula="of:=IF([.R8] = 0; 0; [.R8]-AVERAGEIF([.R$2:.R$34]; &quot;&lt;&gt; 0&quot;))" office:value-type="time" office:time-value="-PT00H02M57.566666667S" calcext:value-type="time">
            <text:p>-02:57</text:p>
          </table:table-cell>
          <table:table-cell table:formula="of:=IF([.S8] = 0; 0; [.S8]-AVERAGEIF([.S$2:.S$34]; &quot;&lt;&gt; 0&quot;))" office:value-type="time" office:time-value="-PT00H04M40.888888889S" calcext:value-type="time">
            <text:p>-04:40</text:p>
          </table:table-cell>
          <table:table-cell table:formula="of:=IF([.T8] = 0; 0; [.T8]-AVERAGEIF([.T$2:.T$34]; &quot;&lt;&gt; 0&quot;))" office:value-type="time" office:time-value="-PT00H00M56.307692308S" calcext:value-type="time">
            <text:p>-00:56</text:p>
          </table:table-cell>
          <table:table-cell table:formula="of:=IF([.U8] = 0; 0; [.U8]-AVERAGEIF([.U$2:.U$34]; &quot;&lt;&gt; 0&quot;))" office:value-type="time" office:time-value="-PT00H00M05.692307692S" calcext:value-type="time">
            <text:p>-00:05</text:p>
          </table:table-cell>
          <table:table-cell table:formula="of:=IF([.V8] = 0; 0; [.V8]-AVERAGEIF([.V$2:.V$34]; &quot;&lt;&gt; 0&quot;))" office:value-type="time" office:time-value="-PT00H04M19.125S" calcext:value-type="time">
            <text:p>-04:19</text:p>
          </table:table-cell>
          <table:table-cell table:formula="of:=IF([.W8] = 0; 0; [.W8]-AVERAGEIF([.W$2:.W$34]; &quot;&lt;&gt; 0&quot;))" office:value-type="time" office:time-value="-PT00H00M17.086956522S" calcext:value-type="time">
            <text:p>-00:1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onanz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4S" calcext:value-type="time">
            <text:p>15:01:04</text:p>
          </table:table-cell>
          <table:table-cell office:value-type="time" office:time-value="PT15H07M21S" calcext:value-type="time">
            <text:p>15:07:21</text:p>
          </table:table-cell>
          <table:table-cell office:value-type="time" office:time-value="PT15H19M02S" calcext:value-type="time">
            <text:p>15:19:02</text:p>
          </table:table-cell>
          <table:table-cell office:value-type="time" office:time-value="PT15H30M29S" calcext:value-type="time">
            <text:p>15:30:29</text:p>
          </table:table-cell>
          <table:table-cell office:value-type="time" office:time-value="PT15H42M48S" calcext:value-type="time">
            <text:p>15:42:48</text:p>
          </table:table-cell>
          <table:table-cell office:value-type="time" office:time-value="PT15H57M05S" calcext:value-type="time">
            <text:p>15:57:05</text:p>
          </table:table-cell>
          <table:table-cell office:value-type="time" office:time-value="PT16H11M29S" calcext:value-type="time">
            <text:p>16:11:29</text:p>
          </table:table-cell>
          <table:table-cell office:value-type="time" office:time-value="PT16H28M45S" calcext:value-type="time">
            <text:p>16:28:45</text:p>
          </table:table-cell>
          <table:table-cell office:value-type="time" office:time-value="PT16H32M48S" calcext:value-type="time">
            <text:p>16:32:48</text:p>
          </table:table-cell>
          <table:table-cell/>
          <table:table-cell table:formula="of:=IF([.E9]=0;0;[.E9]-[.D9])" office:value-type="time" office:time-value="PT00H01M04S" calcext:value-type="time">
            <text:p>01:04</text:p>
          </table:table-cell>
          <table:table-cell table:formula="of:=IF([.F9]=0;0;[.F9]-[.E9])" office:value-type="time" office:time-value="PT00H06M17S" calcext:value-type="time">
            <text:p>06:17</text:p>
          </table:table-cell>
          <table:table-cell table:formula="of:=IF([.G9]=0;0;[.G9]-[.F9])" office:value-type="time" office:time-value="PT00H11M41S" calcext:value-type="time">
            <text:p>11:41</text:p>
          </table:table-cell>
          <table:table-cell table:formula="of:=IF([.H9]=0;0;[.H9]-[.G9])" office:value-type="time" office:time-value="PT00H11M27S" calcext:value-type="time">
            <text:p>11:27</text:p>
          </table:table-cell>
          <table:table-cell table:formula="of:=IF([.I9]=0;0;[.I9]-[.H9])" office:value-type="time" office:time-value="PT00H12M19S" calcext:value-type="time">
            <text:p>12:19</text:p>
          </table:table-cell>
          <table:table-cell table:formula="of:=IF([.J9]=0;0;[.J9]-[.I9])" office:value-type="time" office:time-value="PT00H14M17S" calcext:value-type="time">
            <text:p>14:17</text:p>
          </table:table-cell>
          <table:table-cell table:formula="of:=IF([.K9]=0;0;[.K9]-[.J9])" office:value-type="time" office:time-value="PT00H14M24S" calcext:value-type="time">
            <text:p>14:24</text:p>
          </table:table-cell>
          <table:table-cell table:formula="of:=IF([.L9]=0;0;[.L9]-[.K9])" office:value-type="time" office:time-value="PT00H17M16S" calcext:value-type="time">
            <text:p>17:16</text:p>
          </table:table-cell>
          <table:table-cell table:formula="of:=IF([.M9]=0;0;[.M9]-[.L9])" office:value-type="time" office:time-value="PT00H04M03S" calcext:value-type="time">
            <text:p>04:03</text:p>
          </table:table-cell>
          <table:table-cell/>
          <table:table-cell table:formula="of:=IF([.O9] = 0; 0; [.O9]-AVERAGE([.O$2:.O$31]))" office:value-type="time" office:time-value="-PT00H00M22.633333S" calcext:value-type="time">
            <text:p>-00:22</text:p>
          </table:table-cell>
          <table:table-cell table:formula="of:=IF([.P9] = 0; 0; [.P9]-AVERAGE([.P$2:.P$32]))" office:value-type="time" office:time-value="-PT00H03M38.333333S" calcext:value-type="time">
            <text:p>-03:38</text:p>
          </table:table-cell>
          <table:table-cell table:formula="of:=IF([.Q9] = 0; 0; [.Q9]-AVERAGE([.Q$2:.Q$32]))" office:value-type="time" office:time-value="-PT00H02M48S" calcext:value-type="time">
            <text:p>-02:48</text:p>
          </table:table-cell>
          <table:table-cell table:formula="of:=IF([.R9] = 0; 0; [.R9]-AVERAGEIF([.R$2:.R$34]; &quot;&lt;&gt; 0&quot;))" office:value-type="time" office:time-value="-PT00H00M43.566666667S" calcext:value-type="time">
            <text:p>-00:43</text:p>
          </table:table-cell>
          <table:table-cell table:formula="of:=IF([.S9] = 0; 0; [.S9]-AVERAGEIF([.S$2:.S$34]; &quot;&lt;&gt; 0&quot;))" office:value-type="time" office:time-value="-PT00H02M50.888888889S" calcext:value-type="time">
            <text:p>-02:50</text:p>
          </table:table-cell>
          <table:table-cell table:formula="of:=IF([.T9] = 0; 0; [.T9]-AVERAGEIF([.T$2:.T$34]; &quot;&lt;&gt; 0&quot;))" office:value-type="time" office:time-value="PT00H03M23.692307692S" calcext:value-type="time">
            <text:p>03:23</text:p>
          </table:table-cell>
          <table:table-cell table:formula="of:=IF([.U9] = 0; 0; [.U9]-AVERAGEIF([.U$2:.U$34]; &quot;&lt;&gt; 0&quot;))" office:value-type="time" office:time-value="PT00H00M49.307692308S" calcext:value-type="time">
            <text:p>00:49</text:p>
          </table:table-cell>
          <table:table-cell table:formula="of:=IF([.V9] = 0; 0; [.V9]-AVERAGEIF([.V$2:.V$34]; &quot;&lt;&gt; 0&quot;))" office:value-type="time" office:time-value="PT00H00M09.875S" calcext:value-type="time">
            <text:p>00:09</text:p>
          </table:table-cell>
          <table:table-cell table:formula="of:=IF([.W9] = 0; 0; [.W9]-AVERAGEIF([.W$2:.W$34]; &quot;&lt;&gt; 0&quot;))" office:value-type="time" office:time-value="-PT00H00M00.086956522S" calcext:value-type="time">
            <text:p>-00:00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iamir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28S" calcext:value-type="time">
            <text:p>15:00:28</text:p>
          </table:table-cell>
          <table:table-cell office:value-type="time" office:time-value="PT15H12M33S" calcext:value-type="time">
            <text:p>15:12:33</text:p>
          </table:table-cell>
          <table:table-cell office:value-type="time" office:time-value="PT15H26M22S" calcext:value-type="time">
            <text:p>15:26:22</text:p>
          </table:table-cell>
          <table:table-cell office:value-type="time" office:time-value="PT15H38M15S" calcext:value-type="time">
            <text:p>15:38:15</text:p>
          </table:table-cell>
          <table:table-cell office:value-type="time" office:time-value="PT15H51M45S" calcext:value-type="time">
            <text:p>15:51:45</text:p>
          </table:table-cell>
          <table:table-cell office:value-type="time" office:time-value="PT16H00M18S" calcext:value-type="time">
            <text:p>16:00:18</text:p>
          </table:table-cell>
          <table:table-cell office:value-type="time" office:time-value="PT16H12M50S" calcext:value-type="time">
            <text:p>16:12:50</text:p>
          </table:table-cell>
          <table:table-cell office:value-type="time" office:time-value="PT16H29M14S" calcext:value-type="time">
            <text:p>16:29:14</text:p>
          </table:table-cell>
          <table:table-cell office:value-type="time" office:time-value="PT16H32M56S" calcext:value-type="time">
            <text:p>16:32:56</text:p>
          </table:table-cell>
          <table:table-cell/>
          <table:table-cell table:formula="of:=IF([.E10]=0;0;[.E10]-[.D10])" office:value-type="time" office:time-value="PT00H00M28S" calcext:value-type="time">
            <text:p>00:28</text:p>
          </table:table-cell>
          <table:table-cell table:formula="of:=IF([.F10]=0;0;[.F10]-[.E10])" office:value-type="time" office:time-value="PT00H12M05S" calcext:value-type="time">
            <text:p>12:05</text:p>
          </table:table-cell>
          <table:table-cell table:formula="of:=IF([.G10]=0;0;[.G10]-[.F10])" office:value-type="time" office:time-value="PT00H13M49S" calcext:value-type="time">
            <text:p>13:49</text:p>
          </table:table-cell>
          <table:table-cell table:formula="of:=IF([.H10]=0;0;[.H10]-[.G10])" office:value-type="time" office:time-value="PT00H11M53S" calcext:value-type="time">
            <text:p>11:53</text:p>
          </table:table-cell>
          <table:table-cell table:formula="of:=IF([.I10]=0;0;[.I10]-[.H10])" office:value-type="time" office:time-value="PT00H13M30S" calcext:value-type="time">
            <text:p>13:30</text:p>
          </table:table-cell>
          <table:table-cell table:formula="of:=IF([.J10]=0;0;[.J10]-[.I10])" office:value-type="time" office:time-value="PT00H08M33S" calcext:value-type="time">
            <text:p>08:33</text:p>
          </table:table-cell>
          <table:table-cell table:formula="of:=IF([.K10]=0;0;[.K10]-[.J10])" office:value-type="time" office:time-value="PT00H12M32S" calcext:value-type="time">
            <text:p>12:32</text:p>
          </table:table-cell>
          <table:table-cell table:formula="of:=IF([.L10]=0;0;[.L10]-[.K10])" office:value-type="time" office:time-value="PT00H16M24S" calcext:value-type="time">
            <text:p>16:24</text:p>
          </table:table-cell>
          <table:table-cell table:formula="of:=IF([.M10]=0;0;[.M10]-[.L10])" office:value-type="time" office:time-value="PT00H03M42S" calcext:value-type="time">
            <text:p>03:42</text:p>
          </table:table-cell>
          <table:table-cell/>
          <table:table-cell table:formula="of:=IF([.O10] = 0; 0; [.O10]-AVERAGE([.O$2:.O$31]))" office:value-type="time" office:time-value="-PT00H00M58.633333S" calcext:value-type="time">
            <text:p>-00:58</text:p>
          </table:table-cell>
          <table:table-cell table:formula="of:=IF([.P10] = 0; 0; [.P10]-AVERAGE([.P$2:.P$32]))" office:value-type="time" office:time-value="PT00H02M09.666667S" calcext:value-type="time">
            <text:p>02:09</text:p>
          </table:table-cell>
          <table:table-cell table:formula="of:=IF([.Q10] = 0; 0; [.Q10]-AVERAGE([.Q$2:.Q$32]))" office:value-type="time" office:time-value="-PT00H00M40S" calcext:value-type="time">
            <text:p>-00:40</text:p>
          </table:table-cell>
          <table:table-cell table:formula="of:=IF([.R10] = 0; 0; [.R10]-AVERAGEIF([.R$2:.R$34]; &quot;&lt;&gt; 0&quot;))" office:value-type="time" office:time-value="-PT00H00M17.566666667S" calcext:value-type="time">
            <text:p>-00:17</text:p>
          </table:table-cell>
          <table:table-cell table:formula="of:=IF([.S10] = 0; 0; [.S10]-AVERAGEIF([.S$2:.S$34]; &quot;&lt;&gt; 0&quot;))" office:value-type="time" office:time-value="-PT00H01M39.888888889S" calcext:value-type="time">
            <text:p>-01:39</text:p>
          </table:table-cell>
          <table:table-cell table:formula="of:=IF([.T10] = 0; 0; [.T10]-AVERAGEIF([.T$2:.T$34]; &quot;&lt;&gt; 0&quot;))" office:value-type="time" office:time-value="-PT00H02M20.307692308S" calcext:value-type="time">
            <text:p>-02:20</text:p>
          </table:table-cell>
          <table:table-cell table:formula="of:=IF([.U10] = 0; 0; [.U10]-AVERAGEIF([.U$2:.U$34]; &quot;&lt;&gt; 0&quot;))" office:value-type="time" office:time-value="-PT00H01M02.692307692S" calcext:value-type="time">
            <text:p>-01:02</text:p>
          </table:table-cell>
          <table:table-cell table:formula="of:=IF([.V10] = 0; 0; [.V10]-AVERAGEIF([.V$2:.V$34]; &quot;&lt;&gt; 0&quot;))" office:value-type="time" office:time-value="-PT00H00M42.125S" calcext:value-type="time">
            <text:p>-00:42</text:p>
          </table:table-cell>
          <table:table-cell table:formula="of:=IF([.W10] = 0; 0; [.W10]-AVERAGEIF([.W$2:.W$34]; &quot;&lt;&gt; 0&quot;))" office:value-type="time" office:time-value="-PT00H00M21.086956522S" calcext:value-type="time">
            <text:p>-00:2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k 6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2S" calcext:value-type="time">
            <text:p>15:01:02</text:p>
          </table:table-cell>
          <table:table-cell office:value-type="time" office:time-value="PT15H07M09S" calcext:value-type="time">
            <text:p>15:07:09</text:p>
          </table:table-cell>
          <table:table-cell office:value-type="time" office:time-value="PT15H19M45S" calcext:value-type="time">
            <text:p>15:19:45</text:p>
          </table:table-cell>
          <table:table-cell office:value-type="time" office:time-value="PT15H31M11S" calcext:value-type="time">
            <text:p>15:31:11</text:p>
          </table:table-cell>
          <table:table-cell office:value-type="time" office:time-value="PT15H43M27S" calcext:value-type="time">
            <text:p>15:43:27</text:p>
          </table:table-cell>
          <table:table-cell office:value-type="time" office:time-value="PT15H56M59S" calcext:value-type="time">
            <text:p>15:56:59</text:p>
          </table:table-cell>
          <table:table-cell office:value-type="time" office:time-value="PT16H11M42S" calcext:value-type="time">
            <text:p>16:11:42</text:p>
          </table:table-cell>
          <table:table-cell office:value-type="time" office:time-value="PT16H29M35S" calcext:value-type="time">
            <text:p>16:29:35</text:p>
          </table:table-cell>
          <table:table-cell office:value-type="time" office:time-value="PT16H33M26S" calcext:value-type="time">
            <text:p>16:33:26</text:p>
          </table:table-cell>
          <table:table-cell/>
          <table:table-cell table:formula="of:=IF([.E11]=0;0;[.E11]-[.D11])" office:value-type="time" office:time-value="PT00H01M02S" calcext:value-type="time">
            <text:p>01:02</text:p>
          </table:table-cell>
          <table:table-cell table:formula="of:=IF([.F11]=0;0;[.F11]-[.E11])" office:value-type="time" office:time-value="PT00H06M07S" calcext:value-type="time">
            <text:p>06:07</text:p>
          </table:table-cell>
          <table:table-cell table:formula="of:=IF([.G11]=0;0;[.G11]-[.F11])" office:value-type="time" office:time-value="PT00H12M36S" calcext:value-type="time">
            <text:p>12:36</text:p>
          </table:table-cell>
          <table:table-cell table:formula="of:=IF([.H11]=0;0;[.H11]-[.G11])" office:value-type="time" office:time-value="PT00H11M26S" calcext:value-type="time">
            <text:p>11:26</text:p>
          </table:table-cell>
          <table:table-cell table:formula="of:=IF([.I11]=0;0;[.I11]-[.H11])" office:value-type="time" office:time-value="PT00H12M16S" calcext:value-type="time">
            <text:p>12:16</text:p>
          </table:table-cell>
          <table:table-cell table:formula="of:=IF([.J11]=0;0;[.J11]-[.I11])" office:value-type="time" office:time-value="PT00H13M32S" calcext:value-type="time">
            <text:p>13:32</text:p>
          </table:table-cell>
          <table:table-cell table:formula="of:=IF([.K11]=0;0;[.K11]-[.J11])" office:value-type="time" office:time-value="PT00H14M43S" calcext:value-type="time">
            <text:p>14:43</text:p>
          </table:table-cell>
          <table:table-cell table:formula="of:=IF([.L11]=0;0;[.L11]-[.K11])" office:value-type="time" office:time-value="PT00H17M53S" calcext:value-type="time">
            <text:p>17:53</text:p>
          </table:table-cell>
          <table:table-cell table:formula="of:=IF([.M11]=0;0;[.M11]-[.L11])" office:value-type="time" office:time-value="PT00H03M51S" calcext:value-type="time">
            <text:p>03:51</text:p>
          </table:table-cell>
          <table:table-cell/>
          <table:table-cell table:formula="of:=IF([.O11] = 0; 0; [.O11]-AVERAGE([.O$2:.O$31]))" office:value-type="time" office:time-value="-PT00H00M24.633333S" calcext:value-type="time">
            <text:p>-00:24</text:p>
          </table:table-cell>
          <table:table-cell table:formula="of:=IF([.P11] = 0; 0; [.P11]-AVERAGE([.P$2:.P$32]))" office:value-type="time" office:time-value="-PT00H03M48.333333S" calcext:value-type="time">
            <text:p>-03:48</text:p>
          </table:table-cell>
          <table:table-cell table:formula="of:=IF([.Q11] = 0; 0; [.Q11]-AVERAGE([.Q$2:.Q$32]))" office:value-type="time" office:time-value="-PT00H01M53S" calcext:value-type="time">
            <text:p>-01:53</text:p>
          </table:table-cell>
          <table:table-cell table:formula="of:=IF([.R11] = 0; 0; [.R11]-AVERAGEIF([.R$2:.R$34]; &quot;&lt;&gt; 0&quot;))" office:value-type="time" office:time-value="-PT00H00M44.566666667S" calcext:value-type="time">
            <text:p>-00:44</text:p>
          </table:table-cell>
          <table:table-cell table:formula="of:=IF([.S11] = 0; 0; [.S11]-AVERAGEIF([.S$2:.S$34]; &quot;&lt;&gt; 0&quot;))" office:value-type="time" office:time-value="-PT00H02M53.888888889S" calcext:value-type="time">
            <text:p>-02:53</text:p>
          </table:table-cell>
          <table:table-cell table:formula="of:=IF([.T11] = 0; 0; [.T11]-AVERAGEIF([.T$2:.T$34]; &quot;&lt;&gt; 0&quot;))" office:value-type="time" office:time-value="PT00H02M38.692307692S" calcext:value-type="time">
            <text:p>02:38</text:p>
          </table:table-cell>
          <table:table-cell table:formula="of:=IF([.U11] = 0; 0; [.U11]-AVERAGEIF([.U$2:.U$34]; &quot;&lt;&gt; 0&quot;))" office:value-type="time" office:time-value="PT00H01M08.307692308S" calcext:value-type="time">
            <text:p>01:08</text:p>
          </table:table-cell>
          <table:table-cell table:formula="of:=IF([.V11] = 0; 0; [.V11]-AVERAGEIF([.V$2:.V$34]; &quot;&lt;&gt; 0&quot;))" office:value-type="time" office:time-value="PT00H00M46.875S" calcext:value-type="time">
            <text:p>00:46</text:p>
          </table:table-cell>
          <table:table-cell table:formula="of:=IF([.W11] = 0; 0; [.W11]-AVERAGEIF([.W$2:.W$34]; &quot;&lt;&gt; 0&quot;))" office:value-type="time" office:time-value="-PT00H00M12.086956522S" calcext:value-type="time">
            <text:p>-00:1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Zeno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24S" calcext:value-type="time">
            <text:p>15:00:24</text:p>
          </table:table-cell>
          <table:table-cell office:value-type="time" office:time-value="PT15H07M20S" calcext:value-type="time">
            <text:p>15:07:20</text:p>
          </table:table-cell>
          <table:table-cell office:value-type="time" office:time-value="PT15H21M13S" calcext:value-type="time">
            <text:p>15:21:13</text:p>
          </table:table-cell>
          <table:table-cell office:value-type="time" office:time-value="PT15H30M54S" calcext:value-type="time">
            <text:p>15:30:54</text:p>
          </table:table-cell>
          <table:table-cell office:value-type="time" office:time-value="PT15H42M22S" calcext:value-type="time">
            <text:p>15:42:22</text:p>
          </table:table-cell>
          <table:table-cell office:value-type="time" office:time-value="PT15H56M58S" calcext:value-type="time">
            <text:p>15:56:58</text:p>
          </table:table-cell>
          <table:table-cell office:value-type="time" office:time-value="PT16H14M07S" calcext:value-type="time">
            <text:p>16:14:07</text:p>
          </table:table-cell>
          <table:table-cell office:value-type="time" office:time-value="PT16H30M27S" calcext:value-type="time">
            <text:p>16:30:27</text:p>
          </table:table-cell>
          <table:table-cell office:value-type="time" office:time-value="PT16H34M08S" calcext:value-type="time">
            <text:p>16:34:08</text:p>
          </table:table-cell>
          <table:table-cell/>
          <table:table-cell table:formula="of:=IF([.E12]=0;0;[.E12]-[.D12])" office:value-type="time" office:time-value="PT00H00M24S" calcext:value-type="time">
            <text:p>00:24</text:p>
          </table:table-cell>
          <table:table-cell table:formula="of:=IF([.F12]=0;0;[.F12]-[.E12])" office:value-type="time" office:time-value="PT00H06M56S" calcext:value-type="time">
            <text:p>06:56</text:p>
          </table:table-cell>
          <table:table-cell table:formula="of:=IF([.G12]=0;0;[.G12]-[.F12])" office:value-type="time" office:time-value="PT00H13M53S" calcext:value-type="time">
            <text:p>13:53</text:p>
          </table:table-cell>
          <table:table-cell table:formula="of:=IF([.H12]=0;0;[.H12]-[.G12])" office:value-type="time" office:time-value="PT00H09M41S" calcext:value-type="time">
            <text:p>09:41</text:p>
          </table:table-cell>
          <table:table-cell table:formula="of:=IF([.I12]=0;0;[.I12]-[.H12])" office:value-type="time" office:time-value="PT00H11M28S" calcext:value-type="time">
            <text:p>11:28</text:p>
          </table:table-cell>
          <table:table-cell table:formula="of:=IF([.J12]=0;0;[.J12]-[.I12])" office:value-type="time" office:time-value="PT00H14M36S" calcext:value-type="time">
            <text:p>14:36</text:p>
          </table:table-cell>
          <table:table-cell table:formula="of:=IF([.K12]=0;0;[.K12]-[.J12])" office:value-type="time" office:time-value="PT00H17M09S" calcext:value-type="time">
            <text:p>17:09</text:p>
          </table:table-cell>
          <table:table-cell table:formula="of:=IF([.L12]=0;0;[.L12]-[.K12])" office:value-type="time" office:time-value="PT00H16M20S" calcext:value-type="time">
            <text:p>16:20</text:p>
          </table:table-cell>
          <table:table-cell table:formula="of:=IF([.M12]=0;0;[.M12]-[.L12])" office:value-type="time" office:time-value="PT00H03M41S" calcext:value-type="time">
            <text:p>03:41</text:p>
          </table:table-cell>
          <table:table-cell/>
          <table:table-cell table:formula="of:=IF([.O12] = 0; 0; [.O12]-AVERAGE([.O$2:.O$31]))" office:value-type="time" office:time-value="-PT00H01M02.633333S" calcext:value-type="time">
            <text:p>-01:02</text:p>
          </table:table-cell>
          <table:table-cell table:formula="of:=IF([.P12] = 0; 0; [.P12]-AVERAGE([.P$2:.P$32]))" office:value-type="time" office:time-value="-PT00H02M59.333333S" calcext:value-type="time">
            <text:p>-02:59</text:p>
          </table:table-cell>
          <table:table-cell table:formula="of:=IF([.Q12] = 0; 0; [.Q12]-AVERAGE([.Q$2:.Q$32]))" office:value-type="time" office:time-value="-PT00H00M36S" calcext:value-type="time">
            <text:p>-00:36</text:p>
          </table:table-cell>
          <table:table-cell table:formula="of:=IF([.R12] = 0; 0; [.R12]-AVERAGEIF([.R$2:.R$34]; &quot;&lt;&gt; 0&quot;))" office:value-type="time" office:time-value="-PT00H02M29.566666667S" calcext:value-type="time">
            <text:p>-02:29</text:p>
          </table:table-cell>
          <table:table-cell table:formula="of:=IF([.S12] = 0; 0; [.S12]-AVERAGEIF([.S$2:.S$34]; &quot;&lt;&gt; 0&quot;))" office:value-type="time" office:time-value="-PT00H03M41.888888889S" calcext:value-type="time">
            <text:p>-03:41</text:p>
          </table:table-cell>
          <table:table-cell table:formula="of:=IF([.T12] = 0; 0; [.T12]-AVERAGEIF([.T$2:.T$34]; &quot;&lt;&gt; 0&quot;))" office:value-type="time" office:time-value="PT00H03M42.692307692S" calcext:value-type="time">
            <text:p>03:42</text:p>
          </table:table-cell>
          <table:table-cell table:formula="of:=IF([.U12] = 0; 0; [.U12]-AVERAGEIF([.U$2:.U$34]; &quot;&lt;&gt; 0&quot;))" office:value-type="time" office:time-value="PT00H03M34.307692308S" calcext:value-type="time">
            <text:p>03:34</text:p>
          </table:table-cell>
          <table:table-cell table:formula="of:=IF([.V12] = 0; 0; [.V12]-AVERAGEIF([.V$2:.V$34]; &quot;&lt;&gt; 0&quot;))" office:value-type="time" office:time-value="-PT00H00M46.125S" calcext:value-type="time">
            <text:p>-00:46</text:p>
          </table:table-cell>
          <table:table-cell table:formula="of:=IF([.W12] = 0; 0; [.W12]-AVERAGEIF([.W$2:.W$34]; &quot;&lt;&gt; 0&quot;))" office:value-type="time" office:time-value="-PT00H00M22.086956522S" calcext:value-type="time">
            <text:p>-00:2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ntra 7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9S" calcext:value-type="time">
            <text:p>15:01:19</text:p>
          </table:table-cell>
          <table:table-cell office:value-type="time" office:time-value="PT15H12M31S" calcext:value-type="time">
            <text:p>15:12:31</text:p>
          </table:table-cell>
          <table:table-cell office:value-type="time" office:time-value="PT15H25M44S" calcext:value-type="time">
            <text:p>15:25:44</text:p>
          </table:table-cell>
          <table:table-cell office:value-type="time" office:time-value="PT15H37M06S" calcext:value-type="time">
            <text:p>15:37:06</text:p>
          </table:table-cell>
          <table:table-cell office:value-type="time" office:time-value="PT15H51M07S" calcext:value-type="time">
            <text:p>15:51:07</text:p>
          </table:table-cell>
          <table:table-cell office:value-type="time" office:time-value="PT16H00M45S" calcext:value-type="time">
            <text:p>16:00:45</text:p>
          </table:table-cell>
          <table:table-cell office:value-type="time" office:time-value="PT16H12M42S" calcext:value-type="time">
            <text:p>16:12:42</text:p>
          </table:table-cell>
          <table:table-cell office:value-type="time" office:time-value="PT16H30M27S" calcext:value-type="time">
            <text:p>16:30:27</text:p>
          </table:table-cell>
          <table:table-cell office:value-type="time" office:time-value="PT16H34M13S" calcext:value-type="time">
            <text:p>16:34:13</text:p>
          </table:table-cell>
          <table:table-cell/>
          <table:table-cell table:formula="of:=IF([.E13]=0;0;[.E13]-[.D13])" office:value-type="time" office:time-value="PT00H01M19S" calcext:value-type="time">
            <text:p>01:19</text:p>
          </table:table-cell>
          <table:table-cell table:formula="of:=IF([.F13]=0;0;[.F13]-[.E13])" office:value-type="time" office:time-value="PT00H11M12S" calcext:value-type="time">
            <text:p>11:12</text:p>
          </table:table-cell>
          <table:table-cell table:formula="of:=IF([.G13]=0;0;[.G13]-[.F13])" office:value-type="time" office:time-value="PT00H13M13S" calcext:value-type="time">
            <text:p>13:13</text:p>
          </table:table-cell>
          <table:table-cell table:formula="of:=IF([.H13]=0;0;[.H13]-[.G13])" office:value-type="time" office:time-value="PT00H11M22S" calcext:value-type="time">
            <text:p>11:22</text:p>
          </table:table-cell>
          <table:table-cell table:formula="of:=IF([.I13]=0;0;[.I13]-[.H13])" office:value-type="time" office:time-value="PT00H14M01S" calcext:value-type="time">
            <text:p>14:01</text:p>
          </table:table-cell>
          <table:table-cell table:formula="of:=IF([.J13]=0;0;[.J13]-[.I13])" office:value-type="time" office:time-value="PT00H09M38S" calcext:value-type="time">
            <text:p>09:38</text:p>
          </table:table-cell>
          <table:table-cell table:formula="of:=IF([.K13]=0;0;[.K13]-[.J13])" office:value-type="time" office:time-value="PT00H11M57S" calcext:value-type="time">
            <text:p>11:57</text:p>
          </table:table-cell>
          <table:table-cell table:formula="of:=IF([.L13]=0;0;[.L13]-[.K13])" office:value-type="time" office:time-value="PT00H17M45S" calcext:value-type="time">
            <text:p>17:45</text:p>
          </table:table-cell>
          <table:table-cell table:formula="of:=IF([.M13]=0;0;[.M13]-[.L13])" office:value-type="time" office:time-value="PT00H03M46S" calcext:value-type="time">
            <text:p>03:46</text:p>
          </table:table-cell>
          <table:table-cell/>
          <table:table-cell table:formula="of:=IF([.O13] = 0; 0; [.O13]-AVERAGE([.O$2:.O$31]))" office:value-type="time" office:time-value="-PT00H00M07.633333S" calcext:value-type="time">
            <text:p>-00:07</text:p>
          </table:table-cell>
          <table:table-cell table:formula="of:=IF([.P13] = 0; 0; [.P13]-AVERAGE([.P$2:.P$32]))" office:value-type="time" office:time-value="PT00H01M16.666667S" calcext:value-type="time">
            <text:p>01:16</text:p>
          </table:table-cell>
          <table:table-cell table:formula="of:=IF([.Q13] = 0; 0; [.Q13]-AVERAGE([.Q$2:.Q$32]))" office:value-type="time" office:time-value="-PT00H01M16S" calcext:value-type="time">
            <text:p>-01:16</text:p>
          </table:table-cell>
          <table:table-cell table:formula="of:=IF([.R13] = 0; 0; [.R13]-AVERAGEIF([.R$2:.R$34]; &quot;&lt;&gt; 0&quot;))" office:value-type="time" office:time-value="-PT00H00M48.566666667S" calcext:value-type="time">
            <text:p>-00:48</text:p>
          </table:table-cell>
          <table:table-cell table:formula="of:=IF([.S13] = 0; 0; [.S13]-AVERAGEIF([.S$2:.S$34]; &quot;&lt;&gt; 0&quot;))" office:value-type="time" office:time-value="-PT00H01M08.888888889S" calcext:value-type="time">
            <text:p>-01:08</text:p>
          </table:table-cell>
          <table:table-cell table:formula="of:=IF([.T13] = 0; 0; [.T13]-AVERAGEIF([.T$2:.T$34]; &quot;&lt;&gt; 0&quot;))" office:value-type="time" office:time-value="-PT00H01M15.307692308S" calcext:value-type="time">
            <text:p>-01:15</text:p>
          </table:table-cell>
          <table:table-cell table:formula="of:=IF([.U13] = 0; 0; [.U13]-AVERAGEIF([.U$2:.U$34]; &quot;&lt;&gt; 0&quot;))" office:value-type="time" office:time-value="-PT00H01M37.692307692S" calcext:value-type="time">
            <text:p>-01:37</text:p>
          </table:table-cell>
          <table:table-cell table:formula="of:=IF([.V13] = 0; 0; [.V13]-AVERAGEIF([.V$2:.V$34]; &quot;&lt;&gt; 0&quot;))" office:value-type="time" office:time-value="PT00H00M38.875S" calcext:value-type="time">
            <text:p>00:38</text:p>
          </table:table-cell>
          <table:table-cell table:formula="of:=IF([.W13] = 0; 0; [.W13]-AVERAGEIF([.W$2:.W$34]; &quot;&lt;&gt; 0&quot;))" office:value-type="time" office:time-value="-PT00H00M17.086956522S" calcext:value-type="time">
            <text:p>-00:17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amir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35S" calcext:value-type="time">
            <text:p>15:00:35</text:p>
          </table:table-cell>
          <table:table-cell office:value-type="time" office:time-value="PT15H07M17S" calcext:value-type="time">
            <text:p>15:07:17</text:p>
          </table:table-cell>
          <table:table-cell office:value-type="time" office:time-value="PT15H20M18S" calcext:value-type="time">
            <text:p>15:20:18</text:p>
          </table:table-cell>
          <table:table-cell office:value-type="time" office:time-value="PT15H33M04S" calcext:value-type="time">
            <text:p>15:33:04</text:p>
          </table:table-cell>
          <table:table-cell office:value-type="time" office:time-value="PT15H46M40S" calcext:value-type="time">
            <text:p>15:46:40</text:p>
          </table:table-cell>
          <table:table-cell office:value-type="time" office:time-value="PT16H01M00S" calcext:value-type="time">
            <text:p>16:01:00</text:p>
          </table:table-cell>
          <table:table-cell office:value-type="time" office:time-value="PT16H11M09S" calcext:value-type="time">
            <text:p>16:11:09</text:p>
          </table:table-cell>
          <table:table-cell office:value-type="time" office:time-value="PT16H32M14S" calcext:value-type="time">
            <text:p>16:32:14</text:p>
          </table:table-cell>
          <table:table-cell office:value-type="time" office:time-value="PT16H36M06S" calcext:value-type="time">
            <text:p>16:36:06</text:p>
          </table:table-cell>
          <table:table-cell/>
          <table:table-cell table:formula="of:=IF([.E14]=0;0;[.E14]-[.D14])" office:value-type="time" office:time-value="PT00H00M35S" calcext:value-type="time">
            <text:p>00:35</text:p>
          </table:table-cell>
          <table:table-cell table:formula="of:=IF([.F14]=0;0;[.F14]-[.E14])" office:value-type="time" office:time-value="PT00H06M42S" calcext:value-type="time">
            <text:p>06:42</text:p>
          </table:table-cell>
          <table:table-cell table:formula="of:=IF([.G14]=0;0;[.G14]-[.F14])" office:value-type="time" office:time-value="PT00H13M01S" calcext:value-type="time">
            <text:p>13:01</text:p>
          </table:table-cell>
          <table:table-cell table:formula="of:=IF([.H14]=0;0;[.H14]-[.G14])" office:value-type="time" office:time-value="PT00H12M46S" calcext:value-type="time">
            <text:p>12:46</text:p>
          </table:table-cell>
          <table:table-cell table:formula="of:=IF([.I14]=0;0;[.I14]-[.H14])" office:value-type="time" office:time-value="PT00H13M36S" calcext:value-type="time">
            <text:p>13:36</text:p>
          </table:table-cell>
          <table:table-cell table:formula="of:=IF([.J14]=0;0;[.J14]-[.I14])" office:value-type="time" office:time-value="PT00H14M20S" calcext:value-type="time">
            <text:p>14:20</text:p>
          </table:table-cell>
          <table:table-cell table:formula="of:=IF([.K14]=0;0;[.K14]-[.J14])" office:value-type="time" office:time-value="PT00H10M09S" calcext:value-type="time">
            <text:p>10:09</text:p>
          </table:table-cell>
          <table:table-cell table:formula="of:=IF([.L14]=0;0;[.L14]-[.K14])" office:value-type="time" office:time-value="PT00H21M05S" calcext:value-type="time">
            <text:p>21:05</text:p>
          </table:table-cell>
          <table:table-cell table:formula="of:=IF([.M14]=0;0;[.M14]-[.L14])" office:value-type="time" office:time-value="PT00H03M52S" calcext:value-type="time">
            <text:p>03:52</text:p>
          </table:table-cell>
          <table:table-cell/>
          <table:table-cell table:formula="of:=IF([.O14] = 0; 0; [.O14]-AVERAGE([.O$2:.O$31]))" office:value-type="time" office:time-value="-PT00H00M51.633333S" calcext:value-type="time">
            <text:p>-00:51</text:p>
          </table:table-cell>
          <table:table-cell table:formula="of:=IF([.P14] = 0; 0; [.P14]-AVERAGE([.P$2:.P$32]))" office:value-type="time" office:time-value="-PT00H03M13.333333S" calcext:value-type="time">
            <text:p>-03:13</text:p>
          </table:table-cell>
          <table:table-cell table:formula="of:=IF([.Q14] = 0; 0; [.Q14]-AVERAGE([.Q$2:.Q$32]))" office:value-type="time" office:time-value="-PT00H01M28S" calcext:value-type="time">
            <text:p>-01:28</text:p>
          </table:table-cell>
          <table:table-cell table:formula="of:=IF([.R14] = 0; 0; [.R14]-AVERAGEIF([.R$2:.R$34]; &quot;&lt;&gt; 0&quot;))" office:value-type="time" office:time-value="PT00H00M35.433333333S" calcext:value-type="time">
            <text:p>00:35</text:p>
          </table:table-cell>
          <table:table-cell table:formula="of:=IF([.S14] = 0; 0; [.S14]-AVERAGEIF([.S$2:.S$34]; &quot;&lt;&gt; 0&quot;))" office:value-type="time" office:time-value="-PT00H01M33.888888889S" calcext:value-type="time">
            <text:p>-01:33</text:p>
          </table:table-cell>
          <table:table-cell table:formula="of:=IF([.T14] = 0; 0; [.T14]-AVERAGEIF([.T$2:.T$34]; &quot;&lt;&gt; 0&quot;))" office:value-type="time" office:time-value="PT00H03M26.692307692S" calcext:value-type="time">
            <text:p>03:26</text:p>
          </table:table-cell>
          <table:table-cell table:formula="of:=IF([.U14] = 0; 0; [.U14]-AVERAGEIF([.U$2:.U$34]; &quot;&lt;&gt; 0&quot;))" office:value-type="time" office:time-value="-PT00H03M25.692307692S" calcext:value-type="time">
            <text:p>-03:25</text:p>
          </table:table-cell>
          <table:table-cell table:formula="of:=IF([.V14] = 0; 0; [.V14]-AVERAGEIF([.V$2:.V$34]; &quot;&lt;&gt; 0&quot;))" office:value-type="time" office:time-value="PT00H03M58.875S" calcext:value-type="time">
            <text:p>03:58</text:p>
          </table:table-cell>
          <table:table-cell table:formula="of:=IF([.W14] = 0; 0; [.W14]-AVERAGEIF([.W$2:.W$34]; &quot;&lt;&gt; 0&quot;))" office:value-type="time" office:time-value="-PT00H00M11.086956522S" calcext:value-type="time">
            <text:p>-00: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ntra 7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2M30S" calcext:value-type="time">
            <text:p>15:02:30</text:p>
          </table:table-cell>
          <table:table-cell office:value-type="time" office:time-value="PT15H11M07S" calcext:value-type="time">
            <text:p>15:11:07</text:p>
          </table:table-cell>
          <table:table-cell office:value-type="time" office:time-value="PT15H22M53S" calcext:value-type="time">
            <text:p>15:22:53</text:p>
          </table:table-cell>
          <table:table-cell office:value-type="time" office:time-value="PT15H34M53S" calcext:value-type="time">
            <text:p>15:34:53</text:p>
          </table:table-cell>
          <table:table-cell office:value-type="time" office:time-value="PT15H52M35S" calcext:value-type="time">
            <text:p>15:52:35</text:p>
          </table:table-cell>
          <table:table-cell office:value-type="time" office:time-value="PT16H00M04S" calcext:value-type="time">
            <text:p>16:00:04</text:p>
          </table:table-cell>
          <table:table-cell office:value-type="time" office:time-value="PT16H15M58S" calcext:value-type="time">
            <text:p>16:15:58</text:p>
          </table:table-cell>
          <table:table-cell office:value-type="time" office:time-value="PT16H34M48S" calcext:value-type="time">
            <text:p>16:34:48</text:p>
          </table:table-cell>
          <table:table-cell office:value-type="time" office:time-value="PT16H39M06S" calcext:value-type="time">
            <text:p>16:39:06</text:p>
          </table:table-cell>
          <table:table-cell/>
          <table:table-cell table:formula="of:=IF([.E15]=0;0;[.E15]-[.D15])" office:value-type="time" office:time-value="PT00H02M30S" calcext:value-type="time">
            <text:p>02:30</text:p>
          </table:table-cell>
          <table:table-cell table:formula="of:=IF([.F15]=0;0;[.F15]-[.E15])" office:value-type="time" office:time-value="PT00H08M37S" calcext:value-type="time">
            <text:p>08:37</text:p>
          </table:table-cell>
          <table:table-cell table:formula="of:=IF([.G15]=0;0;[.G15]-[.F15])" office:value-type="time" office:time-value="PT00H11M46S" calcext:value-type="time">
            <text:p>11:46</text:p>
          </table:table-cell>
          <table:table-cell table:formula="of:=IF([.H15]=0;0;[.H15]-[.G15])" office:value-type="time" office:time-value="PT00H12M00S" calcext:value-type="time">
            <text:p>12:00</text:p>
          </table:table-cell>
          <table:table-cell table:formula="of:=IF([.I15]=0;0;[.I15]-[.H15])" office:value-type="time" office:time-value="PT00H17M42S" calcext:value-type="time">
            <text:p>17:42</text:p>
          </table:table-cell>
          <table:table-cell table:formula="of:=IF([.J15]=0;0;[.J15]-[.I15])" office:value-type="time" office:time-value="PT00H07M29S" calcext:value-type="time">
            <text:p>07:29</text:p>
          </table:table-cell>
          <table:table-cell table:formula="of:=IF([.K15]=0;0;[.K15]-[.J15])" office:value-type="time" office:time-value="PT00H15M54S" calcext:value-type="time">
            <text:p>15:54</text:p>
          </table:table-cell>
          <table:table-cell table:formula="of:=IF([.L15]=0;0;[.L15]-[.K15])" office:value-type="time" office:time-value="PT00H18M50S" calcext:value-type="time">
            <text:p>18:50</text:p>
          </table:table-cell>
          <table:table-cell table:formula="of:=IF([.M15]=0;0;[.M15]-[.L15])" office:value-type="time" office:time-value="PT00H04M18S" calcext:value-type="time">
            <text:p>04:18</text:p>
          </table:table-cell>
          <table:table-cell/>
          <table:table-cell table:formula="of:=IF([.O15] = 0; 0; [.O15]-AVERAGE([.O$2:.O$31]))" office:value-type="time" office:time-value="PT00H01M03.366667S" calcext:value-type="time">
            <text:p>01:03</text:p>
          </table:table-cell>
          <table:table-cell table:formula="of:=IF([.P15] = 0; 0; [.P15]-AVERAGE([.P$2:.P$32]))" office:value-type="time" office:time-value="-PT00H01M18.333333S" calcext:value-type="time">
            <text:p>-01:18</text:p>
          </table:table-cell>
          <table:table-cell table:formula="of:=IF([.Q15] = 0; 0; [.Q15]-AVERAGE([.Q$2:.Q$32]))" office:value-type="time" office:time-value="-PT00H02M43S" calcext:value-type="time">
            <text:p>-02:43</text:p>
          </table:table-cell>
          <table:table-cell table:formula="of:=IF([.R15] = 0; 0; [.R15]-AVERAGEIF([.R$2:.R$34]; &quot;&lt;&gt; 0&quot;))" office:value-type="time" office:time-value="-PT00H00M10.566666667S" calcext:value-type="time">
            <text:p>-00:10</text:p>
          </table:table-cell>
          <table:table-cell table:formula="of:=IF([.S15] = 0; 0; [.S15]-AVERAGEIF([.S$2:.S$34]; &quot;&lt;&gt; 0&quot;))" office:value-type="time" office:time-value="PT00H02M32.111111111S" calcext:value-type="time">
            <text:p>02:32</text:p>
          </table:table-cell>
          <table:table-cell table:formula="of:=IF([.T15] = 0; 0; [.T15]-AVERAGEIF([.T$2:.T$34]; &quot;&lt;&gt; 0&quot;))" office:value-type="time" office:time-value="-PT00H03M24.307692308S" calcext:value-type="time">
            <text:p>-03:24</text:p>
          </table:table-cell>
          <table:table-cell table:formula="of:=IF([.U15] = 0; 0; [.U15]-AVERAGEIF([.U$2:.U$34]; &quot;&lt;&gt; 0&quot;))" office:value-type="time" office:time-value="PT00H02M19.307692308S" calcext:value-type="time">
            <text:p>02:19</text:p>
          </table:table-cell>
          <table:table-cell table:formula="of:=IF([.V15] = 0; 0; [.V15]-AVERAGEIF([.V$2:.V$34]; &quot;&lt;&gt; 0&quot;))" office:value-type="time" office:time-value="PT00H01M43.875S" calcext:value-type="time">
            <text:p>01:43</text:p>
          </table:table-cell>
          <table:table-cell table:formula="of:=IF([.W15] = 0; 0; [.W15]-AVERAGEIF([.W$2:.W$34]; &quot;&lt;&gt; 0&quot;))" office:value-type="time" office:time-value="PT00H00M14.913043478S" calcext:value-type="time">
            <text:p>00:14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XA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5S" calcext:value-type="time">
            <text:p>15:01:15</text:p>
          </table:table-cell>
          <table:table-cell office:value-type="time" office:time-value="PT15H14M02S" calcext:value-type="time">
            <text:p>15:14:02</text:p>
          </table:table-cell>
          <table:table-cell office:value-type="time" office:time-value="PT15H30M25S" calcext:value-type="time">
            <text:p>15:30:25</text:p>
          </table:table-cell>
          <table:table-cell office:value-type="time" office:time-value="PT15H41M43S" calcext:value-type="time">
            <text:p>15:41:43</text:p>
          </table:table-cell>
          <table:table-cell office:value-type="time" office:time-value="PT15H59M19S" calcext:value-type="time">
            <text:p>15:59:19</text:p>
          </table:table-cell>
          <table:table-cell office:value-type="time" office:time-value="PT16H08M37S" calcext:value-type="time">
            <text:p>16:08:37</text:p>
          </table:table-cell>
          <table:table-cell office:value-type="time" office:time-value="PT16H19M31S" calcext:value-type="time">
            <text:p>16:19:31</text:p>
          </table:table-cell>
          <table:table-cell office:value-type="time" office:time-value="PT16H37M52S" calcext:value-type="time">
            <text:p>16:37:52</text:p>
          </table:table-cell>
          <table:table-cell office:value-type="time" office:time-value="PT16H41M52S" calcext:value-type="time">
            <text:p>16:41:52</text:p>
          </table:table-cell>
          <table:table-cell/>
          <table:table-cell table:formula="of:=IF([.E16]=0;0;[.E16]-[.D16])" office:value-type="time" office:time-value="PT00H01M15S" calcext:value-type="time">
            <text:p>01:15</text:p>
          </table:table-cell>
          <table:table-cell table:formula="of:=IF([.F16]=0;0;[.F16]-[.E16])" office:value-type="time" office:time-value="PT00H12M47S" calcext:value-type="time">
            <text:p>12:47</text:p>
          </table:table-cell>
          <table:table-cell table:formula="of:=IF([.G16]=0;0;[.G16]-[.F16])" office:value-type="time" office:time-value="PT00H16M23S" calcext:value-type="time">
            <text:p>16:23</text:p>
          </table:table-cell>
          <table:table-cell table:formula="of:=IF([.H16]=0;0;[.H16]-[.G16])" office:value-type="time" office:time-value="PT00H11M18S" calcext:value-type="time">
            <text:p>11:18</text:p>
          </table:table-cell>
          <table:table-cell table:formula="of:=IF([.I16]=0;0;[.I16]-[.H16])" office:value-type="time" office:time-value="PT00H17M36S" calcext:value-type="time">
            <text:p>17:36</text:p>
          </table:table-cell>
          <table:table-cell table:formula="of:=IF([.J16]=0;0;[.J16]-[.I16])" office:value-type="time" office:time-value="PT00H09M18S" calcext:value-type="time">
            <text:p>09:18</text:p>
          </table:table-cell>
          <table:table-cell table:formula="of:=IF([.K16]=0;0;[.K16]-[.J16])" office:value-type="time" office:time-value="PT00H10M54S" calcext:value-type="time">
            <text:p>10:54</text:p>
          </table:table-cell>
          <table:table-cell table:formula="of:=IF([.L16]=0;0;[.L16]-[.K16])" office:value-type="time" office:time-value="PT00H18M21S" calcext:value-type="time">
            <text:p>18:21</text:p>
          </table:table-cell>
          <table:table-cell table:formula="of:=IF([.M16]=0;0;[.M16]-[.L16])" office:value-type="time" office:time-value="PT00H04M00S" calcext:value-type="time">
            <text:p>04:00</text:p>
          </table:table-cell>
          <table:table-cell/>
          <table:table-cell table:formula="of:=IF([.O16] = 0; 0; [.O16]-AVERAGE([.O$2:.O$31]))" office:value-type="time" office:time-value="-PT00H00M11.633333S" calcext:value-type="time">
            <text:p>-00:11</text:p>
          </table:table-cell>
          <table:table-cell table:formula="of:=IF([.P16] = 0; 0; [.P16]-AVERAGE([.P$2:.P$32]))" office:value-type="time" office:time-value="PT00H02M51.666667S" calcext:value-type="time">
            <text:p>02:51</text:p>
          </table:table-cell>
          <table:table-cell table:formula="of:=IF([.Q16] = 0; 0; [.Q16]-AVERAGE([.Q$2:.Q$32]))" office:value-type="time" office:time-value="PT00H01M54S" calcext:value-type="time">
            <text:p>01:54</text:p>
          </table:table-cell>
          <table:table-cell table:formula="of:=IF([.R16] = 0; 0; [.R16]-AVERAGEIF([.R$2:.R$34]; &quot;&lt;&gt; 0&quot;))" office:value-type="time" office:time-value="-PT00H00M52.566666667S" calcext:value-type="time">
            <text:p>-00:52</text:p>
          </table:table-cell>
          <table:table-cell table:formula="of:=IF([.S16] = 0; 0; [.S16]-AVERAGEIF([.S$2:.S$34]; &quot;&lt;&gt; 0&quot;))" office:value-type="time" office:time-value="PT00H02M26.111111111S" calcext:value-type="time">
            <text:p>02:26</text:p>
          </table:table-cell>
          <table:table-cell table:formula="of:=IF([.T16] = 0; 0; [.T16]-AVERAGEIF([.T$2:.T$34]; &quot;&lt;&gt; 0&quot;))" office:value-type="time" office:time-value="-PT00H01M35.307692308S" calcext:value-type="time">
            <text:p>-01:35</text:p>
          </table:table-cell>
          <table:table-cell table:formula="of:=IF([.U16] = 0; 0; [.U16]-AVERAGEIF([.U$2:.U$34]; &quot;&lt;&gt; 0&quot;))" office:value-type="time" office:time-value="-PT00H02M40.692307692S" calcext:value-type="time">
            <text:p>-02:40</text:p>
          </table:table-cell>
          <table:table-cell table:formula="of:=IF([.V16] = 0; 0; [.V16]-AVERAGEIF([.V$2:.V$34]; &quot;&lt;&gt; 0&quot;))" office:value-type="time" office:time-value="PT00H01M14.875S" calcext:value-type="time">
            <text:p>01:14</text:p>
          </table:table-cell>
          <table:table-cell table:formula="of:=IF([.W16] = 0; 0; [.W16]-AVERAGEIF([.W$2:.W$34]; &quot;&lt;&gt; 0&quot;))" office:value-type="time" office:time-value="-PT00H00M03.086956522S" calcext:value-type="time">
            <text:p>-00:0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um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59S" calcext:value-type="time">
            <text:p>15:01:59</text:p>
          </table:table-cell>
          <table:table-cell office:value-type="time" office:time-value="PT15H11M13S" calcext:value-type="time">
            <text:p>15:11:13</text:p>
          </table:table-cell>
          <table:table-cell office:value-type="time" office:time-value="PT15H26M24S" calcext:value-type="time">
            <text:p>15:26:24</text:p>
          </table:table-cell>
          <table:table-cell office:value-type="time" office:time-value="PT15H38M08S" calcext:value-type="time">
            <text:p>15:38:08</text:p>
          </table:table-cell>
          <table:table-cell office:value-type="time" office:time-value="PT15H54M07S" calcext:value-type="time">
            <text:p>15:54:07</text:p>
          </table:table-cell>
          <table:table-cell office:value-type="time" office:time-value="PT16H05M19S" calcext:value-type="time">
            <text:p>16:05:19</text:p>
          </table:table-cell>
          <table:table-cell office:value-type="time" office:time-value="PT16H21M42S" calcext:value-type="time">
            <text:p>16:21:42</text:p>
          </table:table-cell>
          <table:table-cell office:value-type="time" office:time-value="PT16H39M49S" calcext:value-type="time">
            <text:p>16:39:49</text:p>
          </table:table-cell>
          <table:table-cell office:value-type="time" office:time-value="PT16H44M02S" calcext:value-type="time">
            <text:p>16:44:02</text:p>
          </table:table-cell>
          <table:table-cell/>
          <table:table-cell table:formula="of:=IF([.E17]=0;0;[.E17]-[.D17])" office:value-type="time" office:time-value="PT00H01M59S" calcext:value-type="time">
            <text:p>01:59</text:p>
          </table:table-cell>
          <table:table-cell table:formula="of:=IF([.F17]=0;0;[.F17]-[.E17])" office:value-type="time" office:time-value="PT00H09M14S" calcext:value-type="time">
            <text:p>09:14</text:p>
          </table:table-cell>
          <table:table-cell table:formula="of:=IF([.G17]=0;0;[.G17]-[.F17])" office:value-type="time" office:time-value="PT00H15M11S" calcext:value-type="time">
            <text:p>15:11</text:p>
          </table:table-cell>
          <table:table-cell table:formula="of:=IF([.H17]=0;0;[.H17]-[.G17])" office:value-type="time" office:time-value="PT00H11M44S" calcext:value-type="time">
            <text:p>11:44</text:p>
          </table:table-cell>
          <table:table-cell table:formula="of:=IF([.I17]=0;0;[.I17]-[.H17])" office:value-type="time" office:time-value="PT00H15M59S" calcext:value-type="time">
            <text:p>15:59</text:p>
          </table:table-cell>
          <table:table-cell table:formula="of:=IF([.J17]=0;0;[.J17]-[.I17])" office:value-type="time" office:time-value="PT00H11M12S" calcext:value-type="time">
            <text:p>11:12</text:p>
          </table:table-cell>
          <table:table-cell table:formula="of:=IF([.K17]=0;0;[.K17]-[.J17])" office:value-type="time" office:time-value="PT00H16M23S" calcext:value-type="time">
            <text:p>16:23</text:p>
          </table:table-cell>
          <table:table-cell table:formula="of:=IF([.L17]=0;0;[.L17]-[.K17])" office:value-type="time" office:time-value="PT00H18M07S" calcext:value-type="time">
            <text:p>18:07</text:p>
          </table:table-cell>
          <table:table-cell table:formula="of:=IF([.M17]=0;0;[.M17]-[.L17])" office:value-type="time" office:time-value="PT00H04M13S" calcext:value-type="time">
            <text:p>04:13</text:p>
          </table:table-cell>
          <table:table-cell/>
          <table:table-cell table:formula="of:=IF([.O17] = 0; 0; [.O17]-AVERAGE([.O$2:.O$31]))" office:value-type="time" office:time-value="PT00H00M32.366667S" calcext:value-type="time">
            <text:p>00:32</text:p>
          </table:table-cell>
          <table:table-cell table:formula="of:=IF([.P17] = 0; 0; [.P17]-AVERAGE([.P$2:.P$32]))" office:value-type="time" office:time-value="-PT00H00M41.333333S" calcext:value-type="time">
            <text:p>-00:41</text:p>
          </table:table-cell>
          <table:table-cell table:formula="of:=IF([.Q17] = 0; 0; [.Q17]-AVERAGE([.Q$2:.Q$32]))" office:value-type="time" office:time-value="PT00H00M42S" calcext:value-type="time">
            <text:p>00:42</text:p>
          </table:table-cell>
          <table:table-cell table:formula="of:=IF([.R17] = 0; 0; [.R17]-AVERAGEIF([.R$2:.R$34]; &quot;&lt;&gt; 0&quot;))" office:value-type="time" office:time-value="-PT00H00M26.566666667S" calcext:value-type="time">
            <text:p>-00:26</text:p>
          </table:table-cell>
          <table:table-cell table:formula="of:=IF([.S17] = 0; 0; [.S17]-AVERAGEIF([.S$2:.S$34]; &quot;&lt;&gt; 0&quot;))" office:value-type="time" office:time-value="PT00H00M49.111111111S" calcext:value-type="time">
            <text:p>00:49</text:p>
          </table:table-cell>
          <table:table-cell table:formula="of:=IF([.T17] = 0; 0; [.T17]-AVERAGEIF([.T$2:.T$34]; &quot;&lt;&gt; 0&quot;))" office:value-type="time" office:time-value="PT00H00M18.692307692S" calcext:value-type="time">
            <text:p>00:18</text:p>
          </table:table-cell>
          <table:table-cell table:formula="of:=IF([.U17] = 0; 0; [.U17]-AVERAGEIF([.U$2:.U$34]; &quot;&lt;&gt; 0&quot;))" office:value-type="time" office:time-value="PT00H02M48.307692308S" calcext:value-type="time">
            <text:p>02:48</text:p>
          </table:table-cell>
          <table:table-cell table:formula="of:=IF([.V17] = 0; 0; [.V17]-AVERAGEIF([.V$2:.V$34]; &quot;&lt;&gt; 0&quot;))" office:value-type="time" office:time-value="PT00H01M00.875S" calcext:value-type="time">
            <text:p>01:00</text:p>
          </table:table-cell>
          <table:table-cell table:formula="of:=IF([.W17] = 0; 0; [.W17]-AVERAGEIF([.W$2:.W$34]; &quot;&lt;&gt; 0&quot;))" office:value-type="time" office:time-value="PT00H00M09.913043478S" calcext:value-type="time">
            <text:p>00:09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iamir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3S" calcext:value-type="time">
            <text:p>15:01:03</text:p>
          </table:table-cell>
          <table:table-cell office:value-type="time" office:time-value="PT15H08M07S" calcext:value-type="time">
            <text:p>15:08:07</text:p>
          </table:table-cell>
          <table:table-cell office:value-type="time" office:time-value="PT15H26M40S" calcext:value-type="time">
            <text:p>15:26:40</text:p>
          </table:table-cell>
          <table:table-cell office:value-type="time" office:time-value="PT15H39M21S" calcext:value-type="time">
            <text:p>15:39:21</text:p>
          </table:table-cell>
          <table:table-cell office:value-type="time" office:time-value="PT15H54M10S" calcext:value-type="time">
            <text:p>15:54:10</text:p>
          </table:table-cell>
          <table:table-cell office:value-type="time" office:time-value="PT16H08M11S" calcext:value-type="time">
            <text:p>16:08:11</text:p>
          </table:table-cell>
          <table:table-cell office:value-type="time" office:time-value="PT16H21M31S" calcext:value-type="time">
            <text:p>16:21:31</text:p>
          </table:table-cell>
          <table:table-cell office:value-type="time" office:time-value="PT16H40M38S" calcext:value-type="time">
            <text:p>16:40:38</text:p>
          </table:table-cell>
          <table:table-cell office:value-type="time" office:time-value="PT16H45M24S" calcext:value-type="time">
            <text:p>16:45:24</text:p>
          </table:table-cell>
          <table:table-cell/>
          <table:table-cell table:formula="of:=IF([.E18]=0;0;[.E18]-[.D18])" office:value-type="time" office:time-value="PT00H01M03S" calcext:value-type="time">
            <text:p>01:03</text:p>
          </table:table-cell>
          <table:table-cell table:formula="of:=IF([.F18]=0;0;[.F18]-[.E18])" office:value-type="time" office:time-value="PT00H07M04S" calcext:value-type="time">
            <text:p>07:04</text:p>
          </table:table-cell>
          <table:table-cell table:formula="of:=IF([.G18]=0;0;[.G18]-[.F18])" office:value-type="time" office:time-value="PT00H18M33S" calcext:value-type="time">
            <text:p>18:33</text:p>
          </table:table-cell>
          <table:table-cell table:formula="of:=IF([.H18]=0;0;[.H18]-[.G18])" office:value-type="time" office:time-value="PT00H12M41S" calcext:value-type="time">
            <text:p>12:41</text:p>
          </table:table-cell>
          <table:table-cell table:formula="of:=IF([.I18]=0;0;[.I18]-[.H18])" office:value-type="time" office:time-value="PT00H14M49S" calcext:value-type="time">
            <text:p>14:49</text:p>
          </table:table-cell>
          <table:table-cell table:formula="of:=IF([.J18]=0;0;[.J18]-[.I18])" office:value-type="time" office:time-value="PT00H14M01S" calcext:value-type="time">
            <text:p>14:01</text:p>
          </table:table-cell>
          <table:table-cell table:formula="of:=IF([.K18]=0;0;[.K18]-[.J18])" office:value-type="time" office:time-value="PT00H13M20S" calcext:value-type="time">
            <text:p>13:20</text:p>
          </table:table-cell>
          <table:table-cell table:formula="of:=IF([.L18]=0;0;[.L18]-[.K18])" office:value-type="time" office:time-value="PT00H19M07S" calcext:value-type="time">
            <text:p>19:07</text:p>
          </table:table-cell>
          <table:table-cell table:formula="of:=IF([.M18]=0;0;[.M18]-[.L18])" office:value-type="time" office:time-value="PT00H04M46S" calcext:value-type="time">
            <text:p>04:46</text:p>
          </table:table-cell>
          <table:table-cell/>
          <table:table-cell table:formula="of:=IF([.O18] = 0; 0; [.O18]-AVERAGE([.O$2:.O$31]))" office:value-type="time" office:time-value="-PT00H00M23.633333S" calcext:value-type="time">
            <text:p>-00:23</text:p>
          </table:table-cell>
          <table:table-cell table:formula="of:=IF([.P18] = 0; 0; [.P18]-AVERAGE([.P$2:.P$32]))" office:value-type="time" office:time-value="-PT00H02M51.333333S" calcext:value-type="time">
            <text:p>-02:51</text:p>
          </table:table-cell>
          <table:table-cell table:formula="of:=IF([.Q18] = 0; 0; [.Q18]-AVERAGE([.Q$2:.Q$32]))" office:value-type="time" office:time-value="PT00H04M04S" calcext:value-type="time">
            <text:p>04:04</text:p>
          </table:table-cell>
          <table:table-cell table:formula="of:=IF([.R18] = 0; 0; [.R18]-AVERAGEIF([.R$2:.R$34]; &quot;&lt;&gt; 0&quot;))" office:value-type="time" office:time-value="PT00H00M30.433333333S" calcext:value-type="time">
            <text:p>00:30</text:p>
          </table:table-cell>
          <table:table-cell table:formula="of:=IF([.S18] = 0; 0; [.S18]-AVERAGEIF([.S$2:.S$34]; &quot;&lt;&gt; 0&quot;))" office:value-type="time" office:time-value="-PT00H00M20.888888889S" calcext:value-type="time">
            <text:p>-00:20</text:p>
          </table:table-cell>
          <table:table-cell table:formula="of:=IF([.T18] = 0; 0; [.T18]-AVERAGEIF([.T$2:.T$34]; &quot;&lt;&gt; 0&quot;))" office:value-type="time" office:time-value="PT00H03M07.692307692S" calcext:value-type="time">
            <text:p>03:07</text:p>
          </table:table-cell>
          <table:table-cell table:formula="of:=IF([.U18] = 0; 0; [.U18]-AVERAGEIF([.U$2:.U$34]; &quot;&lt;&gt; 0&quot;))" office:value-type="time" office:time-value="-PT00H00M14.692307692S" calcext:value-type="time">
            <text:p>-00:14</text:p>
          </table:table-cell>
          <table:table-cell table:formula="of:=IF([.V18] = 0; 0; [.V18]-AVERAGEIF([.V$2:.V$34]; &quot;&lt;&gt; 0&quot;))" office:value-type="time" office:time-value="PT00H02M00.875S" calcext:value-type="time">
            <text:p>02:00</text:p>
          </table:table-cell>
          <table:table-cell table:formula="of:=IF([.W18] = 0; 0; [.W18]-AVERAGEIF([.W$2:.W$34]; &quot;&lt;&gt; 0&quot;))" office:value-type="time" office:time-value="PT00H00M42.913043478S" calcext:value-type="time">
            <text:p>00:4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ot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2S" calcext:value-type="time">
            <text:p>15:00:42</text:p>
          </table:table-cell>
          <table:table-cell office:value-type="time" office:time-value="PT15H14M11S" calcext:value-type="time">
            <text:p>15:14:11</text:p>
          </table:table-cell>
          <table:table-cell office:value-type="time" office:time-value="PT15H27M57S" calcext:value-type="time">
            <text:p>15:27:57</text:p>
          </table:table-cell>
          <table:table-cell office:value-type="time" office:time-value="PT15H40M42S" calcext:value-type="time">
            <text:p>15:40:42</text:p>
          </table:table-cell>
          <table:table-cell office:value-type="time" office:time-value="PT15H58M44S" calcext:value-type="time">
            <text:p>15:58:44</text:p>
          </table:table-cell>
          <table:table-cell office:value-type="time" office:time-value="PT16H09M47S" calcext:value-type="time">
            <text:p>16:09:47</text:p>
          </table:table-cell>
          <table:table-cell office:value-type="time" office:time-value="PT16H21M26S" calcext:value-type="time">
            <text:p>16:21:26</text:p>
          </table:table-cell>
          <table:table-cell office:value-type="time" office:time-value="PT16H40M20S" calcext:value-type="time">
            <text:p>16:40:20</text:p>
          </table:table-cell>
          <table:table-cell office:value-type="time" office:time-value="PT16H45M35S" calcext:value-type="time">
            <text:p>16:45:35</text:p>
          </table:table-cell>
          <table:table-cell/>
          <table:table-cell table:formula="of:=IF([.E19]=0;0;[.E19]-[.D19])" office:value-type="time" office:time-value="PT00H00M42S" calcext:value-type="time">
            <text:p>00:42</text:p>
          </table:table-cell>
          <table:table-cell table:formula="of:=IF([.F19]=0;0;[.F19]-[.E19])" office:value-type="time" office:time-value="PT00H13M29S" calcext:value-type="time">
            <text:p>13:29</text:p>
          </table:table-cell>
          <table:table-cell table:formula="of:=IF([.G19]=0;0;[.G19]-[.F19])" office:value-type="time" office:time-value="PT00H13M46S" calcext:value-type="time">
            <text:p>13:46</text:p>
          </table:table-cell>
          <table:table-cell table:formula="of:=IF([.H19]=0;0;[.H19]-[.G19])" office:value-type="time" office:time-value="PT00H12M45S" calcext:value-type="time">
            <text:p>12:45</text:p>
          </table:table-cell>
          <table:table-cell table:formula="of:=IF([.I19]=0;0;[.I19]-[.H19])" office:value-type="time" office:time-value="PT00H18M02S" calcext:value-type="time">
            <text:p>18:02</text:p>
          </table:table-cell>
          <table:table-cell table:formula="of:=IF([.J19]=0;0;[.J19]-[.I19])" office:value-type="time" office:time-value="PT00H11M03S" calcext:value-type="time">
            <text:p>11:03</text:p>
          </table:table-cell>
          <table:table-cell table:formula="of:=IF([.K19]=0;0;[.K19]-[.J19])" office:value-type="time" office:time-value="PT00H11M39S" calcext:value-type="time">
            <text:p>11:39</text:p>
          </table:table-cell>
          <table:table-cell table:formula="of:=IF([.L19]=0;0;[.L19]-[.K19])" office:value-type="time" office:time-value="PT00H18M54S" calcext:value-type="time">
            <text:p>18:54</text:p>
          </table:table-cell>
          <table:table-cell table:formula="of:=IF([.M19]=0;0;[.M19]-[.L19])" office:value-type="time" office:time-value="PT00H05M15S" calcext:value-type="time">
            <text:p>05:15</text:p>
          </table:table-cell>
          <table:table-cell/>
          <table:table-cell table:formula="of:=IF([.O19] = 0; 0; [.O19]-AVERAGE([.O$2:.O$31]))" office:value-type="time" office:time-value="-PT00H00M44.633333S" calcext:value-type="time">
            <text:p>-00:44</text:p>
          </table:table-cell>
          <table:table-cell table:formula="of:=IF([.P19] = 0; 0; [.P19]-AVERAGE([.P$2:.P$32]))" office:value-type="time" office:time-value="PT00H03M33.666667S" calcext:value-type="time">
            <text:p>03:33</text:p>
          </table:table-cell>
          <table:table-cell table:formula="of:=IF([.Q19] = 0; 0; [.Q19]-AVERAGE([.Q$2:.Q$32]))" office:value-type="time" office:time-value="-PT00H00M43S" calcext:value-type="time">
            <text:p>-00:43</text:p>
          </table:table-cell>
          <table:table-cell table:formula="of:=IF([.R19] = 0; 0; [.R19]-AVERAGEIF([.R$2:.R$34]; &quot;&lt;&gt; 0&quot;))" office:value-type="time" office:time-value="PT00H00M34.433333333S" calcext:value-type="time">
            <text:p>00:34</text:p>
          </table:table-cell>
          <table:table-cell table:formula="of:=IF([.S19] = 0; 0; [.S19]-AVERAGEIF([.S$2:.S$34]; &quot;&lt;&gt; 0&quot;))" office:value-type="time" office:time-value="PT00H02M52.111111111S" calcext:value-type="time">
            <text:p>02:52</text:p>
          </table:table-cell>
          <table:table-cell table:formula="of:=IF([.T19] = 0; 0; [.T19]-AVERAGEIF([.T$2:.T$34]; &quot;&lt;&gt; 0&quot;))" office:value-type="time" office:time-value="PT00H00M09.692307692S" calcext:value-type="time">
            <text:p>00:09</text:p>
          </table:table-cell>
          <table:table-cell table:formula="of:=IF([.U19] = 0; 0; [.U19]-AVERAGEIF([.U$2:.U$34]; &quot;&lt;&gt; 0&quot;))" office:value-type="time" office:time-value="-PT00H01M55.692307692S" calcext:value-type="time">
            <text:p>-01:55</text:p>
          </table:table-cell>
          <table:table-cell table:formula="of:=IF([.V19] = 0; 0; [.V19]-AVERAGEIF([.V$2:.V$34]; &quot;&lt;&gt; 0&quot;))" office:value-type="time" office:time-value="PT00H01M47.875S" calcext:value-type="time">
            <text:p>01:47</text:p>
          </table:table-cell>
          <table:table-cell table:formula="of:=IF([.W19] = 0; 0; [.W19]-AVERAGEIF([.W$2:.W$34]; &quot;&lt;&gt; 0&quot;))" office:value-type="time" office:time-value="PT00H01M11.913043478S" calcext:value-type="time">
            <text:p>01: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lt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26S" calcext:value-type="time">
            <text:p>15:01:26</text:p>
          </table:table-cell>
          <table:table-cell office:value-type="time" office:time-value="PT15H15M41S" calcext:value-type="time">
            <text:p>15:15:41</text:p>
          </table:table-cell>
          <table:table-cell office:value-type="time" office:time-value="PT15H34M03S" calcext:value-type="time">
            <text:p>15:34:03</text:p>
          </table:table-cell>
          <table:table-cell office:value-type="time" office:time-value="PT15H49M12S" calcext:value-type="time">
            <text:p>15:49:12</text:p>
          </table:table-cell>
          <table:table-cell office:value-type="time" office:time-value="PT16H09M36S" calcext:value-type="time">
            <text:p>16:09:36</text:p>
          </table:table-cell>
          <table:table-cell office:value-type="time" office:time-value="PT16H19M02S" calcext:value-type="time">
            <text:p>16:19:02</text:p>
          </table:table-cell>
          <table:table-cell office:value-type="time" office:time-value="PT16H28M59S" calcext:value-type="time">
            <text:p>16:28:59</text:p>
          </table:table-cell>
          <table:table-cell office:value-type="time" office:time-value="PT16H45M47S" calcext:value-type="time">
            <text:p>16:45:47</text:p>
          </table:table-cell>
          <table:table-cell office:value-type="time" office:time-value="PT16H49M28S" calcext:value-type="time">
            <text:p>16:49:28</text:p>
          </table:table-cell>
          <table:table-cell/>
          <table:table-cell table:formula="of:=IF([.E20]=0;0;[.E20]-[.D20])" office:value-type="time" office:time-value="PT00H01M26S" calcext:value-type="time">
            <text:p>01:26</text:p>
          </table:table-cell>
          <table:table-cell table:formula="of:=IF([.F20]=0;0;[.F20]-[.E20])" office:value-type="time" office:time-value="PT00H14M15S" calcext:value-type="time">
            <text:p>14:15</text:p>
          </table:table-cell>
          <table:table-cell table:formula="of:=IF([.G20]=0;0;[.G20]-[.F20])" office:value-type="time" office:time-value="PT00H18M22S" calcext:value-type="time">
            <text:p>18:22</text:p>
          </table:table-cell>
          <table:table-cell table:formula="of:=IF([.H20]=0;0;[.H20]-[.G20])" office:value-type="time" office:time-value="PT00H15M09S" calcext:value-type="time">
            <text:p>15:09</text:p>
          </table:table-cell>
          <table:table-cell table:formula="of:=IF([.I20]=0;0;[.I20]-[.H20])" office:value-type="time" office:time-value="PT00H20M24S" calcext:value-type="time">
            <text:p>20:24</text:p>
          </table:table-cell>
          <table:table-cell table:formula="of:=IF([.J20]=0;0;[.J20]-[.I20])" office:value-type="time" office:time-value="PT00H09M26S" calcext:value-type="time">
            <text:p>09:26</text:p>
          </table:table-cell>
          <table:table-cell table:formula="of:=IF([.K20]=0;0;[.K20]-[.J20])" office:value-type="time" office:time-value="PT00H09M57S" calcext:value-type="time">
            <text:p>09:57</text:p>
          </table:table-cell>
          <table:table-cell table:formula="of:=IF([.L20]=0;0;[.L20]-[.K20])" office:value-type="time" office:time-value="PT00H16M48S" calcext:value-type="time">
            <text:p>16:48</text:p>
          </table:table-cell>
          <table:table-cell table:formula="of:=IF([.M20]=0;0;[.M20]-[.L20])" office:value-type="time" office:time-value="PT00H03M41S" calcext:value-type="time">
            <text:p>03:41</text:p>
          </table:table-cell>
          <table:table-cell/>
          <table:table-cell table:formula="of:=IF([.O20] = 0; 0; [.O20]-AVERAGE([.O$2:.O$31]))" office:value-type="time" office:time-value="-PT00H00M00.633333S" calcext:value-type="time">
            <text:p>-00:00</text:p>
          </table:table-cell>
          <table:table-cell table:formula="of:=IF([.P20] = 0; 0; [.P20]-AVERAGE([.P$2:.P$32]))" office:value-type="time" office:time-value="PT00H04M19.666667S" calcext:value-type="time">
            <text:p>04:19</text:p>
          </table:table-cell>
          <table:table-cell table:formula="of:=IF([.Q20] = 0; 0; [.Q20]-AVERAGE([.Q$2:.Q$32]))" office:value-type="time" office:time-value="PT00H03M53S" calcext:value-type="time">
            <text:p>03:53</text:p>
          </table:table-cell>
          <table:table-cell table:formula="of:=IF([.R20] = 0; 0; [.R20]-AVERAGEIF([.R$2:.R$34]; &quot;&lt;&gt; 0&quot;))" office:value-type="time" office:time-value="PT00H02M58.433333333S" calcext:value-type="time">
            <text:p>02:58</text:p>
          </table:table-cell>
          <table:table-cell table:formula="of:=IF([.S20] = 0; 0; [.S20]-AVERAGEIF([.S$2:.S$34]; &quot;&lt;&gt; 0&quot;))" office:value-type="time" office:time-value="PT00H05M14.111111111S" calcext:value-type="time">
            <text:p>05:14</text:p>
          </table:table-cell>
          <table:table-cell table:formula="of:=IF([.T20] = 0; 0; [.T20]-AVERAGEIF([.T$2:.T$34]; &quot;&lt;&gt; 0&quot;))" office:value-type="time" office:time-value="-PT00H01M27.307692308S" calcext:value-type="time">
            <text:p>-01:27</text:p>
          </table:table-cell>
          <table:table-cell table:formula="of:=IF([.U20] = 0; 0; [.U20]-AVERAGEIF([.U$2:.U$34]; &quot;&lt;&gt; 0&quot;))" office:value-type="time" office:time-value="-PT00H03M37.692307692S" calcext:value-type="time">
            <text:p>-03:37</text:p>
          </table:table-cell>
          <table:table-cell table:formula="of:=IF([.V20] = 0; 0; [.V20]-AVERAGEIF([.V$2:.V$34]; &quot;&lt;&gt; 0&quot;))" office:value-type="time" office:time-value="-PT00H00M18.125S" calcext:value-type="time">
            <text:p>-00:18</text:p>
          </table:table-cell>
          <table:table-cell table:formula="of:=IF([.W20] = 0; 0; [.W20]-AVERAGEIF([.W$2:.W$34]; &quot;&lt;&gt; 0&quot;))" office:value-type="time" office:time-value="-PT00H00M22.086956522S" calcext:value-type="time">
            <text:p>-00:2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ptic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8S" calcext:value-type="time">
            <text:p>15:01:18</text:p>
          </table:table-cell>
          <table:table-cell office:value-type="time" office:time-value="PT15H16M54S" calcext:value-type="time">
            <text:p>15:16:54</text:p>
          </table:table-cell>
          <table:table-cell office:value-type="time" office:time-value="PT15H32M55S" calcext:value-type="time">
            <text:p>15:32:55</text:p>
          </table:table-cell>
          <table:table-cell office:value-type="time" office:time-value="PT15H48M43S" calcext:value-type="time">
            <text:p>15:48:43</text:p>
          </table:table-cell>
          <table:table-cell office:value-type="time" office:time-value="PT16H08M08S" calcext:value-type="time">
            <text:p>16:08:08</text:p>
          </table:table-cell>
          <table:table-cell office:value-type="time" office:time-value="PT16H17M52S" calcext:value-type="time">
            <text:p>16:17:52</text:p>
          </table:table-cell>
          <table:table-cell office:value-type="time" office:time-value="PT16H29M46S" calcext:value-type="time">
            <text:p>16:29:46</text:p>
          </table:table-cell>
          <table:table-cell office:value-type="time" office:time-value="PT16H47M17S" calcext:value-type="time">
            <text:p>16:47:17</text:p>
          </table:table-cell>
          <table:table-cell office:value-type="time" office:time-value="PT16H53M32S" calcext:value-type="time">
            <text:p>16:53:32</text:p>
          </table:table-cell>
          <table:table-cell/>
          <table:table-cell table:formula="of:=IF([.E21]=0;0;[.E21]-[.D21])" office:value-type="time" office:time-value="PT00H01M18S" calcext:value-type="time">
            <text:p>01:18</text:p>
          </table:table-cell>
          <table:table-cell table:formula="of:=IF([.F21]=0;0;[.F21]-[.E21])" office:value-type="time" office:time-value="PT00H15M36S" calcext:value-type="time">
            <text:p>15:36</text:p>
          </table:table-cell>
          <table:table-cell table:formula="of:=IF([.G21]=0;0;[.G21]-[.F21])" office:value-type="time" office:time-value="PT00H16M01S" calcext:value-type="time">
            <text:p>16:01</text:p>
          </table:table-cell>
          <table:table-cell table:formula="of:=IF([.H21]=0;0;[.H21]-[.G21])" office:value-type="time" office:time-value="PT00H15M48S" calcext:value-type="time">
            <text:p>15:48</text:p>
          </table:table-cell>
          <table:table-cell table:formula="of:=IF([.I21]=0;0;[.I21]-[.H21])" office:value-type="time" office:time-value="PT00H19M25S" calcext:value-type="time">
            <text:p>19:25</text:p>
          </table:table-cell>
          <table:table-cell table:formula="of:=IF([.J21]=0;0;[.J21]-[.I21])" office:value-type="time" office:time-value="PT00H09M44S" calcext:value-type="time">
            <text:p>09:44</text:p>
          </table:table-cell>
          <table:table-cell table:formula="of:=IF([.K21]=0;0;[.K21]-[.J21])" office:value-type="time" office:time-value="PT00H11M54S" calcext:value-type="time">
            <text:p>11:54</text:p>
          </table:table-cell>
          <table:table-cell table:formula="of:=IF([.L21]=0;0;[.L21]-[.K21])" office:value-type="time" office:time-value="PT00H17M31S" calcext:value-type="time">
            <text:p>17:31</text:p>
          </table:table-cell>
          <table:table-cell table:formula="of:=IF([.M21]=0;0;[.M21]-[.L21])" office:value-type="time" office:time-value="PT00H06M15S" calcext:value-type="time">
            <text:p>06:15</text:p>
          </table:table-cell>
          <table:table-cell/>
          <table:table-cell table:formula="of:=IF([.O21] = 0; 0; [.O21]-AVERAGE([.O$2:.O$31]))" office:value-type="time" office:time-value="-PT00H00M08.633333S" calcext:value-type="time">
            <text:p>-00:08</text:p>
          </table:table-cell>
          <table:table-cell table:formula="of:=IF([.P21] = 0; 0; [.P21]-AVERAGE([.P$2:.P$32]))" office:value-type="time" office:time-value="PT00H05M40.666667S" calcext:value-type="time">
            <text:p>05:40</text:p>
          </table:table-cell>
          <table:table-cell table:formula="of:=IF([.Q21] = 0; 0; [.Q21]-AVERAGE([.Q$2:.Q$32]))" office:value-type="time" office:time-value="PT00H01M32S" calcext:value-type="time">
            <text:p>01:32</text:p>
          </table:table-cell>
          <table:table-cell table:formula="of:=IF([.R21] = 0; 0; [.R21]-AVERAGEIF([.R$2:.R$34]; &quot;&lt;&gt; 0&quot;))" office:value-type="time" office:time-value="PT00H03M37.433333333S" calcext:value-type="time">
            <text:p>03:37</text:p>
          </table:table-cell>
          <table:table-cell table:formula="of:=IF([.S21] = 0; 0; [.S21]-AVERAGEIF([.S$2:.S$34]; &quot;&lt;&gt; 0&quot;))" office:value-type="time" office:time-value="PT00H04M15.111111111S" calcext:value-type="time">
            <text:p>04:15</text:p>
          </table:table-cell>
          <table:table-cell table:formula="of:=IF([.T21] = 0; 0; [.T21]-AVERAGEIF([.T$2:.T$34]; &quot;&lt;&gt; 0&quot;))" office:value-type="time" office:time-value="-PT00H01M09.307692308S" calcext:value-type="time">
            <text:p>-01:09</text:p>
          </table:table-cell>
          <table:table-cell table:formula="of:=IF([.U21] = 0; 0; [.U21]-AVERAGEIF([.U$2:.U$34]; &quot;&lt;&gt; 0&quot;))" office:value-type="time" office:time-value="-PT00H01M40.692307692S" calcext:value-type="time">
            <text:p>-01:40</text:p>
          </table:table-cell>
          <table:table-cell table:formula="of:=IF([.V21] = 0; 0; [.V21]-AVERAGEIF([.V$2:.V$34]; &quot;&lt;&gt; 0&quot;))" office:value-type="time" office:time-value="PT00H00M24.875S" calcext:value-type="time">
            <text:p>00:24</text:p>
          </table:table-cell>
          <table:table-cell table:formula="of:=IF([.W21] = 0; 0; [.W21]-AVERAGEIF([.W$2:.W$34]; &quot;&lt;&gt; 0&quot;))" office:value-type="time" office:time-value="PT00H02M11.913043478S" calcext:value-type="time">
            <text:p>02:11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um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2M05S" calcext:value-type="time">
            <text:p>15:02:05</text:p>
          </table:table-cell>
          <table:table-cell office:value-type="time" office:time-value="PT15H13M29S" calcext:value-type="time">
            <text:p>15:13:29</text:p>
          </table:table-cell>
          <table:table-cell office:value-type="time" office:time-value="PT15H27M10S" calcext:value-type="time">
            <text:p>15:27:10</text:p>
          </table:table-cell>
          <table:table-cell office:value-type="time" office:time-value="PT15H39M33S" calcext:value-type="time">
            <text:p>15:39:33</text:p>
          </table:table-cell>
          <table:table-cell office:value-type="time" office:time-value="PT15H53M51S" calcext:value-type="time">
            <text:p>15:53:51</text:p>
          </table:table-cell>
          <table:table-cell office:value-type="time" office:time-value="PT16H03M10S" calcext:value-type="time">
            <text:p>16:03:10</text:p>
          </table:table-cell>
          <table:table-cell office:value-type="time" office:time-value="PT16H29M37S" calcext:value-type="time">
            <text:p>16:29:37</text:p>
          </table:table-cell>
          <table:table-cell office:value-type="time" office:time-value="PT16H49M44S" calcext:value-type="time">
            <text:p>16:49:44</text:p>
          </table:table-cell>
          <table:table-cell office:value-type="time" office:time-value="PT16H54M11S" calcext:value-type="time">
            <text:p>16:54:11</text:p>
          </table:table-cell>
          <table:table-cell/>
          <table:table-cell table:formula="of:=IF([.E22]=0;0;[.E22]-[.D22])" office:value-type="time" office:time-value="PT00H02M05S" calcext:value-type="time">
            <text:p>02:05</text:p>
          </table:table-cell>
          <table:table-cell table:formula="of:=IF([.F22]=0;0;[.F22]-[.E22])" office:value-type="time" office:time-value="PT00H11M24S" calcext:value-type="time">
            <text:p>11:24</text:p>
          </table:table-cell>
          <table:table-cell table:formula="of:=IF([.G22]=0;0;[.G22]-[.F22])" office:value-type="time" office:time-value="PT00H13M41S" calcext:value-type="time">
            <text:p>13:41</text:p>
          </table:table-cell>
          <table:table-cell table:formula="of:=IF([.H22]=0;0;[.H22]-[.G22])" office:value-type="time" office:time-value="PT00H12M23S" calcext:value-type="time">
            <text:p>12:23</text:p>
          </table:table-cell>
          <table:table-cell table:formula="of:=IF([.I22]=0;0;[.I22]-[.H22])" office:value-type="time" office:time-value="PT00H14M18S" calcext:value-type="time">
            <text:p>14:18</text:p>
          </table:table-cell>
          <table:table-cell table:formula="of:=IF([.J22]=0;0;[.J22]-[.I22])" office:value-type="time" office:time-value="PT00H09M19S" calcext:value-type="time">
            <text:p>09:19</text:p>
          </table:table-cell>
          <table:table-cell table:formula="of:=IF([.K22]=0;0;[.K22]-[.J22])" office:value-type="time" office:time-value="PT00H26M27S" calcext:value-type="time">
            <text:p>26:27</text:p>
          </table:table-cell>
          <table:table-cell table:formula="of:=IF([.L22]=0;0;[.L22]-[.K22])" office:value-type="time" office:time-value="PT00H20M07S" calcext:value-type="time">
            <text:p>20:07</text:p>
          </table:table-cell>
          <table:table-cell table:formula="of:=IF([.M22]=0;0;[.M22]-[.L22])" office:value-type="time" office:time-value="PT00H04M27S" calcext:value-type="time">
            <text:p>04:27</text:p>
          </table:table-cell>
          <table:table-cell/>
          <table:table-cell table:formula="of:=IF([.O22] = 0; 0; [.O22]-AVERAGE([.O$2:.O$31]))" office:value-type="time" office:time-value="PT00H00M38.366667S" calcext:value-type="time">
            <text:p>00:38</text:p>
          </table:table-cell>
          <table:table-cell table:formula="of:=IF([.P22] = 0; 0; [.P22]-AVERAGE([.P$2:.P$32]))" office:value-type="time" office:time-value="PT00H01M28.666667S" calcext:value-type="time">
            <text:p>01:28</text:p>
          </table:table-cell>
          <table:table-cell table:formula="of:=IF([.Q22] = 0; 0; [.Q22]-AVERAGE([.Q$2:.Q$32]))" office:value-type="time" office:time-value="-PT00H00M48S" calcext:value-type="time">
            <text:p>-00:48</text:p>
          </table:table-cell>
          <table:table-cell table:formula="of:=IF([.R22] = 0; 0; [.R22]-AVERAGEIF([.R$2:.R$34]; &quot;&lt;&gt; 0&quot;))" office:value-type="time" office:time-value="PT00H00M12.433333333S" calcext:value-type="time">
            <text:p>00:12</text:p>
          </table:table-cell>
          <table:table-cell table:formula="of:=IF([.S22] = 0; 0; [.S22]-AVERAGEIF([.S$2:.S$34]; &quot;&lt;&gt; 0&quot;))" office:value-type="time" office:time-value="-PT00H00M51.888888889S" calcext:value-type="time">
            <text:p>-00:51</text:p>
          </table:table-cell>
          <table:table-cell table:formula="of:=IF([.T22] = 0; 0; [.T22]-AVERAGEIF([.T$2:.T$34]; &quot;&lt;&gt; 0&quot;))" office:value-type="time" office:time-value="-PT00H01M34.307692308S" calcext:value-type="time">
            <text:p>-01:34</text:p>
          </table:table-cell>
          <table:table-cell table:formula="of:=IF([.U22] = 0; 0; [.U22]-AVERAGEIF([.U$2:.U$34]; &quot;&lt;&gt; 0&quot;))" office:value-type="time" office:time-value="PT00H12M52.307692308S" calcext:value-type="time">
            <text:p>12:52</text:p>
          </table:table-cell>
          <table:table-cell table:formula="of:=IF([.V22] = 0; 0; [.V22]-AVERAGEIF([.V$2:.V$34]; &quot;&lt;&gt; 0&quot;))" office:value-type="time" office:time-value="PT00H03M00.875S" calcext:value-type="time">
            <text:p>03:00</text:p>
          </table:table-cell>
          <table:table-cell table:formula="of:=IF([.W22] = 0; 0; [.W22]-AVERAGEIF([.W$2:.W$34]; &quot;&lt;&gt; 0&quot;))" office:value-type="time" office:time-value="PT00H00M23.913043478S" calcext:value-type="time">
            <text:p>00:23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igma 10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45S" calcext:value-type="time">
            <text:p>15:00:45</text:p>
          </table:table-cell>
          <table:table-cell office:value-type="time" office:time-value="PT15H11M51S" calcext:value-type="time">
            <text:p>15:11:51</text:p>
          </table:table-cell>
          <table:table-cell office:value-type="time" office:time-value="PT15H30M26S" calcext:value-type="time">
            <text:p>15:30:26</text:p>
          </table:table-cell>
          <table:table-cell office:value-type="time" office:time-value="PT15H42M29S" calcext:value-type="time">
            <text:p>15:42:29</text:p>
          </table:table-cell>
          <table:table-cell office:value-type="time" office:time-value="PT16H08M35S" calcext:value-type="time">
            <text:p>16:08:35</text:p>
          </table:table-cell>
          <table:table-cell office:value-type="time" office:time-value="PT16H18M20S" calcext:value-type="time">
            <text:p>16:18:20</text:p>
          </table:table-cell>
          <table:table-cell office:value-type="time" office:time-value="PT16H31M41S" calcext:value-type="time">
            <text:p>16:31:41</text:p>
          </table:table-cell>
          <table:table-cell office:value-type="time" office:time-value="PT16H50M36S" calcext:value-type="time">
            <text:p>16:50:36</text:p>
          </table:table-cell>
          <table:table-cell office:value-type="time" office:time-value="PT16H54M59S" calcext:value-type="time">
            <text:p>16:54:59</text:p>
          </table:table-cell>
          <table:table-cell/>
          <table:table-cell table:formula="of:=IF([.E23]=0;0;[.E23]-[.D23])" office:value-type="time" office:time-value="PT00H00M45S" calcext:value-type="time">
            <text:p>00:45</text:p>
          </table:table-cell>
          <table:table-cell table:formula="of:=IF([.F23]=0;0;[.F23]-[.E23])" office:value-type="time" office:time-value="PT00H11M06S" calcext:value-type="time">
            <text:p>11:06</text:p>
          </table:table-cell>
          <table:table-cell table:formula="of:=IF([.G23]=0;0;[.G23]-[.F23])" office:value-type="time" office:time-value="PT00H18M35S" calcext:value-type="time">
            <text:p>18:35</text:p>
          </table:table-cell>
          <table:table-cell table:formula="of:=IF([.H23]=0;0;[.H23]-[.G23])" office:value-type="time" office:time-value="PT00H12M03S" calcext:value-type="time">
            <text:p>12:03</text:p>
          </table:table-cell>
          <table:table-cell table:formula="of:=IF([.I23]=0;0;[.I23]-[.H23])" office:value-type="time" office:time-value="PT00H26M06S" calcext:value-type="time">
            <text:p>26:06</text:p>
          </table:table-cell>
          <table:table-cell table:formula="of:=IF([.J23]=0;0;[.J23]-[.I23])" office:value-type="time" office:time-value="PT00H09M45S" calcext:value-type="time">
            <text:p>09:45</text:p>
          </table:table-cell>
          <table:table-cell table:formula="of:=IF([.K23]=0;0;[.K23]-[.J23])" office:value-type="time" office:time-value="PT00H13M21S" calcext:value-type="time">
            <text:p>13:21</text:p>
          </table:table-cell>
          <table:table-cell table:formula="of:=IF([.L23]=0;0;[.L23]-[.K23])" office:value-type="time" office:time-value="PT00H18M55S" calcext:value-type="time">
            <text:p>18:55</text:p>
          </table:table-cell>
          <table:table-cell table:formula="of:=IF([.M23]=0;0;[.M23]-[.L23])" office:value-type="time" office:time-value="PT00H04M23S" calcext:value-type="time">
            <text:p>04:23</text:p>
          </table:table-cell>
          <table:table-cell/>
          <table:table-cell table:formula="of:=IF([.O23] = 0; 0; [.O23]-AVERAGE([.O$2:.O$31]))" office:value-type="time" office:time-value="-PT00H00M41.633333S" calcext:value-type="time">
            <text:p>-00:41</text:p>
          </table:table-cell>
          <table:table-cell table:formula="of:=IF([.P23] = 0; 0; [.P23]-AVERAGE([.P$2:.P$32]))" office:value-type="time" office:time-value="PT00H01M10.666667S" calcext:value-type="time">
            <text:p>01:10</text:p>
          </table:table-cell>
          <table:table-cell table:formula="of:=IF([.Q23] = 0; 0; [.Q23]-AVERAGE([.Q$2:.Q$32]))" office:value-type="time" office:time-value="PT00H04M06S" calcext:value-type="time">
            <text:p>04:06</text:p>
          </table:table-cell>
          <table:table-cell table:formula="of:=IF([.R23] = 0; 0; [.R23]-AVERAGEIF([.R$2:.R$34]; &quot;&lt;&gt; 0&quot;))" office:value-type="time" office:time-value="-PT00H00M07.566666667S" calcext:value-type="time">
            <text:p>-00:07</text:p>
          </table:table-cell>
          <table:table-cell table:formula="of:=IF([.S23] = 0; 0; [.S23]-AVERAGEIF([.S$2:.S$34]; &quot;&lt;&gt; 0&quot;))" office:value-type="time" office:time-value="PT00H10M56.111111111S" calcext:value-type="time">
            <text:p>10:56</text:p>
          </table:table-cell>
          <table:table-cell table:formula="of:=IF([.T23] = 0; 0; [.T23]-AVERAGEIF([.T$2:.T$34]; &quot;&lt;&gt; 0&quot;))" office:value-type="time" office:time-value="-PT00H01M08.307692308S" calcext:value-type="time">
            <text:p>-01:08</text:p>
          </table:table-cell>
          <table:table-cell table:formula="of:=IF([.U23] = 0; 0; [.U23]-AVERAGEIF([.U$2:.U$34]; &quot;&lt;&gt; 0&quot;))" office:value-type="time" office:time-value="-PT00H00M13.692307692S" calcext:value-type="time">
            <text:p>-00:13</text:p>
          </table:table-cell>
          <table:table-cell table:formula="of:=IF([.V23] = 0; 0; [.V23]-AVERAGEIF([.V$2:.V$34]; &quot;&lt;&gt; 0&quot;))" office:value-type="time" office:time-value="PT00H01M48.875S" calcext:value-type="time">
            <text:p>01:48</text:p>
          </table:table-cell>
          <table:table-cell table:formula="of:=IF([.W23] = 0; 0; [.W23]-AVERAGEIF([.W$2:.W$34]; &quot;&lt;&gt; 0&quot;))" office:value-type="time" office:time-value="PT00H00M19.913043478S" calcext:value-type="time">
            <text:p>00:19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olt 3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33S" calcext:value-type="time">
            <text:p>15:01:33</text:p>
          </table:table-cell>
          <table:table-cell office:value-type="time" office:time-value="PT15H12M33S" calcext:value-type="time">
            <text:p>15:12:33</text:p>
          </table:table-cell>
          <table:table-cell office:value-type="time" office:time-value="PT15H31M10S" calcext:value-type="time">
            <text:p>15:31:10</text:p>
          </table:table-cell>
          <table:table-cell office:value-type="time" office:time-value="PT15H42M45S" calcext:value-type="time">
            <text:p>15:42:45</text:p>
          </table:table-cell>
          <table:table-cell office:value-type="time" office:time-value="PT16H08M27S" calcext:value-type="time">
            <text:p>16:08:27</text:p>
          </table:table-cell>
          <table:table-cell office:value-type="time" office:time-value="PT16H18M06S" calcext:value-type="time">
            <text:p>16:18:06</text:p>
          </table:table-cell>
          <table:table-cell office:value-type="time" office:time-value="PT16H30M49S" calcext:value-type="time">
            <text:p>16:30:49</text:p>
          </table:table-cell>
          <table:table-cell office:value-type="time" office:time-value="PT16H51M54S" calcext:value-type="time">
            <text:p>16:51:54</text:p>
          </table:table-cell>
          <table:table-cell office:value-type="time" office:time-value="PT16H56M23S" calcext:value-type="time">
            <text:p>16:56:23</text:p>
          </table:table-cell>
          <table:table-cell/>
          <table:table-cell table:formula="of:=IF([.E24]=0;0;[.E24]-[.D24])" office:value-type="time" office:time-value="PT00H01M33S" calcext:value-type="time">
            <text:p>01:33</text:p>
          </table:table-cell>
          <table:table-cell table:formula="of:=IF([.F24]=0;0;[.F24]-[.E24])" office:value-type="time" office:time-value="PT00H11M00S" calcext:value-type="time">
            <text:p>11:00</text:p>
          </table:table-cell>
          <table:table-cell table:formula="of:=IF([.G24]=0;0;[.G24]-[.F24])" office:value-type="time" office:time-value="PT00H18M37S" calcext:value-type="time">
            <text:p>18:37</text:p>
          </table:table-cell>
          <table:table-cell table:formula="of:=IF([.H24]=0;0;[.H24]-[.G24])" office:value-type="time" office:time-value="PT00H11M35S" calcext:value-type="time">
            <text:p>11:35</text:p>
          </table:table-cell>
          <table:table-cell table:formula="of:=IF([.I24]=0;0;[.I24]-[.H24])" office:value-type="time" office:time-value="PT00H25M42S" calcext:value-type="time">
            <text:p>25:42</text:p>
          </table:table-cell>
          <table:table-cell table:formula="of:=IF([.J24]=0;0;[.J24]-[.I24])" office:value-type="time" office:time-value="PT00H09M39S" calcext:value-type="time">
            <text:p>09:39</text:p>
          </table:table-cell>
          <table:table-cell table:formula="of:=IF([.K24]=0;0;[.K24]-[.J24])" office:value-type="time" office:time-value="PT00H12M43S" calcext:value-type="time">
            <text:p>12:43</text:p>
          </table:table-cell>
          <table:table-cell table:formula="of:=IF([.L24]=0;0;[.L24]-[.K24])" office:value-type="time" office:time-value="PT00H21M05S" calcext:value-type="time">
            <text:p>21:05</text:p>
          </table:table-cell>
          <table:table-cell table:formula="of:=IF([.M24]=0;0;[.M24]-[.L24])" office:value-type="time" office:time-value="PT00H04M29S" calcext:value-type="time">
            <text:p>04:29</text:p>
          </table:table-cell>
          <table:table-cell/>
          <table:table-cell table:formula="of:=IF([.O24] = 0; 0; [.O24]-AVERAGE([.O$2:.O$31]))" office:value-type="time" office:time-value="PT00H00M06.366667S" calcext:value-type="time">
            <text:p>00:06</text:p>
          </table:table-cell>
          <table:table-cell table:formula="of:=IF([.P24] = 0; 0; [.P24]-AVERAGE([.P$2:.P$32]))" office:value-type="time" office:time-value="PT00H01M04.666667S" calcext:value-type="time">
            <text:p>01:04</text:p>
          </table:table-cell>
          <table:table-cell table:formula="of:=IF([.Q24] = 0; 0; [.Q24]-AVERAGE([.Q$2:.Q$32]))" office:value-type="time" office:time-value="PT00H04M08S" calcext:value-type="time">
            <text:p>04:08</text:p>
          </table:table-cell>
          <table:table-cell table:formula="of:=IF([.R24] = 0; 0; [.R24]-AVERAGEIF([.R$2:.R$34]; &quot;&lt;&gt; 0&quot;))" office:value-type="time" office:time-value="-PT00H00M35.566666667S" calcext:value-type="time">
            <text:p>-00:35</text:p>
          </table:table-cell>
          <table:table-cell table:formula="of:=IF([.S24] = 0; 0; [.S24]-AVERAGEIF([.S$2:.S$34]; &quot;&lt;&gt; 0&quot;))" office:value-type="time" office:time-value="PT00H10M32.111111111S" calcext:value-type="time">
            <text:p>10:32</text:p>
          </table:table-cell>
          <table:table-cell table:formula="of:=IF([.T24] = 0; 0; [.T24]-AVERAGEIF([.T$2:.T$34]; &quot;&lt;&gt; 0&quot;))" office:value-type="time" office:time-value="-PT00H01M14.307692308S" calcext:value-type="time">
            <text:p>-01:14</text:p>
          </table:table-cell>
          <table:table-cell table:formula="of:=IF([.U24] = 0; 0; [.U24]-AVERAGEIF([.U$2:.U$34]; &quot;&lt;&gt; 0&quot;))" office:value-type="time" office:time-value="-PT00H00M51.692307692S" calcext:value-type="time">
            <text:p>-00:51</text:p>
          </table:table-cell>
          <table:table-cell table:formula="of:=IF([.V24] = 0; 0; [.V24]-AVERAGEIF([.V$2:.V$34]; &quot;&lt;&gt; 0&quot;))" office:value-type="time" office:time-value="PT00H03M58.875S" calcext:value-type="time">
            <text:p>03:58</text:p>
          </table:table-cell>
          <table:table-cell table:formula="of:=IF([.W24] = 0; 0; [.W24]-AVERAGEIF([.W$2:.W$34]; &quot;&lt;&gt; 0&quot;))" office:value-type="time" office:time-value="PT00H00M25.913043478S" calcext:value-type="time">
            <text:p>00:2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rtik 5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05S" calcext:value-type="time">
            <text:p>15:01:05</text:p>
          </table:table-cell>
          <table:table-cell office:value-type="time" office:time-value="PT15H07M02S" calcext:value-type="time">
            <text:p>15:07:02</text:p>
          </table:table-cell>
          <table:table-cell office:value-type="time" office:time-value="PT15H19M40S" calcext:value-type="time">
            <text:p>15:19:40</text:p>
          </table:table-cell>
          <table:table-cell office:value-type="time" office:time-value="PT15H30M55S" calcext:value-type="time">
            <text:p>15:30:55</text:p>
          </table:table-cell>
          <table:table-cell office:value-type="time" office:time-value="PT15H45M50S" calcext:value-type="time">
            <text:p>15:45:50</text:p>
          </table:table-cell>
          <table:table-cell office:value-type="time" office:time-value="PT15H54M13S" calcext:value-type="time">
            <text:p>15:54:13</text:p>
          </table:table-cell>
          <table:table-cell office:value-type="time" office:time-value="PT16H05M53S" calcext:value-type="time">
            <text:p>16:05:53</text:p>
          </table:table-cell>
          <table:table-cell office:value-type="time" office:time-value="PT16H29M05S" calcext:value-type="time">
            <text:p>16:29:05</text:p>
          </table:table-cell>
          <table:table-cell table:style-name="ce1"/>
          <table:table-cell/>
          <table:table-cell table:formula="of:=IF([.E25]=0;0;[.E25]-[.D25])" office:value-type="time" office:time-value="PT00H01M05S" calcext:value-type="time">
            <text:p>01:05</text:p>
          </table:table-cell>
          <table:table-cell table:formula="of:=IF([.F25]=0;0;[.F25]-[.E25])" office:value-type="time" office:time-value="PT00H05M57S" calcext:value-type="time">
            <text:p>05:57</text:p>
          </table:table-cell>
          <table:table-cell table:formula="of:=IF([.G25]=0;0;[.G25]-[.F25])" office:value-type="time" office:time-value="PT00H12M38S" calcext:value-type="time">
            <text:p>12:38</text:p>
          </table:table-cell>
          <table:table-cell table:formula="of:=IF([.H25]=0;0;[.H25]-[.G25])" office:value-type="time" office:time-value="PT00H11M15S" calcext:value-type="time">
            <text:p>11:15</text:p>
          </table:table-cell>
          <table:table-cell table:formula="of:=IF([.I25]=0;0;[.I25]-[.H25])" office:value-type="time" office:time-value="PT00H14M55S" calcext:value-type="time">
            <text:p>14:55</text:p>
          </table:table-cell>
          <table:table-cell table:formula="of:=IF([.J25]=0;0;[.J25]-[.I25])" office:value-type="time" office:time-value="PT00H08M23S" calcext:value-type="time">
            <text:p>08:23</text:p>
          </table:table-cell>
          <table:table-cell table:formula="of:=IF([.K25]=0;0;[.K25]-[.J25])" office:value-type="time" office:time-value="PT00H11M40S" calcext:value-type="time">
            <text:p>11:40</text:p>
          </table:table-cell>
          <table:table-cell table:formula="of:=IF([.L25]=0;0;[.L25]-[.K25])" office:value-type="time" office:time-value="PT00H23M12S" calcext:value-type="time">
            <text:p>23:12</text:p>
          </table:table-cell>
          <table:table-cell table:number-columns-repeated="2"/>
          <table:table-cell table:formula="of:=IF([.O25] = 0; 0; [.O25]-AVERAGE([.O$2:.O$31]))" office:value-type="time" office:time-value="-PT00H00M21.633333S" calcext:value-type="time">
            <text:p>-00:21</text:p>
          </table:table-cell>
          <table:table-cell table:formula="of:=IF([.P25] = 0; 0; [.P25]-AVERAGE([.P$2:.P$32]))" office:value-type="time" office:time-value="-PT00H03M58.333333S" calcext:value-type="time">
            <text:p>-03:58</text:p>
          </table:table-cell>
          <table:table-cell table:formula="of:=IF([.Q25] = 0; 0; [.Q25]-AVERAGE([.Q$2:.Q$32]))" office:value-type="time" office:time-value="-PT00H01M51S" calcext:value-type="time">
            <text:p>-01:51</text:p>
          </table:table-cell>
          <table:table-cell table:formula="of:=IF([.R25] = 0; 0; [.R25]-AVERAGEIF([.R$2:.R$34]; &quot;&lt;&gt; 0&quot;))" office:value-type="time" office:time-value="-PT00H00M55.566666667S" calcext:value-type="time">
            <text:p>-00:55</text:p>
          </table:table-cell>
          <table:table-cell table:formula="of:=IF([.S25] = 0; 0; [.S25]-AVERAGEIF([.S$2:.S$34]; &quot;&lt;&gt; 0&quot;))" office:value-type="time" office:time-value="-PT00H00M14.888888889S" calcext:value-type="time">
            <text:p>-00:14</text:p>
          </table:table-cell>
          <table:table-cell table:formula="of:=IF([.T25] = 0; 0; [.T25]-AVERAGEIF([.T$2:.T$34]; &quot;&lt;&gt; 0&quot;))" office:value-type="time" office:time-value="-PT00H02M30.307692308S" calcext:value-type="time">
            <text:p>-02:30</text:p>
          </table:table-cell>
          <table:table-cell table:formula="of:=IF([.U25] = 0; 0; [.U25]-AVERAGEIF([.U$2:.U$34]; &quot;&lt;&gt; 0&quot;))" office:value-type="time" office:time-value="-PT00H01M54.692307692S" calcext:value-type="time">
            <text:p>-01:54</text:p>
          </table:table-cell>
          <table:table-cell table:formula="of:=IF([.V25] = 0; 0; [.V25]-AVERAGEIF([.V$2:.V$34]; &quot;&lt;&gt; 0&quot;))" office:value-type="time" office:time-value="PT00H06M05.875S" calcext:value-type="time">
            <text:p>06:05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rtik 4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25S" calcext:value-type="time">
            <text:p>15:01:25</text:p>
          </table:table-cell>
          <table:table-cell office:value-type="time" office:time-value="PT15H15M13S" calcext:value-type="time">
            <text:p>15:15:13</text:p>
          </table:table-cell>
          <table:table-cell office:value-type="time" office:time-value="PT15H33M11S" calcext:value-type="time">
            <text:p>15:33:11</text:p>
          </table:table-cell>
          <table:table-cell office:value-type="time" office:time-value="PT15H50M19S" calcext:value-type="time">
            <text:p>15:50:19</text:p>
          </table:table-cell>
          <table:table-cell office:value-type="time" office:time-value="PT16H12M59S" calcext:value-type="time">
            <text:p>16:12:59</text:p>
          </table:table-cell>
          <table:table-cell office:value-type="time" office:time-value="PT16H34M51S" calcext:value-type="time">
            <text:p>16:34:51</text:p>
          </table:table-cell>
          <table:table-cell office:value-type="time" office:time-value="PT16H57M44S" calcext:value-type="time">
            <text:p>16:57:44</text:p>
          </table:table-cell>
          <table:table-cell table:style-name="ce1" table:number-columns-repeated="2"/>
          <table:table-cell table:style-name="Default"/>
          <table:table-cell table:formula="of:=IF([.E26]=0;0;[.E26]-[.D26])" office:value-type="time" office:time-value="PT00H01M25S" calcext:value-type="time">
            <text:p>01:25</text:p>
          </table:table-cell>
          <table:table-cell table:formula="of:=IF([.F26]=0;0;[.F26]-[.E26])" office:value-type="time" office:time-value="PT00H13M48S" calcext:value-type="time">
            <text:p>13:48</text:p>
          </table:table-cell>
          <table:table-cell table:formula="of:=IF([.G26]=0;0;[.G26]-[.F26])" office:value-type="time" office:time-value="PT00H17M58S" calcext:value-type="time">
            <text:p>17:58</text:p>
          </table:table-cell>
          <table:table-cell table:formula="of:=IF([.H26]=0;0;[.H26]-[.G26])" office:value-type="time" office:time-value="PT00H17M08S" calcext:value-type="time">
            <text:p>17:08</text:p>
          </table:table-cell>
          <table:table-cell table:formula="of:=IF([.I26]=0;0;[.I26]-[.H26])" office:value-type="time" office:time-value="PT00H22M40S" calcext:value-type="time">
            <text:p>22:40</text:p>
          </table:table-cell>
          <table:table-cell table:formula="of:=IF([.J26]=0;0;[.J26]-[.I26])" office:value-type="time" office:time-value="PT00H21M52S" calcext:value-type="time">
            <text:p>21:52</text:p>
          </table:table-cell>
          <table:table-cell table:formula="of:=IF([.K26]=0;0;[.K26]-[.J26])" office:value-type="time" office:time-value="PT00H22M53S" calcext:value-type="time">
            <text:p>22:53</text:p>
          </table:table-cell>
          <table:table-cell/>
          <table:table-cell table:style-name="Default"/>
          <table:table-cell/>
          <table:table-cell table:formula="of:=IF([.O26] = 0; 0; [.O26]-AVERAGE([.O$2:.O$31]))" office:value-type="time" office:time-value="-PT00H00M01.633333S" calcext:value-type="time">
            <text:p>-00:01</text:p>
          </table:table-cell>
          <table:table-cell table:formula="of:=IF([.P26] = 0; 0; [.P26]-AVERAGE([.P$2:.P$32]))" office:value-type="time" office:time-value="PT00H03M52.666667S" calcext:value-type="time">
            <text:p>03:52</text:p>
          </table:table-cell>
          <table:table-cell table:formula="of:=IF([.Q26] = 0; 0; [.Q26]-AVERAGE([.Q$2:.Q$32]))" office:value-type="time" office:time-value="PT00H03M29S" calcext:value-type="time">
            <text:p>03:29</text:p>
          </table:table-cell>
          <table:table-cell table:formula="of:=IF([.R26] = 0; 0; [.R26]-AVERAGEIF([.R$2:.R$34]; &quot;&lt;&gt; 0&quot;))" office:value-type="time" office:time-value="PT00H04M57.433333333S" calcext:value-type="time">
            <text:p>04:57</text:p>
          </table:table-cell>
          <table:table-cell table:formula="of:=IF([.S26] = 0; 0; [.S26]-AVERAGEIF([.S$2:.S$34]; &quot;&lt;&gt; 0&quot;))" office:value-type="time" office:time-value="PT00H07M30.111111111S" calcext:value-type="time">
            <text:p>07:30</text:p>
          </table:table-cell>
          <table:table-cell table:formula="of:=IF([.T26] = 0; 0; [.T26]-AVERAGEIF([.T$2:.T$34]; &quot;&lt;&gt; 0&quot;))" office:value-type="time" office:time-value="PT00H10M58.692307692S" calcext:value-type="time">
            <text:p>10:58</text:p>
          </table:table-cell>
          <table:table-cell table:formula="of:=IF([.U26] = 0; 0; [.U26]-AVERAGEIF([.U$2:.U$34]; &quot;&lt;&gt; 0&quot;))" office:value-type="time" office:time-value="PT00H09M18.307692308S" calcext:value-type="time">
            <text:p>09:1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rtik 5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4S" calcext:value-type="time">
            <text:p>15:01:14</text:p>
          </table:table-cell>
          <table:table-cell office:value-type="time" office:time-value="PT15H12M00S" calcext:value-type="time">
            <text:p>15:12:00</text:p>
          </table:table-cell>
          <table:table-cell office:value-type="time" office:time-value="PT15H26M27S" calcext:value-type="time">
            <text:p>15:26:27</text:p>
          </table:table-cell>
          <table:table-cell office:value-type="time" office:time-value="PT15H37M28S" calcext:value-type="time">
            <text:p>15:37:28</text:p>
          </table:table-cell>
          <table:table-cell office:value-type="time" office:time-value="PT15H52M23S" calcext:value-type="time">
            <text:p>15:52:23</text:p>
          </table:table-cell>
          <table:table-cell office:value-type="time" office:time-value="PT15H59M43S" calcext:value-type="time">
            <text:p>15:59:43</text:p>
          </table:table-cell>
          <table:table-cell office:value-type="time" office:time-value="PT16H15M50S" calcext:value-type="time">
            <text:p>16:15:50</text:p>
          </table:table-cell>
          <table:table-cell table:style-name="ce1" table:number-columns-repeated="2"/>
          <table:table-cell table:style-name="Default"/>
          <table:table-cell table:formula="of:=IF([.E27]=0;0;[.E27]-[.D27])" office:value-type="time" office:time-value="PT00H01M14S" calcext:value-type="time">
            <text:p>01:14</text:p>
          </table:table-cell>
          <table:table-cell table:formula="of:=IF([.F27]=0;0;[.F27]-[.E27])" office:value-type="time" office:time-value="PT00H10M46S" calcext:value-type="time">
            <text:p>10:46</text:p>
          </table:table-cell>
          <table:table-cell table:formula="of:=IF([.G27]=0;0;[.G27]-[.F27])" office:value-type="time" office:time-value="PT00H14M27S" calcext:value-type="time">
            <text:p>14:27</text:p>
          </table:table-cell>
          <table:table-cell table:formula="of:=IF([.H27]=0;0;[.H27]-[.G27])" office:value-type="time" office:time-value="PT00H11M01S" calcext:value-type="time">
            <text:p>11:01</text:p>
          </table:table-cell>
          <table:table-cell table:formula="of:=IF([.I27]=0;0;[.I27]-[.H27])" office:value-type="time" office:time-value="PT00H14M55S" calcext:value-type="time">
            <text:p>14:55</text:p>
          </table:table-cell>
          <table:table-cell table:formula="of:=IF([.J27]=0;0;[.J27]-[.I27])" office:value-type="time" office:time-value="PT00H07M20S" calcext:value-type="time">
            <text:p>07:20</text:p>
          </table:table-cell>
          <table:table-cell table:formula="of:=IF([.K27]=0;0;[.K27]-[.J27])" office:value-type="time" office:time-value="PT00H16M07S" calcext:value-type="time">
            <text:p>16:07</text:p>
          </table:table-cell>
          <table:table-cell/>
          <table:table-cell table:style-name="Default"/>
          <table:table-cell table:style-name="ce1"/>
          <table:table-cell table:formula="of:=IF([.O27] = 0; 0; [.O27]-AVERAGE([.O$2:.O$31]))" office:value-type="time" office:time-value="-PT00H00M12.633333S" calcext:value-type="time">
            <text:p>-00:12</text:p>
          </table:table-cell>
          <table:table-cell table:formula="of:=IF([.P27] = 0; 0; [.P27]-AVERAGE([.P$2:.P$32]))" office:value-type="time" office:time-value="PT00H00M50.666667S" calcext:value-type="time">
            <text:p>00:50</text:p>
          </table:table-cell>
          <table:table-cell table:formula="of:=IF([.Q27] = 0; 0; [.Q27]-AVERAGE([.Q$2:.Q$32]))" office:value-type="time" office:time-value="-PT00H00M02S" calcext:value-type="time">
            <text:p>-00:02</text:p>
          </table:table-cell>
          <table:table-cell table:formula="of:=IF([.R27] = 0; 0; [.R27]-AVERAGEIF([.R$2:.R$34]; &quot;&lt;&gt; 0&quot;))" office:value-type="time" office:time-value="-PT00H01M09.566666667S" calcext:value-type="time">
            <text:p>-01:09</text:p>
          </table:table-cell>
          <table:table-cell table:formula="of:=IF([.S27] = 0; 0; [.S27]-AVERAGEIF([.S$2:.S$34]; &quot;&lt;&gt; 0&quot;))" office:value-type="time" office:time-value="-PT00H00M14.888888889S" calcext:value-type="time">
            <text:p>-00:14</text:p>
          </table:table-cell>
          <table:table-cell table:formula="of:=IF([.T27] = 0; 0; [.T27]-AVERAGEIF([.T$2:.T$34]; &quot;&lt;&gt; 0&quot;))" office:value-type="time" office:time-value="-PT00H03M33.307692308S" calcext:value-type="time">
            <text:p>-03:33</text:p>
          </table:table-cell>
          <table:table-cell table:formula="of:=IF([.U27] = 0; 0; [.U27]-AVERAGEIF([.U$2:.U$34]; &quot;&lt;&gt; 0&quot;))" office:value-type="time" office:time-value="PT00H02M32.307692308S" calcext:value-type="time">
            <text:p>02:3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lta 3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0M24S" calcext:value-type="time">
            <text:p>15:00:24</text:p>
          </table:table-cell>
          <table:table-cell office:value-type="time" office:time-value="PT15H20M17S" calcext:value-type="time">
            <text:p>15:20:17</text:p>
          </table:table-cell>
          <table:table-cell office:value-type="time" office:time-value="PT15H37M21S" calcext:value-type="time">
            <text:p>15:37:21</text:p>
          </table:table-cell>
          <table:table-cell office:value-type="time" office:time-value="PT15H58M46S" calcext:value-type="time">
            <text:p>15:58:46</text:p>
          </table:table-cell>
          <table:table-cell office:value-type="time" office:time-value="PT16H14M37S" calcext:value-type="time">
            <text:p>16:14:37</text:p>
          </table:table-cell>
          <table:table-cell table:style-name="ce1" table:number-columns-repeated="4"/>
          <table:table-cell/>
          <table:table-cell table:formula="of:=IF([.E28]=0;0;[.E28]-[.D28])" office:value-type="time" office:time-value="PT00H00M24S" calcext:value-type="time">
            <text:p>00:24</text:p>
          </table:table-cell>
          <table:table-cell table:formula="of:=IF([.F28]=0;0;[.F28]-[.E28])" office:value-type="time" office:time-value="PT00H19M53S" calcext:value-type="time">
            <text:p>19:53</text:p>
          </table:table-cell>
          <table:table-cell table:formula="of:=IF([.G28]=0;0;[.G28]-[.F28])" office:value-type="time" office:time-value="PT00H17M04S" calcext:value-type="time">
            <text:p>17:04</text:p>
          </table:table-cell>
          <table:table-cell table:formula="of:=IF([.H28]=0;0;[.H28]-[.G28])" office:value-type="time" office:time-value="PT00H21M25S" calcext:value-type="time">
            <text:p>21:25</text:p>
          </table:table-cell>
          <table:table-cell table:formula="of:=IF([.I28]=0;0;[.I28]-[.H28])" office:value-type="time" office:time-value="PT00H15M51S" calcext:value-type="time">
            <text:p>15:51</text:p>
          </table:table-cell>
          <table:table-cell/>
          <table:table-cell table:style-name="ce12" table:number-columns-repeated="3"/>
          <table:table-cell/>
          <table:table-cell table:formula="of:=IF([.O28] = 0; 0; [.O28]-AVERAGE([.O$2:.O$31]))" office:value-type="time" office:time-value="-PT00H01M02.633333S" calcext:value-type="time">
            <text:p>-01:02</text:p>
          </table:table-cell>
          <table:table-cell table:formula="of:=IF([.P28] = 0; 0; [.P28]-AVERAGE([.P$2:.P$32]))" office:value-type="time" office:time-value="PT00H09M57.666667S" calcext:value-type="time">
            <text:p>09:57</text:p>
          </table:table-cell>
          <table:table-cell table:formula="of:=IF([.Q28] = 0; 0; [.Q28]-AVERAGE([.Q$2:.Q$32]))" office:value-type="time" office:time-value="PT00H02M35S" calcext:value-type="time">
            <text:p>02:35</text:p>
          </table:table-cell>
          <table:table-cell table:formula="of:=IF([.R28] = 0; 0; [.R28]-AVERAGEIF([.R$2:.R$34]; &quot;&lt;&gt; 0&quot;))" office:value-type="time" office:time-value="PT00H09M14.433333333S" calcext:value-type="time">
            <text:p>09:14</text:p>
          </table:table-cell>
          <table:table-cell table:formula="of:=IF([.S28] = 0; 0; [.S28]-AVERAGEIF([.S$2:.S$34]; &quot;&lt;&gt; 0&quot;))" office:value-type="time" office:time-value="PT00H00M41.111111111S" calcext:value-type="time">
            <text:p>00:41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rak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12M12S" calcext:value-type="time">
            <text:p>15:12:12</text:p>
          </table:table-cell>
          <table:table-cell office:value-type="time" office:time-value="PT15H28M53S" calcext:value-type="time">
            <text:p>15:28:53</text:p>
          </table:table-cell>
          <table:table-cell office:value-type="time" office:time-value="PT15H50M07S" calcext:value-type="time">
            <text:p>15:50:07</text:p>
          </table:table-cell>
          <table:table-cell office:value-type="time" office:time-value="PT16H04M14S" calcext:value-type="time">
            <text:p>16:04:14</text:p>
          </table:table-cell>
          <table:table-cell table:style-name="ce1" table:number-columns-repeated="5"/>
          <table:table-cell/>
          <table:table-cell table:formula="of:=IF([.E29]=0;0;[.E29]-[.D29])" office:value-type="time" office:time-value="PT00H12M12S" calcext:value-type="time">
            <text:p>12:12</text:p>
          </table:table-cell>
          <table:table-cell table:formula="of:=IF([.F29]=0;0;[.F29]-[.E29])" office:value-type="time" office:time-value="PT00H16M41S" calcext:value-type="time">
            <text:p>16:41</text:p>
          </table:table-cell>
          <table:table-cell table:formula="of:=IF([.G29]=0;0;[.G29]-[.F29])" office:value-type="time" office:time-value="PT00H21M14S" calcext:value-type="time">
            <text:p>21:14</text:p>
          </table:table-cell>
          <table:table-cell table:formula="of:=IF([.H29]=0;0;[.H29]-[.G29])" office:value-type="time" office:time-value="PT00H14M07S" calcext:value-type="time">
            <text:p>14:07</text:p>
          </table:table-cell>
          <table:table-cell/>
          <table:table-cell table:style-name="ce12" table:number-columns-repeated="4"/>
          <table:table-cell/>
          <table:table-cell table:formula="of:=IF([.O29] = 0; 0; [.O29]-AVERAGE([.O$2:.O$31]))" office:value-type="time" office:time-value="PT00H10M45.366667S" calcext:value-type="time">
            <text:p>10:45</text:p>
          </table:table-cell>
          <table:table-cell table:formula="of:=IF([.P29] = 0; 0; [.P29]-AVERAGE([.P$2:.P$32]))" office:value-type="time" office:time-value="PT00H06M45.666667S" calcext:value-type="time">
            <text:p>06:45</text:p>
          </table:table-cell>
          <table:table-cell table:formula="of:=IF([.Q29] = 0; 0; [.Q29]-AVERAGE([.Q$2:.Q$32]))" office:value-type="time" office:time-value="PT00H06M45S" calcext:value-type="time">
            <text:p>06:45</text:p>
          </table:table-cell>
          <table:table-cell table:formula="of:=IF([.R29] = 0; 0; [.R29]-AVERAGEIF([.R$2:.R$34]; &quot;&lt;&gt; 0&quot;))" office:value-type="time" office:time-value="PT00H01M56.433333333S" calcext:value-type="time">
            <text:p>01:56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ot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13S" calcext:value-type="time">
            <text:p>15:01:13</text:p>
          </table:table-cell>
          <table:table-cell office:value-type="time" office:time-value="PT15H13M49S" calcext:value-type="time">
            <text:p>15:13:49</text:p>
          </table:table-cell>
          <table:table-cell office:value-type="time" office:time-value="PT15H28M52S" calcext:value-type="time">
            <text:p>15:28:52</text:p>
          </table:table-cell>
          <table:table-cell office:value-type="time" office:time-value="PT15H43M32S" calcext:value-type="time">
            <text:p>15:43:32</text:p>
          </table:table-cell>
          <table:table-cell table:style-name="ce1" table:number-columns-repeated="5"/>
          <table:table-cell/>
          <table:table-cell table:formula="of:=IF([.E30]=0;0;[.E30]-[.D30])" office:value-type="time" office:time-value="PT00H01M13S" calcext:value-type="time">
            <text:p>01:13</text:p>
          </table:table-cell>
          <table:table-cell table:formula="of:=IF([.F30]=0;0;[.F30]-[.E30])" office:value-type="time" office:time-value="PT00H12M36S" calcext:value-type="time">
            <text:p>12:36</text:p>
          </table:table-cell>
          <table:table-cell table:formula="of:=IF([.G30]=0;0;[.G30]-[.F30])" office:value-type="time" office:time-value="PT00H15M03S" calcext:value-type="time">
            <text:p>15:03</text:p>
          </table:table-cell>
          <table:table-cell table:formula="of:=IF([.H30]=0;0;[.H30]-[.G30])" office:value-type="time" office:time-value="PT00H14M40S" calcext:value-type="time">
            <text:p>14:40</text:p>
          </table:table-cell>
          <table:table-cell/>
          <table:table-cell table:style-name="ce12" table:number-columns-repeated="4"/>
          <table:table-cell/>
          <table:table-cell table:formula="of:=IF([.O30] = 0; 0; [.O30]-AVERAGE([.O$2:.O$31]))" office:value-type="time" office:time-value="-PT00H00M13.633333S" calcext:value-type="time">
            <text:p>-00:13</text:p>
          </table:table-cell>
          <table:table-cell table:formula="of:=IF([.P30] = 0; 0; [.P30]-AVERAGE([.P$2:.P$32]))" office:value-type="time" office:time-value="PT00H02M40.666667S" calcext:value-type="time">
            <text:p>02:40</text:p>
          </table:table-cell>
          <table:table-cell table:formula="of:=IF([.Q30] = 0; 0; [.Q30]-AVERAGE([.Q$2:.Q$32]))" office:value-type="time" office:time-value="PT00H00M34S" calcext:value-type="time">
            <text:p>00:34</text:p>
          </table:table-cell>
          <table:table-cell table:formula="of:=IF([.R30] = 0; 0; [.R30]-AVERAGEIF([.R$2:.R$34]; &quot;&lt;&gt; 0&quot;))" office:value-type="time" office:time-value="PT00H02M29.433333333S" calcext:value-type="time">
            <text:p>02:29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ota 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1M51S" calcext:value-type="time">
            <text:p>15:01:51</text:p>
          </table:table-cell>
          <table:table-cell office:value-type="time" office:time-value="PT15H15M37S" calcext:value-type="time">
            <text:p>15:15:37</text:p>
          </table:table-cell>
          <table:table-cell office:value-type="time" office:time-value="PT15H29M22S" calcext:value-type="time">
            <text:p>15:29:22</text:p>
          </table:table-cell>
          <table:table-cell office:value-type="time" office:time-value="PT15H39M52S" calcext:value-type="time">
            <text:p>15:39:52</text:p>
          </table:table-cell>
          <table:table-cell table:style-name="ce1" table:number-columns-repeated="5"/>
          <table:table-cell/>
          <table:table-cell table:formula="of:=IF([.E31]=0;0;[.E31]-[.D31])" office:value-type="time" office:time-value="PT00H01M51S" calcext:value-type="time">
            <text:p>01:51</text:p>
          </table:table-cell>
          <table:table-cell table:formula="of:=IF([.F31]=0;0;[.F31]-[.E31])" office:value-type="time" office:time-value="PT00H13M46S" calcext:value-type="time">
            <text:p>13:46</text:p>
          </table:table-cell>
          <table:table-cell table:formula="of:=IF([.G31]=0;0;[.G31]-[.F31])" office:value-type="time" office:time-value="PT00H13M45S" calcext:value-type="time">
            <text:p>13:45</text:p>
          </table:table-cell>
          <table:table-cell table:formula="of:=IF([.H31]=0;0;[.H31]-[.G31])" office:value-type="time" office:time-value="PT00H10M30S" calcext:value-type="time">
            <text:p>10:30</text:p>
          </table:table-cell>
          <table:table-cell/>
          <table:table-cell table:style-name="ce12" table:number-columns-repeated="4"/>
          <table:table-cell/>
          <table:table-cell table:formula="of:=IF([.O31] = 0; 0; [.O31]-AVERAGE([.O$2:.O$31]))" office:value-type="time" office:time-value="PT00H00M24.366667S" calcext:value-type="time">
            <text:p>00:24</text:p>
          </table:table-cell>
          <table:table-cell table:formula="of:=IF([.P31] = 0; 0; [.P31]-AVERAGE([.P$2:.P$32]))" office:value-type="time" office:time-value="PT00H03M50.666667S" calcext:value-type="time">
            <text:p>03:50</text:p>
          </table:table-cell>
          <table:table-cell table:formula="of:=IF([.Q31] = 0; 0; [.Q31]-AVERAGE([.Q$2:.Q$32]))" office:value-type="time" office:time-value="-PT00H00M44S" calcext:value-type="time">
            <text:p>-00:44</text:p>
          </table:table-cell>
          <table:table-cell table:formula="of:=IF([.R31] = 0; 0; [.R31]-AVERAGEIF([.R$2:.R$34]; &quot;&lt;&gt; 0&quot;))" office:value-type="time" office:time-value="-PT00H01M40.566666667S" calcext:value-type="time">
            <text:p>-01:40</text:p>
          </table:table-cell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0"/>
          <table:table-cell/>
          <table:table-cell table:style-name="ce12" table:number-columns-repeated="9"/>
          <table:table-cell/>
          <table:table-cell table:style-name="Default" table:number-columns-repeated="9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number-columns-repeated="2"/>
          <table:table-cell table:style-name="ce1" table:formula="of:=AVERAGEIF([.E2:.E32];&quot;&lt;&gt;0&quot;)" office:value-type="time" office:time-value="PT15H01M26.633333333S" calcext:value-type="time">
            <text:p>15:01:26</text:p>
          </table:table-cell>
          <table:table-cell table:style-name="ce1" table:formula="of:=AVERAGEIF([.F2:.F32];&quot;&lt;&gt;0&quot;)" office:value-type="time" office:time-value="PT15H11M21.966666667S" calcext:value-type="time">
            <text:p>15:11:21</text:p>
          </table:table-cell>
          <table:table-cell table:style-name="ce1" table:formula="of:=AVERAGEIF([.G2:.G32];&quot;&lt;&gt;0&quot;)" office:value-type="time" office:time-value="PT15H25M50.966666667S" calcext:value-type="time">
            <text:p>15:25:50</text:p>
          </table:table-cell>
          <table:table-cell table:style-name="ce1" table:formula="of:=AVERAGEIF([.H2:.H32];&quot;&lt;&gt;0&quot;)" office:value-type="time" office:time-value="PT15H38M01.533333333S" calcext:value-type="time">
            <text:p>15:38:01</text:p>
          </table:table-cell>
          <table:table-cell table:style-name="ce1" table:formula="of:=AVERAGEIF([.I2:.I32];&quot;&lt;&gt;0&quot;)" office:value-type="time" office:time-value="PT15H51M56.851851852S" calcext:value-type="time">
            <text:p>15:51:56</text:p>
          </table:table-cell>
          <table:table-cell table:style-name="ce1" table:formula="of:=AVERAGEIF([.J2:.J32];&quot;&lt;&gt;0&quot;)" office:value-type="time" office:time-value="PT16H01M57.846153846S" calcext:value-type="time">
            <text:p>16:01:57</text:p>
          </table:table-cell>
          <table:table-cell table:style-name="ce1" table:formula="of:=AVERAGEIF([.K2:.K32];&quot;&lt;&gt;0&quot;)" office:value-type="time" office:time-value="PT16H15M32.538461538S" calcext:value-type="time">
            <text:p>16:15:32</text:p>
          </table:table-cell>
          <table:table-cell table:style-name="ce1" table:formula="of:=AVERAGEIF([.L2:.L32];&quot;&lt;&gt;0&quot;)" office:value-type="time" office:time-value="PT16H30M52.458333333S" calcext:value-type="time">
            <text:p>16:30:52</text:p>
          </table:table-cell>
          <table:table-cell table:style-name="ce1" table:formula="of:=AVERAGEIF([.M2:.M32];&quot;&lt;&gt;0&quot;)" office:value-type="time" office:time-value="PT16H35M00.217391304S" calcext:value-type="time">
            <text:p>16:35:00</text:p>
          </table:table-cell>
          <table:table-cell/>
          <table:table-cell table:style-name="ce12" table:formula="of:=AVERAGEIF([.O$2:.O$31]; &quot;&lt;&gt; 0&quot;)" office:value-type="time" office:time-value="PT00H01M26.633333333S" calcext:value-type="time">
            <text:p>01:26</text:p>
          </table:table-cell>
          <table:table-cell table:style-name="ce12" table:formula="of:=AVERAGEIF([.P$2:.P$31]; &quot;&lt;&gt; 0&quot;)" office:value-type="time" office:time-value="PT00H09M55.333333333S" calcext:value-type="time">
            <text:p>09:55</text:p>
          </table:table-cell>
          <table:table-cell table:style-name="ce12" table:formula="of:=AVERAGEIF([.Q$2:.Q$31]; &quot;&lt;&gt; 0&quot;)" office:value-type="time" office:time-value="PT00H14M29S" calcext:value-type="time">
            <text:p>14:29</text:p>
          </table:table-cell>
          <table:table-cell table:style-name="ce12" table:formula="of:=AVERAGEIF([.R$2:.R$31]; &quot;&lt;&gt; 0&quot;)" office:value-type="time" office:time-value="PT00H12M10.566666667S" calcext:value-type="time">
            <text:p>12:10</text:p>
          </table:table-cell>
          <table:table-cell table:style-name="ce12" table:formula="of:=AVERAGEIF([.S$2:.S$31]; &quot;&lt;&gt; 0&quot;)" office:value-type="time" office:time-value="PT00H15M09.888888889S" calcext:value-type="time">
            <text:p>15:09</text:p>
          </table:table-cell>
          <table:table-cell table:style-name="ce12" table:formula="of:=AVERAGEIF([.T$2:.T$31]; &quot;&lt;&gt; 0&quot;)" office:value-type="time" office:time-value="PT00H10M53.307692308S" calcext:value-type="time">
            <text:p>10:53</text:p>
          </table:table-cell>
          <table:table-cell table:style-name="ce12" table:formula="of:=AVERAGEIF([.U$2:.U$31]; &quot;&lt;&gt; 0&quot;)" office:value-type="time" office:time-value="PT00H13M34.692307692S" calcext:value-type="time">
            <text:p>13:34</text:p>
          </table:table-cell>
          <table:table-cell table:style-name="ce12" table:formula="of:=AVERAGEIF([.V$2:.V$31]; &quot;&lt;&gt; 0&quot;)" office:value-type="time" office:time-value="PT00H17M06.125S" calcext:value-type="time">
            <text:p>17:06</text:p>
          </table:table-cell>
          <table:table-cell table:style-name="ce12" table:formula="of:=AVERAGEIF([.W$2:.W$31]; &quot;&lt;&gt; 0&quot;)" office:value-type="time" office:time-value="PT00H04M03.086956522S" calcext:value-type="time">
            <text:p>04:03</text:p>
          </table:table-cell>
          <table:table-cell/>
          <table:table-cell table:style-name="Default" table:number-columns-repeated="9"/>
          <table:table-cell table:number-columns-repeated="979"/>
        </table:table-row>
        <calcext:conditional-formats>
          <calcext:conditional-format calcext:target-range-address="Time.O2:Time.O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P2:Time.P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Time.Q2:Time.Q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S2:Time.S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T2:Time.T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U2:Time.U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V2:Time.V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W2:Time.W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Y2:Time.Y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Z2:Time.Z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Time.AA2:Time.AA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AD2:Time.AD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AE2:Time.AE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Time.AF2:Time.AF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AG2:Time.AG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AC2:Time.AC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R2:Time.R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AB2:Time.AB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E2:Time.E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F2:Time.F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G2:Time.G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H2:Time.H3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I2:Time.I2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J2:Time.J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K2:Time.K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L2:Time.L2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ime.M2:Time.M2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Altitude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8" table:default-cell-style-name="ce62"/>
        <table:table-column table:style-name="co18" table:default-cell-style-name="ce63"/>
        <table:table-column table:style-name="co18" table:default-cell-style-name="ce64"/>
        <table:table-column table:style-name="co18" table:default-cell-style-name="ce65"/>
        <table:table-column table:style-name="co18" table:default-cell-style-name="ce66"/>
        <table:table-column table:style-name="co18" table:default-cell-style-name="ce67"/>
        <table:table-column table:style-name="co18" table:default-cell-style-name="ce68"/>
        <table:table-column table:style-name="co18" table:default-cell-style-name="ce69"/>
        <table:table-column table:style-name="co19" table:default-cell-style-name="ce70"/>
        <table:table-column table:style-name="co20" table:default-cell-style-name="Default"/>
        <table:table-column table:style-name="co21" table:default-cell-style-name="ce71"/>
        <table:table-column table:style-name="co21" table:default-cell-style-name="ce72"/>
        <table:table-column table:style-name="co21" table:default-cell-style-name="ce73"/>
        <table:table-column table:style-name="co21" table:default-cell-style-name="ce74"/>
        <table:table-column table:style-name="co21" table:default-cell-style-name="ce75"/>
        <table:table-column table:style-name="co21" table:default-cell-style-name="ce76"/>
        <table:table-column table:style-name="co21" table:default-cell-style-name="ce77"/>
        <table:table-column table:style-name="co21" table:default-cell-style-name="ce79"/>
        <table:table-column table:style-name="co21" table:default-cell-style-name="ce80"/>
        <table:table-column table:style-name="co21" table:default-cell-style-name="ce81"/>
        <table:table-column table:style-name="co19" table:default-cell-style-name="ce61"/>
        <table:table-column table:style-name="co21" table:default-cell-style-name="ce82"/>
        <table:table-column table:style-name="co21" table:default-cell-style-name="ce83"/>
        <table:table-column table:style-name="co21" table:default-cell-style-name="ce84"/>
        <table:table-column table:style-name="co22" table:default-cell-style-name="ce85"/>
        <table:table-column table:style-name="co22" table:default-cell-style-name="ce86"/>
        <table:table-column table:style-name="co21" table:default-cell-style-name="ce87"/>
        <table:table-column table:style-name="co22" table:default-cell-style-name="ce88"/>
        <table:table-column table:style-name="co19" table:default-cell-style-name="ce89"/>
        <table:table-column table:style-name="co19" table:default-cell-style-name="ce90"/>
        <table:table-column table:style-name="co20" table:default-cell-style-name="Default"/>
        <table:table-column table:style-name="co21" table:default-cell-style-name="ce91"/>
        <table:table-column table:style-name="co21" table:default-cell-style-name="ce92"/>
        <table:table-column table:style-name="co21" table:default-cell-style-name="ce93"/>
        <table:table-column table:style-name="co21" table:default-cell-style-name="ce94"/>
        <table:table-column table:style-name="co21" table:default-cell-style-name="ce95"/>
        <table:table-column table:style-name="co21" table:default-cell-style-name="ce96"/>
        <table:table-column table:style-name="co21" table:default-cell-style-name="ce97"/>
        <table:table-column table:style-name="co19" table:default-cell-style-name="ce98"/>
        <table:table-column table:style-name="co19" table:default-cell-style-name="ce99"/>
        <table:table-row table:style-name="ro1">
          <table:table-cell office:value-type="string" calcext:value-type="string">
            <text:p>Pilote</text:p>
          </table:table-cell>
          <table:table-cell office:value-type="string" calcext:value-type="string">
            <text:p>Classement</text:p>
          </table:table-cell>
          <table:table-cell office:value-type="string" calcext:value-type="string">
            <text:p>Voil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style-name="Default" office:value-type="string" calcext:value-type="string">
            <text:p>Goal</text:p>
          </table:table-cell>
          <table:table-cell office:value-type="string" calcext:value-type="string">
            <text:p>Diff moy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style-name="Default" office:value-type="string" calcext:value-type="string">
            <text:p>Goal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style-name="Default" office:value-type="string" calcext:value-type="string">
            <text:p>Goal</text:p>
          </table:table-cell>
          <table:table-cell office:value-type="string" calcext:value-type="string">
            <text:p>Diff moy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ESS</text:p>
          </table:table-cell>
          <table:table-cell table:style-name="Default" office:value-type="string" calcext:value-type="string">
            <text:p>Go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cracer</text:p>
          </table:table-cell>
          <table:table-cell office:value-type="float" office:value="1387" calcext:value-type="float">
            <text:p>1387</text:p>
          </table:table-cell>
          <table:table-cell office:value-type="float" office:value="1113" calcext:value-type="float">
            <text:p>1113</text:p>
          </table:table-cell>
          <table:table-cell office:value-type="float" office:value="1212" calcext:value-type="float">
            <text:p>1212</text:p>
          </table:table-cell>
          <table:table-cell office:value-type="float" office:value="1139" calcext:value-type="float">
            <text:p>1139</text:p>
          </table:table-cell>
          <table:table-cell office:value-type="float" office:value="1238" calcext:value-type="float">
            <text:p>1238</text:p>
          </table:table-cell>
          <table:table-cell office:value-type="float" office:value="1453" calcext:value-type="float">
            <text:p>1453</text:p>
          </table:table-cell>
          <table:table-cell office:value-type="float" office:value="1246" calcext:value-type="float">
            <text:p>1246</text:p>
          </table:table-cell>
          <table:table-cell office:value-type="float" office:value="1193" calcext:value-type="float">
            <text:p>1193</text:p>
          </table:table-cell>
          <table:table-cell office:value-type="float" office:value="990" calcext:value-type="float">
            <text:p>990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IF([.D2] = 0; 0; [.D2]-AVERAGE([.D$2:.D$22]))" office:value-type="float" office:value="94.6190476190477" calcext:value-type="float">
            <text:p>95</text:p>
          </table:table-cell>
          <table:table-cell table:formula="of:=IF([.E2] = 0; 0; [.E2]-AVERAGE([.E$2:.E$22]))" office:value-type="float" office:value="-58.3809523809523" calcext:value-type="float">
            <text:p>-58</text:p>
          </table:table-cell>
          <table:table-cell table:formula="of:=IF([.F2] = 0; 0; [.F2]-AVERAGE([.F$2:.F$22]))" office:value-type="float" office:value="-35.0952380952381" calcext:value-type="float">
            <text:p>-35</text:p>
          </table:table-cell>
          <table:table-cell table:formula="of:=IF([.G2] = 0; 0; [.G2]-AVERAGE([.G$2:.G$22]))" office:value-type="float" office:value="26.2380952380952" calcext:value-type="float">
            <text:p>26</text:p>
          </table:table-cell>
          <table:table-cell table:formula="of:=IF([.H2] = 0; 0; [.H2]-AVERAGE([.H$2:.H$22]))" office:value-type="float" office:value="-78.6190476190477" calcext:value-type="float">
            <text:p>-79</text:p>
          </table:table-cell>
          <table:table-cell table:formula="of:=IF([.I2] = 0; 0; [.I2]-AVERAGE([.I$2:.I$22]))" office:value-type="float" office:value="118.809523809524" calcext:value-type="float">
            <text:p>119</text:p>
          </table:table-cell>
          <table:table-cell table:formula="of:=IF([.J2] = 0; 0; [.J2]-AVERAGE([.J$2:.J$22]))" office:value-type="float" office:value="6.42857142857133" calcext:value-type="float">
            <text:p>6</text:p>
          </table:table-cell>
          <table:table-cell table:formula="of:=IF([.K2] = 0; 0; [.K2]-AVERAGE([.K$2:.K$22]))" office:value-type="float" office:value="49.9047619047619" calcext:value-type="float">
            <text:p>50</text:p>
          </table:table-cell>
          <table:table-cell table:formula="of:=IF([.L2] = 0; 0; [.L2]-AVERAGE([.L$2:.L$22]))" office:value-type="float" office:value="20.5238095238095" calcext:value-type="float">
            <text:p>21</text:p>
          </table:table-cell>
          <table:table-cell table:formula="of:=IF([.M2] = 0; 0; [.M2]-AVERAGE([.M$2:.M$22]))" office:value-type="float" office:value="200.47619047619" calcext:value-type="float">
            <text:p>200</text:p>
          </table:table-cell>
          <table:table-cell/>
          <table:table-cell table:formula="of:=IF([.E2] = 0; 0; [.E2]-[.D2])" office:value-type="float" office:value="-274" calcext:value-type="float">
            <text:p>-274</text:p>
          </table:table-cell>
          <table:table-cell table:formula="of:=IF([.F2] = 0; 0; [.F2]-[.E2])" office:value-type="float" office:value="99" calcext:value-type="float">
            <text:p>99</text:p>
          </table:table-cell>
          <table:table-cell table:formula="of:=IF([.G2] = 0; 0; [.G2]-[.F2])" office:value-type="float" office:value="-73" calcext:value-type="float">
            <text:p>-73</text:p>
          </table:table-cell>
          <table:table-cell table:formula="of:=IF([.H2] = 0; 0; [.H2]-[.G2])" office:value-type="float" office:value="99" calcext:value-type="float">
            <text:p>99</text:p>
          </table:table-cell>
          <table:table-cell table:formula="of:=IF([.I2] = 0; 0; [.I2]-[.H2])" office:value-type="float" office:value="215" calcext:value-type="float">
            <text:p>215</text:p>
          </table:table-cell>
          <table:table-cell table:formula="of:=IF([.J2] = 0; 0; [.J2]-[.I2])" office:value-type="float" office:value="-207" calcext:value-type="float">
            <text:p>-207</text:p>
          </table:table-cell>
          <table:table-cell table:formula="of:=IF([.K2] = 0; 0; [.K2]-[.J2])" office:value-type="float" office:value="-53" calcext:value-type="float">
            <text:p>-53</text:p>
          </table:table-cell>
          <table:table-cell table:formula="of:=IF([.L2] = 0; 0; [.L2]-[.K2])" office:value-type="float" office:value="-203" calcext:value-type="float">
            <text:p>-203</text:p>
          </table:table-cell>
          <table:table-cell table:formula="of:=IF([.M2] = 0; 0; [.M2]-[.L2])" office:value-type="float" office:value="-229" calcext:value-type="float">
            <text:p>-229</text:p>
          </table:table-cell>
          <table:table-cell/>
          <table:table-cell table:formula="of:=IF([.Z2] = 0; 0; [.Z2]-AVERAGE([.Z$2:.Z$22]))" office:value-type="float" office:value="-153" calcext:value-type="float">
            <text:p>-153</text:p>
          </table:table-cell>
          <table:table-cell table:formula="of:=IF([.AA2] = 0; 0; [.AA2]-AVERAGE([.AA$2:.AA$22]))" office:value-type="float" office:value="23.2857142857143" calcext:value-type="float">
            <text:p>23</text:p>
          </table:table-cell>
          <table:table-cell table:formula="of:=IF([.AB2] = 0; 0; [.AB2]-AVERAGE([.AB$2:.AB$22]))" office:value-type="float" office:value="61.3333333333333" calcext:value-type="float">
            <text:p>61</text:p>
          </table:table-cell>
          <table:table-cell table:formula="of:=IF([.AC2] = 0; 0; [.AC2]-AVERAGE([.AC$2:.AC$22]))" office:value-type="float" office:value="-104.857142857143" calcext:value-type="float">
            <text:p>-105</text:p>
          </table:table-cell>
          <table:table-cell table:formula="of:=IF([.AD2] = 0; 0; [.AD2]-AVERAGE([.AD$2:.AD$22]))" office:value-type="float" office:value="197.428571428571" calcext:value-type="float">
            <text:p>197</text:p>
          </table:table-cell>
          <table:table-cell table:formula="of:=IF([.AE2] = 0; 0; [.AE2]-AVERAGE([.AE$2:.AE$22]))" office:value-type="float" office:value="-112.380952380952" calcext:value-type="float">
            <text:p>-112</text:p>
          </table:table-cell>
          <table:table-cell table:formula="of:=IF([.AF2] = 0; 0; [.AF2]-AVERAGE([.AF$2:.AF$22]))" office:value-type="float" office:value="43.4761904761905" calcext:value-type="float">
            <text:p>43</text:p>
          </table:table-cell>
          <table:table-cell table:formula="of:=IF([.AG2] = 0; 0; [.AG2]-AVERAGE([.AG$2:.AG$22]))" office:value-type="float" office:value="-29.3809523809524" calcext:value-type="float">
            <text:p>-29</text:p>
          </table:table-cell>
          <table:table-cell table:formula="of:=IF([.AH2] = 0; 0; [.AH2]-AVERAGE([.AH$2:.AH$22]))" office:value-type="float" office:value="179.952380952381" calcext:value-type="float">
            <text:p>1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ta 4</text:p>
          </table:table-cell>
          <table:table-cell office:value-type="float" office:value="1396" calcext:value-type="float">
            <text:p>1396</text:p>
          </table:table-cell>
          <table:table-cell office:value-type="float" office:value="1134" calcext:value-type="float">
            <text:p>1134</text:p>
          </table:table-cell>
          <table:table-cell office:value-type="float" office:value="1213" calcext:value-type="float">
            <text:p>1213</text:p>
          </table:table-cell>
          <table:table-cell office:value-type="float" office:value="1191" calcext:value-type="float">
            <text:p>1191</text:p>
          </table:table-cell>
          <table:table-cell office:value-type="float" office:value="1291" calcext:value-type="float">
            <text:p>1291</text:p>
          </table:table-cell>
          <table:table-cell office:value-type="float" office:value="1184" calcext:value-type="float">
            <text:p>1184</text:p>
          </table:table-cell>
          <table:table-cell office:value-type="float" office:value="1251" calcext:value-type="float">
            <text:p>1251</text:p>
          </table:table-cell>
          <table:table-cell office:value-type="float" office:value="1185" calcext:value-type="float">
            <text:p>1185</text:p>
          </table:table-cell>
          <table:table-cell office:value-type="float" office:value="1035" calcext:value-type="float">
            <text:p>1035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IF([.D3] = 0; 0; [.D3]-AVERAGE([.D$2:.D$22]))" office:value-type="float" office:value="103.619047619048" calcext:value-type="float">
            <text:p>104</text:p>
          </table:table-cell>
          <table:table-cell table:formula="of:=IF([.E3] = 0; 0; [.E3]-AVERAGE([.E$2:.E$22]))" office:value-type="float" office:value="-37.3809523809523" calcext:value-type="float">
            <text:p>-37</text:p>
          </table:table-cell>
          <table:table-cell table:formula="of:=IF([.F3] = 0; 0; [.F3]-AVERAGE([.F$2:.F$22]))" office:value-type="float" office:value="-34.0952380952381" calcext:value-type="float">
            <text:p>-34</text:p>
          </table:table-cell>
          <table:table-cell table:formula="of:=IF([.G3] = 0; 0; [.G3]-AVERAGE([.G$2:.G$22]))" office:value-type="float" office:value="78.2380952380952" calcext:value-type="float">
            <text:p>78</text:p>
          </table:table-cell>
          <table:table-cell table:formula="of:=IF([.H3] = 0; 0; [.H3]-AVERAGE([.H$2:.H$22]))" office:value-type="float" office:value="-25.6190476190477" calcext:value-type="float">
            <text:p>-26</text:p>
          </table:table-cell>
          <table:table-cell table:formula="of:=IF([.I3] = 0; 0; [.I3]-AVERAGE([.I$2:.I$22]))" office:value-type="float" office:value="-150.190476190476" calcext:value-type="float">
            <text:p>-150</text:p>
          </table:table-cell>
          <table:table-cell table:formula="of:=IF([.J3] = 0; 0; [.J3]-AVERAGE([.J$2:.J$22]))" office:value-type="float" office:value="11.4285714285713" calcext:value-type="float">
            <text:p>11</text:p>
          </table:table-cell>
          <table:table-cell table:formula="of:=IF([.K3] = 0; 0; [.K3]-AVERAGE([.K$2:.K$22]))" office:value-type="float" office:value="41.9047619047619" calcext:value-type="float">
            <text:p>42</text:p>
          </table:table-cell>
          <table:table-cell table:formula="of:=IF([.L3] = 0; 0; [.L3]-AVERAGE([.L$2:.L$22]))" office:value-type="float" office:value="65.5238095238095" calcext:value-type="float">
            <text:p>66</text:p>
          </table:table-cell>
          <table:table-cell table:formula="of:=IF([.M3] = 0; 0; [.M3]-AVERAGE([.M$2:.M$22]))" office:value-type="float" office:value="-95.5238095238095" calcext:value-type="float">
            <text:p>-96</text:p>
          </table:table-cell>
          <table:table-cell/>
          <table:table-cell table:formula="of:=IF([.E3] = 0; 0; [.E3]-[.D3])" office:value-type="float" office:value="-262" calcext:value-type="float">
            <text:p>-262</text:p>
          </table:table-cell>
          <table:table-cell table:formula="of:=IF([.F3] = 0; 0; [.F3]-[.E3])" office:value-type="float" office:value="79" calcext:value-type="float">
            <text:p>79</text:p>
          </table:table-cell>
          <table:table-cell table:formula="of:=IF([.G3] = 0; 0; [.G3]-[.F3])" office:value-type="float" office:value="-22" calcext:value-type="float">
            <text:p>-22</text:p>
          </table:table-cell>
          <table:table-cell table:formula="of:=IF([.H3] = 0; 0; [.H3]-[.G3])" office:value-type="float" office:value="100" calcext:value-type="float">
            <text:p>100</text:p>
          </table:table-cell>
          <table:table-cell table:formula="of:=IF([.I3] = 0; 0; [.I3]-[.H3])" office:value-type="float" office:value="-107" calcext:value-type="float">
            <text:p>-107</text:p>
          </table:table-cell>
          <table:table-cell table:formula="of:=IF([.J3] = 0; 0; [.J3]-[.I3])" office:value-type="float" office:value="67" calcext:value-type="float">
            <text:p>67</text:p>
          </table:table-cell>
          <table:table-cell table:formula="of:=IF([.K3] = 0; 0; [.K3]-[.J3])" office:value-type="float" office:value="-66" calcext:value-type="float">
            <text:p>-66</text:p>
          </table:table-cell>
          <table:table-cell table:formula="of:=IF([.L3] = 0; 0; [.L3]-[.K3])" office:value-type="float" office:value="-150" calcext:value-type="float">
            <text:p>-150</text:p>
          </table:table-cell>
          <table:table-cell table:formula="of:=IF([.M3] = 0; 0; [.M3]-[.L3])" office:value-type="float" office:value="-570" calcext:value-type="float">
            <text:p>-570</text:p>
          </table:table-cell>
          <table:table-cell/>
          <table:table-cell table:formula="of:=IF([.Z3] = 0; 0; [.Z3]-AVERAGE([.Z$2:.Z$22]))" office:value-type="float" office:value="-141" calcext:value-type="float">
            <text:p>-141</text:p>
          </table:table-cell>
          <table:table-cell table:formula="of:=IF([.AA3] = 0; 0; [.AA3]-AVERAGE([.AA$2:.AA$22]))" office:value-type="float" office:value="3.28571428571429" calcext:value-type="float">
            <text:p>3</text:p>
          </table:table-cell>
          <table:table-cell table:formula="of:=IF([.AB3] = 0; 0; [.AB3]-AVERAGE([.AB$2:.AB$22]))" office:value-type="float" office:value="112.333333333333" calcext:value-type="float">
            <text:p>112</text:p>
          </table:table-cell>
          <table:table-cell table:formula="of:=IF([.AC3] = 0; 0; [.AC3]-AVERAGE([.AC$2:.AC$22]))" office:value-type="float" office:value="-103.857142857143" calcext:value-type="float">
            <text:p>-104</text:p>
          </table:table-cell>
          <table:table-cell table:formula="of:=IF([.AD3] = 0; 0; [.AD3]-AVERAGE([.AD$2:.AD$22]))" office:value-type="float" office:value="-124.571428571429" calcext:value-type="float">
            <text:p>-125</text:p>
          </table:table-cell>
          <table:table-cell table:formula="of:=IF([.AE3] = 0; 0; [.AE3]-AVERAGE([.AE$2:.AE$22]))" office:value-type="float" office:value="161.619047619048" calcext:value-type="float">
            <text:p>162</text:p>
          </table:table-cell>
          <table:table-cell table:formula="of:=IF([.AF3] = 0; 0; [.AF3]-AVERAGE([.AF$2:.AF$22]))" office:value-type="float" office:value="30.4761904761905" calcext:value-type="float">
            <text:p>30</text:p>
          </table:table-cell>
          <table:table-cell table:formula="of:=IF([.AG3] = 0; 0; [.AG3]-AVERAGE([.AG$2:.AG$22]))" office:value-type="float" office:value="23.6190476190476" calcext:value-type="float">
            <text:p>24</text:p>
          </table:table-cell>
          <table:table-cell table:formula="of:=IF([.AH3] = 0; 0; [.AH3]-AVERAGE([.AH$2:.AH$22]))" office:value-type="float" office:value="-161.047619047619" calcext:value-type="float">
            <text:p>-1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eolite GT</text:p>
          </table:table-cell>
          <table:table-cell office:value-type="float" office:value="1372" calcext:value-type="float">
            <text:p>1372</text:p>
          </table:table-cell>
          <table:table-cell office:value-type="float" office:value="1067" calcext:value-type="float">
            <text:p>1067</text:p>
          </table:table-cell>
          <table:table-cell office:value-type="float" office:value="1166" calcext:value-type="float">
            <text:p>1166</text:p>
          </table:table-cell>
          <table:table-cell office:value-type="float" office:value="1075" calcext:value-type="float">
            <text:p>1075</text:p>
          </table:table-cell>
          <table:table-cell office:value-type="float" office:value="1295" calcext:value-type="float">
            <text:p>1295</text:p>
          </table:table-cell>
          <table:table-cell office:value-type="float" office:value="1154" calcext:value-type="float">
            <text:p>1154</text:p>
          </table:table-cell>
          <table:table-cell office:value-type="float" office:value="1113" calcext:value-type="float">
            <text:p>1113</text:p>
          </table:table-cell>
          <table:table-cell office:value-type="float" office:value="1065" calcext:value-type="float">
            <text:p>1065</text:p>
          </table:table-cell>
          <table:table-cell office:value-type="float" office:value="828" calcext:value-type="float">
            <text:p>828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IF([.D4] = 0; 0; [.D4]-AVERAGE([.D$2:.D$22]))" office:value-type="float" office:value="79.6190476190477" calcext:value-type="float">
            <text:p>80</text:p>
          </table:table-cell>
          <table:table-cell table:formula="of:=IF([.E4] = 0; 0; [.E4]-AVERAGE([.E$2:.E$22]))" office:value-type="float" office:value="-104.380952380952" calcext:value-type="float">
            <text:p>-104</text:p>
          </table:table-cell>
          <table:table-cell table:formula="of:=IF([.F4] = 0; 0; [.F4]-AVERAGE([.F$2:.F$22]))" office:value-type="float" office:value="-81.0952380952381" calcext:value-type="float">
            <text:p>-81</text:p>
          </table:table-cell>
          <table:table-cell table:formula="of:=IF([.G4] = 0; 0; [.G4]-AVERAGE([.G$2:.G$22]))" office:value-type="float" office:value="-37.7619047619048" calcext:value-type="float">
            <text:p>-38</text:p>
          </table:table-cell>
          <table:table-cell table:formula="of:=IF([.H4] = 0; 0; [.H4]-AVERAGE([.H$2:.H$22]))" office:value-type="float" office:value="-21.6190476190477" calcext:value-type="float">
            <text:p>-22</text:p>
          </table:table-cell>
          <table:table-cell table:formula="of:=IF([.I4] = 0; 0; [.I4]-AVERAGE([.I$2:.I$22]))" office:value-type="float" office:value="-180.190476190476" calcext:value-type="float">
            <text:p>-180</text:p>
          </table:table-cell>
          <table:table-cell table:formula="of:=IF([.J4] = 0; 0; [.J4]-AVERAGE([.J$2:.J$22]))" office:value-type="float" office:value="-126.571428571429" calcext:value-type="float">
            <text:p>-127</text:p>
          </table:table-cell>
          <table:table-cell table:formula="of:=IF([.K4] = 0; 0; [.K4]-AVERAGE([.K$2:.K$22]))" office:value-type="float" office:value="-78.0952380952381" calcext:value-type="float">
            <text:p>-78</text:p>
          </table:table-cell>
          <table:table-cell table:formula="of:=IF([.L4] = 0; 0; [.L4]-AVERAGE([.L$2:.L$22]))" office:value-type="float" office:value="-141.476190476191" calcext:value-type="float">
            <text:p>-141</text:p>
          </table:table-cell>
          <table:table-cell table:formula="of:=IF([.M4] = 0; 0; [.M4]-AVERAGE([.M$2:.M$22]))" office:value-type="float" office:value="-19.5238095238095" calcext:value-type="float">
            <text:p>-20</text:p>
          </table:table-cell>
          <table:table-cell/>
          <table:table-cell table:formula="of:=IF([.E4] = 0; 0; [.E4]-[.D4])" office:value-type="float" office:value="-305" calcext:value-type="float">
            <text:p>-305</text:p>
          </table:table-cell>
          <table:table-cell table:formula="of:=IF([.F4] = 0; 0; [.F4]-[.E4])" office:value-type="float" office:value="99" calcext:value-type="float">
            <text:p>99</text:p>
          </table:table-cell>
          <table:table-cell table:formula="of:=IF([.G4] = 0; 0; [.G4]-[.F4])" office:value-type="float" office:value="-91" calcext:value-type="float">
            <text:p>-91</text:p>
          </table:table-cell>
          <table:table-cell table:formula="of:=IF([.H4] = 0; 0; [.H4]-[.G4])" office:value-type="float" office:value="220" calcext:value-type="float">
            <text:p>220</text:p>
          </table:table-cell>
          <table:table-cell table:formula="of:=IF([.I4] = 0; 0; [.I4]-[.H4])" office:value-type="float" office:value="-141" calcext:value-type="float">
            <text:p>-141</text:p>
          </table:table-cell>
          <table:table-cell table:formula="of:=IF([.J4] = 0; 0; [.J4]-[.I4])" office:value-type="float" office:value="-41" calcext:value-type="float">
            <text:p>-41</text:p>
          </table:table-cell>
          <table:table-cell table:formula="of:=IF([.K4] = 0; 0; [.K4]-[.J4])" office:value-type="float" office:value="-48" calcext:value-type="float">
            <text:p>-48</text:p>
          </table:table-cell>
          <table:table-cell table:formula="of:=IF([.L4] = 0; 0; [.L4]-[.K4])" office:value-type="float" office:value="-237" calcext:value-type="float">
            <text:p>-237</text:p>
          </table:table-cell>
          <table:table-cell table:formula="of:=IF([.M4] = 0; 0; [.M4]-[.L4])" office:value-type="float" office:value="-287" calcext:value-type="float">
            <text:p>-287</text:p>
          </table:table-cell>
          <table:table-cell/>
          <table:table-cell table:formula="of:=IF([.Z4] = 0; 0; [.Z4]-AVERAGE([.Z$2:.Z$22]))" office:value-type="float" office:value="-184" calcext:value-type="float">
            <text:p>-184</text:p>
          </table:table-cell>
          <table:table-cell table:formula="of:=IF([.AA4] = 0; 0; [.AA4]-AVERAGE([.AA$2:.AA$22]))" office:value-type="float" office:value="23.2857142857143" calcext:value-type="float">
            <text:p>23</text:p>
          </table:table-cell>
          <table:table-cell table:formula="of:=IF([.AB4] = 0; 0; [.AB4]-AVERAGE([.AB$2:.AB$22]))" office:value-type="float" office:value="43.3333333333333" calcext:value-type="float">
            <text:p>43</text:p>
          </table:table-cell>
          <table:table-cell table:formula="of:=IF([.AC4] = 0; 0; [.AC4]-AVERAGE([.AC$2:.AC$22]))" office:value-type="float" office:value="16.1428571428571" calcext:value-type="float">
            <text:p>16</text:p>
          </table:table-cell>
          <table:table-cell table:formula="of:=IF([.AD4] = 0; 0; [.AD4]-AVERAGE([.AD$2:.AD$22]))" office:value-type="float" office:value="-158.571428571429" calcext:value-type="float">
            <text:p>-159</text:p>
          </table:table-cell>
          <table:table-cell table:formula="of:=IF([.AE4] = 0; 0; [.AE4]-AVERAGE([.AE$2:.AE$22]))" office:value-type="float" office:value="53.6190476190476" calcext:value-type="float">
            <text:p>54</text:p>
          </table:table-cell>
          <table:table-cell table:formula="of:=IF([.AF4] = 0; 0; [.AF4]-AVERAGE([.AF$2:.AF$22]))" office:value-type="float" office:value="48.4761904761905" calcext:value-type="float">
            <text:p>48</text:p>
          </table:table-cell>
          <table:table-cell table:formula="of:=IF([.AG4] = 0; 0; [.AG4]-AVERAGE([.AG$2:.AG$22]))" office:value-type="float" office:value="-63.3809523809524" calcext:value-type="float">
            <text:p>-63</text:p>
          </table:table-cell>
          <table:table-cell table:formula="of:=IF([.AH4] = 0; 0; [.AH4]-AVERAGE([.AH$2:.AH$22]))" office:value-type="float" office:value="121.952380952381" calcext:value-type="float">
            <text:p>1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lta 3</text:p>
          </table:table-cell>
          <table:table-cell office:value-type="float" office:value="1267" calcext:value-type="float">
            <text:p>1267</text:p>
          </table:table-cell>
          <table:table-cell office:value-type="float" office:value="1147" calcext:value-type="float">
            <text:p>1147</text:p>
          </table:table-cell>
          <table:table-cell office:value-type="float" office:value="1185" calcext:value-type="float">
            <text:p>1185</text:p>
          </table:table-cell>
          <table:table-cell office:value-type="float" office:value="1093" calcext:value-type="float">
            <text:p>1093</text:p>
          </table:table-cell>
          <table:table-cell office:value-type="float" office:value="1271" calcext:value-type="float">
            <text:p>1271</text:p>
          </table:table-cell>
          <table:table-cell office:value-type="float" office:value="1315" calcext:value-type="float">
            <text:p>1315</text:p>
          </table:table-cell>
          <table:table-cell office:value-type="float" office:value="1111" calcext:value-type="float">
            <text:p>1111</text:p>
          </table:table-cell>
          <table:table-cell office:value-type="float" office:value="1145" calcext:value-type="float">
            <text:p>1145</text:p>
          </table:table-cell>
          <table:table-cell office:value-type="float" office:value="951" calcext:value-type="float">
            <text:p>951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IF([.D5] = 0; 0; [.D5]-AVERAGE([.D$2:.D$22]))" office:value-type="float" office:value="-25.3809523809523" calcext:value-type="float">
            <text:p>-25</text:p>
          </table:table-cell>
          <table:table-cell table:formula="of:=IF([.E5] = 0; 0; [.E5]-AVERAGE([.E$2:.E$22]))" office:value-type="float" office:value="-24.3809523809523" calcext:value-type="float">
            <text:p>-24</text:p>
          </table:table-cell>
          <table:table-cell table:formula="of:=IF([.F5] = 0; 0; [.F5]-AVERAGE([.F$2:.F$22]))" office:value-type="float" office:value="-62.0952380952381" calcext:value-type="float">
            <text:p>-62</text:p>
          </table:table-cell>
          <table:table-cell table:formula="of:=IF([.G5] = 0; 0; [.G5]-AVERAGE([.G$2:.G$22]))" office:value-type="float" office:value="-19.7619047619048" calcext:value-type="float">
            <text:p>-20</text:p>
          </table:table-cell>
          <table:table-cell table:formula="of:=IF([.H5] = 0; 0; [.H5]-AVERAGE([.H$2:.H$22]))" office:value-type="float" office:value="-45.6190476190477" calcext:value-type="float">
            <text:p>-46</text:p>
          </table:table-cell>
          <table:table-cell table:formula="of:=IF([.I5] = 0; 0; [.I5]-AVERAGE([.I$2:.I$22]))" office:value-type="float" office:value="-19.1904761904761" calcext:value-type="float">
            <text:p>-19</text:p>
          </table:table-cell>
          <table:table-cell table:formula="of:=IF([.J5] = 0; 0; [.J5]-AVERAGE([.J$2:.J$22]))" office:value-type="float" office:value="-128.571428571429" calcext:value-type="float">
            <text:p>-129</text:p>
          </table:table-cell>
          <table:table-cell table:formula="of:=IF([.K5] = 0; 0; [.K5]-AVERAGE([.K$2:.K$22]))" office:value-type="float" office:value="1.90476190476193" calcext:value-type="float">
            <text:p>2</text:p>
          </table:table-cell>
          <table:table-cell table:formula="of:=IF([.L5] = 0; 0; [.L5]-AVERAGE([.L$2:.L$22]))" office:value-type="float" office:value="-18.4761904761905" calcext:value-type="float">
            <text:p>-18</text:p>
          </table:table-cell>
          <table:table-cell table:formula="of:=IF([.M5] = 0; 0; [.M5]-AVERAGE([.M$2:.M$22]))" office:value-type="float" office:value="-45.5238095238095" calcext:value-type="float">
            <text:p>-46</text:p>
          </table:table-cell>
          <table:table-cell/>
          <table:table-cell table:formula="of:=IF([.E5] = 0; 0; [.E5]-[.D5])" office:value-type="float" office:value="-120" calcext:value-type="float">
            <text:p>-120</text:p>
          </table:table-cell>
          <table:table-cell table:formula="of:=IF([.F5] = 0; 0; [.F5]-[.E5])" office:value-type="float" office:value="38" calcext:value-type="float">
            <text:p>38</text:p>
          </table:table-cell>
          <table:table-cell table:formula="of:=IF([.G5] = 0; 0; [.G5]-[.F5])" office:value-type="float" office:value="-92" calcext:value-type="float">
            <text:p>-92</text:p>
          </table:table-cell>
          <table:table-cell table:formula="of:=IF([.H5] = 0; 0; [.H5]-[.G5])" office:value-type="float" office:value="178" calcext:value-type="float">
            <text:p>178</text:p>
          </table:table-cell>
          <table:table-cell table:formula="of:=IF([.I5] = 0; 0; [.I5]-[.H5])" office:value-type="float" office:value="44" calcext:value-type="float">
            <text:p>44</text:p>
          </table:table-cell>
          <table:table-cell table:formula="of:=IF([.J5] = 0; 0; [.J5]-[.I5])" office:value-type="float" office:value="-204" calcext:value-type="float">
            <text:p>-204</text:p>
          </table:table-cell>
          <table:table-cell table:formula="of:=IF([.K5] = 0; 0; [.K5]-[.J5])" office:value-type="float" office:value="34" calcext:value-type="float">
            <text:p>34</text:p>
          </table:table-cell>
          <table:table-cell table:formula="of:=IF([.L5] = 0; 0; [.L5]-[.K5])" office:value-type="float" office:value="-194" calcext:value-type="float">
            <text:p>-194</text:p>
          </table:table-cell>
          <table:table-cell table:formula="of:=IF([.M5] = 0; 0; [.M5]-[.L5])" office:value-type="float" office:value="-436" calcext:value-type="float">
            <text:p>-436</text:p>
          </table:table-cell>
          <table:table-cell/>
          <table:table-cell table:formula="of:=IF([.Z5] = 0; 0; [.Z5]-AVERAGE([.Z$2:.Z$22]))" office:value-type="float" office:value="1" calcext:value-type="float">
            <text:p>1</text:p>
          </table:table-cell>
          <table:table-cell table:formula="of:=IF([.AA5] = 0; 0; [.AA5]-AVERAGE([.AA$2:.AA$22]))" office:value-type="float" office:value="-37.7142857142857" calcext:value-type="float">
            <text:p>-38</text:p>
          </table:table-cell>
          <table:table-cell table:formula="of:=IF([.AB5] = 0; 0; [.AB5]-AVERAGE([.AB$2:.AB$22]))" office:value-type="float" office:value="42.3333333333333" calcext:value-type="float">
            <text:p>42</text:p>
          </table:table-cell>
          <table:table-cell table:formula="of:=IF([.AC5] = 0; 0; [.AC5]-AVERAGE([.AC$2:.AC$22]))" office:value-type="float" office:value="-25.8571428571429" calcext:value-type="float">
            <text:p>-26</text:p>
          </table:table-cell>
          <table:table-cell table:formula="of:=IF([.AD5] = 0; 0; [.AD5]-AVERAGE([.AD$2:.AD$22]))" office:value-type="float" office:value="26.4285714285714" calcext:value-type="float">
            <text:p>26</text:p>
          </table:table-cell>
          <table:table-cell table:formula="of:=IF([.AE5] = 0; 0; [.AE5]-AVERAGE([.AE$2:.AE$22]))" office:value-type="float" office:value="-109.380952380952" calcext:value-type="float">
            <text:p>-109</text:p>
          </table:table-cell>
          <table:table-cell table:formula="of:=IF([.AF5] = 0; 0; [.AF5]-AVERAGE([.AF$2:.AF$22]))" office:value-type="float" office:value="130.47619047619" calcext:value-type="float">
            <text:p>130</text:p>
          </table:table-cell>
          <table:table-cell table:formula="of:=IF([.AG5] = 0; 0; [.AG5]-AVERAGE([.AG$2:.AG$22]))" office:value-type="float" office:value="-20.3809523809524" calcext:value-type="float">
            <text:p>-20</text:p>
          </table:table-cell>
          <table:table-cell table:formula="of:=IF([.AH5] = 0; 0; [.AH5]-AVERAGE([.AH$2:.AH$22]))" office:value-type="float" office:value="-27.047619047619" calcext:value-type="float">
            <text:p>-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k 5</text:p>
          </table:table-cell>
          <table:table-cell office:value-type="float" office:value="1326" calcext:value-type="float">
            <text:p>1326</text:p>
          </table:table-cell>
          <table:table-cell office:value-type="float" office:value="1116" calcext:value-type="float">
            <text:p>1116</text:p>
          </table:table-cell>
          <table:table-cell office:value-type="float" office:value="1192" calcext:value-type="float">
            <text:p>1192</text:p>
          </table:table-cell>
          <table:table-cell office:value-type="float" office:value="1136" calcext:value-type="float">
            <text:p>1136</text:p>
          </table:table-cell>
          <table:table-cell office:value-type="float" office:value="1273" calcext:value-type="float">
            <text:p>1273</text:p>
          </table:table-cell>
          <table:table-cell office:value-type="float" office:value="1287" calcext:value-type="float">
            <text:p>1287</text:p>
          </table:table-cell>
          <table:table-cell office:value-type="float" office:value="1213" calcext:value-type="float">
            <text:p>1213</text:p>
          </table:table-cell>
          <table:table-cell office:value-type="float" office:value="1137" calcext:value-type="float">
            <text:p>1137</text:p>
          </table:table-cell>
          <table:table-cell office:value-type="float" office:value="871" calcext:value-type="float">
            <text:p>871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IF([.D6] = 0; 0; [.D6]-AVERAGE([.D$2:.D$22]))" office:value-type="float" office:value="33.6190476190477" calcext:value-type="float">
            <text:p>34</text:p>
          </table:table-cell>
          <table:table-cell table:formula="of:=IF([.E6] = 0; 0; [.E6]-AVERAGE([.E$2:.E$22]))" office:value-type="float" office:value="-55.3809523809523" calcext:value-type="float">
            <text:p>-55</text:p>
          </table:table-cell>
          <table:table-cell table:formula="of:=IF([.F6] = 0; 0; [.F6]-AVERAGE([.F$2:.F$22]))" office:value-type="float" office:value="-55.0952380952381" calcext:value-type="float">
            <text:p>-55</text:p>
          </table:table-cell>
          <table:table-cell table:formula="of:=IF([.G6] = 0; 0; [.G6]-AVERAGE([.G$2:.G$22]))" office:value-type="float" office:value="23.2380952380952" calcext:value-type="float">
            <text:p>23</text:p>
          </table:table-cell>
          <table:table-cell table:formula="of:=IF([.H6] = 0; 0; [.H6]-AVERAGE([.H$2:.H$22]))" office:value-type="float" office:value="-43.6190476190477" calcext:value-type="float">
            <text:p>-44</text:p>
          </table:table-cell>
          <table:table-cell table:formula="of:=IF([.I6] = 0; 0; [.I6]-AVERAGE([.I$2:.I$22]))" office:value-type="float" office:value="-47.1904761904762" calcext:value-type="float">
            <text:p>-47</text:p>
          </table:table-cell>
          <table:table-cell table:formula="of:=IF([.J6] = 0; 0; [.J6]-AVERAGE([.J$2:.J$22]))" office:value-type="float" office:value="-26.5714285714287" calcext:value-type="float">
            <text:p>-27</text:p>
          </table:table-cell>
          <table:table-cell table:formula="of:=IF([.K6] = 0; 0; [.K6]-AVERAGE([.K$2:.K$22]))" office:value-type="float" office:value="-6.09523809523807" calcext:value-type="float">
            <text:p>-6</text:p>
          </table:table-cell>
          <table:table-cell table:formula="of:=IF([.L6] = 0; 0; [.L6]-AVERAGE([.L$2:.L$22]))" office:value-type="float" office:value="-98.4761904761905" calcext:value-type="float">
            <text:p>-98</text:p>
          </table:table-cell>
          <table:table-cell table:formula="of:=IF([.M6] = 0; 0; [.M6]-AVERAGE([.M$2:.M$22]))" office:value-type="float" office:value="-33.5238095238095" calcext:value-type="float">
            <text:p>-34</text:p>
          </table:table-cell>
          <table:table-cell/>
          <table:table-cell table:formula="of:=IF([.E6] = 0; 0; [.E6]-[.D6])" office:value-type="float" office:value="-210" calcext:value-type="float">
            <text:p>-210</text:p>
          </table:table-cell>
          <table:table-cell table:formula="of:=IF([.F6] = 0; 0; [.F6]-[.E6])" office:value-type="float" office:value="76" calcext:value-type="float">
            <text:p>76</text:p>
          </table:table-cell>
          <table:table-cell table:formula="of:=IF([.G6] = 0; 0; [.G6]-[.F6])" office:value-type="float" office:value="-56" calcext:value-type="float">
            <text:p>-56</text:p>
          </table:table-cell>
          <table:table-cell table:formula="of:=IF([.H6] = 0; 0; [.H6]-[.G6])" office:value-type="float" office:value="137" calcext:value-type="float">
            <text:p>137</text:p>
          </table:table-cell>
          <table:table-cell table:formula="of:=IF([.I6] = 0; 0; [.I6]-[.H6])" office:value-type="float" office:value="14" calcext:value-type="float">
            <text:p>14</text:p>
          </table:table-cell>
          <table:table-cell table:formula="of:=IF([.J6] = 0; 0; [.J6]-[.I6])" office:value-type="float" office:value="-74" calcext:value-type="float">
            <text:p>-74</text:p>
          </table:table-cell>
          <table:table-cell table:formula="of:=IF([.K6] = 0; 0; [.K6]-[.J6])" office:value-type="float" office:value="-76" calcext:value-type="float">
            <text:p>-76</text:p>
          </table:table-cell>
          <table:table-cell table:formula="of:=IF([.L6] = 0; 0; [.L6]-[.K6])" office:value-type="float" office:value="-266" calcext:value-type="float">
            <text:p>-266</text:p>
          </table:table-cell>
          <table:table-cell table:formula="of:=IF([.M6] = 0; 0; [.M6]-[.L6])" office:value-type="float" office:value="-344" calcext:value-type="float">
            <text:p>-344</text:p>
          </table:table-cell>
          <table:table-cell/>
          <table:table-cell table:formula="of:=IF([.Z6] = 0; 0; [.Z6]-AVERAGE([.Z$2:.Z$22]))" office:value-type="float" office:value="-89" calcext:value-type="float">
            <text:p>-89</text:p>
          </table:table-cell>
          <table:table-cell table:formula="of:=IF([.AA6] = 0; 0; [.AA6]-AVERAGE([.AA$2:.AA$22]))" office:value-type="float" office:value="0.285714285714292" calcext:value-type="float">
            <text:p>0</text:p>
          </table:table-cell>
          <table:table-cell table:formula="of:=IF([.AB6] = 0; 0; [.AB6]-AVERAGE([.AB$2:.AB$22]))" office:value-type="float" office:value="78.3333333333333" calcext:value-type="float">
            <text:p>78</text:p>
          </table:table-cell>
          <table:table-cell table:formula="of:=IF([.AC6] = 0; 0; [.AC6]-AVERAGE([.AC$2:.AC$22]))" office:value-type="float" office:value="-66.8571428571429" calcext:value-type="float">
            <text:p>-67</text:p>
          </table:table-cell>
          <table:table-cell table:formula="of:=IF([.AD6] = 0; 0; [.AD6]-AVERAGE([.AD$2:.AD$22]))" office:value-type="float" office:value="-3.57142857142857" calcext:value-type="float">
            <text:p>-4</text:p>
          </table:table-cell>
          <table:table-cell table:formula="of:=IF([.AE6] = 0; 0; [.AE6]-AVERAGE([.AE$2:.AE$22]))" office:value-type="float" office:value="20.6190476190476" calcext:value-type="float">
            <text:p>21</text:p>
          </table:table-cell>
          <table:table-cell table:formula="of:=IF([.AF6] = 0; 0; [.AF6]-AVERAGE([.AF$2:.AF$22]))" office:value-type="float" office:value="20.4761904761905" calcext:value-type="float">
            <text:p>20</text:p>
          </table:table-cell>
          <table:table-cell table:formula="of:=IF([.AG6] = 0; 0; [.AG6]-AVERAGE([.AG$2:.AG$22]))" office:value-type="float" office:value="-92.3809523809524" calcext:value-type="float">
            <text:p>-92</text:p>
          </table:table-cell>
          <table:table-cell table:formula="of:=IF([.AH6] = 0; 0; [.AH6]-AVERAGE([.AH$2:.AH$22]))" office:value-type="float" office:value="64.952380952381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nanza 2</text:p>
          </table:table-cell>
          <table:table-cell office:value-type="float" office:value="1288" calcext:value-type="float">
            <text:p>1288</text:p>
          </table:table-cell>
          <table:table-cell office:value-type="float" office:value="1100" calcext:value-type="float">
            <text:p>1100</text:p>
          </table:table-cell>
          <table:table-cell office:value-type="float" office:value="1163" calcext:value-type="float">
            <text:p>1163</text:p>
          </table:table-cell>
          <table:table-cell office:value-type="float" office:value="1096" calcext:value-type="float">
            <text:p>1096</text:p>
          </table:table-cell>
          <table:table-cell office:value-type="float" office:value="1281" calcext:value-type="float">
            <text:p>1281</text:p>
          </table:table-cell>
          <table:table-cell office:value-type="float" office:value="1302" calcext:value-type="float">
            <text:p>1302</text:p>
          </table:table-cell>
          <table:table-cell office:value-type="float" office:value="1157" calcext:value-type="float">
            <text:p>1157</text:p>
          </table:table-cell>
          <table:table-cell office:value-type="float" office:value="1269" calcext:value-type="float">
            <text:p>1269</text:p>
          </table:table-cell>
          <table:table-cell office:value-type="float" office:value="1119" calcext:value-type="float">
            <text:p>1119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IF([.D7] = 0; 0; [.D7]-AVERAGE([.D$2:.D$22]))" office:value-type="float" office:value="-4.38095238095229" calcext:value-type="float">
            <text:p>-4</text:p>
          </table:table-cell>
          <table:table-cell table:formula="of:=IF([.E7] = 0; 0; [.E7]-AVERAGE([.E$2:.E$22]))" office:value-type="float" office:value="-71.3809523809523" calcext:value-type="float">
            <text:p>-71</text:p>
          </table:table-cell>
          <table:table-cell table:formula="of:=IF([.F7] = 0; 0; [.F7]-AVERAGE([.F$2:.F$22]))" office:value-type="float" office:value="-84.0952380952381" calcext:value-type="float">
            <text:p>-84</text:p>
          </table:table-cell>
          <table:table-cell table:formula="of:=IF([.G7] = 0; 0; [.G7]-AVERAGE([.G$2:.G$22]))" office:value-type="float" office:value="-16.7619047619048" calcext:value-type="float">
            <text:p>-17</text:p>
          </table:table-cell>
          <table:table-cell table:formula="of:=IF([.H7] = 0; 0; [.H7]-AVERAGE([.H$2:.H$22]))" office:value-type="float" office:value="-35.6190476190477" calcext:value-type="float">
            <text:p>-36</text:p>
          </table:table-cell>
          <table:table-cell table:formula="of:=IF([.I7] = 0; 0; [.I7]-AVERAGE([.I$2:.I$22]))" office:value-type="float" office:value="-32.1904761904761" calcext:value-type="float">
            <text:p>-32</text:p>
          </table:table-cell>
          <table:table-cell table:formula="of:=IF([.J7] = 0; 0; [.J7]-AVERAGE([.J$2:.J$22]))" office:value-type="float" office:value="-82.5714285714287" calcext:value-type="float">
            <text:p>-83</text:p>
          </table:table-cell>
          <table:table-cell table:formula="of:=IF([.K7] = 0; 0; [.K7]-AVERAGE([.K$2:.K$22]))" office:value-type="float" office:value="125.904761904762" calcext:value-type="float">
            <text:p>126</text:p>
          </table:table-cell>
          <table:table-cell table:formula="of:=IF([.L7] = 0; 0; [.L7]-AVERAGE([.L$2:.L$22]))" office:value-type="float" office:value="149.52380952381" calcext:value-type="float">
            <text:p>150</text:p>
          </table:table-cell>
          <table:table-cell table:formula="of:=IF([.M7] = 0; 0; [.M7]-AVERAGE([.M$2:.M$22]))" office:value-type="float" office:value="-70.5238095238095" calcext:value-type="float">
            <text:p>-71</text:p>
          </table:table-cell>
          <table:table-cell/>
          <table:table-cell table:formula="of:=IF([.E7] = 0; 0; [.E7]-[.D7])" office:value-type="float" office:value="-188" calcext:value-type="float">
            <text:p>-188</text:p>
          </table:table-cell>
          <table:table-cell table:formula="of:=IF([.F7] = 0; 0; [.F7]-[.E7])" office:value-type="float" office:value="63" calcext:value-type="float">
            <text:p>63</text:p>
          </table:table-cell>
          <table:table-cell table:formula="of:=IF([.G7] = 0; 0; [.G7]-[.F7])" office:value-type="float" office:value="-67" calcext:value-type="float">
            <text:p>-67</text:p>
          </table:table-cell>
          <table:table-cell table:formula="of:=IF([.H7] = 0; 0; [.H7]-[.G7])" office:value-type="float" office:value="185" calcext:value-type="float">
            <text:p>185</text:p>
          </table:table-cell>
          <table:table-cell table:formula="of:=IF([.I7] = 0; 0; [.I7]-[.H7])" office:value-type="float" office:value="21" calcext:value-type="float">
            <text:p>21</text:p>
          </table:table-cell>
          <table:table-cell table:formula="of:=IF([.J7] = 0; 0; [.J7]-[.I7])" office:value-type="float" office:value="-145" calcext:value-type="float">
            <text:p>-145</text:p>
          </table:table-cell>
          <table:table-cell table:formula="of:=IF([.K7] = 0; 0; [.K7]-[.J7])" office:value-type="float" office:value="112" calcext:value-type="float">
            <text:p>112</text:p>
          </table:table-cell>
          <table:table-cell table:formula="of:=IF([.L7] = 0; 0; [.L7]-[.K7])" office:value-type="float" office:value="-150" calcext:value-type="float">
            <text:p>-150</text:p>
          </table:table-cell>
          <table:table-cell table:formula="of:=IF([.M7] = 0; 0; [.M7]-[.L7])" office:value-type="float" office:value="-629" calcext:value-type="float">
            <text:p>-629</text:p>
          </table:table-cell>
          <table:table-cell/>
          <table:table-cell table:formula="of:=IF([.Z7] = 0; 0; [.Z7]-AVERAGE([.Z$2:.Z$22]))" office:value-type="float" office:value="-67" calcext:value-type="float">
            <text:p>-67</text:p>
          </table:table-cell>
          <table:table-cell table:formula="of:=IF([.AA7] = 0; 0; [.AA7]-AVERAGE([.AA$2:.AA$22]))" office:value-type="float" office:value="-12.7142857142857" calcext:value-type="float">
            <text:p>-13</text:p>
          </table:table-cell>
          <table:table-cell table:formula="of:=IF([.AB7] = 0; 0; [.AB7]-AVERAGE([.AB$2:.AB$22]))" office:value-type="float" office:value="67.3333333333333" calcext:value-type="float">
            <text:p>67</text:p>
          </table:table-cell>
          <table:table-cell table:formula="of:=IF([.AC7] = 0; 0; [.AC7]-AVERAGE([.AC$2:.AC$22]))" office:value-type="float" office:value="-18.8571428571429" calcext:value-type="float">
            <text:p>-19</text:p>
          </table:table-cell>
          <table:table-cell table:formula="of:=IF([.AD7] = 0; 0; [.AD7]-AVERAGE([.AD$2:.AD$22]))" office:value-type="float" office:value="3.42857142857143" calcext:value-type="float">
            <text:p>3</text:p>
          </table:table-cell>
          <table:table-cell table:formula="of:=IF([.AE7] = 0; 0; [.AE7]-AVERAGE([.AE$2:.AE$22]))" office:value-type="float" office:value="-50.3809523809524" calcext:value-type="float">
            <text:p>-50</text:p>
          </table:table-cell>
          <table:table-cell table:formula="of:=IF([.AF7] = 0; 0; [.AF7]-AVERAGE([.AF$2:.AF$22]))" office:value-type="float" office:value="208.47619047619" calcext:value-type="float">
            <text:p>208</text:p>
          </table:table-cell>
          <table:table-cell table:formula="of:=IF([.AG7] = 0; 0; [.AG7]-AVERAGE([.AG$2:.AG$22]))" office:value-type="float" office:value="23.6190476190476" calcext:value-type="float">
            <text:p>24</text:p>
          </table:table-cell>
          <table:table-cell table:formula="of:=IF([.AH7] = 0; 0; [.AH7]-AVERAGE([.AH$2:.AH$22]))" office:value-type="float" office:value="-220.047619047619" calcext:value-type="float">
            <text:p>-2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tik 6</text:p>
          </table:table-cell>
          <table:table-cell office:value-type="float" office:value="1339" calcext:value-type="float">
            <text:p>1339</text:p>
          </table:table-cell>
          <table:table-cell office:value-type="float" office:value="1116" calcext:value-type="float">
            <text:p>1116</text:p>
          </table:table-cell>
          <table:table-cell office:value-type="float" office:value="1176" calcext:value-type="float">
            <text:p>1176</text:p>
          </table:table-cell>
          <table:table-cell office:value-type="float" office:value="1064" calcext:value-type="float">
            <text:p>1064</text:p>
          </table:table-cell>
          <table:table-cell office:value-type="float" office:value="1248" calcext:value-type="float">
            <text:p>1248</text:p>
          </table:table-cell>
          <table:table-cell office:value-type="float" office:value="1255" calcext:value-type="float">
            <text:p>1255</text:p>
          </table:table-cell>
          <table:table-cell office:value-type="float" office:value="1288" calcext:value-type="float">
            <text:p>1288</text:p>
          </table:table-cell>
          <table:table-cell office:value-type="float" office:value="1044" calcext:value-type="float">
            <text:p>1044</text:p>
          </table:table-cell>
          <table:table-cell office:value-type="float" office:value="928" calcext:value-type="float">
            <text:p>928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IF([.D8] = 0; 0; [.D8]-AVERAGE([.D$2:.D$22]))" office:value-type="float" office:value="46.6190476190477" calcext:value-type="float">
            <text:p>47</text:p>
          </table:table-cell>
          <table:table-cell table:formula="of:=IF([.E8] = 0; 0; [.E8]-AVERAGE([.E$2:.E$22]))" office:value-type="float" office:value="-55.3809523809523" calcext:value-type="float">
            <text:p>-55</text:p>
          </table:table-cell>
          <table:table-cell table:formula="of:=IF([.F8] = 0; 0; [.F8]-AVERAGE([.F$2:.F$22]))" office:value-type="float" office:value="-71.0952380952381" calcext:value-type="float">
            <text:p>-71</text:p>
          </table:table-cell>
          <table:table-cell table:formula="of:=IF([.G8] = 0; 0; [.G8]-AVERAGE([.G$2:.G$22]))" office:value-type="float" office:value="-48.7619047619048" calcext:value-type="float">
            <text:p>-49</text:p>
          </table:table-cell>
          <table:table-cell table:formula="of:=IF([.H8] = 0; 0; [.H8]-AVERAGE([.H$2:.H$22]))" office:value-type="float" office:value="-68.6190476190477" calcext:value-type="float">
            <text:p>-69</text:p>
          </table:table-cell>
          <table:table-cell table:formula="of:=IF([.I8] = 0; 0; [.I8]-AVERAGE([.I$2:.I$22]))" office:value-type="float" office:value="-79.1904761904762" calcext:value-type="float">
            <text:p>-79</text:p>
          </table:table-cell>
          <table:table-cell table:formula="of:=IF([.J8] = 0; 0; [.J8]-AVERAGE([.J$2:.J$22]))" office:value-type="float" office:value="48.4285714285713" calcext:value-type="float">
            <text:p>48</text:p>
          </table:table-cell>
          <table:table-cell table:formula="of:=IF([.K8] = 0; 0; [.K8]-AVERAGE([.K$2:.K$22]))" office:value-type="float" office:value="-99.0952380952381" calcext:value-type="float">
            <text:p>-99</text:p>
          </table:table-cell>
          <table:table-cell table:formula="of:=IF([.L8] = 0; 0; [.L8]-AVERAGE([.L$2:.L$22]))" office:value-type="float" office:value="-41.4761904761905" calcext:value-type="float">
            <text:p>-41</text:p>
          </table:table-cell>
          <table:table-cell table:formula="of:=IF([.M8] = 0; 0; [.M8]-AVERAGE([.M$2:.M$22]))" office:value-type="float" office:value="17.4761904761905" calcext:value-type="float">
            <text:p>17</text:p>
          </table:table-cell>
          <table:table-cell/>
          <table:table-cell table:formula="of:=IF([.E8] = 0; 0; [.E8]-[.D8])" office:value-type="float" office:value="-223" calcext:value-type="float">
            <text:p>-223</text:p>
          </table:table-cell>
          <table:table-cell table:formula="of:=IF([.F8] = 0; 0; [.F8]-[.E8])" office:value-type="float" office:value="60" calcext:value-type="float">
            <text:p>60</text:p>
          </table:table-cell>
          <table:table-cell table:formula="of:=IF([.G8] = 0; 0; [.G8]-[.F8])" office:value-type="float" office:value="-112" calcext:value-type="float">
            <text:p>-112</text:p>
          </table:table-cell>
          <table:table-cell table:formula="of:=IF([.H8] = 0; 0; [.H8]-[.G8])" office:value-type="float" office:value="184" calcext:value-type="float">
            <text:p>184</text:p>
          </table:table-cell>
          <table:table-cell table:formula="of:=IF([.I8] = 0; 0; [.I8]-[.H8])" office:value-type="float" office:value="7" calcext:value-type="float">
            <text:p>7</text:p>
          </table:table-cell>
          <table:table-cell table:formula="of:=IF([.J8] = 0; 0; [.J8]-[.I8])" office:value-type="float" office:value="33" calcext:value-type="float">
            <text:p>33</text:p>
          </table:table-cell>
          <table:table-cell table:formula="of:=IF([.K8] = 0; 0; [.K8]-[.J8])" office:value-type="float" office:value="-244" calcext:value-type="float">
            <text:p>-244</text:p>
          </table:table-cell>
          <table:table-cell table:formula="of:=IF([.L8] = 0; 0; [.L8]-[.K8])" office:value-type="float" office:value="-116" calcext:value-type="float">
            <text:p>-116</text:p>
          </table:table-cell>
          <table:table-cell table:formula="of:=IF([.M8] = 0; 0; [.M8]-[.L8])" office:value-type="float" office:value="-350" calcext:value-type="float">
            <text:p>-350</text:p>
          </table:table-cell>
          <table:table-cell/>
          <table:table-cell table:formula="of:=IF([.Z8] = 0; 0; [.Z8]-AVERAGE([.Z$2:.Z$22]))" office:value-type="float" office:value="-102" calcext:value-type="float">
            <text:p>-102</text:p>
          </table:table-cell>
          <table:table-cell table:formula="of:=IF([.AA8] = 0; 0; [.AA8]-AVERAGE([.AA$2:.AA$22]))" office:value-type="float" office:value="-15.7142857142857" calcext:value-type="float">
            <text:p>-16</text:p>
          </table:table-cell>
          <table:table-cell table:formula="of:=IF([.AB8] = 0; 0; [.AB8]-AVERAGE([.AB$2:.AB$22]))" office:value-type="float" office:value="22.3333333333333" calcext:value-type="float">
            <text:p>22</text:p>
          </table:table-cell>
          <table:table-cell table:formula="of:=IF([.AC8] = 0; 0; [.AC8]-AVERAGE([.AC$2:.AC$22]))" office:value-type="float" office:value="-19.8571428571429" calcext:value-type="float">
            <text:p>-20</text:p>
          </table:table-cell>
          <table:table-cell table:formula="of:=IF([.AD8] = 0; 0; [.AD8]-AVERAGE([.AD$2:.AD$22]))" office:value-type="float" office:value="-10.5714285714286" calcext:value-type="float">
            <text:p>-11</text:p>
          </table:table-cell>
          <table:table-cell table:formula="of:=IF([.AE8] = 0; 0; [.AE8]-AVERAGE([.AE$2:.AE$22]))" office:value-type="float" office:value="127.619047619048" calcext:value-type="float">
            <text:p>128</text:p>
          </table:table-cell>
          <table:table-cell table:formula="of:=IF([.AF8] = 0; 0; [.AF8]-AVERAGE([.AF$2:.AF$22]))" office:value-type="float" office:value="-147.52380952381" calcext:value-type="float">
            <text:p>-148</text:p>
          </table:table-cell>
          <table:table-cell table:formula="of:=IF([.AG8] = 0; 0; [.AG8]-AVERAGE([.AG$2:.AG$22]))" office:value-type="float" office:value="57.6190476190476" calcext:value-type="float">
            <text:p>58</text:p>
          </table:table-cell>
          <table:table-cell table:formula="of:=IF([.AH8] = 0; 0; [.AH8]-AVERAGE([.AH$2:.AH$22]))" office:value-type="float" office:value="58.952380952381" calcext:value-type="float">
            <text:p>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onanza 2</text:p>
          </table:table-cell>
          <table:table-cell office:value-type="float" office:value="1335" calcext:value-type="float">
            <text:p>1335</text:p>
          </table:table-cell>
          <table:table-cell office:value-type="float" office:value="1186" calcext:value-type="float">
            <text:p>1186</text:p>
          </table:table-cell>
          <table:table-cell office:value-type="float" office:value="1155" calcext:value-type="float">
            <text:p>1155</text:p>
          </table:table-cell>
          <table:table-cell office:value-type="float" office:value="1030" calcext:value-type="float">
            <text:p>1030</text:p>
          </table:table-cell>
          <table:table-cell office:value-type="float" office:value="1198" calcext:value-type="float">
            <text:p>1198</text:p>
          </table:table-cell>
          <table:table-cell office:value-type="float" office:value="1223" calcext:value-type="float">
            <text:p>1223</text:p>
          </table:table-cell>
          <table:table-cell office:value-type="float" office:value="1202" calcext:value-type="float">
            <text:p>1202</text:p>
          </table:table-cell>
          <table:table-cell office:value-type="float" office:value="1012" calcext:value-type="float">
            <text:p>1012</text:p>
          </table:table-cell>
          <table:table-cell office:value-type="float" office:value="746" calcext:value-type="float">
            <text:p>746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IF([.D9] = 0; 0; [.D9]-AVERAGE([.D$2:.D$22]))" office:value-type="float" office:value="42.6190476190477" calcext:value-type="float">
            <text:p>43</text:p>
          </table:table-cell>
          <table:table-cell table:formula="of:=IF([.E9] = 0; 0; [.E9]-AVERAGE([.E$2:.E$22]))" office:value-type="float" office:value="14.6190476190477" calcext:value-type="float">
            <text:p>15</text:p>
          </table:table-cell>
          <table:table-cell table:formula="of:=IF([.F9] = 0; 0; [.F9]-AVERAGE([.F$2:.F$22]))" office:value-type="float" office:value="-92.0952380952381" calcext:value-type="float">
            <text:p>-92</text:p>
          </table:table-cell>
          <table:table-cell table:formula="of:=IF([.G9] = 0; 0; [.G9]-AVERAGE([.G$2:.G$22]))" office:value-type="float" office:value="-82.7619047619048" calcext:value-type="float">
            <text:p>-83</text:p>
          </table:table-cell>
          <table:table-cell table:formula="of:=IF([.H9] = 0; 0; [.H9]-AVERAGE([.H$2:.H$22]))" office:value-type="float" office:value="-118.619047619048" calcext:value-type="float">
            <text:p>-119</text:p>
          </table:table-cell>
          <table:table-cell table:formula="of:=IF([.I9] = 0; 0; [.I9]-AVERAGE([.I$2:.I$22]))" office:value-type="float" office:value="-111.190476190476" calcext:value-type="float">
            <text:p>-111</text:p>
          </table:table-cell>
          <table:table-cell table:formula="of:=IF([.J9] = 0; 0; [.J9]-AVERAGE([.J$2:.J$22]))" office:value-type="float" office:value="-37.5714285714287" calcext:value-type="float">
            <text:p>-38</text:p>
          </table:table-cell>
          <table:table-cell table:formula="of:=IF([.K9] = 0; 0; [.K9]-AVERAGE([.K$2:.K$22]))" office:value-type="float" office:value="-131.095238095238" calcext:value-type="float">
            <text:p>-131</text:p>
          </table:table-cell>
          <table:table-cell table:formula="of:=IF([.L9] = 0; 0; [.L9]-AVERAGE([.L$2:.L$22]))" office:value-type="float" office:value="-223.47619047619" calcext:value-type="float">
            <text:p>-223</text:p>
          </table:table-cell>
          <table:table-cell table:formula="of:=IF([.M9] = 0; 0; [.M9]-AVERAGE([.M$2:.M$22]))" office:value-type="float" office:value="-67.5238095238095" calcext:value-type="float">
            <text:p>-68</text:p>
          </table:table-cell>
          <table:table-cell/>
          <table:table-cell table:formula="of:=IF([.E9] = 0; 0; [.E9]-[.D9])" office:value-type="float" office:value="-149" calcext:value-type="float">
            <text:p>-149</text:p>
          </table:table-cell>
          <table:table-cell table:formula="of:=IF([.F9] = 0; 0; [.F9]-[.E9])" office:value-type="float" office:value="-31" calcext:value-type="float">
            <text:p>-31</text:p>
          </table:table-cell>
          <table:table-cell table:formula="of:=IF([.G9] = 0; 0; [.G9]-[.F9])" office:value-type="float" office:value="-125" calcext:value-type="float">
            <text:p>-125</text:p>
          </table:table-cell>
          <table:table-cell table:formula="of:=IF([.H9] = 0; 0; [.H9]-[.G9])" office:value-type="float" office:value="168" calcext:value-type="float">
            <text:p>168</text:p>
          </table:table-cell>
          <table:table-cell table:formula="of:=IF([.I9] = 0; 0; [.I9]-[.H9])" office:value-type="float" office:value="25" calcext:value-type="float">
            <text:p>25</text:p>
          </table:table-cell>
          <table:table-cell table:formula="of:=IF([.J9] = 0; 0; [.J9]-[.I9])" office:value-type="float" office:value="-21" calcext:value-type="float">
            <text:p>-21</text:p>
          </table:table-cell>
          <table:table-cell table:formula="of:=IF([.K9] = 0; 0; [.K9]-[.J9])" office:value-type="float" office:value="-190" calcext:value-type="float">
            <text:p>-190</text:p>
          </table:table-cell>
          <table:table-cell table:formula="of:=IF([.L9] = 0; 0; [.L9]-[.K9])" office:value-type="float" office:value="-266" calcext:value-type="float">
            <text:p>-266</text:p>
          </table:table-cell>
          <table:table-cell table:formula="of:=IF([.M9] = 0; 0; [.M9]-[.L9])" office:value-type="float" office:value="-253" calcext:value-type="float">
            <text:p>-253</text:p>
          </table:table-cell>
          <table:table-cell/>
          <table:table-cell table:formula="of:=IF([.Z9] = 0; 0; [.Z9]-AVERAGE([.Z$2:.Z$22]))" office:value-type="float" office:value="-28" calcext:value-type="float">
            <text:p>-28</text:p>
          </table:table-cell>
          <table:table-cell table:formula="of:=IF([.AA9] = 0; 0; [.AA9]-AVERAGE([.AA$2:.AA$22]))" office:value-type="float" office:value="-106.714285714286" calcext:value-type="float">
            <text:p>-107</text:p>
          </table:table-cell>
          <table:table-cell table:formula="of:=IF([.AB9] = 0; 0; [.AB9]-AVERAGE([.AB$2:.AB$22]))" office:value-type="float" office:value="9.33333333333334" calcext:value-type="float">
            <text:p>9</text:p>
          </table:table-cell>
          <table:table-cell table:formula="of:=IF([.AC9] = 0; 0; [.AC9]-AVERAGE([.AC$2:.AC$22]))" office:value-type="float" office:value="-35.8571428571429" calcext:value-type="float">
            <text:p>-36</text:p>
          </table:table-cell>
          <table:table-cell table:formula="of:=IF([.AD9] = 0; 0; [.AD9]-AVERAGE([.AD$2:.AD$22]))" office:value-type="float" office:value="7.42857142857143" calcext:value-type="float">
            <text:p>7</text:p>
          </table:table-cell>
          <table:table-cell table:formula="of:=IF([.AE9] = 0; 0; [.AE9]-AVERAGE([.AE$2:.AE$22]))" office:value-type="float" office:value="73.6190476190476" calcext:value-type="float">
            <text:p>74</text:p>
          </table:table-cell>
          <table:table-cell table:formula="of:=IF([.AF9] = 0; 0; [.AF9]-AVERAGE([.AF$2:.AF$22]))" office:value-type="float" office:value="-93.5238095238095" calcext:value-type="float">
            <text:p>-94</text:p>
          </table:table-cell>
          <table:table-cell table:formula="of:=IF([.AG9] = 0; 0; [.AG9]-AVERAGE([.AG$2:.AG$22]))" office:value-type="float" office:value="-92.3809523809524" calcext:value-type="float">
            <text:p>-92</text:p>
          </table:table-cell>
          <table:table-cell table:formula="of:=IF([.AH9] = 0; 0; [.AH9]-AVERAGE([.AH$2:.AH$22]))" office:value-type="float" office:value="155.952380952381" calcext:value-type="float">
            <text:p>1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iamir 2</text:p>
          </table:table-cell>
          <table:table-cell office:value-type="float" office:value="1174" calcext:value-type="float">
            <text:p>1174</text:p>
          </table:table-cell>
          <table:table-cell office:value-type="float" office:value="1288" calcext:value-type="float">
            <text:p>1288</text:p>
          </table:table-cell>
          <table:table-cell office:value-type="float" office:value="1321" calcext:value-type="float">
            <text:p>1321</text:p>
          </table:table-cell>
          <table:table-cell office:value-type="float" office:value="1105" calcext:value-type="float">
            <text:p>1105</text:p>
          </table:table-cell>
          <table:table-cell office:value-type="float" office:value="1319" calcext:value-type="float">
            <text:p>1319</text:p>
          </table:table-cell>
          <table:table-cell office:value-type="float" office:value="1332" calcext:value-type="float">
            <text:p>1332</text:p>
          </table:table-cell>
          <table:table-cell office:value-type="float" office:value="1197" calcext:value-type="float">
            <text:p>1197</text:p>
          </table:table-cell>
          <table:table-cell office:value-type="float" office:value="1031" calcext:value-type="float">
            <text:p>1031</text:p>
          </table:table-cell>
          <table:table-cell office:value-type="float" office:value="812" calcext:value-type="float">
            <text:p>812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IF([.D10] = 0; 0; [.D10]-AVERAGE([.D$2:.D$22]))" office:value-type="float" office:value="-118.380952380952" calcext:value-type="float">
            <text:p>-118</text:p>
          </table:table-cell>
          <table:table-cell table:formula="of:=IF([.E10] = 0; 0; [.E10]-AVERAGE([.E$2:.E$22]))" office:value-type="float" office:value="116.619047619048" calcext:value-type="float">
            <text:p>117</text:p>
          </table:table-cell>
          <table:table-cell table:formula="of:=IF([.F10] = 0; 0; [.F10]-AVERAGE([.F$2:.F$22]))" office:value-type="float" office:value="73.9047619047619" calcext:value-type="float">
            <text:p>74</text:p>
          </table:table-cell>
          <table:table-cell table:formula="of:=IF([.G10] = 0; 0; [.G10]-AVERAGE([.G$2:.G$22]))" office:value-type="float" office:value="-7.76190476190482" calcext:value-type="float">
            <text:p>-8</text:p>
          </table:table-cell>
          <table:table-cell table:formula="of:=IF([.H10] = 0; 0; [.H10]-AVERAGE([.H$2:.H$22]))" office:value-type="float" office:value="2.38095238095229" calcext:value-type="float">
            <text:p>2</text:p>
          </table:table-cell>
          <table:table-cell table:formula="of:=IF([.I10] = 0; 0; [.I10]-AVERAGE([.I$2:.I$22]))" office:value-type="float" office:value="-2.19047619047615" calcext:value-type="float">
            <text:p>-2</text:p>
          </table:table-cell>
          <table:table-cell table:formula="of:=IF([.J10] = 0; 0; [.J10]-AVERAGE([.J$2:.J$22]))" office:value-type="float" office:value="-42.5714285714287" calcext:value-type="float">
            <text:p>-43</text:p>
          </table:table-cell>
          <table:table-cell table:formula="of:=IF([.K10] = 0; 0; [.K10]-AVERAGE([.K$2:.K$22]))" office:value-type="float" office:value="-112.095238095238" calcext:value-type="float">
            <text:p>-112</text:p>
          </table:table-cell>
          <table:table-cell table:formula="of:=IF([.L10] = 0; 0; [.L10]-AVERAGE([.L$2:.L$22]))" office:value-type="float" office:value="-157.47619047619" calcext:value-type="float">
            <text:p>-157</text:p>
          </table:table-cell>
          <table:table-cell table:formula="of:=IF([.M10] = 0; 0; [.M10]-AVERAGE([.M$2:.M$22]))" office:value-type="float" office:value="123.47619047619" calcext:value-type="float">
            <text:p>123</text:p>
          </table:table-cell>
          <table:table-cell/>
          <table:table-cell table:formula="of:=IF([.E10] = 0; 0; [.E10]-[.D10])" office:value-type="float" office:value="114" calcext:value-type="float">
            <text:p>114</text:p>
          </table:table-cell>
          <table:table-cell table:formula="of:=IF([.F10] = 0; 0; [.F10]-[.E10])" office:value-type="float" office:value="33" calcext:value-type="float">
            <text:p>33</text:p>
          </table:table-cell>
          <table:table-cell table:formula="of:=IF([.G10] = 0; 0; [.G10]-[.F10])" office:value-type="float" office:value="-216" calcext:value-type="float">
            <text:p>-216</text:p>
          </table:table-cell>
          <table:table-cell table:formula="of:=IF([.H10] = 0; 0; [.H10]-[.G10])" office:value-type="float" office:value="214" calcext:value-type="float">
            <text:p>214</text:p>
          </table:table-cell>
          <table:table-cell table:formula="of:=IF([.I10] = 0; 0; [.I10]-[.H10])" office:value-type="float" office:value="13" calcext:value-type="float">
            <text:p>13</text:p>
          </table:table-cell>
          <table:table-cell table:formula="of:=IF([.J10] = 0; 0; [.J10]-[.I10])" office:value-type="float" office:value="-135" calcext:value-type="float">
            <text:p>-135</text:p>
          </table:table-cell>
          <table:table-cell table:formula="of:=IF([.K10] = 0; 0; [.K10]-[.J10])" office:value-type="float" office:value="-166" calcext:value-type="float">
            <text:p>-166</text:p>
          </table:table-cell>
          <table:table-cell table:formula="of:=IF([.L10] = 0; 0; [.L10]-[.K10])" office:value-type="float" office:value="-219" calcext:value-type="float">
            <text:p>-219</text:p>
          </table:table-cell>
          <table:table-cell table:formula="of:=IF([.M10] = 0; 0; [.M10]-[.L10])" office:value-type="float" office:value="-128" calcext:value-type="float">
            <text:p>-128</text:p>
          </table:table-cell>
          <table:table-cell/>
          <table:table-cell table:formula="of:=IF([.Z10] = 0; 0; [.Z10]-AVERAGE([.Z$2:.Z$22]))" office:value-type="float" office:value="235" calcext:value-type="float">
            <text:p>235</text:p>
          </table:table-cell>
          <table:table-cell table:formula="of:=IF([.AA10] = 0; 0; [.AA10]-AVERAGE([.AA$2:.AA$22]))" office:value-type="float" office:value="-42.7142857142857" calcext:value-type="float">
            <text:p>-43</text:p>
          </table:table-cell>
          <table:table-cell table:formula="of:=IF([.AB10] = 0; 0; [.AB10]-AVERAGE([.AB$2:.AB$22]))" office:value-type="float" office:value="-81.6666666666667" calcext:value-type="float">
            <text:p>-82</text:p>
          </table:table-cell>
          <table:table-cell table:formula="of:=IF([.AC10] = 0; 0; [.AC10]-AVERAGE([.AC$2:.AC$22]))" office:value-type="float" office:value="10.1428571428571" calcext:value-type="float">
            <text:p>10</text:p>
          </table:table-cell>
          <table:table-cell table:formula="of:=IF([.AD10] = 0; 0; [.AD10]-AVERAGE([.AD$2:.AD$22]))" office:value-type="float" office:value="-4.57142857142857" calcext:value-type="float">
            <text:p>-5</text:p>
          </table:table-cell>
          <table:table-cell table:formula="of:=IF([.AE10] = 0; 0; [.AE10]-AVERAGE([.AE$2:.AE$22]))" office:value-type="float" office:value="-40.3809523809524" calcext:value-type="float">
            <text:p>-40</text:p>
          </table:table-cell>
          <table:table-cell table:formula="of:=IF([.AF10] = 0; 0; [.AF10]-AVERAGE([.AF$2:.AF$22]))" office:value-type="float" office:value="-69.5238095238095" calcext:value-type="float">
            <text:p>-70</text:p>
          </table:table-cell>
          <table:table-cell table:formula="of:=IF([.AG10] = 0; 0; [.AG10]-AVERAGE([.AG$2:.AG$22]))" office:value-type="float" office:value="-45.3809523809524" calcext:value-type="float">
            <text:p>-45</text:p>
          </table:table-cell>
          <table:table-cell table:formula="of:=IF([.AH10] = 0; 0; [.AH10]-AVERAGE([.AH$2:.AH$22]))" office:value-type="float" office:value="280.952380952381" calcext:value-type="float">
            <text:p>2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k 6</text:p>
          </table:table-cell>
          <table:table-cell office:value-type="float" office:value="1319" calcext:value-type="float">
            <text:p>1319</text:p>
          </table:table-cell>
          <table:table-cell office:value-type="float" office:value="1143" calcext:value-type="float">
            <text:p>1143</text:p>
          </table:table-cell>
          <table:table-cell office:value-type="float" office:value="1189" calcext:value-type="float">
            <text:p>1189</text:p>
          </table:table-cell>
          <table:table-cell office:value-type="float" office:value="1222" calcext:value-type="float">
            <text:p>1222</text:p>
          </table:table-cell>
          <table:table-cell office:value-type="float" office:value="1334" calcext:value-type="float">
            <text:p>1334</text:p>
          </table:table-cell>
          <table:table-cell office:value-type="float" office:value="1233" calcext:value-type="float">
            <text:p>1233</text:p>
          </table:table-cell>
          <table:table-cell office:value-type="float" office:value="1297" calcext:value-type="float">
            <text:p>1297</text:p>
          </table:table-cell>
          <table:table-cell office:value-type="float" office:value="1069" calcext:value-type="float">
            <text:p>1069</text:p>
          </table:table-cell>
          <table:table-cell office:value-type="float" office:value="779" calcext:value-type="float">
            <text:p>779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IF([.D11] = 0; 0; [.D11]-AVERAGE([.D$2:.D$22]))" office:value-type="float" office:value="26.6190476190477" calcext:value-type="float">
            <text:p>27</text:p>
          </table:table-cell>
          <table:table-cell table:formula="of:=IF([.E11] = 0; 0; [.E11]-AVERAGE([.E$2:.E$22]))" office:value-type="float" office:value="-28.3809523809523" calcext:value-type="float">
            <text:p>-28</text:p>
          </table:table-cell>
          <table:table-cell table:formula="of:=IF([.F11] = 0; 0; [.F11]-AVERAGE([.F$2:.F$22]))" office:value-type="float" office:value="-58.0952380952381" calcext:value-type="float">
            <text:p>-58</text:p>
          </table:table-cell>
          <table:table-cell table:formula="of:=IF([.G11] = 0; 0; [.G11]-AVERAGE([.G$2:.G$22]))" office:value-type="float" office:value="109.238095238095" calcext:value-type="float">
            <text:p>109</text:p>
          </table:table-cell>
          <table:table-cell table:formula="of:=IF([.H11] = 0; 0; [.H11]-AVERAGE([.H$2:.H$22]))" office:value-type="float" office:value="17.3809523809523" calcext:value-type="float">
            <text:p>17</text:p>
          </table:table-cell>
          <table:table-cell table:formula="of:=IF([.I11] = 0; 0; [.I11]-AVERAGE([.I$2:.I$22]))" office:value-type="float" office:value="-101.190476190476" calcext:value-type="float">
            <text:p>-101</text:p>
          </table:table-cell>
          <table:table-cell table:formula="of:=IF([.J11] = 0; 0; [.J11]-AVERAGE([.J$2:.J$22]))" office:value-type="float" office:value="57.4285714285713" calcext:value-type="float">
            <text:p>57</text:p>
          </table:table-cell>
          <table:table-cell table:formula="of:=IF([.K11] = 0; 0; [.K11]-AVERAGE([.K$2:.K$22]))" office:value-type="float" office:value="-74.0952380952381" calcext:value-type="float">
            <text:p>-74</text:p>
          </table:table-cell>
          <table:table-cell table:formula="of:=IF([.L11] = 0; 0; [.L11]-AVERAGE([.L$2:.L$22]))" office:value-type="float" office:value="-190.476190476191" calcext:value-type="float">
            <text:p>-190</text:p>
          </table:table-cell>
          <table:table-cell table:formula="of:=IF([.M11] = 0; 0; [.M11]-AVERAGE([.M$2:.M$22]))" office:value-type="float" office:value="-57.5238095238095" calcext:value-type="float">
            <text:p>-58</text:p>
          </table:table-cell>
          <table:table-cell/>
          <table:table-cell table:formula="of:=IF([.E11] = 0; 0; [.E11]-[.D11])" office:value-type="float" office:value="-176" calcext:value-type="float">
            <text:p>-176</text:p>
          </table:table-cell>
          <table:table-cell table:formula="of:=IF([.F11] = 0; 0; [.F11]-[.E11])" office:value-type="float" office:value="46" calcext:value-type="float">
            <text:p>46</text:p>
          </table:table-cell>
          <table:table-cell table:formula="of:=IF([.G11] = 0; 0; [.G11]-[.F11])" office:value-type="float" office:value="33" calcext:value-type="float">
            <text:p>33</text:p>
          </table:table-cell>
          <table:table-cell table:formula="of:=IF([.H11] = 0; 0; [.H11]-[.G11])" office:value-type="float" office:value="112" calcext:value-type="float">
            <text:p>112</text:p>
          </table:table-cell>
          <table:table-cell table:formula="of:=IF([.I11] = 0; 0; [.I11]-[.H11])" office:value-type="float" office:value="-101" calcext:value-type="float">
            <text:p>-101</text:p>
          </table:table-cell>
          <table:table-cell table:formula="of:=IF([.J11] = 0; 0; [.J11]-[.I11])" office:value-type="float" office:value="64" calcext:value-type="float">
            <text:p>64</text:p>
          </table:table-cell>
          <table:table-cell table:formula="of:=IF([.K11] = 0; 0; [.K11]-[.J11])" office:value-type="float" office:value="-228" calcext:value-type="float">
            <text:p>-228</text:p>
          </table:table-cell>
          <table:table-cell table:formula="of:=IF([.L11] = 0; 0; [.L11]-[.K11])" office:value-type="float" office:value="-290" calcext:value-type="float">
            <text:p>-290</text:p>
          </table:table-cell>
          <table:table-cell table:formula="of:=IF([.M11] = 0; 0; [.M11]-[.L11])" office:value-type="float" office:value="-276" calcext:value-type="float">
            <text:p>-276</text:p>
          </table:table-cell>
          <table:table-cell/>
          <table:table-cell table:formula="of:=IF([.Z11] = 0; 0; [.Z11]-AVERAGE([.Z$2:.Z$22]))" office:value-type="float" office:value="-55" calcext:value-type="float">
            <text:p>-55</text:p>
          </table:table-cell>
          <table:table-cell table:formula="of:=IF([.AA11] = 0; 0; [.AA11]-AVERAGE([.AA$2:.AA$22]))" office:value-type="float" office:value="-29.7142857142857" calcext:value-type="float">
            <text:p>-30</text:p>
          </table:table-cell>
          <table:table-cell table:formula="of:=IF([.AB11] = 0; 0; [.AB11]-AVERAGE([.AB$2:.AB$22]))" office:value-type="float" office:value="167.333333333333" calcext:value-type="float">
            <text:p>167</text:p>
          </table:table-cell>
          <table:table-cell table:formula="of:=IF([.AC11] = 0; 0; [.AC11]-AVERAGE([.AC$2:.AC$22]))" office:value-type="float" office:value="-91.8571428571429" calcext:value-type="float">
            <text:p>-92</text:p>
          </table:table-cell>
          <table:table-cell table:formula="of:=IF([.AD11] = 0; 0; [.AD11]-AVERAGE([.AD$2:.AD$22]))" office:value-type="float" office:value="-118.571428571429" calcext:value-type="float">
            <text:p>-119</text:p>
          </table:table-cell>
          <table:table-cell table:formula="of:=IF([.AE11] = 0; 0; [.AE11]-AVERAGE([.AE$2:.AE$22]))" office:value-type="float" office:value="158.619047619048" calcext:value-type="float">
            <text:p>159</text:p>
          </table:table-cell>
          <table:table-cell table:formula="of:=IF([.AF11] = 0; 0; [.AF11]-AVERAGE([.AF$2:.AF$22]))" office:value-type="float" office:value="-131.52380952381" calcext:value-type="float">
            <text:p>-132</text:p>
          </table:table-cell>
          <table:table-cell table:formula="of:=IF([.AG11] = 0; 0; [.AG11]-AVERAGE([.AG$2:.AG$22]))" office:value-type="float" office:value="-116.380952380952" calcext:value-type="float">
            <text:p>-116</text:p>
          </table:table-cell>
          <table:table-cell table:formula="of:=IF([.AH11] = 0; 0; [.AH11]-AVERAGE([.AH$2:.AH$22]))" office:value-type="float" office:value="132.952380952381" calcext:value-type="float">
            <text:p>1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Zeno</text:p>
          </table:table-cell>
          <table:table-cell office:value-type="float" office:value="1356" calcext:value-type="float">
            <text:p>1356</text:p>
          </table:table-cell>
          <table:table-cell office:value-type="float" office:value="1081" calcext:value-type="float">
            <text:p>1081</text:p>
          </table:table-cell>
          <table:table-cell office:value-type="float" office:value="1289" calcext:value-type="float">
            <text:p>1289</text:p>
          </table:table-cell>
          <table:table-cell office:value-type="float" office:value="1037" calcext:value-type="float">
            <text:p>1037</text:p>
          </table:table-cell>
          <table:table-cell office:value-type="float" office:value="1215" calcext:value-type="float">
            <text:p>1215</text:p>
          </table:table-cell>
          <table:table-cell office:value-type="float" office:value="1157" calcext:value-type="float">
            <text:p>1157</text:p>
          </table:table-cell>
          <table:table-cell office:value-type="float" office:value="1189" calcext:value-type="float">
            <text:p>1189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IF([.D12] = 0; 0; [.D12]-AVERAGE([.D$2:.D$22]))" office:value-type="float" office:value="63.6190476190477" calcext:value-type="float">
            <text:p>64</text:p>
          </table:table-cell>
          <table:table-cell table:formula="of:=IF([.E12] = 0; 0; [.E12]-AVERAGE([.E$2:.E$22]))" office:value-type="float" office:value="-90.3809523809523" calcext:value-type="float">
            <text:p>-90</text:p>
          </table:table-cell>
          <table:table-cell table:formula="of:=IF([.F12] = 0; 0; [.F12]-AVERAGE([.F$2:.F$22]))" office:value-type="float" office:value="41.9047619047619" calcext:value-type="float">
            <text:p>42</text:p>
          </table:table-cell>
          <table:table-cell table:formula="of:=IF([.G12] = 0; 0; [.G12]-AVERAGE([.G$2:.G$22]))" office:value-type="float" office:value="-75.7619047619048" calcext:value-type="float">
            <text:p>-76</text:p>
          </table:table-cell>
          <table:table-cell table:formula="of:=IF([.H12] = 0; 0; [.H12]-AVERAGE([.H$2:.H$22]))" office:value-type="float" office:value="-101.619047619048" calcext:value-type="float">
            <text:p>-102</text:p>
          </table:table-cell>
          <table:table-cell table:formula="of:=IF([.I12] = 0; 0; [.I12]-AVERAGE([.I$2:.I$22]))" office:value-type="float" office:value="-177.190476190476" calcext:value-type="float">
            <text:p>-177</text:p>
          </table:table-cell>
          <table:table-cell table:formula="of:=IF([.J12] = 0; 0; [.J12]-AVERAGE([.J$2:.J$22]))" office:value-type="float" office:value="-50.5714285714287" calcext:value-type="float">
            <text:p>-51</text:p>
          </table:table-cell>
          <table:table-cell table:formula="of:=IF([.K12] = 0; 0; [.K12]-AVERAGE([.K$2:.K$22]))" office:value-type="float" office:value="-70.0952380952381" calcext:value-type="float">
            <text:p>-70</text:p>
          </table:table-cell>
          <table:table-cell table:formula="of:=IF([.L12] = 0; 0; [.L12]-AVERAGE([.L$2:.L$22]))" office:value-type="float" office:value="104.52380952381" calcext:value-type="float">
            <text:p>105</text:p>
          </table:table-cell>
          <table:table-cell table:formula="of:=IF([.M12] = 0; 0; [.M12]-AVERAGE([.M$2:.M$22]))" office:value-type="float" office:value="-91.5238095238095" calcext:value-type="float">
            <text:p>-92</text:p>
          </table:table-cell>
          <table:table-cell/>
          <table:table-cell table:formula="of:=IF([.E12] = 0; 0; [.E12]-[.D12])" office:value-type="float" office:value="-275" calcext:value-type="float">
            <text:p>-275</text:p>
          </table:table-cell>
          <table:table-cell table:formula="of:=IF([.F12] = 0; 0; [.F12]-[.E12])" office:value-type="float" office:value="208" calcext:value-type="float">
            <text:p>208</text:p>
          </table:table-cell>
          <table:table-cell table:formula="of:=IF([.G12] = 0; 0; [.G12]-[.F12])" office:value-type="float" office:value="-252" calcext:value-type="float">
            <text:p>-252</text:p>
          </table:table-cell>
          <table:table-cell table:formula="of:=IF([.H12] = 0; 0; [.H12]-[.G12])" office:value-type="float" office:value="178" calcext:value-type="float">
            <text:p>178</text:p>
          </table:table-cell>
          <table:table-cell table:formula="of:=IF([.I12] = 0; 0; [.I12]-[.H12])" office:value-type="float" office:value="-58" calcext:value-type="float">
            <text:p>-58</text:p>
          </table:table-cell>
          <table:table-cell table:formula="of:=IF([.J12] = 0; 0; [.J12]-[.I12])" office:value-type="float" office:value="32" calcext:value-type="float">
            <text:p>32</text:p>
          </table:table-cell>
          <table:table-cell table:formula="of:=IF([.K12] = 0; 0; [.K12]-[.J12])" office:value-type="float" office:value="-116" calcext:value-type="float">
            <text:p>-116</text:p>
          </table:table-cell>
          <table:table-cell table:formula="of:=IF([.L12] = 0; 0; [.L12]-[.K12])" office:value-type="float" office:value="1" calcext:value-type="float">
            <text:p>1</text:p>
          </table:table-cell>
          <table:table-cell table:formula="of:=IF([.M12] = 0; 0; [.M12]-[.L12])" office:value-type="float" office:value="-605" calcext:value-type="float">
            <text:p>-605</text:p>
          </table:table-cell>
          <table:table-cell/>
          <table:table-cell table:formula="of:=IF([.Z12] = 0; 0; [.Z12]-AVERAGE([.Z$2:.Z$22]))" office:value-type="float" office:value="-154" calcext:value-type="float">
            <text:p>-154</text:p>
          </table:table-cell>
          <table:table-cell table:formula="of:=IF([.AA12] = 0; 0; [.AA12]-AVERAGE([.AA$2:.AA$22]))" office:value-type="float" office:value="132.285714285714" calcext:value-type="float">
            <text:p>132</text:p>
          </table:table-cell>
          <table:table-cell table:formula="of:=IF([.AB12] = 0; 0; [.AB12]-AVERAGE([.AB$2:.AB$22]))" office:value-type="float" office:value="-117.666666666667" calcext:value-type="float">
            <text:p>-118</text:p>
          </table:table-cell>
          <table:table-cell table:formula="of:=IF([.AC12] = 0; 0; [.AC12]-AVERAGE([.AC$2:.AC$22]))" office:value-type="float" office:value="-25.8571428571429" calcext:value-type="float">
            <text:p>-26</text:p>
          </table:table-cell>
          <table:table-cell table:formula="of:=IF([.AD12] = 0; 0; [.AD12]-AVERAGE([.AD$2:.AD$22]))" office:value-type="float" office:value="-75.5714285714286" calcext:value-type="float">
            <text:p>-76</text:p>
          </table:table-cell>
          <table:table-cell table:formula="of:=IF([.AE12] = 0; 0; [.AE12]-AVERAGE([.AE$2:.AE$22]))" office:value-type="float" office:value="126.619047619048" calcext:value-type="float">
            <text:p>127</text:p>
          </table:table-cell>
          <table:table-cell table:formula="of:=IF([.AF12] = 0; 0; [.AF12]-AVERAGE([.AF$2:.AF$22]))" office:value-type="float" office:value="-19.5238095238095" calcext:value-type="float">
            <text:p>-20</text:p>
          </table:table-cell>
          <table:table-cell table:formula="of:=IF([.AG12] = 0; 0; [.AG12]-AVERAGE([.AG$2:.AG$22]))" office:value-type="float" office:value="174.619047619048" calcext:value-type="float">
            <text:p>175</text:p>
          </table:table-cell>
          <table:table-cell table:formula="of:=IF([.AH12] = 0; 0; [.AH12]-AVERAGE([.AH$2:.AH$22]))" office:value-type="float" office:value="-196.047619047619" calcext:value-type="float">
            <text:p>-19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ntra 7</text:p>
          </table:table-cell>
          <table:table-cell office:value-type="float" office:value="1243" calcext:value-type="float">
            <text:p>1243</text:p>
          </table:table-cell>
          <table:table-cell office:value-type="float" office:value="1249" calcext:value-type="float">
            <text:p>1249</text:p>
          </table:table-cell>
          <table:table-cell office:value-type="float" office:value="1308" calcext:value-type="float">
            <text:p>1308</text:p>
          </table:table-cell>
          <table:table-cell office:value-type="float" office:value="1108" calcext:value-type="float">
            <text:p>1108</text:p>
          </table:table-cell>
          <table:table-cell office:value-type="float" office:value="1325" calcext:value-type="float">
            <text:p>1325</text:p>
          </table:table-cell>
          <table:table-cell office:value-type="float" office:value="1518" calcext:value-type="float">
            <text:p>1518</text:p>
          </table:table-cell>
          <table:table-cell office:value-type="float" office:value="1351" calcext:value-type="float">
            <text:p>1351</text:p>
          </table:table-cell>
          <table:table-cell office:value-type="float" office:value="1130" calcext:value-type="float">
            <text:p>1130</text:p>
          </table:table-cell>
          <table:table-cell office:value-type="float" office:value="1071" calcext:value-type="float">
            <text:p>1071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IF([.D13] = 0; 0; [.D13]-AVERAGE([.D$2:.D$22]))" office:value-type="float" office:value="-49.3809523809523" calcext:value-type="float">
            <text:p>-49</text:p>
          </table:table-cell>
          <table:table-cell table:formula="of:=IF([.E13] = 0; 0; [.E13]-AVERAGE([.E$2:.E$22]))" office:value-type="float" office:value="77.6190476190477" calcext:value-type="float">
            <text:p>78</text:p>
          </table:table-cell>
          <table:table-cell table:formula="of:=IF([.F13] = 0; 0; [.F13]-AVERAGE([.F$2:.F$22]))" office:value-type="float" office:value="60.9047619047619" calcext:value-type="float">
            <text:p>61</text:p>
          </table:table-cell>
          <table:table-cell table:formula="of:=IF([.G13] = 0; 0; [.G13]-AVERAGE([.G$2:.G$22]))" office:value-type="float" office:value="-4.76190476190482" calcext:value-type="float">
            <text:p>-5</text:p>
          </table:table-cell>
          <table:table-cell table:formula="of:=IF([.H13] = 0; 0; [.H13]-AVERAGE([.H$2:.H$22]))" office:value-type="float" office:value="8.38095238095229" calcext:value-type="float">
            <text:p>8</text:p>
          </table:table-cell>
          <table:table-cell table:formula="of:=IF([.I13] = 0; 0; [.I13]-AVERAGE([.I$2:.I$22]))" office:value-type="float" office:value="183.809523809524" calcext:value-type="float">
            <text:p>184</text:p>
          </table:table-cell>
          <table:table-cell table:formula="of:=IF([.J13] = 0; 0; [.J13]-AVERAGE([.J$2:.J$22]))" office:value-type="float" office:value="111.428571428571" calcext:value-type="float">
            <text:p>111</text:p>
          </table:table-cell>
          <table:table-cell table:formula="of:=IF([.K13] = 0; 0; [.K13]-AVERAGE([.K$2:.K$22]))" office:value-type="float" office:value="-13.0952380952381" calcext:value-type="float">
            <text:p>-13</text:p>
          </table:table-cell>
          <table:table-cell table:formula="of:=IF([.L13] = 0; 0; [.L13]-AVERAGE([.L$2:.L$22]))" office:value-type="float" office:value="101.52380952381" calcext:value-type="float">
            <text:p>102</text:p>
          </table:table-cell>
          <table:table-cell table:formula="of:=IF([.M13] = 0; 0; [.M13]-AVERAGE([.M$2:.M$22]))" office:value-type="float" office:value="-42.5238095238095" calcext:value-type="float">
            <text:p>-43</text:p>
          </table:table-cell>
          <table:table-cell/>
          <table:table-cell table:formula="of:=IF([.E13] = 0; 0; [.E13]-[.D13])" office:value-type="float" office:value="6" calcext:value-type="float">
            <text:p>6</text:p>
          </table:table-cell>
          <table:table-cell table:formula="of:=IF([.F13] = 0; 0; [.F13]-[.E13])" office:value-type="float" office:value="59" calcext:value-type="float">
            <text:p>59</text:p>
          </table:table-cell>
          <table:table-cell table:formula="of:=IF([.G13] = 0; 0; [.G13]-[.F13])" office:value-type="float" office:value="-200" calcext:value-type="float">
            <text:p>-200</text:p>
          </table:table-cell>
          <table:table-cell table:formula="of:=IF([.H13] = 0; 0; [.H13]-[.G13])" office:value-type="float" office:value="217" calcext:value-type="float">
            <text:p>217</text:p>
          </table:table-cell>
          <table:table-cell table:formula="of:=IF([.I13] = 0; 0; [.I13]-[.H13])" office:value-type="float" office:value="193" calcext:value-type="float">
            <text:p>193</text:p>
          </table:table-cell>
          <table:table-cell table:formula="of:=IF([.J13] = 0; 0; [.J13]-[.I13])" office:value-type="float" office:value="-167" calcext:value-type="float">
            <text:p>-167</text:p>
          </table:table-cell>
          <table:table-cell table:formula="of:=IF([.K13] = 0; 0; [.K13]-[.J13])" office:value-type="float" office:value="-221" calcext:value-type="float">
            <text:p>-221</text:p>
          </table:table-cell>
          <table:table-cell table:formula="of:=IF([.L13] = 0; 0; [.L13]-[.K13])" office:value-type="float" office:value="-59" calcext:value-type="float">
            <text:p>-59</text:p>
          </table:table-cell>
          <table:table-cell table:formula="of:=IF([.M13] = 0; 0; [.M13]-[.L13])" office:value-type="float" office:value="-553" calcext:value-type="float">
            <text:p>-553</text:p>
          </table:table-cell>
          <table:table-cell/>
          <table:table-cell table:formula="of:=IF([.Z13] = 0; 0; [.Z13]-AVERAGE([.Z$2:.Z$22]))" office:value-type="float" office:value="127" calcext:value-type="float">
            <text:p>127</text:p>
          </table:table-cell>
          <table:table-cell table:formula="of:=IF([.AA13] = 0; 0; [.AA13]-AVERAGE([.AA$2:.AA$22]))" office:value-type="float" office:value="-16.7142857142857" calcext:value-type="float">
            <text:p>-17</text:p>
          </table:table-cell>
          <table:table-cell table:formula="of:=IF([.AB13] = 0; 0; [.AB13]-AVERAGE([.AB$2:.AB$22]))" office:value-type="float" office:value="-65.6666666666667" calcext:value-type="float">
            <text:p>-66</text:p>
          </table:table-cell>
          <table:table-cell table:formula="of:=IF([.AC13] = 0; 0; [.AC13]-AVERAGE([.AC$2:.AC$22]))" office:value-type="float" office:value="13.1428571428571" calcext:value-type="float">
            <text:p>13</text:p>
          </table:table-cell>
          <table:table-cell table:formula="of:=IF([.AD13] = 0; 0; [.AD13]-AVERAGE([.AD$2:.AD$22]))" office:value-type="float" office:value="175.428571428571" calcext:value-type="float">
            <text:p>175</text:p>
          </table:table-cell>
          <table:table-cell table:formula="of:=IF([.AE13] = 0; 0; [.AE13]-AVERAGE([.AE$2:.AE$22]))" office:value-type="float" office:value="-72.3809523809524" calcext:value-type="float">
            <text:p>-72</text:p>
          </table:table-cell>
          <table:table-cell table:formula="of:=IF([.AF13] = 0; 0; [.AF13]-AVERAGE([.AF$2:.AF$22]))" office:value-type="float" office:value="-124.52380952381" calcext:value-type="float">
            <text:p>-125</text:p>
          </table:table-cell>
          <table:table-cell table:formula="of:=IF([.AG13] = 0; 0; [.AG13]-AVERAGE([.AG$2:.AG$22]))" office:value-type="float" office:value="114.619047619048" calcext:value-type="float">
            <text:p>115</text:p>
          </table:table-cell>
          <table:table-cell table:formula="of:=IF([.AH13] = 0; 0; [.AH13]-AVERAGE([.AH$2:.AH$22]))" office:value-type="float" office:value="-144.047619047619" calcext:value-type="float">
            <text:p>-1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amir 2</text:p>
          </table:table-cell>
          <table:table-cell office:value-type="float" office:value="1250" calcext:value-type="float">
            <text:p>1250</text:p>
          </table:table-cell>
          <table:table-cell office:value-type="float" office:value="1106" calcext:value-type="float">
            <text:p>1106</text:p>
          </table:table-cell>
          <table:table-cell office:value-type="float" office:value="1177" calcext:value-type="float">
            <text:p>1177</text:p>
          </table:table-cell>
          <table:table-cell office:value-type="float" office:value="1019" calcext:value-type="float">
            <text:p>1019</text:p>
          </table:table-cell>
          <table:table-cell office:value-type="float" office:value="1283" calcext:value-type="float">
            <text:p>1283</text:p>
          </table:table-cell>
          <table:table-cell office:value-type="float" office:value="1547" calcext:value-type="float">
            <text:p>1547</text:p>
          </table:table-cell>
          <table:table-cell office:value-type="float" office:value="1232" calcext:value-type="float">
            <text:p>1232</text:p>
          </table:table-cell>
          <table:table-cell office:value-type="float" office:value="1244" calcext:value-type="float">
            <text:p>1244</text:p>
          </table:table-cell>
          <table:table-cell office:value-type="float" office:value="1154" calcext:value-type="float">
            <text:p>1154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IF([.D14] = 0; 0; [.D14]-AVERAGE([.D$2:.D$22]))" office:value-type="float" office:value="-42.3809523809523" calcext:value-type="float">
            <text:p>-42</text:p>
          </table:table-cell>
          <table:table-cell table:formula="of:=IF([.E14] = 0; 0; [.E14]-AVERAGE([.E$2:.E$22]))" office:value-type="float" office:value="-65.3809523809523" calcext:value-type="float">
            <text:p>-65</text:p>
          </table:table-cell>
          <table:table-cell table:formula="of:=IF([.F14] = 0; 0; [.F14]-AVERAGE([.F$2:.F$22]))" office:value-type="float" office:value="-70.0952380952381" calcext:value-type="float">
            <text:p>-70</text:p>
          </table:table-cell>
          <table:table-cell table:formula="of:=IF([.G14] = 0; 0; [.G14]-AVERAGE([.G$2:.G$22]))" office:value-type="float" office:value="-93.7619047619048" calcext:value-type="float">
            <text:p>-94</text:p>
          </table:table-cell>
          <table:table-cell table:formula="of:=IF([.H14] = 0; 0; [.H14]-AVERAGE([.H$2:.H$22]))" office:value-type="float" office:value="-33.6190476190477" calcext:value-type="float">
            <text:p>-34</text:p>
          </table:table-cell>
          <table:table-cell table:formula="of:=IF([.I14] = 0; 0; [.I14]-AVERAGE([.I$2:.I$22]))" office:value-type="float" office:value="212.809523809524" calcext:value-type="float">
            <text:p>213</text:p>
          </table:table-cell>
          <table:table-cell table:formula="of:=IF([.J14] = 0; 0; [.J14]-AVERAGE([.J$2:.J$22]))" office:value-type="float" office:value="-7.57142857142867" calcext:value-type="float">
            <text:p>-8</text:p>
          </table:table-cell>
          <table:table-cell table:formula="of:=IF([.K14] = 0; 0; [.K14]-AVERAGE([.K$2:.K$22]))" office:value-type="float" office:value="100.904761904762" calcext:value-type="float">
            <text:p>101</text:p>
          </table:table-cell>
          <table:table-cell table:formula="of:=IF([.L14] = 0; 0; [.L14]-AVERAGE([.L$2:.L$22]))" office:value-type="float" office:value="184.52380952381" calcext:value-type="float">
            <text:p>185</text:p>
          </table:table-cell>
          <table:table-cell table:formula="of:=IF([.M14] = 0; 0; [.M14]-AVERAGE([.M$2:.M$22]))" office:value-type="float" office:value="428.476190476191" calcext:value-type="float">
            <text:p>428</text:p>
          </table:table-cell>
          <table:table-cell/>
          <table:table-cell table:formula="of:=IF([.E14] = 0; 0; [.E14]-[.D14])" office:value-type="float" office:value="-144" calcext:value-type="float">
            <text:p>-144</text:p>
          </table:table-cell>
          <table:table-cell table:formula="of:=IF([.F14] = 0; 0; [.F14]-[.E14])" office:value-type="float" office:value="71" calcext:value-type="float">
            <text:p>71</text:p>
          </table:table-cell>
          <table:table-cell table:formula="of:=IF([.G14] = 0; 0; [.G14]-[.F14])" office:value-type="float" office:value="-158" calcext:value-type="float">
            <text:p>-158</text:p>
          </table:table-cell>
          <table:table-cell table:formula="of:=IF([.H14] = 0; 0; [.H14]-[.G14])" office:value-type="float" office:value="264" calcext:value-type="float">
            <text:p>264</text:p>
          </table:table-cell>
          <table:table-cell table:formula="of:=IF([.I14] = 0; 0; [.I14]-[.H14])" office:value-type="float" office:value="264" calcext:value-type="float">
            <text:p>264</text:p>
          </table:table-cell>
          <table:table-cell table:formula="of:=IF([.J14] = 0; 0; [.J14]-[.I14])" office:value-type="float" office:value="-315" calcext:value-type="float">
            <text:p>-315</text:p>
          </table:table-cell>
          <table:table-cell table:formula="of:=IF([.K14] = 0; 0; [.K14]-[.J14])" office:value-type="float" office:value="12" calcext:value-type="float">
            <text:p>12</text:p>
          </table:table-cell>
          <table:table-cell table:formula="of:=IF([.L14] = 0; 0; [.L14]-[.K14])" office:value-type="float" office:value="-90" calcext:value-type="float">
            <text:p>-90</text:p>
          </table:table-cell>
          <table:table-cell table:formula="of:=IF([.M14] = 0; 0; [.M14]-[.L14])" office:value-type="float" office:value="-165" calcext:value-type="float">
            <text:p>-165</text:p>
          </table:table-cell>
          <table:table-cell/>
          <table:table-cell table:formula="of:=IF([.Z14] = 0; 0; [.Z14]-AVERAGE([.Z$2:.Z$22]))" office:value-type="float" office:value="-23" calcext:value-type="float">
            <text:p>-23</text:p>
          </table:table-cell>
          <table:table-cell table:formula="of:=IF([.AA14] = 0; 0; [.AA14]-AVERAGE([.AA$2:.AA$22]))" office:value-type="float" office:value="-4.71428571428571" calcext:value-type="float">
            <text:p>-5</text:p>
          </table:table-cell>
          <table:table-cell table:formula="of:=IF([.AB14] = 0; 0; [.AB14]-AVERAGE([.AB$2:.AB$22]))" office:value-type="float" office:value="-23.6666666666667" calcext:value-type="float">
            <text:p>-24</text:p>
          </table:table-cell>
          <table:table-cell table:formula="of:=IF([.AC14] = 0; 0; [.AC14]-AVERAGE([.AC$2:.AC$22]))" office:value-type="float" office:value="60.1428571428571" calcext:value-type="float">
            <text:p>60</text:p>
          </table:table-cell>
          <table:table-cell table:formula="of:=IF([.AD14] = 0; 0; [.AD14]-AVERAGE([.AD$2:.AD$22]))" office:value-type="float" office:value="246.428571428571" calcext:value-type="float">
            <text:p>246</text:p>
          </table:table-cell>
          <table:table-cell table:formula="of:=IF([.AE14] = 0; 0; [.AE14]-AVERAGE([.AE$2:.AE$22]))" office:value-type="float" office:value="-220.380952380952" calcext:value-type="float">
            <text:p>-220</text:p>
          </table:table-cell>
          <table:table-cell table:formula="of:=IF([.AF14] = 0; 0; [.AF14]-AVERAGE([.AF$2:.AF$22]))" office:value-type="float" office:value="108.47619047619" calcext:value-type="float">
            <text:p>108</text:p>
          </table:table-cell>
          <table:table-cell table:formula="of:=IF([.AG14] = 0; 0; [.AG14]-AVERAGE([.AG$2:.AG$22]))" office:value-type="float" office:value="83.6190476190476" calcext:value-type="float">
            <text:p>84</text:p>
          </table:table-cell>
          <table:table-cell table:formula="of:=IF([.AH14] = 0; 0; [.AH14]-AVERAGE([.AH$2:.AH$22]))" office:value-type="float" office:value="243.952380952381" calcext:value-type="float">
            <text:p>2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ntra 7</text:p>
          </table:table-cell>
          <table:table-cell office:value-type="float" office:value="1367" calcext:value-type="float">
            <text:p>1367</text:p>
          </table:table-cell>
          <table:table-cell office:value-type="float" office:value="1440" calcext:value-type="float">
            <text:p>1440</text:p>
          </table:table-cell>
          <table:table-cell office:value-type="float" office:value="1295" calcext:value-type="float">
            <text:p>1295</text:p>
          </table:table-cell>
          <table:table-cell office:value-type="float" office:value="1114" calcext:value-type="float">
            <text:p>1114</text:p>
          </table:table-cell>
          <table:table-cell office:value-type="float" office:value="1388" calcext:value-type="float">
            <text:p>1388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077" calcext:value-type="float">
            <text:p>1077</text:p>
          </table:table-cell>
          <table:table-cell office:value-type="float" office:value="968" calcext:value-type="float">
            <text:p>968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IF([.D15] = 0; 0; [.D15]-AVERAGE([.D$2:.D$22]))" office:value-type="float" office:value="74.6190476190477" calcext:value-type="float">
            <text:p>75</text:p>
          </table:table-cell>
          <table:table-cell table:formula="of:=IF([.E15] = 0; 0; [.E15]-AVERAGE([.E$2:.E$22]))" office:value-type="float" office:value="268.619047619048" calcext:value-type="float">
            <text:p>269</text:p>
          </table:table-cell>
          <table:table-cell table:formula="of:=IF([.F15] = 0; 0; [.F15]-AVERAGE([.F$2:.F$22]))" office:value-type="float" office:value="47.9047619047619" calcext:value-type="float">
            <text:p>48</text:p>
          </table:table-cell>
          <table:table-cell table:formula="of:=IF([.G15] = 0; 0; [.G15]-AVERAGE([.G$2:.G$22]))" office:value-type="float" office:value="1.23809523809518" calcext:value-type="float">
            <text:p>1</text:p>
          </table:table-cell>
          <table:table-cell table:formula="of:=IF([.H15] = 0; 0; [.H15]-AVERAGE([.H$2:.H$22]))" office:value-type="float" office:value="71.3809523809523" calcext:value-type="float">
            <text:p>71</text:p>
          </table:table-cell>
          <table:table-cell table:formula="of:=IF([.I15] = 0; 0; [.I15]-AVERAGE([.I$2:.I$22]))" office:value-type="float" office:value="-105.190476190476" calcext:value-type="float">
            <text:p>-105</text:p>
          </table:table-cell>
          <table:table-cell table:formula="of:=IF([.J15] = 0; 0; [.J15]-AVERAGE([.J$2:.J$22]))" office:value-type="float" office:value="99.4285714285713" calcext:value-type="float">
            <text:p>99</text:p>
          </table:table-cell>
          <table:table-cell table:formula="of:=IF([.K15] = 0; 0; [.K15]-AVERAGE([.K$2:.K$22]))" office:value-type="float" office:value="-66.0952380952381" calcext:value-type="float">
            <text:p>-66</text:p>
          </table:table-cell>
          <table:table-cell table:formula="of:=IF([.L15] = 0; 0; [.L15]-AVERAGE([.L$2:.L$22]))" office:value-type="float" office:value="-1.47619047619048" calcext:value-type="float">
            <text:p>-1</text:p>
          </table:table-cell>
          <table:table-cell table:formula="of:=IF([.M15] = 0; 0; [.M15]-AVERAGE([.M$2:.M$22]))" office:value-type="float" office:value="48.4761904761905" calcext:value-type="float">
            <text:p>48</text:p>
          </table:table-cell>
          <table:table-cell/>
          <table:table-cell table:formula="of:=IF([.E15] = 0; 0; [.E15]-[.D15])" office:value-type="float" office:value="73" calcext:value-type="float">
            <text:p>73</text:p>
          </table:table-cell>
          <table:table-cell table:formula="of:=IF([.F15] = 0; 0; [.F15]-[.E15])" office:value-type="float" office:value="-145" calcext:value-type="float">
            <text:p>-145</text:p>
          </table:table-cell>
          <table:table-cell table:formula="of:=IF([.G15] = 0; 0; [.G15]-[.F15])" office:value-type="float" office:value="-181" calcext:value-type="float">
            <text:p>-181</text:p>
          </table:table-cell>
          <table:table-cell table:formula="of:=IF([.H15] = 0; 0; [.H15]-[.G15])" office:value-type="float" office:value="274" calcext:value-type="float">
            <text:p>274</text:p>
          </table:table-cell>
          <table:table-cell table:formula="of:=IF([.I15] = 0; 0; [.I15]-[.H15])" office:value-type="float" office:value="-159" calcext:value-type="float">
            <text:p>-159</text:p>
          </table:table-cell>
          <table:table-cell table:formula="of:=IF([.J15] = 0; 0; [.J15]-[.I15])" office:value-type="float" office:value="110" calcext:value-type="float">
            <text:p>110</text:p>
          </table:table-cell>
          <table:table-cell table:formula="of:=IF([.K15] = 0; 0; [.K15]-[.J15])" office:value-type="float" office:value="-262" calcext:value-type="float">
            <text:p>-262</text:p>
          </table:table-cell>
          <table:table-cell table:formula="of:=IF([.L15] = 0; 0; [.L15]-[.K15])" office:value-type="float" office:value="-109" calcext:value-type="float">
            <text:p>-109</text:p>
          </table:table-cell>
          <table:table-cell table:formula="of:=IF([.M15] = 0; 0; [.M15]-[.L15])" office:value-type="float" office:value="-359" calcext:value-type="float">
            <text:p>-359</text:p>
          </table:table-cell>
          <table:table-cell/>
          <table:table-cell table:formula="of:=IF([.Z15] = 0; 0; [.Z15]-AVERAGE([.Z$2:.Z$22]))" office:value-type="float" office:value="194" calcext:value-type="float">
            <text:p>194</text:p>
          </table:table-cell>
          <table:table-cell table:formula="of:=IF([.AA15] = 0; 0; [.AA15]-AVERAGE([.AA$2:.AA$22]))" office:value-type="float" office:value="-220.714285714286" calcext:value-type="float">
            <text:p>-221</text:p>
          </table:table-cell>
          <table:table-cell table:formula="of:=IF([.AB15] = 0; 0; [.AB15]-AVERAGE([.AB$2:.AB$22]))" office:value-type="float" office:value="-46.6666666666667" calcext:value-type="float">
            <text:p>-47</text:p>
          </table:table-cell>
          <table:table-cell table:formula="of:=IF([.AC15] = 0; 0; [.AC15]-AVERAGE([.AC$2:.AC$22]))" office:value-type="float" office:value="70.1428571428571" calcext:value-type="float">
            <text:p>70</text:p>
          </table:table-cell>
          <table:table-cell table:formula="of:=IF([.AD15] = 0; 0; [.AD15]-AVERAGE([.AD$2:.AD$22]))" office:value-type="float" office:value="-176.571428571429" calcext:value-type="float">
            <text:p>-177</text:p>
          </table:table-cell>
          <table:table-cell table:formula="of:=IF([.AE15] = 0; 0; [.AE15]-AVERAGE([.AE$2:.AE$22]))" office:value-type="float" office:value="204.619047619048" calcext:value-type="float">
            <text:p>205</text:p>
          </table:table-cell>
          <table:table-cell table:formula="of:=IF([.AF15] = 0; 0; [.AF15]-AVERAGE([.AF$2:.AF$22]))" office:value-type="float" office:value="-165.52380952381" calcext:value-type="float">
            <text:p>-166</text:p>
          </table:table-cell>
          <table:table-cell table:formula="of:=IF([.AG15] = 0; 0; [.AG15]-AVERAGE([.AG$2:.AG$22]))" office:value-type="float" office:value="64.6190476190476" calcext:value-type="float">
            <text:p>65</text:p>
          </table:table-cell>
          <table:table-cell table:formula="of:=IF([.AH15] = 0; 0; [.AH15]-AVERAGE([.AH$2:.AH$22]))" office:value-type="float" office:value="49.952380952381" calcext:value-type="float">
            <text:p>5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XA2</text:p>
          </table:table-cell>
          <table:table-cell office:value-type="float" office:value="1255" calcext:value-type="float">
            <text:p>1255</text:p>
          </table:table-cell>
          <table:table-cell office:value-type="float" office:value="1243" calcext:value-type="float">
            <text:p>1243</text:p>
          </table:table-cell>
          <table:table-cell office:value-type="float" office:value="1386" calcext:value-type="float">
            <text:p>1386</text:p>
          </table:table-cell>
          <table:table-cell office:value-type="float" office:value="1256" calcext:value-type="float">
            <text:p>1256</text:p>
          </table:table-cell>
          <table:table-cell office:value-type="float" office:value="1408" calcext:value-type="float">
            <text:p>1408</text:p>
          </table:table-cell>
          <table:table-cell office:value-type="float" office:value="1462" calcext:value-type="float">
            <text:p>1462</text:p>
          </table:table-cell>
          <table:table-cell office:value-type="float" office:value="1308" calcext:value-type="float">
            <text:p>1308</text:p>
          </table:table-cell>
          <table:table-cell office:value-type="float" office:value="1028" calcext:value-type="float">
            <text:p>1028</text:p>
          </table:table-cell>
          <table:table-cell office:value-type="float" office:value="984" calcext:value-type="float">
            <text:p>984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IF([.D16] = 0; 0; [.D16]-AVERAGE([.D$2:.D$22]))" office:value-type="float" office:value="-37.3809523809523" calcext:value-type="float">
            <text:p>-37</text:p>
          </table:table-cell>
          <table:table-cell table:formula="of:=IF([.E16] = 0; 0; [.E16]-AVERAGE([.E$2:.E$22]))" office:value-type="float" office:value="71.6190476190477" calcext:value-type="float">
            <text:p>72</text:p>
          </table:table-cell>
          <table:table-cell table:formula="of:=IF([.F16] = 0; 0; [.F16]-AVERAGE([.F$2:.F$22]))" office:value-type="float" office:value="138.904761904762" calcext:value-type="float">
            <text:p>139</text:p>
          </table:table-cell>
          <table:table-cell table:formula="of:=IF([.G16] = 0; 0; [.G16]-AVERAGE([.G$2:.G$22]))" office:value-type="float" office:value="143.238095238095" calcext:value-type="float">
            <text:p>143</text:p>
          </table:table-cell>
          <table:table-cell table:formula="of:=IF([.H16] = 0; 0; [.H16]-AVERAGE([.H$2:.H$22]))" office:value-type="float" office:value="91.3809523809523" calcext:value-type="float">
            <text:p>91</text:p>
          </table:table-cell>
          <table:table-cell table:formula="of:=IF([.I16] = 0; 0; [.I16]-AVERAGE([.I$2:.I$22]))" office:value-type="float" office:value="127.809523809524" calcext:value-type="float">
            <text:p>128</text:p>
          </table:table-cell>
          <table:table-cell table:formula="of:=IF([.J16] = 0; 0; [.J16]-AVERAGE([.J$2:.J$22]))" office:value-type="float" office:value="68.4285714285713" calcext:value-type="float">
            <text:p>68</text:p>
          </table:table-cell>
          <table:table-cell table:formula="of:=IF([.K16] = 0; 0; [.K16]-AVERAGE([.K$2:.K$22]))" office:value-type="float" office:value="-115.095238095238" calcext:value-type="float">
            <text:p>-115</text:p>
          </table:table-cell>
          <table:table-cell table:formula="of:=IF([.L16] = 0; 0; [.L16]-AVERAGE([.L$2:.L$22]))" office:value-type="float" office:value="14.5238095238095" calcext:value-type="float">
            <text:p>15</text:p>
          </table:table-cell>
          <table:table-cell table:formula="of:=IF([.M16] = 0; 0; [.M16]-AVERAGE([.M$2:.M$22]))" office:value-type="float" office:value="-88.5238095238095" calcext:value-type="float">
            <text:p>-89</text:p>
          </table:table-cell>
          <table:table-cell/>
          <table:table-cell table:formula="of:=IF([.E16] = 0; 0; [.E16]-[.D16])" office:value-type="float" office:value="-12" calcext:value-type="float">
            <text:p>-12</text:p>
          </table:table-cell>
          <table:table-cell table:formula="of:=IF([.F16] = 0; 0; [.F16]-[.E16])" office:value-type="float" office:value="143" calcext:value-type="float">
            <text:p>143</text:p>
          </table:table-cell>
          <table:table-cell table:formula="of:=IF([.G16] = 0; 0; [.G16]-[.F16])" office:value-type="float" office:value="-130" calcext:value-type="float">
            <text:p>-130</text:p>
          </table:table-cell>
          <table:table-cell table:formula="of:=IF([.H16] = 0; 0; [.H16]-[.G16])" office:value-type="float" office:value="152" calcext:value-type="float">
            <text:p>152</text:p>
          </table:table-cell>
          <table:table-cell table:formula="of:=IF([.I16] = 0; 0; [.I16]-[.H16])" office:value-type="float" office:value="54" calcext:value-type="float">
            <text:p>54</text:p>
          </table:table-cell>
          <table:table-cell table:formula="of:=IF([.J16] = 0; 0; [.J16]-[.I16])" office:value-type="float" office:value="-154" calcext:value-type="float">
            <text:p>-154</text:p>
          </table:table-cell>
          <table:table-cell table:formula="of:=IF([.K16] = 0; 0; [.K16]-[.J16])" office:value-type="float" office:value="-280" calcext:value-type="float">
            <text:p>-280</text:p>
          </table:table-cell>
          <table:table-cell table:formula="of:=IF([.L16] = 0; 0; [.L16]-[.K16])" office:value-type="float" office:value="-44" calcext:value-type="float">
            <text:p>-44</text:p>
          </table:table-cell>
          <table:table-cell table:formula="of:=IF([.M16] = 0; 0; [.M16]-[.L16])" office:value-type="float" office:value="-512" calcext:value-type="float">
            <text:p>-512</text:p>
          </table:table-cell>
          <table:table-cell/>
          <table:table-cell table:formula="of:=IF([.Z16] = 0; 0; [.Z16]-AVERAGE([.Z$2:.Z$22]))" office:value-type="float" office:value="109" calcext:value-type="float">
            <text:p>109</text:p>
          </table:table-cell>
          <table:table-cell table:formula="of:=IF([.AA16] = 0; 0; [.AA16]-AVERAGE([.AA$2:.AA$22]))" office:value-type="float" office:value="67.2857142857143" calcext:value-type="float">
            <text:p>67</text:p>
          </table:table-cell>
          <table:table-cell table:formula="of:=IF([.AB16] = 0; 0; [.AB16]-AVERAGE([.AB$2:.AB$22]))" office:value-type="float" office:value="4.33333333333334" calcext:value-type="float">
            <text:p>4</text:p>
          </table:table-cell>
          <table:table-cell table:formula="of:=IF([.AC16] = 0; 0; [.AC16]-AVERAGE([.AC$2:.AC$22]))" office:value-type="float" office:value="-51.8571428571429" calcext:value-type="float">
            <text:p>-52</text:p>
          </table:table-cell>
          <table:table-cell table:formula="of:=IF([.AD16] = 0; 0; [.AD16]-AVERAGE([.AD$2:.AD$22]))" office:value-type="float" office:value="36.4285714285714" calcext:value-type="float">
            <text:p>36</text:p>
          </table:table-cell>
          <table:table-cell table:formula="of:=IF([.AE16] = 0; 0; [.AE16]-AVERAGE([.AE$2:.AE$22]))" office:value-type="float" office:value="-59.3809523809524" calcext:value-type="float">
            <text:p>-59</text:p>
          </table:table-cell>
          <table:table-cell table:formula="of:=IF([.AF16] = 0; 0; [.AF16]-AVERAGE([.AF$2:.AF$22]))" office:value-type="float" office:value="-183.52380952381" calcext:value-type="float">
            <text:p>-184</text:p>
          </table:table-cell>
          <table:table-cell table:formula="of:=IF([.AG16] = 0; 0; [.AG16]-AVERAGE([.AG$2:.AG$22]))" office:value-type="float" office:value="129.619047619048" calcext:value-type="float">
            <text:p>130</text:p>
          </table:table-cell>
          <table:table-cell table:formula="of:=IF([.AH16] = 0; 0; [.AH16]-AVERAGE([.AH$2:.AH$22]))" office:value-type="float" office:value="-103.047619047619" calcext:value-type="float">
            <text:p>-1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kuma</text:p>
          </table:table-cell>
          <table:table-cell office:value-type="float" office:value="1224" calcext:value-type="float">
            <text:p>1224</text:p>
          </table:table-cell>
          <table:table-cell office:value-type="float" office:value="1286" calcext:value-type="float">
            <text:p>1286</text:p>
          </table:table-cell>
          <table:table-cell office:value-type="float" office:value="1295" calcext:value-type="float">
            <text:p>1295</text:p>
          </table:table-cell>
          <table:table-cell office:value-type="float" office:value="1079" calcext:value-type="float">
            <text:p>1079</text:p>
          </table:table-cell>
          <table:table-cell office:value-type="float" office:value="1386" calcext:value-type="float">
            <text:p>1386</text:p>
          </table:table-cell>
          <table:table-cell office:value-type="float" office:value="1473" calcext:value-type="float">
            <text:p>1473</text:p>
          </table:table-cell>
          <table:table-cell office:value-type="float" office:value="1302" calcext:value-type="float">
            <text:p>1302</text:p>
          </table:table-cell>
          <table:table-cell office:value-type="float" office:value="1319" calcext:value-type="float">
            <text:p>1319</text:p>
          </table:table-cell>
          <table:table-cell office:value-type="float" office:value="1298" calcext:value-type="float">
            <text:p>1298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IF([.D17] = 0; 0; [.D17]-AVERAGE([.D$2:.D$22]))" office:value-type="float" office:value="-68.3809523809523" calcext:value-type="float">
            <text:p>-68</text:p>
          </table:table-cell>
          <table:table-cell table:formula="of:=IF([.E17] = 0; 0; [.E17]-AVERAGE([.E$2:.E$22]))" office:value-type="float" office:value="114.619047619048" calcext:value-type="float">
            <text:p>115</text:p>
          </table:table-cell>
          <table:table-cell table:formula="of:=IF([.F17] = 0; 0; [.F17]-AVERAGE([.F$2:.F$22]))" office:value-type="float" office:value="47.9047619047619" calcext:value-type="float">
            <text:p>48</text:p>
          </table:table-cell>
          <table:table-cell table:formula="of:=IF([.G17] = 0; 0; [.G17]-AVERAGE([.G$2:.G$22]))" office:value-type="float" office:value="-33.7619047619048" calcext:value-type="float">
            <text:p>-34</text:p>
          </table:table-cell>
          <table:table-cell table:formula="of:=IF([.H17] = 0; 0; [.H17]-AVERAGE([.H$2:.H$22]))" office:value-type="float" office:value="69.3809523809523" calcext:value-type="float">
            <text:p>69</text:p>
          </table:table-cell>
          <table:table-cell table:formula="of:=IF([.I17] = 0; 0; [.I17]-AVERAGE([.I$2:.I$22]))" office:value-type="float" office:value="138.809523809524" calcext:value-type="float">
            <text:p>139</text:p>
          </table:table-cell>
          <table:table-cell table:formula="of:=IF([.J17] = 0; 0; [.J17]-AVERAGE([.J$2:.J$22]))" office:value-type="float" office:value="62.4285714285713" calcext:value-type="float">
            <text:p>62</text:p>
          </table:table-cell>
          <table:table-cell table:formula="of:=IF([.K17] = 0; 0; [.K17]-AVERAGE([.K$2:.K$22]))" office:value-type="float" office:value="175.904761904762" calcext:value-type="float">
            <text:p>176</text:p>
          </table:table-cell>
          <table:table-cell table:formula="of:=IF([.L17] = 0; 0; [.L17]-AVERAGE([.L$2:.L$22]))" office:value-type="float" office:value="328.52380952381" calcext:value-type="float">
            <text:p>329</text:p>
          </table:table-cell>
          <table:table-cell table:formula="of:=IF([.M17] = 0; 0; [.M17]-AVERAGE([.M$2:.M$22]))" office:value-type="float" office:value="-86.5238095238095" calcext:value-type="float">
            <text:p>-87</text:p>
          </table:table-cell>
          <table:table-cell/>
          <table:table-cell table:formula="of:=IF([.E17] = 0; 0; [.E17]-[.D17])" office:value-type="float" office:value="62" calcext:value-type="float">
            <text:p>62</text:p>
          </table:table-cell>
          <table:table-cell table:formula="of:=IF([.F17] = 0; 0; [.F17]-[.E17])" office:value-type="float" office:value="9" calcext:value-type="float">
            <text:p>9</text:p>
          </table:table-cell>
          <table:table-cell table:formula="of:=IF([.G17] = 0; 0; [.G17]-[.F17])" office:value-type="float" office:value="-216" calcext:value-type="float">
            <text:p>-216</text:p>
          </table:table-cell>
          <table:table-cell table:formula="of:=IF([.H17] = 0; 0; [.H17]-[.G17])" office:value-type="float" office:value="307" calcext:value-type="float">
            <text:p>307</text:p>
          </table:table-cell>
          <table:table-cell table:formula="of:=IF([.I17] = 0; 0; [.I17]-[.H17])" office:value-type="float" office:value="87" calcext:value-type="float">
            <text:p>87</text:p>
          </table:table-cell>
          <table:table-cell table:formula="of:=IF([.J17] = 0; 0; [.J17]-[.I17])" office:value-type="float" office:value="-171" calcext:value-type="float">
            <text:p>-171</text:p>
          </table:table-cell>
          <table:table-cell table:formula="of:=IF([.K17] = 0; 0; [.K17]-[.J17])" office:value-type="float" office:value="17" calcext:value-type="float">
            <text:p>17</text:p>
          </table:table-cell>
          <table:table-cell table:formula="of:=IF([.L17] = 0; 0; [.L17]-[.K17])" office:value-type="float" office:value="-21" calcext:value-type="float">
            <text:p>-21</text:p>
          </table:table-cell>
          <table:table-cell table:formula="of:=IF([.M17] = 0; 0; [.M17]-[.L17])" office:value-type="float" office:value="-824" calcext:value-type="float">
            <text:p>-824</text:p>
          </table:table-cell>
          <table:table-cell/>
          <table:table-cell table:formula="of:=IF([.Z17] = 0; 0; [.Z17]-AVERAGE([.Z$2:.Z$22]))" office:value-type="float" office:value="183" calcext:value-type="float">
            <text:p>183</text:p>
          </table:table-cell>
          <table:table-cell table:formula="of:=IF([.AA17] = 0; 0; [.AA17]-AVERAGE([.AA$2:.AA$22]))" office:value-type="float" office:value="-66.7142857142857" calcext:value-type="float">
            <text:p>-67</text:p>
          </table:table-cell>
          <table:table-cell table:formula="of:=IF([.AB17] = 0; 0; [.AB17]-AVERAGE([.AB$2:.AB$22]))" office:value-type="float" office:value="-81.6666666666667" calcext:value-type="float">
            <text:p>-82</text:p>
          </table:table-cell>
          <table:table-cell table:formula="of:=IF([.AC17] = 0; 0; [.AC17]-AVERAGE([.AC$2:.AC$22]))" office:value-type="float" office:value="103.142857142857" calcext:value-type="float">
            <text:p>103</text:p>
          </table:table-cell>
          <table:table-cell table:formula="of:=IF([.AD17] = 0; 0; [.AD17]-AVERAGE([.AD$2:.AD$22]))" office:value-type="float" office:value="69.4285714285714" calcext:value-type="float">
            <text:p>69</text:p>
          </table:table-cell>
          <table:table-cell table:formula="of:=IF([.AE17] = 0; 0; [.AE17]-AVERAGE([.AE$2:.AE$22]))" office:value-type="float" office:value="-76.3809523809524" calcext:value-type="float">
            <text:p>-76</text:p>
          </table:table-cell>
          <table:table-cell table:formula="of:=IF([.AF17] = 0; 0; [.AF17]-AVERAGE([.AF$2:.AF$22]))" office:value-type="float" office:value="113.47619047619" calcext:value-type="float">
            <text:p>113</text:p>
          </table:table-cell>
          <table:table-cell table:formula="of:=IF([.AG17] = 0; 0; [.AG17]-AVERAGE([.AG$2:.AG$22]))" office:value-type="float" office:value="152.619047619048" calcext:value-type="float">
            <text:p>153</text:p>
          </table:table-cell>
          <table:table-cell table:formula="of:=IF([.AH17] = 0; 0; [.AH17]-AVERAGE([.AH$2:.AH$22]))" office:value-type="float" office:value="-415.047619047619" calcext:value-type="float">
            <text:p>-4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iamir 2</text:p>
          </table:table-cell>
          <table:table-cell office:value-type="float" office:value="1225" calcext:value-type="float">
            <text:p>1225</text:p>
          </table:table-cell>
          <table:table-cell office:value-type="float" office:value="1024" calcext:value-type="float">
            <text:p>1024</text:p>
          </table:table-cell>
          <table:table-cell office:value-type="float" office:value="1267" calcext:value-type="float">
            <text:p>1267</text:p>
          </table:table-cell>
          <table:table-cell office:value-type="float" office:value="1124" calcext:value-type="float">
            <text:p>1124</text:p>
          </table:table-cell>
          <table:table-cell office:value-type="float" office:value="1372" calcext:value-type="float">
            <text:p>1372</text:p>
          </table:table-cell>
          <table:table-cell office:value-type="float" office:value="1476" calcext:value-type="float">
            <text:p>1476</text:p>
          </table:table-cell>
          <table:table-cell office:value-type="float" office:value="1236" calcext:value-type="float">
            <text:p>1236</text:p>
          </table:table-cell>
          <table:table-cell office:value-type="float" office:value="1196" calcext:value-type="float">
            <text:p>1196</text:p>
          </table:table-cell>
          <table:table-cell office:value-type="float" office:value="922" calcext:value-type="float">
            <text:p>922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IF([.D18] = 0; 0; [.D18]-AVERAGE([.D$2:.D$22]))" office:value-type="float" office:value="-67.3809523809523" calcext:value-type="float">
            <text:p>-67</text:p>
          </table:table-cell>
          <table:table-cell table:formula="of:=IF([.E18] = 0; 0; [.E18]-AVERAGE([.E$2:.E$22]))" office:value-type="float" office:value="-147.380952380952" calcext:value-type="float">
            <text:p>-147</text:p>
          </table:table-cell>
          <table:table-cell table:formula="of:=IF([.F18] = 0; 0; [.F18]-AVERAGE([.F$2:.F$22]))" office:value-type="float" office:value="19.9047619047619" calcext:value-type="float">
            <text:p>20</text:p>
          </table:table-cell>
          <table:table-cell table:formula="of:=IF([.G18] = 0; 0; [.G18]-AVERAGE([.G$2:.G$22]))" office:value-type="float" office:value="11.2380952380952" calcext:value-type="float">
            <text:p>11</text:p>
          </table:table-cell>
          <table:table-cell table:formula="of:=IF([.H18] = 0; 0; [.H18]-AVERAGE([.H$2:.H$22]))" office:value-type="float" office:value="55.3809523809523" calcext:value-type="float">
            <text:p>55</text:p>
          </table:table-cell>
          <table:table-cell table:formula="of:=IF([.I18] = 0; 0; [.I18]-AVERAGE([.I$2:.I$22]))" office:value-type="float" office:value="141.809523809524" calcext:value-type="float">
            <text:p>142</text:p>
          </table:table-cell>
          <table:table-cell table:formula="of:=IF([.J18] = 0; 0; [.J18]-AVERAGE([.J$2:.J$22]))" office:value-type="float" office:value="-3.57142857142867" calcext:value-type="float">
            <text:p>-4</text:p>
          </table:table-cell>
          <table:table-cell table:formula="of:=IF([.K18] = 0; 0; [.K18]-AVERAGE([.K$2:.K$22]))" office:value-type="float" office:value="52.9047619047619" calcext:value-type="float">
            <text:p>53</text:p>
          </table:table-cell>
          <table:table-cell table:formula="of:=IF([.L18] = 0; 0; [.L18]-AVERAGE([.L$2:.L$22]))" office:value-type="float" office:value="-47.4761904761905" calcext:value-type="float">
            <text:p>-47</text:p>
          </table:table-cell>
          <table:table-cell table:formula="of:=IF([.M18] = 0; 0; [.M18]-AVERAGE([.M$2:.M$22]))" office:value-type="float" office:value="-66.5238095238095" calcext:value-type="float">
            <text:p>-67</text:p>
          </table:table-cell>
          <table:table-cell/>
          <table:table-cell table:formula="of:=IF([.E18] = 0; 0; [.E18]-[.D18])" office:value-type="float" office:value="-201" calcext:value-type="float">
            <text:p>-201</text:p>
          </table:table-cell>
          <table:table-cell table:formula="of:=IF([.F18] = 0; 0; [.F18]-[.E18])" office:value-type="float" office:value="243" calcext:value-type="float">
            <text:p>243</text:p>
          </table:table-cell>
          <table:table-cell table:formula="of:=IF([.G18] = 0; 0; [.G18]-[.F18])" office:value-type="float" office:value="-143" calcext:value-type="float">
            <text:p>-143</text:p>
          </table:table-cell>
          <table:table-cell table:formula="of:=IF([.H18] = 0; 0; [.H18]-[.G18])" office:value-type="float" office:value="248" calcext:value-type="float">
            <text:p>248</text:p>
          </table:table-cell>
          <table:table-cell table:formula="of:=IF([.I18] = 0; 0; [.I18]-[.H18])" office:value-type="float" office:value="104" calcext:value-type="float">
            <text:p>104</text:p>
          </table:table-cell>
          <table:table-cell table:formula="of:=IF([.J18] = 0; 0; [.J18]-[.I18])" office:value-type="float" office:value="-240" calcext:value-type="float">
            <text:p>-240</text:p>
          </table:table-cell>
          <table:table-cell table:formula="of:=IF([.K18] = 0; 0; [.K18]-[.J18])" office:value-type="float" office:value="-40" calcext:value-type="float">
            <text:p>-40</text:p>
          </table:table-cell>
          <table:table-cell table:formula="of:=IF([.L18] = 0; 0; [.L18]-[.K18])" office:value-type="float" office:value="-274" calcext:value-type="float">
            <text:p>-274</text:p>
          </table:table-cell>
          <table:table-cell table:formula="of:=IF([.M18] = 0; 0; [.M18]-[.L18])" office:value-type="float" office:value="-428" calcext:value-type="float">
            <text:p>-428</text:p>
          </table:table-cell>
          <table:table-cell/>
          <table:table-cell table:formula="of:=IF([.Z18] = 0; 0; [.Z18]-AVERAGE([.Z$2:.Z$22]))" office:value-type="float" office:value="-80" calcext:value-type="float">
            <text:p>-80</text:p>
          </table:table-cell>
          <table:table-cell table:formula="of:=IF([.AA18] = 0; 0; [.AA18]-AVERAGE([.AA$2:.AA$22]))" office:value-type="float" office:value="167.285714285714" calcext:value-type="float">
            <text:p>167</text:p>
          </table:table-cell>
          <table:table-cell table:formula="of:=IF([.AB18] = 0; 0; [.AB18]-AVERAGE([.AB$2:.AB$22]))" office:value-type="float" office:value="-8.66666666666666" calcext:value-type="float">
            <text:p>-9</text:p>
          </table:table-cell>
          <table:table-cell table:formula="of:=IF([.AC18] = 0; 0; [.AC18]-AVERAGE([.AC$2:.AC$22]))" office:value-type="float" office:value="44.1428571428571" calcext:value-type="float">
            <text:p>44</text:p>
          </table:table-cell>
          <table:table-cell table:formula="of:=IF([.AD18] = 0; 0; [.AD18]-AVERAGE([.AD$2:.AD$22]))" office:value-type="float" office:value="86.4285714285714" calcext:value-type="float">
            <text:p>86</text:p>
          </table:table-cell>
          <table:table-cell table:formula="of:=IF([.AE18] = 0; 0; [.AE18]-AVERAGE([.AE$2:.AE$22]))" office:value-type="float" office:value="-145.380952380952" calcext:value-type="float">
            <text:p>-145</text:p>
          </table:table-cell>
          <table:table-cell table:formula="of:=IF([.AF18] = 0; 0; [.AF18]-AVERAGE([.AF$2:.AF$22]))" office:value-type="float" office:value="56.4761904761905" calcext:value-type="float">
            <text:p>56</text:p>
          </table:table-cell>
          <table:table-cell table:formula="of:=IF([.AG18] = 0; 0; [.AG18]-AVERAGE([.AG$2:.AG$22]))" office:value-type="float" office:value="-100.380952380952" calcext:value-type="float">
            <text:p>-100</text:p>
          </table:table-cell>
          <table:table-cell table:formula="of:=IF([.AH18] = 0; 0; [.AH18]-AVERAGE([.AH$2:.AH$22]))" office:value-type="float" office:value="-19.047619047619" calcext:value-type="float">
            <text:p>-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ota 2</text:p>
          </table:table-cell>
          <table:table-cell office:value-type="float" office:value="1309" calcext:value-type="float">
            <text:p>1309</text:p>
          </table:table-cell>
          <table:table-cell office:value-type="float" office:value="1137" calcext:value-type="float">
            <text:p>1137</text:p>
          </table:table-cell>
          <table:table-cell office:value-type="float" office:value="1307" calcext:value-type="float">
            <text:p>1307</text:p>
          </table:table-cell>
          <table:table-cell office:value-type="float" office:value="1142" calcext:value-type="float">
            <text:p>1142</text:p>
          </table:table-cell>
          <table:table-cell office:value-type="float" office:value="1413" calcext:value-type="float">
            <text:p>1413</text:p>
          </table:table-cell>
          <table:table-cell office:value-type="float" office:value="1579" calcext:value-type="float">
            <text:p>1579</text:p>
          </table:table-cell>
          <table:table-cell office:value-type="float" office:value="1143" calcext:value-type="float">
            <text:p>1143</text:p>
          </table:table-cell>
          <table:table-cell office:value-type="float" office:value="1234" calcext:value-type="float">
            <text:p>1234</text:p>
          </table:table-cell>
          <table:table-cell office:value-type="float" office:value="1156" calcext:value-type="float">
            <text:p>1156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IF([.D19] = 0; 0; [.D19]-AVERAGE([.D$2:.D$22]))" office:value-type="float" office:value="16.6190476190477" calcext:value-type="float">
            <text:p>17</text:p>
          </table:table-cell>
          <table:table-cell table:formula="of:=IF([.E19] = 0; 0; [.E19]-AVERAGE([.E$2:.E$22]))" office:value-type="float" office:value="-34.3809523809523" calcext:value-type="float">
            <text:p>-34</text:p>
          </table:table-cell>
          <table:table-cell table:formula="of:=IF([.F19] = 0; 0; [.F19]-AVERAGE([.F$2:.F$22]))" office:value-type="float" office:value="59.9047619047619" calcext:value-type="float">
            <text:p>60</text:p>
          </table:table-cell>
          <table:table-cell table:formula="of:=IF([.G19] = 0; 0; [.G19]-AVERAGE([.G$2:.G$22]))" office:value-type="float" office:value="29.2380952380952" calcext:value-type="float">
            <text:p>29</text:p>
          </table:table-cell>
          <table:table-cell table:formula="of:=IF([.H19] = 0; 0; [.H19]-AVERAGE([.H$2:.H$22]))" office:value-type="float" office:value="96.3809523809523" calcext:value-type="float">
            <text:p>96</text:p>
          </table:table-cell>
          <table:table-cell table:formula="of:=IF([.I19] = 0; 0; [.I19]-AVERAGE([.I$2:.I$22]))" office:value-type="float" office:value="244.809523809524" calcext:value-type="float">
            <text:p>245</text:p>
          </table:table-cell>
          <table:table-cell table:formula="of:=IF([.J19] = 0; 0; [.J19]-AVERAGE([.J$2:.J$22]))" office:value-type="float" office:value="-96.5714285714287" calcext:value-type="float">
            <text:p>-97</text:p>
          </table:table-cell>
          <table:table-cell table:formula="of:=IF([.K19] = 0; 0; [.K19]-AVERAGE([.K$2:.K$22]))" office:value-type="float" office:value="90.9047619047619" calcext:value-type="float">
            <text:p>91</text:p>
          </table:table-cell>
          <table:table-cell table:formula="of:=IF([.L19] = 0; 0; [.L19]-AVERAGE([.L$2:.L$22]))" office:value-type="float" office:value="186.52380952381" calcext:value-type="float">
            <text:p>187</text:p>
          </table:table-cell>
          <table:table-cell table:formula="of:=IF([.M19] = 0; 0; [.M19]-AVERAGE([.M$2:.M$22]))" office:value-type="float" office:value="-103.52380952381" calcext:value-type="float">
            <text:p>-104</text:p>
          </table:table-cell>
          <table:table-cell/>
          <table:table-cell table:formula="of:=IF([.E19] = 0; 0; [.E19]-[.D19])" office:value-type="float" office:value="-172" calcext:value-type="float">
            <text:p>-172</text:p>
          </table:table-cell>
          <table:table-cell table:formula="of:=IF([.F19] = 0; 0; [.F19]-[.E19])" office:value-type="float" office:value="170" calcext:value-type="float">
            <text:p>170</text:p>
          </table:table-cell>
          <table:table-cell table:formula="of:=IF([.G19] = 0; 0; [.G19]-[.F19])" office:value-type="float" office:value="-165" calcext:value-type="float">
            <text:p>-165</text:p>
          </table:table-cell>
          <table:table-cell table:formula="of:=IF([.H19] = 0; 0; [.H19]-[.G19])" office:value-type="float" office:value="271" calcext:value-type="float">
            <text:p>271</text:p>
          </table:table-cell>
          <table:table-cell table:formula="of:=IF([.I19] = 0; 0; [.I19]-[.H19])" office:value-type="float" office:value="166" calcext:value-type="float">
            <text:p>166</text:p>
          </table:table-cell>
          <table:table-cell table:formula="of:=IF([.J19] = 0; 0; [.J19]-[.I19])" office:value-type="float" office:value="-436" calcext:value-type="float">
            <text:p>-436</text:p>
          </table:table-cell>
          <table:table-cell table:formula="of:=IF([.K19] = 0; 0; [.K19]-[.J19])" office:value-type="float" office:value="91" calcext:value-type="float">
            <text:p>91</text:p>
          </table:table-cell>
          <table:table-cell table:formula="of:=IF([.L19] = 0; 0; [.L19]-[.K19])" office:value-type="float" office:value="-78" calcext:value-type="float">
            <text:p>-78</text:p>
          </table:table-cell>
          <table:table-cell table:formula="of:=IF([.M19] = 0; 0; [.M19]-[.L19])" office:value-type="float" office:value="-699" calcext:value-type="float">
            <text:p>-699</text:p>
          </table:table-cell>
          <table:table-cell/>
          <table:table-cell table:formula="of:=IF([.Z19] = 0; 0; [.Z19]-AVERAGE([.Z$2:.Z$22]))" office:value-type="float" office:value="-51" calcext:value-type="float">
            <text:p>-51</text:p>
          </table:table-cell>
          <table:table-cell table:formula="of:=IF([.AA19] = 0; 0; [.AA19]-AVERAGE([.AA$2:.AA$22]))" office:value-type="float" office:value="94.2857142857143" calcext:value-type="float">
            <text:p>94</text:p>
          </table:table-cell>
          <table:table-cell table:formula="of:=IF([.AB19] = 0; 0; [.AB19]-AVERAGE([.AB$2:.AB$22]))" office:value-type="float" office:value="-30.6666666666667" calcext:value-type="float">
            <text:p>-31</text:p>
          </table:table-cell>
          <table:table-cell table:formula="of:=IF([.AC19] = 0; 0; [.AC19]-AVERAGE([.AC$2:.AC$22]))" office:value-type="float" office:value="67.1428571428571" calcext:value-type="float">
            <text:p>67</text:p>
          </table:table-cell>
          <table:table-cell table:formula="of:=IF([.AD19] = 0; 0; [.AD19]-AVERAGE([.AD$2:.AD$22]))" office:value-type="float" office:value="148.428571428571" calcext:value-type="float">
            <text:p>148</text:p>
          </table:table-cell>
          <table:table-cell table:formula="of:=IF([.AE19] = 0; 0; [.AE19]-AVERAGE([.AE$2:.AE$22]))" office:value-type="float" office:value="-341.380952380952" calcext:value-type="float">
            <text:p>-341</text:p>
          </table:table-cell>
          <table:table-cell table:formula="of:=IF([.AF19] = 0; 0; [.AF19]-AVERAGE([.AF$2:.AF$22]))" office:value-type="float" office:value="187.476190476191" calcext:value-type="float">
            <text:p>187</text:p>
          </table:table-cell>
          <table:table-cell table:formula="of:=IF([.AG19] = 0; 0; [.AG19]-AVERAGE([.AG$2:.AG$22]))" office:value-type="float" office:value="95.6190476190476" calcext:value-type="float">
            <text:p>96</text:p>
          </table:table-cell>
          <table:table-cell table:formula="of:=IF([.AH19] = 0; 0; [.AH19]-AVERAGE([.AH$2:.AH$22]))" office:value-type="float" office:value="-290.047619047619" calcext:value-type="float">
            <text:p>-29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lt 2</text:p>
          </table:table-cell>
          <table:table-cell office:value-type="float" office:value="1206" calcext:value-type="float">
            <text:p>1206</text:p>
          </table:table-cell>
          <table:table-cell office:value-type="float" office:value="1178" calcext:value-type="float">
            <text:p>1178</text:p>
          </table:table-cell>
          <table:table-cell office:value-type="float" office:value="1223" calcext:value-type="float">
            <text:p>1223</text:p>
          </table:table-cell>
          <table:table-cell office:value-type="float" office:value="1071" calcext:value-type="float">
            <text:p>1071</text:p>
          </table:table-cell>
          <table:table-cell office:value-type="float" office:value="1323" calcext:value-type="float">
            <text:p>1323</text:p>
          </table:table-cell>
          <table:table-cell office:value-type="float" office:value="1361" calcext:value-type="float">
            <text:p>1361</text:p>
          </table:table-cell>
          <table:table-cell office:value-type="float" office:value="1274" calcext:value-type="float">
            <text:p>1274</text:p>
          </table:table-cell>
          <table:table-cell office:value-type="float" office:value="1240" calcext:value-type="float">
            <text:p>1240</text:p>
          </table:table-cell>
          <table:table-cell office:value-type="float" office:value="1030" calcext:value-type="float">
            <text:p>1030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IF([.D20] = 0; 0; [.D20]-AVERAGE([.D$2:.D$22]))" office:value-type="float" office:value="-86.3809523809523" calcext:value-type="float">
            <text:p>-86</text:p>
          </table:table-cell>
          <table:table-cell table:formula="of:=IF([.E20] = 0; 0; [.E20]-AVERAGE([.E$2:.E$22]))" office:value-type="float" office:value="6.61904761904771" calcext:value-type="float">
            <text:p>7</text:p>
          </table:table-cell>
          <table:table-cell table:formula="of:=IF([.F20] = 0; 0; [.F20]-AVERAGE([.F$2:.F$22]))" office:value-type="float" office:value="-24.0952380952381" calcext:value-type="float">
            <text:p>-24</text:p>
          </table:table-cell>
          <table:table-cell table:formula="of:=IF([.G20] = 0; 0; [.G20]-AVERAGE([.G$2:.G$22]))" office:value-type="float" office:value="-41.7619047619048" calcext:value-type="float">
            <text:p>-42</text:p>
          </table:table-cell>
          <table:table-cell table:formula="of:=IF([.H20] = 0; 0; [.H20]-AVERAGE([.H$2:.H$22]))" office:value-type="float" office:value="6.38095238095229" calcext:value-type="float">
            <text:p>6</text:p>
          </table:table-cell>
          <table:table-cell table:formula="of:=IF([.I20] = 0; 0; [.I20]-AVERAGE([.I$2:.I$22]))" office:value-type="float" office:value="26.8095238095239" calcext:value-type="float">
            <text:p>27</text:p>
          </table:table-cell>
          <table:table-cell table:formula="of:=IF([.J20] = 0; 0; [.J20]-AVERAGE([.J$2:.J$22]))" office:value-type="float" office:value="34.4285714285713" calcext:value-type="float">
            <text:p>34</text:p>
          </table:table-cell>
          <table:table-cell table:formula="of:=IF([.K20] = 0; 0; [.K20]-AVERAGE([.K$2:.K$22]))" office:value-type="float" office:value="96.9047619047619" calcext:value-type="float">
            <text:p>97</text:p>
          </table:table-cell>
          <table:table-cell table:formula="of:=IF([.L20] = 0; 0; [.L20]-AVERAGE([.L$2:.L$22]))" office:value-type="float" office:value="60.5238095238095" calcext:value-type="float">
            <text:p>61</text:p>
          </table:table-cell>
          <table:table-cell table:formula="of:=IF([.M20] = 0; 0; [.M20]-AVERAGE([.M$2:.M$22]))" office:value-type="float" office:value="192.476190476191" calcext:value-type="float">
            <text:p>192</text:p>
          </table:table-cell>
          <table:table-cell/>
          <table:table-cell table:formula="of:=IF([.E20] = 0; 0; [.E20]-[.D20])" office:value-type="float" office:value="-28" calcext:value-type="float">
            <text:p>-28</text:p>
          </table:table-cell>
          <table:table-cell table:formula="of:=IF([.F20] = 0; 0; [.F20]-[.E20])" office:value-type="float" office:value="45" calcext:value-type="float">
            <text:p>45</text:p>
          </table:table-cell>
          <table:table-cell table:formula="of:=IF([.G20] = 0; 0; [.G20]-[.F20])" office:value-type="float" office:value="-152" calcext:value-type="float">
            <text:p>-152</text:p>
          </table:table-cell>
          <table:table-cell table:formula="of:=IF([.H20] = 0; 0; [.H20]-[.G20])" office:value-type="float" office:value="252" calcext:value-type="float">
            <text:p>252</text:p>
          </table:table-cell>
          <table:table-cell table:formula="of:=IF([.I20] = 0; 0; [.I20]-[.H20])" office:value-type="float" office:value="38" calcext:value-type="float">
            <text:p>38</text:p>
          </table:table-cell>
          <table:table-cell table:formula="of:=IF([.J20] = 0; 0; [.J20]-[.I20])" office:value-type="float" office:value="-87" calcext:value-type="float">
            <text:p>-87</text:p>
          </table:table-cell>
          <table:table-cell table:formula="of:=IF([.K20] = 0; 0; [.K20]-[.J20])" office:value-type="float" office:value="-34" calcext:value-type="float">
            <text:p>-34</text:p>
          </table:table-cell>
          <table:table-cell table:formula="of:=IF([.L20] = 0; 0; [.L20]-[.K20])" office:value-type="float" office:value="-210" calcext:value-type="float">
            <text:p>-210</text:p>
          </table:table-cell>
          <table:table-cell table:formula="of:=IF([.M20] = 0; 0; [.M20]-[.L20])" office:value-type="float" office:value="-277" calcext:value-type="float">
            <text:p>-277</text:p>
          </table:table-cell>
          <table:table-cell/>
          <table:table-cell table:formula="of:=IF([.Z20] = 0; 0; [.Z20]-AVERAGE([.Z$2:.Z$22]))" office:value-type="float" office:value="93" calcext:value-type="float">
            <text:p>93</text:p>
          </table:table-cell>
          <table:table-cell table:formula="of:=IF([.AA20] = 0; 0; [.AA20]-AVERAGE([.AA$2:.AA$22]))" office:value-type="float" office:value="-30.7142857142857" calcext:value-type="float">
            <text:p>-31</text:p>
          </table:table-cell>
          <table:table-cell table:formula="of:=IF([.AB20] = 0; 0; [.AB20]-AVERAGE([.AB$2:.AB$22]))" office:value-type="float" office:value="-17.6666666666667" calcext:value-type="float">
            <text:p>-18</text:p>
          </table:table-cell>
          <table:table-cell table:formula="of:=IF([.AC20] = 0; 0; [.AC20]-AVERAGE([.AC$2:.AC$22]))" office:value-type="float" office:value="48.1428571428571" calcext:value-type="float">
            <text:p>48</text:p>
          </table:table-cell>
          <table:table-cell table:formula="of:=IF([.AD20] = 0; 0; [.AD20]-AVERAGE([.AD$2:.AD$22]))" office:value-type="float" office:value="20.4285714285714" calcext:value-type="float">
            <text:p>20</text:p>
          </table:table-cell>
          <table:table-cell table:formula="of:=IF([.AE20] = 0; 0; [.AE20]-AVERAGE([.AE$2:.AE$22]))" office:value-type="float" office:value="7.61904761904762" calcext:value-type="float">
            <text:p>8</text:p>
          </table:table-cell>
          <table:table-cell table:formula="of:=IF([.AF20] = 0; 0; [.AF20]-AVERAGE([.AF$2:.AF$22]))" office:value-type="float" office:value="62.4761904761905" calcext:value-type="float">
            <text:p>62</text:p>
          </table:table-cell>
          <table:table-cell table:formula="of:=IF([.AG20] = 0; 0; [.AG20]-AVERAGE([.AG$2:.AG$22]))" office:value-type="float" office:value="-36.3809523809524" calcext:value-type="float">
            <text:p>-36</text:p>
          </table:table-cell>
          <table:table-cell table:formula="of:=IF([.AH20] = 0; 0; [.AH20]-AVERAGE([.AH$2:.AH$22]))" office:value-type="float" office:value="131.952380952381" calcext:value-type="float">
            <text:p>1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ptic 2</text:p>
          </table:table-cell>
          <table:table-cell office:value-type="float" office:value="1298" calcext:value-type="float">
            <text:p>1298</text:p>
          </table:table-cell>
          <table:table-cell office:value-type="float" office:value="1245" calcext:value-type="float">
            <text:p>1245</text:p>
          </table:table-cell>
          <table:table-cell office:value-type="float" office:value="1345" calcext:value-type="float">
            <text:p>1345</text:p>
          </table:table-cell>
          <table:table-cell office:value-type="float" office:value="1086" calcext:value-type="float">
            <text:p>1086</text:p>
          </table:table-cell>
          <table:table-cell office:value-type="float" office:value="1382" calcext:value-type="float">
            <text:p>1382</text:p>
          </table:table-cell>
          <table:table-cell office:value-type="float" office:value="1496" calcext:value-type="float">
            <text:p>1496</text:p>
          </table:table-cell>
          <table:table-cell office:value-type="float" office:value="1427" calcext:value-type="float">
            <text:p>1427</text:p>
          </table:table-cell>
          <table:table-cell office:value-type="float" office:value="1122" calcext:value-type="float">
            <text:p>1122</text:p>
          </table:table-cell>
          <table:table-cell office:value-type="float" office:value="602" calcext:value-type="float">
            <text:p>602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IF([.D21] = 0; 0; [.D21]-AVERAGE([.D$2:.D$22]))" office:value-type="float" office:value="5.61904761904771" calcext:value-type="float">
            <text:p>6</text:p>
          </table:table-cell>
          <table:table-cell table:formula="of:=IF([.E21] = 0; 0; [.E21]-AVERAGE([.E$2:.E$22]))" office:value-type="float" office:value="73.6190476190477" calcext:value-type="float">
            <text:p>74</text:p>
          </table:table-cell>
          <table:table-cell table:formula="of:=IF([.F21] = 0; 0; [.F21]-AVERAGE([.F$2:.F$22]))" office:value-type="float" office:value="97.9047619047619" calcext:value-type="float">
            <text:p>98</text:p>
          </table:table-cell>
          <table:table-cell table:formula="of:=IF([.G21] = 0; 0; [.G21]-AVERAGE([.G$2:.G$22]))" office:value-type="float" office:value="-26.7619047619048" calcext:value-type="float">
            <text:p>-27</text:p>
          </table:table-cell>
          <table:table-cell table:formula="of:=IF([.H21] = 0; 0; [.H21]-AVERAGE([.H$2:.H$22]))" office:value-type="float" office:value="65.3809523809523" calcext:value-type="float">
            <text:p>65</text:p>
          </table:table-cell>
          <table:table-cell table:formula="of:=IF([.I21] = 0; 0; [.I21]-AVERAGE([.I$2:.I$22]))" office:value-type="float" office:value="161.809523809524" calcext:value-type="float">
            <text:p>162</text:p>
          </table:table-cell>
          <table:table-cell table:formula="of:=IF([.J21] = 0; 0; [.J21]-AVERAGE([.J$2:.J$22]))" office:value-type="float" office:value="187.428571428571" calcext:value-type="float">
            <text:p>187</text:p>
          </table:table-cell>
          <table:table-cell table:formula="of:=IF([.K21] = 0; 0; [.K21]-AVERAGE([.K$2:.K$22]))" office:value-type="float" office:value="-21.0952380952381" calcext:value-type="float">
            <text:p>-21</text:p>
          </table:table-cell>
          <table:table-cell table:formula="of:=IF([.L21] = 0; 0; [.L21]-AVERAGE([.L$2:.L$22]))" office:value-type="float" office:value="-367.47619047619" calcext:value-type="float">
            <text:p>-367</text:p>
          </table:table-cell>
          <table:table-cell table:formula="of:=IF([.M21] = 0; 0; [.M21]-AVERAGE([.M$2:.M$22]))" office:value-type="float" office:value="-66.5238095238095" calcext:value-type="float">
            <text:p>-67</text:p>
          </table:table-cell>
          <table:table-cell/>
          <table:table-cell table:formula="of:=IF([.E21] = 0; 0; [.E21]-[.D21])" office:value-type="float" office:value="-53" calcext:value-type="float">
            <text:p>-53</text:p>
          </table:table-cell>
          <table:table-cell table:formula="of:=IF([.F21] = 0; 0; [.F21]-[.E21])" office:value-type="float" office:value="100" calcext:value-type="float">
            <text:p>100</text:p>
          </table:table-cell>
          <table:table-cell table:formula="of:=IF([.G21] = 0; 0; [.G21]-[.F21])" office:value-type="float" office:value="-259" calcext:value-type="float">
            <text:p>-259</text:p>
          </table:table-cell>
          <table:table-cell table:formula="of:=IF([.H21] = 0; 0; [.H21]-[.G21])" office:value-type="float" office:value="296" calcext:value-type="float">
            <text:p>296</text:p>
          </table:table-cell>
          <table:table-cell table:formula="of:=IF([.I21] = 0; 0; [.I21]-[.H21])" office:value-type="float" office:value="114" calcext:value-type="float">
            <text:p>114</text:p>
          </table:table-cell>
          <table:table-cell table:formula="of:=IF([.J21] = 0; 0; [.J21]-[.I21])" office:value-type="float" office:value="-69" calcext:value-type="float">
            <text:p>-69</text:p>
          </table:table-cell>
          <table:table-cell table:formula="of:=IF([.K21] = 0; 0; [.K21]-[.J21])" office:value-type="float" office:value="-305" calcext:value-type="float">
            <text:p>-305</text:p>
          </table:table-cell>
          <table:table-cell table:formula="of:=IF([.L21] = 0; 0; [.L21]-[.K21])" office:value-type="float" office:value="-520" calcext:value-type="float">
            <text:p>-520</text:p>
          </table:table-cell>
          <table:table-cell table:formula="of:=IF([.M21] = 0; 0; [.M21]-[.L21])" office:value-type="float" office:value="-108" calcext:value-type="float">
            <text:p>-108</text:p>
          </table:table-cell>
          <table:table-cell/>
          <table:table-cell table:formula="of:=IF([.Z21] = 0; 0; [.Z21]-AVERAGE([.Z$2:.Z$22]))" office:value-type="float" office:value="68" calcext:value-type="float">
            <text:p>68</text:p>
          </table:table-cell>
          <table:table-cell table:formula="of:=IF([.AA21] = 0; 0; [.AA21]-AVERAGE([.AA$2:.AA$22]))" office:value-type="float" office:value="24.2857142857143" calcext:value-type="float">
            <text:p>24</text:p>
          </table:table-cell>
          <table:table-cell table:formula="of:=IF([.AB21] = 0; 0; [.AB21]-AVERAGE([.AB$2:.AB$22]))" office:value-type="float" office:value="-124.666666666667" calcext:value-type="float">
            <text:p>-125</text:p>
          </table:table-cell>
          <table:table-cell table:formula="of:=IF([.AC21] = 0; 0; [.AC21]-AVERAGE([.AC$2:.AC$22]))" office:value-type="float" office:value="92.1428571428571" calcext:value-type="float">
            <text:p>92</text:p>
          </table:table-cell>
          <table:table-cell table:formula="of:=IF([.AD21] = 0; 0; [.AD21]-AVERAGE([.AD$2:.AD$22]))" office:value-type="float" office:value="96.4285714285714" calcext:value-type="float">
            <text:p>96</text:p>
          </table:table-cell>
          <table:table-cell table:formula="of:=IF([.AE21] = 0; 0; [.AE21]-AVERAGE([.AE$2:.AE$22]))" office:value-type="float" office:value="25.6190476190476" calcext:value-type="float">
            <text:p>26</text:p>
          </table:table-cell>
          <table:table-cell table:formula="of:=IF([.AF21] = 0; 0; [.AF21]-AVERAGE([.AF$2:.AF$22]))" office:value-type="float" office:value="-208.523809523809" calcext:value-type="float">
            <text:p>-209</text:p>
          </table:table-cell>
          <table:table-cell table:formula="of:=IF([.AG21] = 0; 0; [.AG21]-AVERAGE([.AG$2:.AG$22]))" office:value-type="float" office:value="-346.380952380952" calcext:value-type="float">
            <text:p>-346</text:p>
          </table:table-cell>
          <table:table-cell table:formula="of:=IF([.AH21] = 0; 0; [.AH21]-AVERAGE([.AH$2:.AH$22]))" office:value-type="float" office:value="300.952380952381" calcext:value-type="float">
            <text:p>30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kuma 2</text:p>
          </table:table-cell>
          <table:table-cell office:value-type="float" office:value="1204" calcext:value-type="float">
            <text:p>1204</text:p>
          </table:table-cell>
          <table:table-cell office:value-type="float" office:value="1200" calcext:value-type="float">
            <text:p>1200</text:p>
          </table:table-cell>
          <table:table-cell office:value-type="float" office:value="1325" calcext:value-type="float">
            <text:p>1325</text:p>
          </table:table-cell>
          <table:table-cell office:value-type="float" office:value="1181" calcext:value-type="float">
            <text:p>1181</text:p>
          </table:table-cell>
          <table:table-cell office:value-type="float" office:value="1406" calcext:value-type="float">
            <text:p>1406</text:p>
          </table:table-cell>
          <table:table-cell office:value-type="float" office:value="982" calcext:value-type="float">
            <text:p>982</text:p>
          </table:table-cell>
          <table:table-cell office:value-type="float" office:value="1155" calcext:value-type="float">
            <text:p>1155</text:p>
          </table:table-cell>
          <table:table-cell office:value-type="float" office:value="1192" calcext:value-type="float">
            <text:p>1192</text:p>
          </table:table-cell>
          <table:table-cell office:value-type="float" office:value="1041" calcext:value-type="float">
            <text:p>1041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D22] = 0; 0; [.D22]-AVERAGE([.D$2:.D$22]))" office:value-type="float" office:value="-88.3809523809523" calcext:value-type="float">
            <text:p>-88</text:p>
          </table:table-cell>
          <table:table-cell table:formula="of:=IF([.E22] = 0; 0; [.E22]-AVERAGE([.E$2:.E$22]))" office:value-type="float" office:value="28.6190476190477" calcext:value-type="float">
            <text:p>29</text:p>
          </table:table-cell>
          <table:table-cell table:formula="of:=IF([.F22] = 0; 0; [.F22]-AVERAGE([.F$2:.F$22]))" office:value-type="float" office:value="77.9047619047619" calcext:value-type="float">
            <text:p>78</text:p>
          </table:table-cell>
          <table:table-cell table:formula="of:=IF([.G22] = 0; 0; [.G22]-AVERAGE([.G$2:.G$22]))" office:value-type="float" office:value="68.2380952380952" calcext:value-type="float">
            <text:p>68</text:p>
          </table:table-cell>
          <table:table-cell table:formula="of:=IF([.H22] = 0; 0; [.H22]-AVERAGE([.H$2:.H$22]))" office:value-type="float" office:value="89.3809523809523" calcext:value-type="float">
            <text:p>89</text:p>
          </table:table-cell>
          <table:table-cell table:formula="of:=IF([.I22] = 0; 0; [.I22]-AVERAGE([.I$2:.I$22]))" office:value-type="float" office:value="-352.190476190476" calcext:value-type="float">
            <text:p>-352</text:p>
          </table:table-cell>
          <table:table-cell table:formula="of:=IF([.J22] = 0; 0; [.J22]-AVERAGE([.J$2:.J$22]))" office:value-type="float" office:value="-84.5714285714287" calcext:value-type="float">
            <text:p>-85</text:p>
          </table:table-cell>
          <table:table-cell table:formula="of:=IF([.K22] = 0; 0; [.K22]-AVERAGE([.K$2:.K$22]))" office:value-type="float" office:value="48.9047619047619" calcext:value-type="float">
            <text:p>49</text:p>
          </table:table-cell>
          <table:table-cell table:formula="of:=IF([.L22] = 0; 0; [.L22]-AVERAGE([.L$2:.L$22]))" office:value-type="float" office:value="71.5238095238095" calcext:value-type="float">
            <text:p>72</text:p>
          </table:table-cell>
          <table:table-cell table:formula="of:=IF([.M22] = 0; 0; [.M22]-AVERAGE([.M$2:.M$22]))" office:value-type="float" office:value="-75.5238095238095" calcext:value-type="float">
            <text:p>-76</text:p>
          </table:table-cell>
          <table:table-cell/>
          <table:table-cell table:formula="of:=IF([.E22] = 0; 0; [.E22]-[.D22])" office:value-type="float" office:value="-4" calcext:value-type="float">
            <text:p>-4</text:p>
          </table:table-cell>
          <table:table-cell table:formula="of:=IF([.F22] = 0; 0; [.F22]-[.E22])" office:value-type="float" office:value="125" calcext:value-type="float">
            <text:p>125</text:p>
          </table:table-cell>
          <table:table-cell table:formula="of:=IF([.G22] = 0; 0; [.G22]-[.F22])" office:value-type="float" office:value="-144" calcext:value-type="float">
            <text:p>-144</text:p>
          </table:table-cell>
          <table:table-cell table:formula="of:=IF([.H22] = 0; 0; [.H22]-[.G22])" office:value-type="float" office:value="225" calcext:value-type="float">
            <text:p>225</text:p>
          </table:table-cell>
          <table:table-cell table:formula="of:=IF([.I22] = 0; 0; [.I22]-[.H22])" office:value-type="float" office:value="-424" calcext:value-type="float">
            <text:p>-424</text:p>
          </table:table-cell>
          <table:table-cell table:formula="of:=IF([.J22] = 0; 0; [.J22]-[.I22])" office:value-type="float" office:value="173" calcext:value-type="float">
            <text:p>173</text:p>
          </table:table-cell>
          <table:table-cell table:formula="of:=IF([.K22] = 0; 0; [.K22]-[.J22])" office:value-type="float" office:value="37" calcext:value-type="float">
            <text:p>37</text:p>
          </table:table-cell>
          <table:table-cell table:formula="of:=IF([.L22] = 0; 0; [.L22]-[.K22])" office:value-type="float" office:value="-151" calcext:value-type="float">
            <text:p>-151</text:p>
          </table:table-cell>
          <table:table-cell table:formula="of:=IF([.M22] = 0; 0; [.M22]-[.L22])" office:value-type="float" office:value="-556" calcext:value-type="float">
            <text:p>-556</text:p>
          </table:table-cell>
          <table:table-cell/>
          <table:table-cell table:formula="of:=IF([.Z22] = 0; 0; [.Z22]-AVERAGE([.Z$2:.Z$22]))" office:value-type="float" office:value="117" calcext:value-type="float">
            <text:p>117</text:p>
          </table:table-cell>
          <table:table-cell table:formula="of:=IF([.AA22] = 0; 0; [.AA22]-AVERAGE([.AA$2:.AA$22]))" office:value-type="float" office:value="49.2857142857143" calcext:value-type="float">
            <text:p>49</text:p>
          </table:table-cell>
          <table:table-cell table:formula="of:=IF([.AB22] = 0; 0; [.AB22]-AVERAGE([.AB$2:.AB$22]))" office:value-type="float" office:value="-9.66666666666666" calcext:value-type="float">
            <text:p>-10</text:p>
          </table:table-cell>
          <table:table-cell table:formula="of:=IF([.AC22] = 0; 0; [.AC22]-AVERAGE([.AC$2:.AC$22]))" office:value-type="float" office:value="21.1428571428571" calcext:value-type="float">
            <text:p>21</text:p>
          </table:table-cell>
          <table:table-cell table:formula="of:=IF([.AD22] = 0; 0; [.AD22]-AVERAGE([.AD$2:.AD$22]))" office:value-type="float" office:value="-441.571428571429" calcext:value-type="float">
            <text:p>-442</text:p>
          </table:table-cell>
          <table:table-cell table:formula="of:=IF([.AE22] = 0; 0; [.AE22]-AVERAGE([.AE$2:.AE$22]))" office:value-type="float" office:value="267.619047619048" calcext:value-type="float">
            <text:p>268</text:p>
          </table:table-cell>
          <table:table-cell table:formula="of:=IF([.AF22] = 0; 0; [.AF22]-AVERAGE([.AF$2:.AF$22]))" office:value-type="float" office:value="133.47619047619" calcext:value-type="float">
            <text:p>133</text:p>
          </table:table-cell>
          <table:table-cell table:formula="of:=IF([.AG22] = 0; 0; [.AG22]-AVERAGE([.AG$2:.AG$22]))" office:value-type="float" office:value="22.6190476190476" calcext:value-type="float">
            <text:p>23</text:p>
          </table:table-cell>
          <table:table-cell table:formula="of:=IF([.AH22] = 0; 0; [.AH22]-AVERAGE([.AH$2:.AH$22]))" office:value-type="float" office:value="-147.047619047619" calcext:value-type="float">
            <text:p>-1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igma 10</text:p>
          </table:table-cell>
          <table:table-cell office:value-type="float" office:value="1277" calcext:value-type="float">
            <text:p>1277</text:p>
          </table:table-cell>
          <table:table-cell office:value-type="float" office:value="1270" calcext:value-type="float">
            <text:p>1270</text:p>
          </table:table-cell>
          <table:table-cell office:value-type="float" office:value="1426" calcext:value-type="float">
            <text:p>1426</text:p>
          </table:table-cell>
          <table:table-cell office:value-type="float" office:value="1202" calcext:value-type="float">
            <text:p>1202</text:p>
          </table:table-cell>
          <table:table-cell office:value-type="float" office:value="1411" calcext:value-type="float">
            <text:p>1411</text:p>
          </table:table-cell>
          <table:table-cell office:value-type="float" office:value="1448" calcext:value-type="float">
            <text:p>1448</text:p>
          </table:table-cell>
          <table:table-cell office:value-type="float" office:value="1478" calcext:value-type="float">
            <text:p>1478</text:p>
          </table:table-cell>
          <table:table-cell office:value-type="float" office:value="1172" calcext:value-type="float">
            <text:p>1172</text:p>
          </table:table-cell>
          <table:table-cell office:value-type="float" office:value="957" calcext:value-type="float">
            <text:p>957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IF([.D23] = 0; 0; [.D23]-AVERAGE([.D$2:.D$22]))" office:value-type="float" office:value="-15.3809523809523" calcext:value-type="float">
            <text:p>-15</text:p>
          </table:table-cell>
          <table:table-cell table:formula="of:=IF([.E23] = 0; 0; [.E23]-AVERAGE([.E$2:.E$22]))" office:value-type="float" office:value="98.6190476190477" calcext:value-type="float">
            <text:p>99</text:p>
          </table:table-cell>
          <table:table-cell table:formula="of:=IF([.F23] = 0; 0; [.F23]-AVERAGE([.F$2:.F$22]))" office:value-type="float" office:value="178.904761904762" calcext:value-type="float">
            <text:p>179</text:p>
          </table:table-cell>
          <table:table-cell table:formula="of:=IF([.G23] = 0; 0; [.G23]-AVERAGE([.G$2:.G$22]))" office:value-type="float" office:value="89.2380952380952" calcext:value-type="float">
            <text:p>89</text:p>
          </table:table-cell>
          <table:table-cell table:formula="of:=IF([.H23] = 0; 0; [.H23]-AVERAGE([.H$2:.H$22]))" office:value-type="float" office:value="94.3809523809523" calcext:value-type="float">
            <text:p>94</text:p>
          </table:table-cell>
          <table:table-cell table:formula="of:=IF([.I23] = 0; 0; [.I23]-AVERAGE([.I$2:.I$22]))" office:value-type="float" office:value="113.809523809524" calcext:value-type="float">
            <text:p>114</text:p>
          </table:table-cell>
          <table:table-cell table:formula="of:=IF([.J23] = 0; 0; [.J23]-AVERAGE([.J$2:.J$22]))" office:value-type="float" office:value="238.428571428571" calcext:value-type="float">
            <text:p>238</text:p>
          </table:table-cell>
          <table:table-cell table:formula="of:=IF([.K23] = 0; 0; [.K23]-AVERAGE([.K$2:.K$22]))" office:value-type="float" office:value="28.9047619047619" calcext:value-type="float">
            <text:p>29</text:p>
          </table:table-cell>
          <table:table-cell table:formula="of:=IF([.L23] = 0; 0; [.L23]-AVERAGE([.L$2:.L$22]))" office:value-type="float" office:value="-12.4761904761905" calcext:value-type="float">
            <text:p>-12</text:p>
          </table:table-cell>
          <table:table-cell table:formula="of:=IF([.M23] = 0; 0; [.M23]-AVERAGE([.M$2:.M$22]))" office:value-type="float" office:value="-57.5238095238095" calcext:value-type="float">
            <text:p>-58</text:p>
          </table:table-cell>
          <table:table-cell/>
          <table:table-cell table:formula="of:=IF([.E23] = 0; 0; [.E23]-[.D23])" office:value-type="float" office:value="-7" calcext:value-type="float">
            <text:p>-7</text:p>
          </table:table-cell>
          <table:table-cell table:formula="of:=IF([.F23] = 0; 0; [.F23]-[.E23])" office:value-type="float" office:value="156" calcext:value-type="float">
            <text:p>156</text:p>
          </table:table-cell>
          <table:table-cell table:formula="of:=IF([.G23] = 0; 0; [.G23]-[.F23])" office:value-type="float" office:value="-224" calcext:value-type="float">
            <text:p>-224</text:p>
          </table:table-cell>
          <table:table-cell table:formula="of:=IF([.H23] = 0; 0; [.H23]-[.G23])" office:value-type="float" office:value="209" calcext:value-type="float">
            <text:p>209</text:p>
          </table:table-cell>
          <table:table-cell table:formula="of:=IF([.I23] = 0; 0; [.I23]-[.H23])" office:value-type="float" office:value="37" calcext:value-type="float">
            <text:p>37</text:p>
          </table:table-cell>
          <table:table-cell table:formula="of:=IF([.J23] = 0; 0; [.J23]-[.I23])" office:value-type="float" office:value="30" calcext:value-type="float">
            <text:p>30</text:p>
          </table:table-cell>
          <table:table-cell table:formula="of:=IF([.K23] = 0; 0; [.K23]-[.J23])" office:value-type="float" office:value="-306" calcext:value-type="float">
            <text:p>-306</text:p>
          </table:table-cell>
          <table:table-cell table:formula="of:=IF([.L23] = 0; 0; [.L23]-[.K23])" office:value-type="float" office:value="-215" calcext:value-type="float">
            <text:p>-215</text:p>
          </table:table-cell>
          <table:table-cell table:formula="of:=IF([.M23] = 0; 0; [.M23]-[.L23])" office:value-type="float" office:value="-454" calcext:value-type="float">
            <text:p>-454</text:p>
          </table:table-cell>
          <table:table-cell/>
          <table:table-cell table:formula="of:=IF([.Z23] = 0; 0; [.Z23]-AVERAGE([.Z$2:.Z$22]))" office:value-type="float" office:value="114" calcext:value-type="float">
            <text:p>114</text:p>
          </table:table-cell>
          <table:table-cell table:formula="of:=IF([.AA23] = 0; 0; [.AA23]-AVERAGE([.AA$2:.AA$22]))" office:value-type="float" office:value="80.2857142857143" calcext:value-type="float">
            <text:p>80</text:p>
          </table:table-cell>
          <table:table-cell table:formula="of:=IF([.AB23] = 0; 0; [.AB23]-AVERAGE([.AB$2:.AB$22]))" office:value-type="float" office:value="-89.6666666666667" calcext:value-type="float">
            <text:p>-90</text:p>
          </table:table-cell>
          <table:table-cell table:formula="of:=IF([.AC23] = 0; 0; [.AC23]-AVERAGE([.AC$2:.AC$22]))" office:value-type="float" office:value="5.14285714285714" calcext:value-type="float">
            <text:p>5</text:p>
          </table:table-cell>
          <table:table-cell table:formula="of:=IF([.AD23] = 0; 0; [.AD23]-AVERAGE([.AD$2:.AD$22]))" office:value-type="float" office:value="19.4285714285714" calcext:value-type="float">
            <text:p>19</text:p>
          </table:table-cell>
          <table:table-cell table:formula="of:=IF([.AE23] = 0; 0; [.AE23]-AVERAGE([.AE$2:.AE$22]))" office:value-type="float" office:value="124.619047619048" calcext:value-type="float">
            <text:p>125</text:p>
          </table:table-cell>
          <table:table-cell table:formula="of:=IF([.AF23] = 0; 0; [.AF23]-AVERAGE([.AF$2:.AF$22]))" office:value-type="float" office:value="-209.52380952381" calcext:value-type="float">
            <text:p>-210</text:p>
          </table:table-cell>
          <table:table-cell table:formula="of:=IF([.AG23] = 0; 0; [.AG23]-AVERAGE([.AG$2:.AG$22]))" office:value-type="float" office:value="-41.3809523809524" calcext:value-type="float">
            <text:p>-41</text:p>
          </table:table-cell>
          <table:table-cell table:formula="of:=IF([.AH23] = 0; 0; [.AH23]-AVERAGE([.AH$2:.AH$22]))" office:value-type="float" office:value="-45.047619047619" calcext:value-type="float">
            <text:p>-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olt 3</text:p>
          </table:table-cell>
          <table:table-cell office:value-type="float" office:value="1290" calcext:value-type="float">
            <text:p>1290</text:p>
          </table:table-cell>
          <table:table-cell office:value-type="float" office:value="1215" calcext:value-type="float">
            <text:p>1215</text:p>
          </table:table-cell>
          <table:table-cell office:value-type="float" office:value="1330" calcext:value-type="float">
            <text:p>1330</text:p>
          </table:table-cell>
          <table:table-cell office:value-type="float" office:value="1195" calcext:value-type="float">
            <text:p>1195</text:p>
          </table:table-cell>
          <table:table-cell office:value-type="float" office:value="1419" calcext:value-type="float">
            <text:p>1419</text:p>
          </table:table-cell>
          <table:table-cell office:value-type="float" office:value="1463" calcext:value-type="float">
            <text:p>1463</text:p>
          </table:table-cell>
          <table:table-cell office:value-type="float" office:value="1338" calcext:value-type="float">
            <text:p>1338</text:p>
          </table:table-cell>
          <table:table-cell office:value-type="float" office:value="1226" calcext:value-type="float">
            <text:p>1226</text:p>
          </table:table-cell>
          <table:table-cell office:value-type="float" office:value="1088" calcext:value-type="float">
            <text:p>1088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IF([.D24] = 0; 0; [.D24]-AVERAGE([.D$2:.D$22]))" office:value-type="float" office:value="-2.38095238095229" calcext:value-type="float">
            <text:p>-2</text:p>
          </table:table-cell>
          <table:table-cell table:formula="of:=IF([.E24] = 0; 0; [.E24]-AVERAGE([.E$2:.E$22]))" office:value-type="float" office:value="43.6190476190477" calcext:value-type="float">
            <text:p>44</text:p>
          </table:table-cell>
          <table:table-cell table:formula="of:=IF([.F24] = 0; 0; [.F24]-AVERAGE([.F$2:.F$22]))" office:value-type="float" office:value="82.9047619047619" calcext:value-type="float">
            <text:p>83</text:p>
          </table:table-cell>
          <table:table-cell table:formula="of:=IF([.G24] = 0; 0; [.G24]-AVERAGE([.G$2:.G$22]))" office:value-type="float" office:value="82.2380952380952" calcext:value-type="float">
            <text:p>82</text:p>
          </table:table-cell>
          <table:table-cell table:formula="of:=IF([.H24] = 0; 0; [.H24]-AVERAGE([.H$2:.H$22]))" office:value-type="float" office:value="102.380952380952" calcext:value-type="float">
            <text:p>102</text:p>
          </table:table-cell>
          <table:table-cell table:formula="of:=IF([.I24] = 0; 0; [.I24]-AVERAGE([.I$2:.I$22]))" office:value-type="float" office:value="128.809523809524" calcext:value-type="float">
            <text:p>129</text:p>
          </table:table-cell>
          <table:table-cell table:formula="of:=IF([.J24] = 0; 0; [.J24]-AVERAGE([.J$2:.J$22]))" office:value-type="float" office:value="98.4285714285713" calcext:value-type="float">
            <text:p>98</text:p>
          </table:table-cell>
          <table:table-cell table:formula="of:=IF([.K24] = 0; 0; [.K24]-AVERAGE([.K$2:.K$22]))" office:value-type="float" office:value="82.9047619047619" calcext:value-type="float">
            <text:p>83</text:p>
          </table:table-cell>
          <table:table-cell table:formula="of:=IF([.L24] = 0; 0; [.L24]-AVERAGE([.L$2:.L$22]))" office:value-type="float" office:value="118.52380952381" calcext:value-type="float">
            <text:p>119</text:p>
          </table:table-cell>
          <table:table-cell table:formula="of:=IF([.M24] = 0; 0; [.M24]-AVERAGE([.M$2:.M$22]))" office:value-type="float" office:value="-52.5238095238095" calcext:value-type="float">
            <text:p>-53</text:p>
          </table:table-cell>
          <table:table-cell/>
          <table:table-cell table:formula="of:=IF([.E24] = 0; 0; [.E24]-[.D24])" office:value-type="float" office:value="-75" calcext:value-type="float">
            <text:p>-75</text:p>
          </table:table-cell>
          <table:table-cell table:formula="of:=IF([.F24] = 0; 0; [.F24]-[.E24])" office:value-type="float" office:value="115" calcext:value-type="float">
            <text:p>115</text:p>
          </table:table-cell>
          <table:table-cell table:formula="of:=IF([.G24] = 0; 0; [.G24]-[.F24])" office:value-type="float" office:value="-135" calcext:value-type="float">
            <text:p>-135</text:p>
          </table:table-cell>
          <table:table-cell table:formula="of:=IF([.H24] = 0; 0; [.H24]-[.G24])" office:value-type="float" office:value="224" calcext:value-type="float">
            <text:p>224</text:p>
          </table:table-cell>
          <table:table-cell table:formula="of:=IF([.I24] = 0; 0; [.I24]-[.H24])" office:value-type="float" office:value="44" calcext:value-type="float">
            <text:p>44</text:p>
          </table:table-cell>
          <table:table-cell table:formula="of:=IF([.J24] = 0; 0; [.J24]-[.I24])" office:value-type="float" office:value="-125" calcext:value-type="float">
            <text:p>-125</text:p>
          </table:table-cell>
          <table:table-cell table:formula="of:=IF([.K24] = 0; 0; [.K24]-[.J24])" office:value-type="float" office:value="-112" calcext:value-type="float">
            <text:p>-112</text:p>
          </table:table-cell>
          <table:table-cell table:formula="of:=IF([.L24] = 0; 0; [.L24]-[.K24])" office:value-type="float" office:value="-138" calcext:value-type="float">
            <text:p>-138</text:p>
          </table:table-cell>
          <table:table-cell table:formula="of:=IF([.M24] = 0; 0; [.M24]-[.L24])" office:value-type="float" office:value="-580" calcext:value-type="float">
            <text:p>-580</text:p>
          </table:table-cell>
          <table:table-cell/>
          <table:table-cell table:formula="of:=IF([.Z24] = 0; 0; [.Z24]-AVERAGE([.Z$2:.Z$22]))" office:value-type="float" office:value="46" calcext:value-type="float">
            <text:p>46</text:p>
          </table:table-cell>
          <table:table-cell table:formula="of:=IF([.AA24] = 0; 0; [.AA24]-AVERAGE([.AA$2:.AA$22]))" office:value-type="float" office:value="39.2857142857143" calcext:value-type="float">
            <text:p>39</text:p>
          </table:table-cell>
          <table:table-cell table:formula="of:=IF([.AB24] = 0; 0; [.AB24]-AVERAGE([.AB$2:.AB$22]))" office:value-type="float" office:value="-0.666666666666657" calcext:value-type="float">
            <text:p>-1</text:p>
          </table:table-cell>
          <table:table-cell table:formula="of:=IF([.AC24] = 0; 0; [.AC24]-AVERAGE([.AC$2:.AC$22]))" office:value-type="float" office:value="20.1428571428571" calcext:value-type="float">
            <text:p>20</text:p>
          </table:table-cell>
          <table:table-cell table:formula="of:=IF([.AD24] = 0; 0; [.AD24]-AVERAGE([.AD$2:.AD$22]))" office:value-type="float" office:value="26.4285714285714" calcext:value-type="float">
            <text:p>26</text:p>
          </table:table-cell>
          <table:table-cell table:formula="of:=IF([.AE24] = 0; 0; [.AE24]-AVERAGE([.AE$2:.AE$22]))" office:value-type="float" office:value="-30.3809523809524" calcext:value-type="float">
            <text:p>-30</text:p>
          </table:table-cell>
          <table:table-cell table:formula="of:=IF([.AF24] = 0; 0; [.AF24]-AVERAGE([.AF$2:.AF$22]))" office:value-type="float" office:value="-15.5238095238095" calcext:value-type="float">
            <text:p>-16</text:p>
          </table:table-cell>
          <table:table-cell table:formula="of:=IF([.AG24] = 0; 0; [.AG24]-AVERAGE([.AG$2:.AG$22]))" office:value-type="float" office:value="35.6190476190476" calcext:value-type="float">
            <text:p>36</text:p>
          </table:table-cell>
          <table:table-cell table:formula="of:=IF([.AH24] = 0; 0; [.AH24]-AVERAGE([.AH$2:.AH$22]))" office:value-type="float" office:value="-171.047619047619" calcext:value-type="float">
            <text:p>-1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rtik 5</text:p>
          </table:table-cell>
          <table:table-cell office:value-type="float" office:value="1275" calcext:value-type="float">
            <text:p>1275</text:p>
          </table:table-cell>
          <table:table-cell office:value-type="float" office:value="1139" calcext:value-type="float">
            <text:p>1139</text:p>
          </table:table-cell>
          <table:table-cell office:value-type="float" office:value="1254" calcext:value-type="float">
            <text:p>1254</text:p>
          </table:table-cell>
          <table:table-cell office:value-type="float" office:value="1249" calcext:value-type="float">
            <text:p>1249</text:p>
          </table:table-cell>
          <table:table-cell office:value-type="float" office:value="1425" calcext:value-type="float">
            <text:p>1425</text:p>
          </table:table-cell>
          <table:table-cell office:value-type="float" office:value="1259" calcext:value-type="float">
            <text:p>1259</text:p>
          </table:table-cell>
          <table:table-cell office:value-type="float" office:value="1327" calcext:value-type="float">
            <text:p>1327</text:p>
          </table:table-cell>
          <table:table-cell office:value-type="float" office:value="841" calcext:value-type="float">
            <text:p>841</text:p>
          </table:table-cell>
          <table:table-cell table:style-name="Default" table:number-columns-repeated="2"/>
          <table:table-cell/>
          <table:table-cell table:formula="of:=IF([.D25] = 0; 0; [.D25]-AVERAGE([.D$2:.D$22]))" office:value-type="float" office:value="-17.3809523809523" calcext:value-type="float">
            <text:p>-17</text:p>
          </table:table-cell>
          <table:table-cell table:formula="of:=IF([.E25] = 0; 0; [.E25]-AVERAGE([.E$2:.E$22]))" office:value-type="float" office:value="-32.3809523809523" calcext:value-type="float">
            <text:p>-32</text:p>
          </table:table-cell>
          <table:table-cell table:formula="of:=IF([.F25] = 0; 0; [.F25]-AVERAGE([.F$2:.F$22]))" office:value-type="float" office:value="6.90476190476193" calcext:value-type="float">
            <text:p>7</text:p>
          </table:table-cell>
          <table:table-cell table:formula="of:=IF([.G25] = 0; 0; [.G25]-AVERAGE([.G$2:.G$22]))" office:value-type="float" office:value="136.238095238095" calcext:value-type="float">
            <text:p>136</text:p>
          </table:table-cell>
          <table:table-cell table:formula="of:=IF([.H25] = 0; 0; [.H25]-AVERAGE([.H$2:.H$22]))" office:value-type="float" office:value="108.380952380952" calcext:value-type="float">
            <text:p>108</text:p>
          </table:table-cell>
          <table:table-cell table:formula="of:=IF([.I25] = 0; 0; [.I25]-AVERAGE([.I$2:.I$22]))" office:value-type="float" office:value="-75.1904761904761" calcext:value-type="float">
            <text:p>-75</text:p>
          </table:table-cell>
          <table:table-cell table:formula="of:=IF([.J25] = 0; 0; [.J25]-AVERAGE([.J$2:.J$22]))" office:value-type="float" office:value="87.4285714285713" calcext:value-type="float">
            <text:p>87</text:p>
          </table:table-cell>
          <table:table-cell table:formula="of:=IF([.K25] = 0; 0; [.K25]-AVERAGE([.K$2:.K$22]))" office:value-type="float" office:value="-302.095238095238" calcext:value-type="float">
            <text:p>-302</text:p>
          </table:table-cell>
          <table:table-cell table:style-name="ce61" table:number-columns-repeated="2"/>
          <table:table-cell/>
          <table:table-cell table:formula="of:=IF([.E25] = 0; 0; [.E25]-[.D25])" office:value-type="float" office:value="-136" calcext:value-type="float">
            <text:p>-136</text:p>
          </table:table-cell>
          <table:table-cell table:formula="of:=IF([.F25] = 0; 0; [.F25]-[.E25])" office:value-type="float" office:value="115" calcext:value-type="float">
            <text:p>115</text:p>
          </table:table-cell>
          <table:table-cell table:formula="of:=IF([.G25] = 0; 0; [.G25]-[.F25])" office:value-type="float" office:value="-5" calcext:value-type="float">
            <text:p>-5</text:p>
          </table:table-cell>
          <table:table-cell table:formula="of:=IF([.H25] = 0; 0; [.H25]-[.G25])" office:value-type="float" office:value="176" calcext:value-type="float">
            <text:p>176</text:p>
          </table:table-cell>
          <table:table-cell table:formula="of:=IF([.I25] = 0; 0; [.I25]-[.H25])" office:value-type="float" office:value="-166" calcext:value-type="float">
            <text:p>-166</text:p>
          </table:table-cell>
          <table:table-cell table:formula="of:=IF([.J25] = 0; 0; [.J25]-[.I25])" office:value-type="float" office:value="68" calcext:value-type="float">
            <text:p>68</text:p>
          </table:table-cell>
          <table:table-cell table:formula="of:=IF([.K25] = 0; 0; [.K25]-[.J25])" office:value-type="float" office:value="-486" calcext:value-type="float">
            <text:p>-486</text:p>
          </table:table-cell>
          <table:table-cell table:style-name="Default" table:number-columns-repeated="2"/>
          <table:table-cell/>
          <table:table-cell table:formula="of:=IF([.Z25] = 0; 0; [.Z25]-AVERAGE([.Z$2:.Z$22]))" office:value-type="float" office:value="-15" calcext:value-type="float">
            <text:p>-15</text:p>
          </table:table-cell>
          <table:table-cell table:formula="of:=IF([.AA25] = 0; 0; [.AA25]-AVERAGE([.AA$2:.AA$22]))" office:value-type="float" office:value="39.2857142857143" calcext:value-type="float">
            <text:p>39</text:p>
          </table:table-cell>
          <table:table-cell table:formula="of:=IF([.AB25] = 0; 0; [.AB25]-AVERAGE([.AB$2:.AB$22]))" office:value-type="float" office:value="129.333333333333" calcext:value-type="float">
            <text:p>129</text:p>
          </table:table-cell>
          <table:table-cell table:formula="of:=IF([.AC25] = 0; 0; [.AC25]-AVERAGE([.AC$2:.AC$22]))" office:value-type="float" office:value="-27.8571428571429" calcext:value-type="float">
            <text:p>-28</text:p>
          </table:table-cell>
          <table:table-cell table:formula="of:=IF([.AD25] = 0; 0; [.AD25]-AVERAGE([.AD$2:.AD$22]))" office:value-type="float" office:value="-183.571428571429" calcext:value-type="float">
            <text:p>-184</text:p>
          </table:table-cell>
          <table:table-cell table:formula="of:=IF([.AE25] = 0; 0; [.AE25]-AVERAGE([.AE$2:.AE$22]))" office:value-type="float" office:value="162.619047619048" calcext:value-type="float">
            <text:p>163</text:p>
          </table:table-cell>
          <table:table-cell table:formula="of:=IF([.AF25] = 0; 0; [.AF25]-AVERAGE([.AF$2:.AF$22]))" office:value-type="float" office:value="-389.52380952381" calcext:value-type="float">
            <text:p>-390</text:p>
          </table:table-cell>
          <table:table-cell table:style-name="ce61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rtik 4</text:p>
          </table:table-cell>
          <table:table-cell office:value-type="float" office:value="1216" calcext:value-type="float">
            <text:p>1216</text:p>
          </table:table-cell>
          <table:table-cell office:value-type="float" office:value="1281" calcext:value-type="float">
            <text:p>1281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1141" calcext:value-type="float">
            <text:p>1141</text:p>
          </table:table-cell>
          <table:table-cell office:value-type="float" office:value="973" calcext:value-type="float">
            <text:p>973</text:p>
          </table:table-cell>
          <table:table-cell office:value-type="float" office:value="1468" calcext:value-type="float">
            <text:p>1468</text:p>
          </table:table-cell>
          <table:table-cell table:style-name="Default" table:number-columns-repeated="3"/>
          <table:table-cell/>
          <table:table-cell table:formula="of:=IF([.D26] = 0; 0; [.D26]-AVERAGE([.D$2:.D$22]))" office:value-type="float" office:value="-76.3809523809523" calcext:value-type="float">
            <text:p>-76</text:p>
          </table:table-cell>
          <table:table-cell table:formula="of:=IF([.E26] = 0; 0; [.E26]-AVERAGE([.E$2:.E$22]))" office:value-type="float" office:value="109.619047619048" calcext:value-type="float">
            <text:p>110</text:p>
          </table:table-cell>
          <table:table-cell table:formula="of:=IF([.F26] = 0; 0; [.F26]-AVERAGE([.F$2:.F$22]))" office:value-type="float" office:value="109.904761904762" calcext:value-type="float">
            <text:p>110</text:p>
          </table:table-cell>
          <table:table-cell table:formula="of:=IF([.G26] = 0; 0; [.G26]-AVERAGE([.G$2:.G$22]))" office:value-type="float" office:value="28.2380952380952" calcext:value-type="float">
            <text:p>28</text:p>
          </table:table-cell>
          <table:table-cell table:formula="of:=IF([.H26] = 0; 0; [.H26]-AVERAGE([.H$2:.H$22]))" office:value-type="float" office:value="-175.619047619048" calcext:value-type="float">
            <text:p>-176</text:p>
          </table:table-cell>
          <table:table-cell table:formula="of:=IF([.I26] = 0; 0; [.I26]-AVERAGE([.I$2:.I$22]))" office:value-type="float" office:value="-361.190476190476" calcext:value-type="float">
            <text:p>-361</text:p>
          </table:table-cell>
          <table:table-cell table:formula="of:=IF([.J26] = 0; 0; [.J26]-AVERAGE([.J$2:.J$22]))" office:value-type="float" office:value="228.428571428571" calcext:value-type="float">
            <text:p>228</text:p>
          </table:table-cell>
          <table:table-cell table:style-name="ce61" table:number-columns-repeated="3"/>
          <table:table-cell/>
          <table:table-cell table:formula="of:=IF([.E26] = 0; 0; [.E26]-[.D26])" office:value-type="float" office:value="65" calcext:value-type="float">
            <text:p>65</text:p>
          </table:table-cell>
          <table:table-cell table:formula="of:=IF([.F26] = 0; 0; [.F26]-[.E26])" office:value-type="float" office:value="76" calcext:value-type="float">
            <text:p>76</text:p>
          </table:table-cell>
          <table:table-cell table:formula="of:=IF([.G26] = 0; 0; [.G26]-[.F26])" office:value-type="float" office:value="-216" calcext:value-type="float">
            <text:p>-216</text:p>
          </table:table-cell>
          <table:table-cell table:formula="of:=IF([.H26] = 0; 0; [.H26]-[.G26])" office:value-type="float" office:value="0" calcext:value-type="float">
            <text:p>0</text:p>
          </table:table-cell>
          <table:table-cell table:formula="of:=IF([.I26] = 0; 0; [.I26]-[.H26])" office:value-type="float" office:value="-168" calcext:value-type="float">
            <text:p>-168</text:p>
          </table:table-cell>
          <table:table-cell table:formula="of:=IF([.J26] = 0; 0; [.J26]-[.I26])" office:value-type="float" office:value="495" calcext:value-type="float">
            <text:p>495</text:p>
          </table:table-cell>
          <table:table-cell table:style-name="Default" table:number-columns-repeated="3"/>
          <table:table-cell/>
          <table:table-cell table:formula="of:=IF([.Z26] = 0; 0; [.Z26]-AVERAGE([.Z$2:.Z$22]))" office:value-type="float" office:value="186" calcext:value-type="float">
            <text:p>186</text:p>
          </table:table-cell>
          <table:table-cell table:formula="of:=IF([.AA26] = 0; 0; [.AA26]-AVERAGE([.AA$2:.AA$22]))" office:value-type="float" office:value="0.285714285714292" calcext:value-type="float">
            <text:p>0</text:p>
          </table:table-cell>
          <table:table-cell table:formula="of:=IF([.AB26] = 0; 0; [.AB26]-AVERAGE([.AB$2:.AB$22]))" office:value-type="float" office:value="-81.6666666666667" calcext:value-type="float">
            <text:p>-82</text:p>
          </table:table-cell>
          <table:table-cell table:formula="of:=IF([.AC26] = 0; 0; [.AC26]-AVERAGE([.AC$2:.AC$22]))" office:value-type="float" office:value="0" calcext:value-type="float">
            <text:p>0</text:p>
          </table:table-cell>
          <table:table-cell table:formula="of:=IF([.AD26] = 0; 0; [.AD26]-AVERAGE([.AD$2:.AD$22]))" office:value-type="float" office:value="-185.571428571429" calcext:value-type="float">
            <text:p>-186</text:p>
          </table:table-cell>
          <table:table-cell table:formula="of:=IF([.AE26] = 0; 0; [.AE26]-AVERAGE([.AE$2:.AE$22]))" office:value-type="float" office:value="589.619047619048" calcext:value-type="float">
            <text:p>590</text:p>
          </table:table-cell>
          <table:table-cell table:style-name="ce61"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rtik 5</text:p>
          </table:table-cell>
          <table:table-cell office:value-type="float" office:value="1213" calcext:value-type="float">
            <text:p>1213</text:p>
          </table:table-cell>
          <table:table-cell office:value-type="float" office:value="1193" calcext:value-type="float">
            <text:p>1193</text:p>
          </table:table-cell>
          <table:table-cell office:value-type="float" office:value="1262" calcext:value-type="float">
            <text:p>1262</text:p>
          </table:table-cell>
          <table:table-cell office:value-type="float" office:value="1119" calcext:value-type="float">
            <text:p>1119</text:p>
          </table:table-cell>
          <table:table-cell office:value-type="float" office:value="1280" calcext:value-type="float">
            <text:p>1280</text:p>
          </table:table-cell>
          <table:table-cell office:value-type="float" office:value="1246" calcext:value-type="float">
            <text:p>1246</text:p>
          </table:table-cell>
          <table:table-cell office:value-type="float" office:value="1374" calcext:value-type="float">
            <text:p>1374</text:p>
          </table:table-cell>
          <table:table-cell table:style-name="Default" table:number-columns-repeated="3"/>
          <table:table-cell/>
          <table:table-cell table:formula="of:=IF([.D27] = 0; 0; [.D27]-AVERAGE([.D$2:.D$22]))" office:value-type="float" office:value="-79.3809523809523" calcext:value-type="float">
            <text:p>-79</text:p>
          </table:table-cell>
          <table:table-cell table:formula="of:=IF([.E27] = 0; 0; [.E27]-AVERAGE([.E$2:.E$22]))" office:value-type="float" office:value="21.6190476190477" calcext:value-type="float">
            <text:p>22</text:p>
          </table:table-cell>
          <table:table-cell table:formula="of:=IF([.F27] = 0; 0; [.F27]-AVERAGE([.F$2:.F$22]))" office:value-type="float" office:value="14.9047619047619" calcext:value-type="float">
            <text:p>15</text:p>
          </table:table-cell>
          <table:table-cell table:formula="of:=IF([.G27] = 0; 0; [.G27]-AVERAGE([.G$2:.G$22]))" office:value-type="float" office:value="6.23809523809518" calcext:value-type="float">
            <text:p>6</text:p>
          </table:table-cell>
          <table:table-cell table:formula="of:=IF([.H27] = 0; 0; [.H27]-AVERAGE([.H$2:.H$22]))" office:value-type="float" office:value="-36.6190476190477" calcext:value-type="float">
            <text:p>-37</text:p>
          </table:table-cell>
          <table:table-cell table:formula="of:=IF([.I27] = 0; 0; [.I27]-AVERAGE([.I$2:.I$22]))" office:value-type="float" office:value="-88.1904761904761" calcext:value-type="float">
            <text:p>-88</text:p>
          </table:table-cell>
          <table:table-cell table:style-name="ce78" table:formula="of:=IF([.J27] = 0; 0; [.J27]-AVERAGE([.J$2:.J$22]))" office:value-type="float" office:value="134.428571428571" calcext:value-type="float">
            <text:p>134</text:p>
          </table:table-cell>
          <table:table-cell table:style-name="ce61" table:number-columns-repeated="3"/>
          <table:table-cell/>
          <table:table-cell table:formula="of:=IF([.E27] = 0; 0; [.E27]-[.D27])" office:value-type="float" office:value="-20" calcext:value-type="float">
            <text:p>-20</text:p>
          </table:table-cell>
          <table:table-cell table:formula="of:=IF([.F27] = 0; 0; [.F27]-[.E27])" office:value-type="float" office:value="69" calcext:value-type="float">
            <text:p>69</text:p>
          </table:table-cell>
          <table:table-cell table:formula="of:=IF([.G27] = 0; 0; [.G27]-[.F27])" office:value-type="float" office:value="-143" calcext:value-type="float">
            <text:p>-143</text:p>
          </table:table-cell>
          <table:table-cell table:formula="of:=IF([.H27] = 0; 0; [.H27]-[.G27])" office:value-type="float" office:value="161" calcext:value-type="float">
            <text:p>161</text:p>
          </table:table-cell>
          <table:table-cell table:formula="of:=IF([.I27] = 0; 0; [.I27]-[.H27])" office:value-type="float" office:value="-34" calcext:value-type="float">
            <text:p>-34</text:p>
          </table:table-cell>
          <table:table-cell table:formula="of:=IF([.J27] = 0; 0; [.J27]-[.I27])" office:value-type="float" office:value="128" calcext:value-type="float">
            <text:p>128</text:p>
          </table:table-cell>
          <table:table-cell table:style-name="Default" table:number-columns-repeated="3"/>
          <table:table-cell/>
          <table:table-cell table:formula="of:=IF([.Z27] = 0; 0; [.Z27]-AVERAGE([.Z$2:.Z$22]))" office:value-type="float" office:value="101" calcext:value-type="float">
            <text:p>101</text:p>
          </table:table-cell>
          <table:table-cell table:formula="of:=IF([.AA27] = 0; 0; [.AA27]-AVERAGE([.AA$2:.AA$22]))" office:value-type="float" office:value="-6.71428571428571" calcext:value-type="float">
            <text:p>-7</text:p>
          </table:table-cell>
          <table:table-cell table:formula="of:=IF([.AB27] = 0; 0; [.AB27]-AVERAGE([.AB$2:.AB$22]))" office:value-type="float" office:value="-8.66666666666666" calcext:value-type="float">
            <text:p>-9</text:p>
          </table:table-cell>
          <table:table-cell table:formula="of:=IF([.AC27] = 0; 0; [.AC27]-AVERAGE([.AC$2:.AC$22]))" office:value-type="float" office:value="-42.8571428571429" calcext:value-type="float">
            <text:p>-43</text:p>
          </table:table-cell>
          <table:table-cell table:formula="of:=IF([.AD27] = 0; 0; [.AD27]-AVERAGE([.AD$2:.AD$22]))" office:value-type="float" office:value="-51.5714285714286" calcext:value-type="float">
            <text:p>-52</text:p>
          </table:table-cell>
          <table:table-cell table:formula="of:=IF([.AE27] = 0; 0; [.AE27]-AVERAGE([.AE$2:.AE$22]))" office:value-type="float" office:value="222.619047619048" calcext:value-type="float">
            <text:p>223</text:p>
          </table:table-cell>
          <table:table-cell table:style-name="ce61"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lta 3</text:p>
          </table:table-cell>
          <table:table-cell office:value-type="float" office:value="1290" calcext:value-type="float">
            <text:p>1290</text:p>
          </table:table-cell>
          <table:table-cell office:value-type="float" office:value="1214" calcext:value-type="float">
            <text:p>1214</text:p>
          </table:table-cell>
          <table:table-cell office:value-type="float" office:value="1269" calcext:value-type="float">
            <text:p>1269</text:p>
          </table:table-cell>
          <table:table-cell office:value-type="float" office:value="1349" calcext:value-type="float">
            <text:p>1349</text:p>
          </table:table-cell>
          <table:table-cell office:value-type="float" office:value="1356" calcext:value-type="float">
            <text:p>1356</text:p>
          </table:table-cell>
          <table:table-cell table:style-name="Default" table:number-columns-repeated="5"/>
          <table:table-cell/>
          <table:table-cell table:formula="of:=IF([.D28] = 0; 0; [.D28]-AVERAGE([.D$2:.D$22]))" office:value-type="float" office:value="-2.38095238095229" calcext:value-type="float">
            <text:p>-2</text:p>
          </table:table-cell>
          <table:table-cell table:formula="of:=IF([.E28] = 0; 0; [.E28]-AVERAGE([.E$2:.E$22]))" office:value-type="float" office:value="42.6190476190477" calcext:value-type="float">
            <text:p>43</text:p>
          </table:table-cell>
          <table:table-cell table:formula="of:=IF([.F28] = 0; 0; [.F28]-AVERAGE([.F$2:.F$22]))" office:value-type="float" office:value="21.9047619047619" calcext:value-type="float">
            <text:p>22</text:p>
          </table:table-cell>
          <table:table-cell table:formula="of:=IF([.G28] = 0; 0; [.G28]-AVERAGE([.G$2:.G$22]))" office:value-type="float" office:value="236.238095238095" calcext:value-type="float">
            <text:p>236</text:p>
          </table:table-cell>
          <table:table-cell table:formula="of:=IF([.H28] = 0; 0; [.H28]-AVERAGE([.H$2:.H$22]))" office:value-type="float" office:value="39.3809523809523" calcext:value-type="float">
            <text:p>39</text:p>
          </table:table-cell>
          <table:table-cell table:style-name="ce61" table:number-columns-repeated="5"/>
          <table:table-cell/>
          <table:table-cell table:formula="of:=IF([.E28] = 0; 0; [.E28]-[.D28])" office:value-type="float" office:value="-76" calcext:value-type="float">
            <text:p>-76</text:p>
          </table:table-cell>
          <table:table-cell table:formula="of:=IF([.F28] = 0; 0; [.F28]-[.E28])" office:value-type="float" office:value="55" calcext:value-type="float">
            <text:p>55</text:p>
          </table:table-cell>
          <table:table-cell table:formula="of:=IF([.G28] = 0; 0; [.G28]-[.F28])" office:value-type="float" office:value="80" calcext:value-type="float">
            <text:p>80</text:p>
          </table:table-cell>
          <table:table-cell table:formula="of:=IF([.H28] = 0; 0; [.H28]-[.G28])" office:value-type="float" office:value="7" calcext:value-type="float">
            <text:p>7</text:p>
          </table:table-cell>
          <table:table-cell table:style-name="Default" table:number-columns-repeated="5"/>
          <table:table-cell/>
          <table:table-cell table:formula="of:=IF([.Z28] = 0; 0; [.Z28]-AVERAGE([.Z$2:.Z$22]))" office:value-type="float" office:value="45" calcext:value-type="float">
            <text:p>45</text:p>
          </table:table-cell>
          <table:table-cell table:formula="of:=IF([.AA28] = 0; 0; [.AA28]-AVERAGE([.AA$2:.AA$22]))" office:value-type="float" office:value="-20.7142857142857" calcext:value-type="float">
            <text:p>-21</text:p>
          </table:table-cell>
          <table:table-cell table:formula="of:=IF([.AB28] = 0; 0; [.AB28]-AVERAGE([.AB$2:.AB$22]))" office:value-type="float" office:value="214.333333333333" calcext:value-type="float">
            <text:p>214</text:p>
          </table:table-cell>
          <table:table-cell table:formula="of:=IF([.AC28] = 0; 0; [.AC28]-AVERAGE([.AC$2:.AC$22]))" office:value-type="float" office:value="-196.857142857143" calcext:value-type="float">
            <text:p>-197</text:p>
          </table:table-cell>
          <table:table-cell table:style-name="ce61"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rak</text:p>
          </table:table-cell>
          <table:table-cell office:value-type="float" office:value="1160" calcext:value-type="float">
            <text:p>1160</text:p>
          </table:table-cell>
          <table:table-cell office:value-type="float" office:value="1158" calcext:value-type="float">
            <text:p>1158</text:p>
          </table:table-cell>
          <table:table-cell office:value-type="float" office:value="1174" calcext:value-type="float">
            <text:p>1174</text:p>
          </table:table-cell>
          <table:table-cell office:value-type="float" office:value="1140" calcext:value-type="float">
            <text:p>1140</text:p>
          </table:table-cell>
          <table:table-cell table:style-name="Default" table:number-columns-repeated="6"/>
          <table:table-cell/>
          <table:table-cell table:formula="of:=IF([.D29] = 0; 0; [.D29]-AVERAGE([.D$2:.D$22]))" office:value-type="float" office:value="-132.380952380952" calcext:value-type="float">
            <text:p>-132</text:p>
          </table:table-cell>
          <table:table-cell table:formula="of:=IF([.E29] = 0; 0; [.E29]-AVERAGE([.E$2:.E$22]))" office:value-type="float" office:value="-13.3809523809523" calcext:value-type="float">
            <text:p>-13</text:p>
          </table:table-cell>
          <table:table-cell table:formula="of:=IF([.F29] = 0; 0; [.F29]-AVERAGE([.F$2:.F$22]))" office:value-type="float" office:value="-73.0952380952381" calcext:value-type="float">
            <text:p>-73</text:p>
          </table:table-cell>
          <table:table-cell table:formula="of:=IF([.G29] = 0; 0; [.G29]-AVERAGE([.G$2:.G$22]))" office:value-type="float" office:value="27.2380952380952" calcext:value-type="float">
            <text:p>27</text:p>
          </table:table-cell>
          <table:table-cell table:style-name="ce61" table:number-columns-repeated="6"/>
          <table:table-cell/>
          <table:table-cell table:formula="of:=IF([.E29] = 0; 0; [.E29]-[.D29])" office:value-type="float" office:value="-2" calcext:value-type="float">
            <text:p>-2</text:p>
          </table:table-cell>
          <table:table-cell table:formula="of:=IF([.F29] = 0; 0; [.F29]-[.E29])" office:value-type="float" office:value="16" calcext:value-type="float">
            <text:p>16</text:p>
          </table:table-cell>
          <table:table-cell table:formula="of:=IF([.G29] = 0; 0; [.G29]-[.F29])" office:value-type="float" office:value="-34" calcext:value-type="float">
            <text:p>-34</text:p>
          </table:table-cell>
          <table:table-cell table:style-name="Default" table:number-columns-repeated="6"/>
          <table:table-cell/>
          <table:table-cell table:formula="of:=IF([.Z29] = 0; 0; [.Z29]-AVERAGE([.Z$2:.Z$22]))" office:value-type="float" office:value="119" calcext:value-type="float">
            <text:p>119</text:p>
          </table:table-cell>
          <table:table-cell table:formula="of:=IF([.AA29] = 0; 0; [.AA29]-AVERAGE([.AA$2:.AA$22]))" office:value-type="float" office:value="-59.7142857142857" calcext:value-type="float">
            <text:p>-60</text:p>
          </table:table-cell>
          <table:table-cell table:formula="of:=IF([.AB29] = 0; 0; [.AB29]-AVERAGE([.AB$2:.AB$22]))" office:value-type="float" office:value="100.333333333333" calcext:value-type="float">
            <text:p>100</text:p>
          </table:table-cell>
          <table:table-cell table:style-name="ce61"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ota 2</text:p>
          </table:table-cell>
          <table:table-cell office:value-type="float" office:value="1322" calcext:value-type="float">
            <text:p>1322</text:p>
          </table:table-cell>
          <table:table-cell office:value-type="float" office:value="1247" calcext:value-type="float">
            <text:p>1247</text:p>
          </table:table-cell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table:style-name="Default" table:number-columns-repeated="6"/>
          <table:table-cell/>
          <table:table-cell table:formula="of:=IF([.D30] = 0; 0; [.D30]-AVERAGE([.D$2:.D$22]))" office:value-type="float" office:value="29.6190476190477" calcext:value-type="float">
            <text:p>30</text:p>
          </table:table-cell>
          <table:table-cell table:formula="of:=IF([.E30] = 0; 0; [.E30]-AVERAGE([.E$2:.E$22]))" office:value-type="float" office:value="75.6190476190477" calcext:value-type="float">
            <text:p>76</text:p>
          </table:table-cell>
          <table:table-cell table:formula="of:=IF([.F30] = 0; 0; [.F30]-AVERAGE([.F$2:.F$22]))" office:value-type="float" office:value="-15.0952380952381" calcext:value-type="float">
            <text:p>-15</text:p>
          </table:table-cell>
          <table:table-cell table:formula="of:=IF([.G30] = 0; 0; [.G30]-AVERAGE([.G$2:.G$22]))" office:value-type="float" office:value="120.238095238095" calcext:value-type="float">
            <text:p>120</text:p>
          </table:table-cell>
          <table:table-cell table:style-name="ce61" table:number-columns-repeated="6"/>
          <table:table-cell/>
          <table:table-cell table:formula="of:=IF([.E30] = 0; 0; [.E30]-[.D30])" office:value-type="float" office:value="-75" calcext:value-type="float">
            <text:p>-75</text:p>
          </table:table-cell>
          <table:table-cell table:formula="of:=IF([.F30] = 0; 0; [.F30]-[.E30])" office:value-type="float" office:value="-15" calcext:value-type="float">
            <text:p>-15</text:p>
          </table:table-cell>
          <table:table-cell table:formula="of:=IF([.G30] = 0; 0; [.G30]-[.F30])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formula="of:=IF([.Z30] = 0; 0; [.Z30]-AVERAGE([.Z$2:.Z$22]))" office:value-type="float" office:value="46" calcext:value-type="float">
            <text:p>46</text:p>
          </table:table-cell>
          <table:table-cell table:formula="of:=IF([.AA30] = 0; 0; [.AA30]-AVERAGE([.AA$2:.AA$22]))" office:value-type="float" office:value="-90.7142857142857" calcext:value-type="float">
            <text:p>-91</text:p>
          </table:table-cell>
          <table:table-cell table:formula="of:=IF([.AB30] = 0; 0; [.AB30]-AVERAGE([.AB$2:.AB$22]))" office:value-type="float" office:value="135.333333333333" calcext:value-type="float">
            <text:p>135</text:p>
          </table:table-cell>
          <table:table-cell table:style-name="ce61"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ota 2</text:p>
          </table:table-cell>
          <table:table-cell office:value-type="float" office:value="1243" calcext:value-type="float">
            <text:p>1243</text:p>
          </table:table-cell>
          <table:table-cell office:value-type="float" office:value="1197" calcext:value-type="float">
            <text:p>1197</text:p>
          </table:table-cell>
          <table:table-cell office:value-type="float" office:value="1146" calcext:value-type="float">
            <text:p>1146</text:p>
          </table:table-cell>
          <table:table-cell office:value-type="float" office:value="834" calcext:value-type="float">
            <text:p>834</text:p>
          </table:table-cell>
          <table:table-cell table:style-name="Default" table:number-columns-repeated="6"/>
          <table:table-cell/>
          <table:table-cell table:formula="of:=IF([.D31] = 0; 0; [.D31]-AVERAGE([.D$2:.D$22]))" office:value-type="float" office:value="-49.3809523809523" calcext:value-type="float">
            <text:p>-49</text:p>
          </table:table-cell>
          <table:table-cell table:formula="of:=IF([.E31] = 0; 0; [.E31]-AVERAGE([.E$2:.E$22]))" office:value-type="float" office:value="25.6190476190477" calcext:value-type="float">
            <text:p>26</text:p>
          </table:table-cell>
          <table:table-cell table:formula="of:=IF([.F31] = 0; 0; [.F31]-AVERAGE([.F$2:.F$22]))" office:value-type="float" office:value="-101.095238095238" calcext:value-type="float">
            <text:p>-101</text:p>
          </table:table-cell>
          <table:table-cell table:formula="of:=IF([.G31] = 0; 0; [.G31]-AVERAGE([.G$2:.G$22]))" office:value-type="float" office:value="-278.761904761905" calcext:value-type="float">
            <text:p>-279</text:p>
          </table:table-cell>
          <table:table-cell table:style-name="ce61" table:number-columns-repeated="6"/>
          <table:table-cell/>
          <table:table-cell table:formula="of:=IF([.E31] = 0; 0; [.E31]-[.D31])" office:value-type="float" office:value="-46" calcext:value-type="float">
            <text:p>-46</text:p>
          </table:table-cell>
          <table:table-cell table:formula="of:=IF([.F31] = 0; 0; [.F31]-[.E31])" office:value-type="float" office:value="-51" calcext:value-type="float">
            <text:p>-51</text:p>
          </table:table-cell>
          <table:table-cell table:formula="of:=IF([.G31] = 0; 0; [.G31]-[.F31])" office:value-type="float" office:value="-312" calcext:value-type="float">
            <text:p>-312</text:p>
          </table:table-cell>
          <table:table-cell table:style-name="Default" table:number-columns-repeated="6"/>
          <table:table-cell/>
          <table:table-cell table:formula="of:=IF([.Z31] = 0; 0; [.Z31]-AVERAGE([.Z$2:.Z$22]))" office:value-type="float" office:value="75" calcext:value-type="float">
            <text:p>75</text:p>
          </table:table-cell>
          <table:table-cell table:formula="of:=IF([.AA31] = 0; 0; [.AA31]-AVERAGE([.AA$2:.AA$22]))" office:value-type="float" office:value="-126.714285714286" calcext:value-type="float">
            <text:p>-127</text:p>
          </table:table-cell>
          <table:table-cell table:formula="of:=IF([.AB31] = 0; 0; [.AB31]-AVERAGE([.AB$2:.AB$22]))" office:value-type="float" office:value="-177.666666666667" calcext:value-type="float">
            <text:p>-178</text:p>
          </table:table-cell>
          <table:table-cell table:style-name="ce61" table:number-columns-repeated="6"/>
        </table:table-row>
        <table:table-row table:style-name="ro1">
          <table:table-cell table:number-columns-repeated="3"/>
          <table:table-cell table:style-name="Default" table:number-columns-repeated="10"/>
          <table:table-cell/>
          <table:table-cell table:style-name="Default" table:number-columns-repeated="20"/>
          <table:table-cell/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61" table:formula="of:=AVERAGEIF([.D2:.D31];&quot;&lt;&gt;0&quot;)" office:value-type="float" office:value="1280.86666666667" calcext:value-type="float">
            <text:p>1281</text:p>
          </table:table-cell>
          <table:table-cell table:style-name="ce61" table:formula="of:=AVERAGEIF([.E2:.E31];&quot;&lt;&gt;0&quot;)" office:value-type="float" office:value="1183.76666666667" calcext:value-type="float">
            <text:p>1184</text:p>
          </table:table-cell>
          <table:table-cell table:style-name="ce61" table:formula="of:=AVERAGEIF([.F2:.F31];&quot;&lt;&gt;0&quot;)" office:value-type="float" office:value="1254.63333333333" calcext:value-type="float">
            <text:p>1255</text:p>
          </table:table-cell>
          <table:table-cell table:style-name="ce61" table:formula="of:=AVERAGEIF([.G2:.G31];&quot;&lt;&gt;0&quot;)" office:value-type="float" office:value="1127.66666666667" calcext:value-type="float">
            <text:p>1128</text:p>
          </table:table-cell>
          <table:table-cell table:style-name="ce61" table:formula="of:=AVERAGEIF([.H2:.H31];&quot;&lt;&gt;0&quot;)" office:value-type="float" office:value="1321.51851851852" calcext:value-type="float">
            <text:p>1322</text:p>
          </table:table-cell>
          <table:table-cell table:style-name="ce61" table:formula="of:=AVERAGEIF([.I2:.I31];&quot;&lt;&gt;0&quot;)" office:value-type="float" office:value="1323.34615384615" calcext:value-type="float">
            <text:p>1323</text:p>
          </table:table-cell>
          <table:table-cell table:style-name="ce61" table:formula="of:=AVERAGEIF([.J2:.J31];&quot;&lt;&gt;0&quot;)" office:value-type="float" office:value="1269.84615384615" calcext:value-type="float">
            <text:p>1270</text:p>
          </table:table-cell>
          <table:table-cell table:style-name="ce61" table:formula="of:=AVERAGEIF([.K2:.K31];&quot;&lt;&gt;0&quot;)" office:value-type="float" office:value="1135.16666666667" calcext:value-type="float">
            <text:p>1135</text:p>
          </table:table-cell>
          <table:table-cell table:style-name="ce61" table:formula="of:=AVERAGEIF([.L2:.L31];&quot;&lt;&gt;0&quot;)" office:value-type="float" office:value="974.086956521739" calcext:value-type="float">
            <text:p>974</text:p>
          </table:table-cell>
          <table:table-cell table:style-name="ce61" table:formula="of:=AVERAGEIF([.M2:.M31];&quot;&lt;&gt;0&quot;)" office:value-type="float" office:value="555.739130434783" calcext:value-type="float">
            <text:p>556</text:p>
          </table:table-cell>
          <table:table-cell/>
          <table:table-cell table:style-name="Default" table:number-columns-repeated="11"/>
          <table:table-cell table:style-name="ce61" table:formula="of:=AVERAGEIF([.Z2:.Z31];&quot;&lt;&gt;0&quot;)" office:value-type="float" office:value="-97.1" calcext:value-type="float">
            <text:p>-97</text:p>
          </table:table-cell>
          <table:table-cell table:style-name="ce61" table:formula="of:=AVERAGEIF([.AA2:.AA31];&quot;&lt;&gt;0&quot;)" office:value-type="float" office:value="70.8666666666667" calcext:value-type="float">
            <text:p>71</text:p>
          </table:table-cell>
          <table:table-cell table:style-name="ce61" table:formula="of:=AVERAGEIF([.AB2:.AB31];&quot;&lt;&gt;0&quot;)" office:value-type="float" office:value="-126.966666666667" calcext:value-type="float">
            <text:p>-127</text:p>
          </table:table-cell>
          <table:table-cell table:style-name="ce61" table:formula="of:=AVERAGEIF([.AC2:.AC31];&quot;&lt;&gt;0&quot;)" office:value-type="float" office:value="194.538461538462" calcext:value-type="float">
            <text:p>195</text:p>
          </table:table-cell>
          <table:table-cell table:style-name="ce61" table:formula="of:=AVERAGEIF([.AD2:.AD31];&quot;&lt;&gt;0&quot;)" office:value-type="float" office:value="3.15384615384615" calcext:value-type="float">
            <text:p>3</text:p>
          </table:table-cell>
          <table:table-cell table:style-name="ce61" table:formula="of:=AVERAGEIF([.AE2:.AE31];&quot;&lt;&gt;0&quot;)" office:value-type="float" office:value="-53.5" calcext:value-type="float">
            <text:p>-54</text:p>
          </table:table-cell>
          <table:table-cell table:style-name="ce61" table:formula="of:=AVERAGEIF([.AF2:.AF31];&quot;&lt;&gt;0&quot;)" office:value-type="float" office:value="-122.083333333333" calcext:value-type="float">
            <text:p>-122</text:p>
          </table:table-cell>
          <table:table-cell table:style-name="ce61" table:formula="of:=AVERAGEIF([.AG2:.AG31];&quot;&lt;&gt;0&quot;)" office:value-type="float" office:value="-173.869565217391" calcext:value-type="float">
            <text:p>-174</text:p>
          </table:table-cell>
          <table:table-cell table:style-name="ce61" table:formula="of:=AVERAGEIF([.AH2:.AH31];&quot;&lt;&gt;0&quot;)" office:value-type="float" office:value="-418.347826086957" calcext:value-type="float">
            <text:p>-418</text:p>
          </table:table-cell>
          <table:table-cell/>
          <table:table-cell table:style-name="Default" table:number-columns-repeated="9"/>
        </table:table-row>
        <calcext:conditional-formats>
          <calcext:conditional-format calcext:target-range-address="Altitude.D2:Altitude.D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E2:Altitude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F2:Altitude.F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G2:Altitude.G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H2:Altitude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I2:Altitude.I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J2:Altitude.J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K2:Altitude.K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L2:Altitude.L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M2:Altitude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O2:Altitude.O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P2:Altitude.P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Q2:Altitude.Q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R2:Altitude.R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S2:Altitude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T2:Altitude.T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U2:Altitude.U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V2:Altitude.V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W2:Altitude.W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X2:Altitude.X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U27:Altitude.U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Z2:Altitude.Z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A2:Altitude.A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B2:Altitude.AB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C2:Altitude.A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D2:Altitude.AD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E2:Altitude.A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F2:Altitude.A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G2:Altitude.AG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H2:Altitude.AH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J2:Altitude.AJ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K2:Altitude.AK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L2:Altitude.AL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M2:Altitude.A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N2:Altitude.AN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O2:Altitude.AO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P2:Altitude.AP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Q2:Altitude.AQ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titude.AR2:Altitude.AR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P0" style:volatile="true">
      <number:minutes number:style="long"/>
      <number:text>:</number:text>
      <number:seconds number:style="long" number:decimal-places="2"/>
    </number:time-style>
    <number:time-style style:name="N121">
      <style:text-properties fo:color="#ff0000"/>
      <number:text>-</number:text>
      <number:minutes number:style="long"/>
      <number:text>:</number:text>
      <number:seconds number:style="long" number:decimal-places="2"/>
      <style:map style:condition="value()&gt;=0" style:apply-style-name="N121P0"/>
    </number:time-style>
    <number:time-style style:name="N122P0" style:volatile="true">
      <number:minutes number:style="long"/>
      <number:text>:</number:text>
      <number:seconds number:style="long" number:decimal-places="2"/>
    </number:time-style>
    <number:time-style style:name="N122">
      <number:text>-</number:text>
      <number:minutes number:style="long"/>
      <number:text>:</number:text>
      <number:seconds number:style="long" number:decimal-places="2"/>
      <style:map style:condition="value()&gt;=0" style:apply-style-name="N122P0"/>
    </number:time-style>
    <number:time-style style:name="N123">
      <number:minutes number:style="long"/>
      <number:text>:</number:text>
      <number:seconds number:style="long"/>
    </number:time-style>
    <number:time-style style:name="N124P0" style:volatile="true">
      <number:minutes number:style="long"/>
      <number:text>:</number:text>
      <number:seconds number:style="long"/>
    </number:time-style>
    <number:time-style style:name="N124">
      <number:text>-</number:text>
      <number:minutes number:style="long"/>
      <number:text>:</number:text>
      <number:seconds number:style="long"/>
      <style:map style:condition="value()&gt;=0" style:apply-style-name="N124P0"/>
    </number:time-style>
    <number:percentage-style style:name="N12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23:44:13.2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12:59:21.750000000</meta:creation-date>
    <dc:date>2022-02-13T23:46:24.578000000</dc:date>
    <meta:editing-duration>PT3M51S</meta:editing-duration>
    <meta:editing-cycles>3</meta:editing-cycles>
    <meta:generator>LibreOffice/7.0.3.1$Windows_X86_64 LibreOffice_project/d7547858d014d4cf69878db179d326fc3483e082</meta:generator>
    <meta:document-statistic meta:table-count="2" meta:cell-count="2019" meta:object-count="0"/>
  </office:meta>
</office:document-meta>
</file>